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Basic/VBAProject/ODM.xml" manifest:media-type="text/xml"/>
  <manifest:file-entry manifest:full-path="Basic/VBAProject/script-lb.xml" manifest:media-type="text/xml"/>
  <manifest:file-entry manifest:full-path="Basic/script-lc.xml" manifest:media-type="text/xml"/>
  <manifest:file-entry manifest:full-path="Basic/Standard/script-lb.xml" manifest:media-type="text/xml"/>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Courier New" svg:font-family="'Courier New'"/>
    <style:font-face style:name="Times New Roman" svg:font-family="'Times New Roman'"/>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3" style:family="table-column">
      <style:table-column-properties fo:break-before="auto" style:column-width="11.52mm"/>
    </style:style>
    <style:style style:name="co14" style:family="table-column">
      <style:table-column-properties fo:break-before="auto" style:column-width="65.88mm"/>
    </style:style>
    <style:style style:name="co15" style:family="table-column">
      <style:table-column-properties fo:break-before="auto" style:column-width="19.84mm"/>
    </style:style>
    <style:style style:name="co4" style:family="table-column">
      <style:table-column-properties fo:break-before="auto" style:column-width="17.64mm"/>
    </style:style>
    <style:style style:name="co5" style:family="table-column">
      <style:table-column-properties fo:break-before="auto" style:column-width="11.29mm"/>
    </style:style>
    <style:style style:name="co6" style:family="table-column">
      <style:table-column-properties fo:break-before="auto" style:column-width="25.51mm"/>
    </style:style>
    <style:style style:name="co7" style:family="table-column">
      <style:table-column-properties fo:break-before="auto" style:column-width="21.8mm"/>
    </style:style>
    <style:style style:name="co8" style:family="table-column">
      <style:table-column-properties fo:break-before="auto" style:column-width="18.36mm"/>
    </style:style>
    <style:style style:name="co9" style:family="table-column">
      <style:table-column-properties fo:break-before="auto" style:column-width="84.75mm"/>
    </style:style>
    <style:style style:name="co10" style:family="table-column">
      <style:table-column-properties fo:break-before="auto" style:column-width="8.98mm"/>
    </style:style>
    <style:style style:name="co11" style:family="table-column">
      <style:table-column-properties fo:break-before="auto" style:column-width="23.51mm"/>
    </style:style>
    <style:style style:name="co12" style:family="table-column">
      <style:table-column-properties fo:break-before="auto" style:column-width="19.81mm"/>
    </style:style>
    <style:style style:name="co16" style:family="table-column">
      <style:table-column-properties fo:break-before="auto" style:column-width="20.04mm"/>
    </style:style>
    <style:style style:name="co17" style:family="table-column">
      <style:table-column-properties fo:break-before="auto" style:column-width="69.34mm"/>
    </style:style>
    <style:style style:name="co18" style:family="table-column">
      <style:table-column-properties fo:break-before="auto" style:column-width="20.16mm"/>
    </style:style>
    <style:style style:name="co19" style:family="table-column">
      <style:table-column-properties fo:break-before="auto" style:column-width="12.22mm"/>
    </style:style>
    <style:style style:name="co20" style:family="table-column">
      <style:table-column-properties fo:break-before="auto" style:column-width="26.21mm"/>
    </style:style>
    <style:style style:name="co21" style:family="table-column">
      <style:table-column-properties fo:break-before="auto" style:column-width="10.05mm"/>
    </style:style>
    <style:style style:name="co22" style:family="table-column">
      <style:table-column-properties fo:break-before="auto" style:column-width="109.78mm"/>
    </style:style>
    <style:style style:name="co23" style:family="table-column">
      <style:table-column-properties fo:break-before="auto" style:column-width="28.19mm"/>
    </style:style>
    <style:style style:name="co24" style:family="table-column">
      <style:table-column-properties fo:break-before="auto" style:column-width="26.71mm"/>
    </style:style>
    <style:style style:name="co25" style:family="table-column">
      <style:table-column-properties fo:break-before="auto" style:column-width="76.46mm"/>
    </style:style>
    <style:style style:name="co26" style:family="table-column">
      <style:table-column-properties fo:break-before="auto" style:column-width="18.87mm"/>
    </style:style>
    <style:style style:name="co27" style:family="table-column">
      <style:table-column-properties fo:break-before="auto" style:column-width="21.1mm"/>
    </style:style>
    <style:style style:name="co28" style:family="table-column">
      <style:table-column-properties fo:break-before="auto" style:column-width="21.54mm"/>
    </style:style>
    <style:style style:name="ro5" style:family="table-row">
      <style:table-row-properties style:row-height="4.87mm" fo:break-before="auto" style:use-optimal-row-height="true"/>
    </style:style>
    <style:style style:name="ro7" style:family="table-row">
      <style:table-row-properties style:row-height="10.58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9.26mm" fo:break-before="auto" style:use-optimal-row-height="false"/>
    </style:style>
    <style:style style:name="ro6" style:family="table-row">
      <style:table-row-properties style:row-height="6.35mm" fo:break-before="auto" style:use-optimal-row-height="false"/>
    </style:style>
    <style:style style:name="ro8" style:family="table-row">
      <style:table-row-properties style:row-height="5.79mm" fo:break-before="auto" style:use-optimal-row-height="true"/>
    </style:style>
    <style:style style:name="ro9" style:family="table-row">
      <style:table-row-properties style:row-height="4.99mm" fo:break-before="auto" style:use-optimal-row-height="true"/>
    </style:style>
    <style:style style:name="ro10" style:family="table-row">
      <style:table-row-properties style:row-height="9mm" fo:break-before="auto" style:use-optimal-row-height="false"/>
    </style:style>
    <style:style style:name="ta3" style:family="table" style:master-page-name="Default">
      <style:table-properties table:display="true" style:writing-mode="lr-tb"/>
    </style:style>
    <style:style style:name="ta2" style:family="table" style:master-page-name="PageStyle_5f_Parameters">
      <style:table-properties table:display="true" style:writing-mode="lr-tb"/>
    </style:style>
    <style:style style:name="ta4" style:family="table" style:master-page-name="PageStyle_5f_Mod_5f_Curves">
      <style:table-properties table:display="true" style:writing-mode="lr-tb"/>
    </style:style>
    <style:style style:name="ta5" style:family="table" style:master-page-name="PageStyle_5f_UF">
      <style:table-properties table:display="true" style:writing-mode="lr-tb"/>
    </style:style>
    <style:style style:name="ta6" style:family="table" style:master-page-name="PageStyle_5f_Outpu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number:boolean-style style:name="N99">
      <number:boolean/>
    </number:boolean-style>
    <number:text-style style:name="N100">
      <number:text-content/>
    </number:text-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60"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60.54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9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8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 style:family="table-cell" style:parent-style-name="Default">
      <style:table-cell-properties style:rotation-align="none"/>
    </style:style>
    <style:style style:name="ce2" style:family="table-cell" style:parent-style-name="Default">
      <style:table-cell-properties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41" style:family="table-cell" style:parent-style-name="Default">
      <style:table-cell-properties style:rotation-align="none"/>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ISERROR(SEARCH(&quot;PVsyst&quot;;Rsh_model)))" style:apply-style-name="Disabled" style:base-cell-address="Parameters.B48"/>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ISERROR(SEARCH(&quot;PVsyst&quot;;Rev_model)))" style:apply-style-name="Disabled" style:base-cell-address="Parameters.B54"/>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ISERROR(SEARCH(&quot;Bishop&quot;;Rev_model)))" style:apply-style-name="Disabled" style:base-cell-address="Parameters.B56"/>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TempModel&lt;&gt;&quot;Uval&quot;)" style:apply-style-name="Disabled" style:base-cell-address="Parameters.B65"/>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TempModel&lt;&gt;&quot;SAPM&quot;)" style:apply-style-name="Disabled" style:base-cell-address="Parameters.B69"/>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map style:condition="is-true-formula(TempModel&lt;&gt;&quot;SAPM&quot;)" style:apply-style-name="Disabled" style:base-cell-address="Parameters.B69"/>
    </style:style>
    <style:style style:name="ce26" style:family="table-cell" style:parent-style-name="Optional_5f_input">
      <style:table-cell-properties style:diagonal-bl-tr="none" style:diagonal-tl-br="none" fo:border="none"/>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4f81b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rotation-align="none"/>
      <style:text-properties fo:color="#000000"/>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32" style:family="table-cell" style:parent-style-name="Default">
      <style:text-properties fo:color="#000000"/>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ISERROR(SEARCH(&quot;PVsyst&quot;;Rsh_model)))" style:apply-style-name="Disabled" style:base-cell-address="Parameters.B48"/>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ISERROR(SEARCH(&quot;PVsyst&quot;;Rev_model)))" style:apply-style-name="Disabled" style:base-cell-address="Parameters.B54"/>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ISERROR(SEARCH(&quot;Bishop&quot;;Rev_model)))" style:apply-style-name="Disabled" style:base-cell-address="Parameters.B56"/>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TempModel&lt;&gt;&quot;Uval&quot;)" style:apply-style-name="Disabled" style:base-cell-address="Parameters.B65"/>
    </style:style>
    <style:style style:name="ce37" style:family="table-cell" style:parent-style-name="Optional_5f_input">
      <style:table-cell-properties style:diagonal-bl-tr="none" style:diagonal-tl-br="none" fo:border="none"/>
      <style:text-properties fo:color="#000000"/>
      <style:map style:condition="is-true-formula(TempModel&lt;&gt;&quot;SAPM&quot;)" style:apply-style-name="Disabled" style:base-cell-address="Parameters.B69"/>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TempModel&lt;&gt;&quot;SAPM&quot;)" style:apply-style-name="Disabled" style:base-cell-address="Parameters.B69"/>
    </style:style>
    <style:style style:name="ce39"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Optional_5f_input">
      <style:map style:condition="is-true-formula([.G5]=&quot;&quot;)" style:apply-style-name="Error" style:base-cell-address="Parameters.D5"/>
    </style:style>
    <style:style style:name="ce239" style:family="table-cell" style:parent-style-name="Optional_5f_input">
      <style:map style:condition="is-true-formula([.G5]=&quot;&quot;)" style:apply-style-name="Error" style:base-cell-address="Parameters.D5"/>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Optional_5f_input" style:data-style-name="N129">
      <style:map style:condition="is-true-formula([.G5]=&quot;&quot;)" style:apply-style-name="Error" style:base-cell-address="Parameters.D5"/>
    </style:style>
    <style:style style:name="ce54" style:family="table-cell" style:parent-style-name="Optional_5f_input" style:data-style-name="N128">
      <style:map style:condition="is-true-formula([.G5]=&quot;&quot;)" style:apply-style-name="Error" style:base-cell-address="Parameters.D5"/>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Optional_5f_input" style:data-style-name="N61">
      <style:map style:condition="is-true-formula([.G5]=&quot;&quot;)" style:apply-style-name="Error" style:base-cell-address="Parameters.D5"/>
    </style:style>
    <style:style style:name="ce133" style:family="table-cell" style:parent-style-name="Manual_5f_input">
      <style:map style:condition="is-true-formula([.G5]=&quot;&quot;)" style:apply-style-name="Error" style:base-cell-address="Parameters.D5"/>
    </style:style>
    <style:style style:name="ce66" style:family="table-cell" style:parent-style-name="Optional_5f_input" style:data-style-name="N11">
      <style:map style:condition="is-true-formula([.G5]=&quot;&quot;)" style:apply-style-name="Error" style:base-cell-address="Parameters.D5"/>
    </style:style>
    <style:style style:name="ce68" style:family="table-cell" style:parent-style-name="Critical_5f_input" style:data-style-name="N131">
      <style:map style:condition="is-true-formula([.G5]=&quot;&quot;)" style:apply-style-name="Error" style:base-cell-address="Parameters.D5"/>
    </style:style>
    <style:style style:name="ce69" style:family="table-cell" style:parent-style-name="Optional_5f_input" style:data-style-name="N126">
      <style:map style:condition="is-true-formula([.G5]=&quot;&quot;)" style:apply-style-name="Error" style:base-cell-address="Parameters.D5"/>
    </style:style>
    <style:style style:name="ce153" style:family="table-cell" style:parent-style-name="Critical_5f_input">
      <style:table-cell-properties style:text-align-source="fix" style:repeat-content="false" style:vertical-align="middle"/>
      <style:paragraph-properties fo:text-align="start" fo:margin-left="0mm"/>
    </style:style>
    <style:style style:name="ce140" style:family="table-cell" style:parent-style-name="Manual_5f_input">
      <style:map style:condition="is-true-formula(ISERROR(SEARCH(&quot;PVsyst&quot;;Rsh_model)))" style:apply-style-name="Disabled" style:base-cell-address="Parameters.B48"/>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ISERROR(SEARCH(&quot;PVsyst&quot;;Rsh_model)))" style:apply-style-name="Disabled" style:base-cell-address="Parameters.B48"/>
    </style:style>
    <style:style style:name="ce142" style:family="table-cell" style:parent-style-name="Optional_5f_input">
      <style:map style:condition="is-true-formula(ISERROR(SEARCH(&quot;PVsyst&quot;;Rev_model)))" style:apply-style-name="Disabled" style:base-cell-address="Parameters.B54"/>
    </style:style>
    <style:style style:name="ce143" style:family="table-cell" style:parent-style-name="Optional_5f_input">
      <style:map style:condition="is-true-formula(ISERROR(SEARCH(&quot;Bishop&quot;;Rev_model)))" style:apply-style-name="Disabled" style:base-cell-address="Parameters.B56"/>
    </style:style>
    <style:style style:name="ce51" style:family="table-cell" style:parent-style-name="Critical_5f_input">
      <style:table-cell-properties style:text-align-source="fix" style:repeat-content="false" style:vertical-align="middle"/>
      <style:paragraph-properties fo:text-align="center"/>
    </style:style>
    <style:style style:name="ce79" style:family="table-cell" style:parent-style-name="Default">
      <style:table-cell-properties fo:background-color="#fdead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TempModel=&quot;Uval&quot;)" style:apply-style-name="Critical_5f_input" style:base-cell-address="Parameters.D65"/>
    </style:style>
    <style:style style:name="ce80" style:family="table-cell" style:parent-style-name="Manual_5f_input">
      <style:map style:condition="is-true-formula(TempModel=&quot;Uval&quot;)" style:apply-style-name="Critical_5f_input" style:base-cell-address="Parameters.D65"/>
    </style:style>
    <style:style style:name="ce81"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SAPM&quot;)" style:apply-style-name="Disabled" style:base-cell-address="Parameters.B69"/>
    </style:style>
    <style:style style:name="ce156" style:family="table-cell" style:parent-style-name="Optional_5f_input">
      <style:map style:condition="is-true-formula(TempModel&lt;&gt;&quot;SAPM&quot;)" style:apply-style-name="Disabled" style:base-cell-address="Parameters.B69"/>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2"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rotation-align="non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Percent" style:data-style-name="N13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NOT(ISBLANK([.E27])))" style:apply-style-name="Warning" style:base-cell-address="Parameters.E27"/>
    </style:style>
    <style:style style:name="ce167"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NOT(ISBLANK([.E27])))" style:apply-style-name="Warning" style:base-cell-address="Parameters.E27"/>
    </style:style>
    <style:style style:name="ce53"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Percent" style:data-style-name="N13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10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5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data-style-name="N13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ev_model)))" style:apply-style-name="Disabled" style:base-cell-address="Parameters.B54"/>
    </style:style>
    <style:style style:name="ce118"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Bishop&quot;;Rev_model)))" style:apply-style-name="Disabled" style:base-cell-address="Parameters.B56"/>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Uval&quot;)" style:apply-style-name="Disabled" style:base-cell-address="Parameters.B65"/>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69.85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map style:condition="is-true-formula(TempModel&lt;&gt;&quot;SAPM&quot;)" style:apply-style-name="Disabled" style:base-cell-address="Parameters.B69"/>
    </style:style>
    <style:style style:name="ce182" style:family="table-cell" style:parent-style-name="Default" style:data-style-name="N99">
      <style:table-cell-properties style:rotation-align="non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style:rotation-align="non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7"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data-style-name="N13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146"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147" style:family="table-cell" style:parent-style-name="Default">
      <style:table-cell-properties style:rotation-align="non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149"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Bishop&quot;;Rev_model)))" style:apply-style-name="Disabled" style:base-cell-address="Parameters.B56"/>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Uval&quot;)" style:apply-style-name="Disabled" style:base-cell-address="Parameters.B65"/>
    </style:style>
    <style:style style:name="ce152"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9bbb5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SAPM&quot;)" style:apply-style-name="Disabled" style:base-cell-address="Parameters.B69"/>
    </style:style>
    <style:style style:name="ce28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4" style:family="table-cell" style:parent-style-name="Default">
      <style:table-cell-properties fo:background-color="#dbee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4f81b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1"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Excel_20_Built-in_20_Percent" style:data-style-name="N13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Excel_20_Built-in_20_Percent"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17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305"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Bishop&quot;;Rev_model)))" style:apply-style-name="Disabled" style:base-cell-address="Parameters.B56"/>
    </style:style>
    <style:style style:name="ce200"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Uval&quot;)" style:apply-style-name="Disabled" style:base-cell-address="Parameters.B65"/>
    </style:style>
    <style:style style:name="ce201" style:family="table-cell" style:parent-style-name="Default">
      <style:table-cell-properties fo:background-color="#fdeada"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map style:condition="is-true-formula(TempModel&lt;&gt;&quot;SAPM&quot;)" style:apply-style-name="Disabled" style:base-cell-address="Parameters.B69"/>
    </style:style>
    <style:style style:name="ce202"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SAPM&quot;)" style:apply-style-name="Disabled" style:base-cell-address="Parameters.B69"/>
    </style:style>
    <style:style style:name="ce94" style:family="table-cell" style:parent-style-name="Default">
      <style:table-cell-properties style:rotation-align="non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Percent" style:data-style-name="N13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Percent" style:data-style-name="N13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Excel_20_Built-in_20_Percent" style:data-style-name="N13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Percent" style:data-style-name="N13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Excel_20_Built-in_20_Percent" style:data-style-name="N13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258"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25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sh_model)))" style:apply-style-name="Disabled" style:base-cell-address="Parameters.B48"/>
    </style:style>
    <style:style style:name="ce351"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3" style:family="table-cell" style:parent-style-name="Default" style:data-style-name="N61">
      <style:table-cell-properties style:rotation-align="non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PVsyst&quot;;Rev_model)))" style:apply-style-name="Disabled" style:base-cell-address="Parameters.B54"/>
    </style:style>
    <style:style style:name="ce264"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ERROR(SEARCH(&quot;Bishop&quot;;Rev_model)))" style:apply-style-name="Disabled" style:base-cell-address="Parameters.B56"/>
    </style:style>
    <style:style style:name="ce2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Uval&quot;)" style:apply-style-name="Disabled" style:base-cell-address="Parameters.B65"/>
    </style:style>
    <style:style style:name="ce268"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TempModel&lt;&gt;&quot;SAPM&quot;)" style:apply-style-name="Disabled" style:base-cell-address="Parameters.B69"/>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1"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map style:condition="is-true-formula(ISERROR(SEARCH(&quot;PVsyst&quot;;Rsh_model)))" style:apply-style-name="Disabled" style:base-cell-address="Parameters.B48"/>
    </style:style>
    <style:style style:name="ce274" style:family="table-cell" style:parent-style-name="Default">
      <style:table-cell-properties style:rotation-align="none"/>
      <style:map style:condition="is-true-formula(ISERROR(SEARCH(&quot;PVsyst&quot;;Rev_model)))" style:apply-style-name="Disabled" style:base-cell-address="Parameters.B54"/>
    </style:style>
    <style:style style:name="ce2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map style:condition="is-true-formula(ISERROR(SEARCH(&quot;Bishop&quot;;Rev_model)))" style:apply-style-name="Disabled" style:base-cell-address="Parameters.B56"/>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map style:condition="is-true-formula(TempModel&lt;&gt;&quot;Uval&quot;)" style:apply-style-name="Disabled" style:base-cell-address="Parameters.B65"/>
    </style:style>
    <style:style style:name="ce27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map style:condition="is-true-formula(TempModel&lt;&gt;&quot;SAPM&quot;)" style:apply-style-name="Disabled" style:base-cell-address="Parameters.B69"/>
    </style:style>
    <style:style style:name="ce2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map style:condition="is-true-formula(TempModel&lt;&gt;&quot;SAPM&quot;)" style:apply-style-name="Disabled" style:base-cell-address="Parameters.B69"/>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RROR(SEARCH(&quot;PVsyst&quot;;Rsh_model)))" style:apply-style-name="Disabled" style:base-cell-address="Parameters.B48"/>
    </style:style>
    <style:style style:name="ce308" style:family="table-cell" style:parent-style-name="Default">
      <style:table-cell-properties style:rotation-align="none"/>
      <style:map style:condition="is-true-formula(ISERROR(SEARCH(&quot;PVsyst&quot;;Rsh_model)))" style:apply-style-name="Disabled" style:base-cell-address="Parameters.B48"/>
    </style:style>
    <style:style style:name="ce30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RROR(SEARCH(&quot;PVsyst&quot;;Rev_model)))" style:apply-style-name="Disabled" style:base-cell-address="Parameters.B54"/>
    </style:style>
    <style:style style:name="ce3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RROR(SEARCH(&quot;Bishop&quot;;Rev_model)))" style:apply-style-name="Disabled" style:base-cell-address="Parameters.B56"/>
    </style:style>
    <style:style style:name="ce132"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TempModel&lt;&gt;&quot;Uval&quot;)" style:apply-style-name="Disabled" style:base-cell-address="Parameters.B65"/>
    </style:style>
    <style:style style:name="ce313" style:family="table-cell" style:parent-style-name="Default">
      <style:table-cell-properties style:rotation-align="none"/>
      <style:map style:condition="is-true-formula(TempModel&lt;&gt;&quot;SAPM&quot;)" style:apply-style-name="Disabled" style:base-cell-address="Parameters.B69"/>
    </style:style>
    <style:style style:name="ce3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TempModel&lt;&gt;&quot;SAPM&quot;)" style:apply-style-name="Disabled" style:base-cell-address="Parameters.B69"/>
    </style:style>
    <style:style style:name="ce13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8" style:family="table-cell" style:parent-style-name="Default">
      <style:table-cell-properties fo:background-color="transparent" style:rotation-align="none"/>
    </style:style>
    <style:style style:name="ce3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3.53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3.53mm" style:writing-mode="page"/>
      <style:text-properties fo:color="#f79646"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41" style:family="table-cell" style:parent-style-name="Default">
      <style:table-cell-properties style:text-align-source="fix" style:repeat-content="false"/>
      <style:paragraph-properties fo:text-align="end" fo:margin-left="3.53mm"/>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3.53mm" style:writing-mode="page"/>
      <style:text-properties fo:color="#8064a2"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3.53mm" style:writing-mode="page"/>
      <style:text-properties fo:color="#a6a6a6"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344" style:family="table-cell" style:parent-style-name="Default">
      <style:table-cell-properties style:text-align-source="fix" style:repeat-content="false"/>
      <style:paragraph-properties fo:text-align="start" fo:margin-left="3.53mm"/>
    </style:style>
    <style:style style:name="ce345"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3.53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5" style:family="table-cell" style:parent-style-name="Default" style:data-style-name="N13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map style:condition="is-true-formula(AND([.L54]=&quot;&quot;;[.O47]=&quot;&quot;;OR(#REF!=&quot;&quot;;#REF!=&quot;NA&quot;)))" style:apply-style-name="ConditionalStyle_5f_16" style:base-cell-address="Parameters.L57"/>
    </style:style>
    <style:style style:name="ce426" style:family="table-cell" style:parent-style-name="Default" style:data-style-name="N13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328" style:family="table-cell" style:parent-style-name="Default" style:data-style-name="N13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a6a6a6"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3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3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8064a2" style:text-outline="false" style:text-line-through-style="none" style:text-line-through-type="none" style:font-name="Times New Roman" fo:font-size="11pt" fo:font-style="italic" fo:text-shadow="none" style:text-underline-style="none" fo:font-weight="bold" style:font-size-asian="11pt" style:font-style-asian="italic" style:font-weight-asian="bold" style:font-name-complex="Times New Roman" style:font-size-complex="11pt" style:font-style-complex="italic" style:font-weight-complex="bold"/>
    </style:style>
    <style:style style:name="ce3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8064a2"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355" style:family="table-cell" style:parent-style-name="Excel_20_Built-in_20_Percent"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9" style:family="table-cell" style:parent-style-name="Default">
      <style:map style:condition="is-true-formula(AND([.M53]=&quot;&quot;;[.P46]=&quot;&quot;;OR(#REF!=&quot;&quot;;#REF!=&quot;NA&quot;)))" style:apply-style-name="ConditionalStyle_5f_11" style:base-cell-address="Parameters.M56"/>
    </style:style>
    <style:style style:name="ce437" style:family="table-cell" style:parent-style-name="Default" style:data-style-name="N13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map style:condition="is-true-formula(AND([.M53]=&quot;&quot;;[.P46]=&quot;&quot;;OR(#REF!=&quot;&quot;;#REF!=&quot;NA&quot;)))" style:apply-style-name="ConditionalStyle_5f_11" style:base-cell-address="Parameters.M56"/>
    </style:style>
    <style:style style:name="ce438" style:family="table-cell" style:parent-style-name="Default" style:data-style-name="N13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360" style:family="table-cell" style:parent-style-name="Default" style:data-style-name="N1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0"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data-style-name="N2">
      <style:table-cell-properties style:rotation-align="none"/>
    </style:style>
    <style:style style:name="ce36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6" style:family="table-cell" style:parent-style-name="Default">
      <style:table-cell-properties fo:background-color="#fcd5b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7" style:family="table-cell" style:parent-style-name="Default">
      <style:table-cell-properties fo:background-color="#fdeada"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8"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9" style:family="table-cell" style:parent-style-name="Default" style:data-style-name="N127">
      <style:table-cell-properties fo:background-color="#fcd5b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1"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71"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72"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data-style-name="N126">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Excel_20_Built-in_20_Percent" style:data-style-name="N13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7"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data-style-name="N6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0"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Excel_20_Built-in_20_Percent"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18" style:family="table-cell" style:parent-style-name="Default" style:data-style-name="N131">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8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9"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Default" style:data-style-name="N127">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64a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a6a6a6"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2"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4.66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Excel_20_Built-in_20_Percent"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64a2"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9" style:family="table-cell" style:parent-style-name="Default" style:data-style-name="N126">
      <style:table-cell-properties style:rotation-align="none"/>
    </style:style>
    <style:style style:name="ce1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64a2"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1" style:family="table-cell" style:parent-style-name="Default">
      <style:table-cell-properties style:rotation-align="non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64a2"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rotation-align="none"/>
      <style:text-properties fo:color="#8064a2"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rotation-align="none"/>
      <style:text-properties fo:color="#a6a6a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a6a6a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9" style:family="table-cell" style:parent-style-name="Default" style:data-style-name="N127">
      <style:table-cell-properties style:rotation-align="none"/>
    </style:style>
    <style:style style:name="ce19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127">
      <style:table-cell-properties style:rotation-align="none"/>
      <style:text-properties fo:color="#37609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127">
      <style:table-cell-properties style:rotation-align="non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style:text-align-source="fix" style:repeat-content="false" style:rotation-align="none"/>
      <style:paragraph-properties fo:text-align="start" fo:margin-left="0mm"/>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data-style-name="N2">
      <style:table-cell-properties style:rotation-align="none"/>
      <style:text-properties fo:color="#37609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data-style-name="N2">
      <style:table-cell-properties style:rotation-align="none"/>
      <style:text-properties fo:color="#a6a6a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60.54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50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07"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2.82mm"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20" style:family="table-cell" style:parent-style-name="Default">
      <style:table-cell-properties style:text-align-source="fix" style:repeat-content="false" style:rotation-align="none"/>
      <style:paragraph-properties fo:text-align="start" fo:margin-left="0mm"/>
    </style:style>
    <style:style style:name="ce421" style:family="table-cell" style:parent-style-name="Default">
      <style:table-cell-properties style:text-align-source="fix" style:repeat-content="false" style:rotation-align="none"/>
      <style:paragraph-properties fo:text-align="start" fo:margin-left="0mm"/>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2.82mm" style:writing-mode="page"/>
      <style:text-properties fo:color="#80808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2.82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203" style:family="table-cell" style:parent-style-name="Default">
      <style:table-cell-properties fo:background-color="#fdead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6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ackground-color="#fac09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09"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948a5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2" style:family="table-cell" style:parent-style-name="Default">
      <style:table-cell-properties style:rotation-align="non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215" style:family="table-cell" style:parent-style-name="Default">
      <style:table-cell-properties fo:background-color="#fac090"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16" style:family="table-cell" style:parent-style-name="Default">
      <style:table-cell-properties fo:background-color="#fac090"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a6a6a6"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a6a6a6"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219"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a6a6a6"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220" style:family="table-cell" style:parent-style-name="Default" style:data-style-name="N135">
      <style:table-cell-properties style:rotation-align="none"/>
    </style:style>
    <style:style style:name="gr12" style:family="graphic">
      <style:graphic-properties draw:marker-start="Arrowheads_20_1" draw:marker-start-width="2mm" draw:marker-start-center="false" draw:fill="solid" draw:fill-color="#ffffc0" draw:auto-grow-height="true" draw:auto-grow-width="false" fo:min-height="11.65mm" fo:padding-top="1mm" fo:padding-bottom="1mm" fo:padding-left="1mm" fo:padding-right="1mm" draw:shadow="hidden" draw:shadow-offset-x="1mm" draw:shadow-offset-y="1mm" draw:caption-escape-direction="auto"/>
      <style:paragraph-properties style:writing-mode="lr-tb"/>
    </style:style>
    <style:style style:name="gr13" style:family="graphic">
      <style:graphic-properties draw:marker-start="Arrowheads_20_1" draw:marker-start-width="2mm" draw:marker-start-center="false" draw:fill="solid" draw:fill-color="#ffffc0" draw:auto-grow-height="true" draw:auto-grow-width="false" fo:min-height="7.77mm" fo:padding-top="1mm" fo:padding-bottom="1mm" fo:padding-left="1mm" fo:padding-right="1mm" draw:shadow="hidden" draw:shadow-offset-x="1mm" draw:shadow-offset-y="1mm" draw:caption-escape-direction="auto"/>
      <style:paragraph-properties style:writing-mode="lr-tb"/>
    </style:style>
    <style:style style:name="gr3"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9.69mm" fo:min-width="29mm" fo:padding-top="1mm" fo:padding-bottom="1mm" fo:padding-left="1mm" fo:padding-right="1mm" draw:shadow="hidden" draw:shadow-offset-x="1mm" draw:shadow-offset-y="1mm" draw:caption-escape-direction="auto"/>
      <style:paragraph-properties style:writing-mode="lr-tb"/>
    </style:style>
    <style:style style:name="gr4"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9.27mm" fo:min-width="29mm" fo:padding-top="1mm" fo:padding-bottom="1mm" fo:padding-left="1mm" fo:padding-right="1mm" draw:shadow="hidden" draw:shadow-offset-x="1mm" draw:shadow-offset-y="1mm" draw:caption-escape-direction="auto"/>
      <style:paragraph-properties style:writing-mode="lr-tb"/>
    </style:style>
    <style:style style:name="gr5"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5.25mm" fo:min-width="29mm" fo:padding-top="1mm" fo:padding-bottom="1mm" fo:padding-left="1mm" fo:padding-right="1mm" draw:shadow="hidden" draw:shadow-offset-x="1mm" draw:shadow-offset-y="1mm" draw:caption-escape-direction="auto"/>
      <style:paragraph-properties style:writing-mode="lr-tb"/>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34.78mm" fo:min-width="29mm" fo:padding-top="1mm" fo:padding-bottom="1mm" fo:padding-left="1mm" fo:padding-right="1mm" draw:shadow="hidden" draw:shadow-offset-x="1mm" draw:shadow-offset-y="1mm" draw:caption-escape-direction="auto"/>
      <style:paragraph-properties style:writing-mode="lr-tb"/>
    </style:style>
    <style:style style:name="gr7"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1.81mm" fo:min-width="29mm" fo:padding-top="1mm" fo:padding-bottom="1mm" fo:padding-left="1mm" fo:padding-right="1mm" draw:shadow="hidden" draw:shadow-offset-x="1mm" draw:shadow-offset-y="1mm" draw:caption-escape-direction="auto"/>
      <style:paragraph-properties style:writing-mode="lr-tb"/>
    </style:style>
    <style:style style:name="gr8"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paragraph-properties style:writing-mode="lr-tb"/>
    </style:style>
    <style:style style:name="gr9"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33.45mm" fo:min-width="29mm" fo:padding-top="1mm" fo:padding-bottom="1mm" fo:padding-left="1mm" fo:padding-right="1mm" draw:shadow="hidden" draw:shadow-offset-x="1mm" draw:shadow-offset-y="1mm" draw:caption-escape-direction="auto"/>
      <style:paragraph-properties style:writing-mode="lr-tb"/>
    </style:style>
    <style:style style:name="gr10" style:family="graphic">
      <style:graphic-properties draw:marker-start="Arrowheads_20_1" draw:marker-start-width="2mm" draw:marker-start-center="false" draw:fill="solid" draw:fill-color="#ffffc0" draw:auto-grow-height="true" draw:auto-grow-width="false" fo:max-width="120mm" fo:min-height="29.53mm" fo:min-width="29mm" fo:padding-top="1mm" fo:padding-bottom="1mm" fo:padding-left="1mm" fo:padding-right="1mm" draw:shadow="hidden" draw:shadow-offset-x="1mm" draw:shadow-offset-y="1mm" draw:caption-escape-direction="auto"/>
      <style:paragraph-properties style:writing-mode="lr-tb"/>
    </style:style>
    <style:style style:name="gr11"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9.7mm" fo:min-width="29mm" fo:padding-top="1mm" fo:padding-bottom="1mm" fo:padding-left="1mm" fo:padding-right="1mm" draw:shadow="hidden" draw:shadow-offset-x="1mm" draw:shadow-offset-y="1mm" draw:caption-escape-direction="auto"/>
      <style:paragraph-properties style:writing-mode="lr-tb"/>
    </style:style>
    <style:style style:name="gr14"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8.72mm" fo:min-width="29mm" fo:padding-top="1mm" fo:padding-bottom="1mm" fo:padding-left="1mm" fo:padding-right="1mm" draw:shadow="hidden" draw:shadow-offset-x="1mm" draw:shadow-offset-y="1mm" draw:caption-escape-direction="auto"/>
      <style:paragraph-properties style:writing-mode="lr-tb"/>
    </style:style>
    <style:style style:name="gr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7"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AR PL SungtiL GB"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AR PL SungtiL GB"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use-window-font-color="true"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AR PL SungtiL GB" style:font-size-asian="8pt" style:language-asian="zh" style:country-asian="CN" style:font-style-asian="normal" style:font-weight-asian="bold" style:font-family-complex="Tahoma"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AR PL SungtiL GB" style:font-size-asian="8pt" style:language-asian="zh" style:country-asian="CN" style:font-style-asian="normal" style:font-weight-asian="bold" style:font-family-complex="Tahoma"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AR PL SungtiL GB"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AR PL SungtiL GB"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style:paragraph-properties fo:text-align="start"/>
      <style:text-properties fo:font-size="18pt"/>
    </style:style>
    <style:style style:name="T3"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AR PL SungtiL GB"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AR PL SungtiL GB" style:font-size-asian="8pt" style:language-asian="zh" style:country-asian="CN" style:font-style-asian="normal" style:font-weight-asian="bold" style:font-family-complex="Tahoma"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AR PL SungtiL GB" style:font-size-asian="8pt" style:language-asian="zh" style:country-asian="CN" style:font-style-asian="normal" style:font-weight-asian="normal" style:font-family-complex="Tahoma"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Times New Roman" style:font-style-complex="italic" style:font-style-asian="italic" style:font-weight-complex="normal" style:font-weight-asian="normal" style:font-size-complex="11pt" style:font-size-asian="11pt" style:font-name-complex="Times New Roman" fo:color="#000000" style:text-position="0% 100%" style:text-outline="false" fo:font-style="italic" style:text-line-through-type="none" style:text-underline-style="none" style:text-underline-color="font-color" fo:font-weight="normal" fo:font-size="11pt" fo:text-shadow="none"/>
    </style:style>
    <style:style style:name="T6" style:family="text">
      <style:text-properties style:font-name="Times New Roman" style:font-style-complex="italic" style:font-style-asian="italic" style:font-weight-complex="normal" style:font-weight-asian="normal" style:font-size-complex="11pt" style:font-size-asian="11pt" style:font-name-complex="Times New Roman" fo:color="#000000" style:text-outline="false" fo:font-style="italic" style:text-line-through-type="none" style:text-underline-style="none" style:text-underline-color="font-color" fo:font-weight="normal" fo:font-size="11pt" fo:text-shadow="none" style:text-position="-33% 58%"/>
    </style:style>
    <style:style style:name="T7" style:family="text">
      <style:text-properties style:font-name="Times New Roman" style:font-style-complex="italic" style:font-style-asian="italic" style:font-weight-complex="normal" style:font-weight-asian="normal" style:font-size-complex="11pt" style:font-size-asian="11pt" style:font-name-complex="Times New Roman" style:use-window-font-color="true" style:text-position="0% 100%" style:text-outline="false" fo:font-style="italic" style:text-line-through-type="none" style:text-underline-style="none" style:text-underline-color="font-color" fo:font-weight="normal" fo:font-size="11pt" fo:text-shadow="none"/>
    </style:style>
    <style:style style:name="T8" style:family="text">
      <style:text-properties style:font-name="Times New Roman" style:font-style-complex="italic" style:font-style-asian="italic" style:font-weight-complex="normal" style:font-weight-asian="normal" style:font-size-complex="11pt" style:font-size-asian="11pt" style:font-name-complex="Times New Roman" style:use-window-font-color="true" style:text-outline="false" fo:font-style="italic" style:text-line-through-type="none" style:text-underline-style="none" style:text-underline-color="font-color" fo:font-weight="normal" fo:font-size="11pt" fo:text-shadow="none" style:text-position="-33% 58%"/>
    </style:style>
    <style:style style:name="T9" style:family="text">
      <style:text-properties style:text-line-through-type="none" style:font-size-complex="11pt" fo:font-style="italic" style:text-outline="false" style:text-position="0% 100%" style:font-style-complex="italic" style:font-style-asian="italic" style:font-weight-complex="normal" style:font-weight-asian="normal" fo:font-weight="normal" fo:font-size="11pt" style:font-name="Times New Roman" fo:text-shadow="none" fo:color="#000000" style:font-name-complex="Times New Roman" style:font-size-asian="11pt" style:text-underline-style="none" style:text-underline-color="font-color"/>
    </style:style>
    <style:style style:name="T10" style:family="text">
      <style:text-properties style:text-line-through-type="none" style:font-size-complex="11pt" fo:font-style="italic" style:text-outline="false" style:font-style-complex="italic" style:font-style-asian="italic" style:font-weight-complex="normal" style:font-weight-asian="normal" fo:font-weight="normal" fo:font-size="11pt" style:font-name="Times New Roman" fo:text-shadow="none" fo:color="#000000" style:font-name-complex="Times New Roman" style:font-size-asian="11pt" style:text-underline-style="none" style:text-underline-color="font-color" style:text-position="-33% 58%"/>
    </style:style>
    <style:style style:name="T11" style:family="text">
      <style:text-properties style:text-line-through-type="none" style:font-size-complex="11pt" fo:font-style="italic" style:text-outline="false" style:font-style-complex="italic" style:font-style-asian="italic" style:font-weight-complex="normal" style:font-weight-asian="normal" fo:font-weight="normal" fo:font-size="11pt" style:font-name="Times New Roman" fo:text-shadow="none" fo:color="#000000" style:font-name-complex="Times New Roman" style:font-size-asian="11pt" style:text-underline-style="none" style:text-underline-color="font-color" style:text-position="33% 58%"/>
    </style:style>
    <style:style style:name="T12" style:family="text">
      <style:text-properties style:text-line-through-type="none" style:font-size-complex="11pt" fo:font-style="italic" style:text-outline="false" style:font-style-complex="italic" style:font-style-asian="italic" style:font-weight-complex="normal" style:font-weight-asian="normal" fo:font-weight="normal" fo:font-size="11pt" style:font-name="Times New Roman" fo:text-shadow="none" fo:color="#000000" style:font-name-complex="Times New Roman" style:font-size-asian="11pt" style:text-underline-style="none" style:text-underline-color="font-color" style:text-position="0% 100%"/>
    </style:style>
    <style:style style:name="T13" style:family="text">
      <style:text-properties style:text-line-through-type="none" style:font-size-complex="11pt" style:text-outline="false" style:font-weight-complex="normal" style:font-weight-asian="normal" fo:font-weight="normal" fo:font-size="11pt" fo:text-shadow="none" fo:color="#000000" style:font-size-asian="11pt" style:text-underline-style="none" style:text-underline-color="font-color" style:text-position="0% 100%" style:font-name="Calibri" fo:font-style="normal" style:font-style-asian="normal" style:font-style-complex="normal"/>
    </style:style>
    <style:style style:name="T14" style:family="text">
      <style:text-properties style:text-line-through-type="none" style:font-size-complex="11pt" style:text-outline="false" style:font-weight-complex="normal" style:font-weight-asian="normal" fo:font-weight="normal" fo:font-size="11pt" fo:text-shadow="none" fo:color="#000000" style:font-size-asian="11pt" style:text-underline-style="none" style:text-underline-color="font-color" style:font-name="Times New Roman" fo:font-style="italic" style:text-position="-33% 58%" style:font-name-complex="Times New Roman" style:font-style-asian="italic" style:font-style-complex="italic"/>
    </style:style>
    <style:style style:name="T15" style:family="text">
      <style:text-properties fo:text-shadow="none" style:font-name="Times New Roman" fo:font-size="11pt" fo:font-weight="normal" style:text-underline-style="none" style:text-underline-color="font-color" style:text-line-through-type="none" fo:font-style="italic" style:text-outline="false" style:text-position="0% 100%" fo:color="#000000" style:font-name-complex="Times New Roman" style:font-size-asian="11pt" style:font-size-complex="11pt" style:font-weight-asian="normal" style:font-weight-complex="normal" style:font-style-asian="italic" style:font-style-complex="italic"/>
    </style:style>
    <style:style style:name="T16" style:family="text">
      <style:text-properties fo:text-shadow="none" style:font-name="Times New Roman" fo:font-size="11pt" fo:font-weight="normal" style:text-underline-style="none" style:text-underline-color="font-color" style:text-line-through-type="none" fo:font-style="italic" style:text-outline="false" fo:color="#000000" style:font-name-complex="Times New Roman" style:font-size-asian="11pt" style:font-size-complex="11pt" style:font-weight-asian="normal" style:font-weight-complex="normal" style:font-style-asian="italic" style:font-style-complex="italic" style:text-position="-33% 58%"/>
    </style:style>
    <style:style style:name="T17" style:family="text">
      <style:text-properties fo:text-shadow="none" style:font-name="Times New Roman" fo:font-size="11pt" fo:font-weight="normal" style:text-underline-style="none" style:text-underline-color="font-color" style:text-line-through-type="none" fo:font-style="italic" style:text-outline="false" fo:color="#000000" style:font-name-complex="Times New Roman" style:font-size-asian="11pt" style:font-size-complex="11pt" style:font-weight-asian="normal" style:font-weight-complex="normal" style:font-style-asian="italic" style:font-style-complex="italic" style:text-position="0% 100%"/>
    </style:style>
    <style:style style:name="T18" style:family="text">
      <style:text-properties fo:text-shadow="none" style:font-name="Times New Roman" fo:font-size="11pt" fo:font-weight="normal" style:text-underline-style="none" style:text-underline-color="font-color" style:text-line-through-type="none" fo:font-style="normal" style:text-outline="false" style:text-position="0% 100%" fo:color="#000000" style:font-name-complex="Times New Roman" style:font-size-asian="11pt" style:font-size-complex="11pt" style:font-weight-asian="normal" style:font-weight-complex="normal" style:font-style-asian="normal" style:font-style-complex="normal"/>
    </style:style>
    <style:style style:name="T19" style:family="text">
      <style:text-properties fo:text-shadow="none" style:font-name="Times New Roman" fo:font-size="11pt" fo:font-weight="normal" style:text-underline-style="none" style:text-underline-color="font-color" style:text-line-through-type="none" fo:font-style="normal" style:text-outline="false" fo:color="#000000" style:font-name-complex="Times New Roman" style:font-size-asian="11pt" style:font-size-complex="11pt" style:font-weight-asian="normal" style:font-weight-complex="normal" style:font-style-asian="normal" style:font-style-complex="normal" style:text-position="33% 58%"/>
    </style:style>
    <style:style style:name="T20" style:family="text">
      <style:text-properties fo:text-shadow="none" style:font-name="Times New Roman" fo:font-size="11pt" fo:font-weight="normal" style:text-underline-style="none" style:text-underline-color="font-color" style:text-line-through-type="none" fo:font-style="normal" style:text-outline="false" fo:color="#000000" style:font-name-complex="Times New Roman" style:font-size-asian="11pt" style:font-size-complex="11pt" style:font-weight-asian="normal" style:font-weight-complex="normal" style:font-style-asian="normal" style:font-style-complex="normal" style:text-position="0% 100%"/>
    </style:style>
    <style:style style:name="T21" style:family="text">
      <style:text-properties fo:font-style="normal" style:font-size-complex="10pt" style:text-outline="false" fo:text-shadow="none" style:font-name="Calibri" fo:font-size="10pt" fo:font-weight="normal" style:text-underline-style="none" style:text-underline-color="font-color" style:font-weight-asian="normal" style:font-weight-complex="normal" style:font-style-asian="normal" fo:color="#000000" style:font-style-complex="normal" style:text-position="0% 100%" style:font-size-asian="10pt" style:text-line-through-type="none"/>
    </style:style>
    <style:style style:name="T22" style:family="text">
      <style:text-properties style:font-size-complex="10pt" style:text-outline="false" fo:text-shadow="none" fo:font-size="10pt" fo:font-weight="normal" style:text-underline-style="none" style:text-underline-color="font-color" style:font-weight-asian="normal" style:font-weight-complex="normal" fo:color="#000000" style:text-position="0% 100%" style:font-size-asian="10pt" style:text-line-through-type="none" style:font-name="Times New Roman" style:font-style-complex="italic" style:font-style-asian="italic" style:font-name-complex="Times New Roman" fo:font-style="italic"/>
    </style:style>
    <style:style style:name="T23" style:family="text">
      <style:text-properties style:font-size-complex="10pt" style:text-outline="false" fo:text-shadow="none" fo:font-size="10pt" fo:font-weight="normal" style:text-underline-style="none" style:text-underline-color="font-color" style:font-weight-asian="normal" style:font-weight-complex="normal" fo:color="#000000" style:font-size-asian="10pt" style:text-line-through-type="none" style:font-name="Times New Roman" style:font-style-complex="italic" style:font-style-asian="italic" style:font-name-complex="Times New Roman" fo:font-style="italic" style:text-position="-33% 58%"/>
    </style:style>
    <style:style style:name="T24" style:family="text">
      <style:text-properties style:font-size-complex="10pt" style:text-outline="false" fo:text-shadow="none" fo:font-size="10pt" fo:font-weight="normal" style:text-underline-style="none" style:text-underline-color="font-color" style:font-weight-asian="normal" style:font-weight-complex="normal" fo:color="#000000" style:font-size-asian="10pt" style:text-line-through-type="none" style:font-name="Times New Roman" style:font-style-complex="italic" style:font-style-asian="italic" style:font-name-complex="Times New Roman" fo:font-style="italic" style:text-position="0% 100%"/>
    </style:style>
    <style:style style:name="T25" style:family="text">
      <style:text-properties style:font-weight-asian="normal" style:text-underline-style="none" style:text-underline-color="font-color" style:font-size-complex="10pt" style:font-size-asian="10pt" style:text-position="0% 100%" style:font-name="Calibri" style:font-style-complex="normal" style:font-style-asian="normal" fo:font-weight="normal" fo:font-size="10pt" style:use-window-font-color="true" fo:text-shadow="none" style:text-outline="false" fo:font-style="normal" style:text-line-through-type="none" style:font-weight-complex="normal"/>
    </style:style>
    <style:style style:name="T26" style:family="text">
      <style:text-properties style:font-weight-asian="normal" style:text-underline-style="none" style:text-underline-color="font-color" style:font-size-complex="10pt" style:font-size-asian="10pt" style:font-name="Calibri" style:font-style-complex="normal" style:font-style-asian="normal" fo:font-weight="normal" fo:font-size="10pt" style:use-window-font-color="true" fo:text-shadow="none" style:text-outline="false" fo:font-style="normal" style:text-line-through-type="none" style:font-weight-complex="normal" style:text-position="-33% 58%"/>
    </style:style>
    <style:style style:name="T27" style:family="text">
      <style:text-properties style:font-weight-asian="normal" style:text-underline-style="none" style:text-underline-color="font-color" style:font-size-complex="10pt" style:font-size-asian="10pt" style:font-name="Calibri" style:font-style-complex="normal" style:font-style-asian="normal" fo:font-weight="normal" fo:font-size="10pt" style:use-window-font-color="true" fo:text-shadow="none" style:text-outline="false" fo:font-style="normal" style:text-line-through-type="none" style:font-weight-complex="normal" style:text-position="0% 100%"/>
    </style:style>
    <style:style style:name="T28" style:family="text">
      <style:text-properties style:font-weight-asian="normal" style:text-underline-style="none" style:text-underline-color="font-color" style:font-size-complex="10pt" style:font-size-asian="10pt" fo:font-weight="normal" fo:font-size="10pt" style:use-window-font-color="true" fo:text-shadow="none" style:text-outline="false" style:text-line-through-type="none" style:font-weight-complex="normal" style:text-position="0% 100%" style:font-name="Times New Roman" style:font-style-complex="italic" style:font-style-asian="italic" style:font-name-complex="Times New Roman" fo:font-style="italic"/>
    </style:style>
    <style:style style:name="T29" style:family="text">
      <style:text-properties style:font-weight-asian="normal" style:text-underline-style="none" style:text-underline-color="font-color" style:font-size-complex="10pt" style:font-size-asian="10pt" fo:font-weight="normal" fo:font-size="10pt" style:use-window-font-color="true" fo:text-shadow="none" style:text-outline="false" style:text-line-through-type="none" style:font-weight-complex="normal" style:font-name="Times New Roman" style:font-style-complex="italic" style:font-style-asian="italic" style:font-name-complex="Times New Roman" fo:font-style="italic" style:text-position="-33% 58%"/>
    </style:style>
    <style:style style:name="T30" style:family="text">
      <style:text-properties style:font-weight-asian="normal" style:text-underline-style="none" style:text-underline-color="font-color" style:font-size-complex="10pt" style:font-size-asian="10pt" fo:font-weight="normal" fo:font-size="10pt" style:use-window-font-color="true" fo:text-shadow="none" style:text-outline="false" style:text-line-through-type="none" style:font-weight-complex="normal" style:font-name="Times New Roman" style:font-style-complex="italic" style:font-style-asian="italic" style:font-name-complex="Times New Roman" fo:font-style="italic" style:text-position="0% 100%"/>
    </style:style>
    <style:style style:name="T31" style:family="text">
      <style:text-properties style:font-style-complex="normal" fo:color="#000000"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Calibri"/>
    </style:style>
    <style:style style:name="T32" style:family="text">
      <style:text-properties fo:color="#000000" style:font-weight-complex="normal" style:font-weight-asian="normal" style:font-size-complex="10pt" style:font-size-asian="10pt" style:text-position="0% 100%" fo:text-shadow="none" style:text-outline="false" style:text-line-through-type="none" style:text-underline-style="none" style:text-underline-color="font-color" fo:font-weight="normal" fo:font-size="10pt" style:font-name="Calibri" fo:font-style="italic" style:font-style-asian="italic" style:font-style-complex="italic"/>
    </style:style>
    <style:style style:name="T33" style:family="text">
      <style:text-properties fo:color="#000000" style:font-weight-complex="normal" style:font-weight-asian="normal" style:font-size-complex="10pt" style:font-size-asian="10pt" style:text-position="0% 100%" fo:text-shadow="none" style:text-outline="false" style:text-line-through-type="none" style:text-underline-style="none" style:text-underline-color="font-color" fo:font-weight="normal" fo:font-size="10pt" style:font-name="Calibri" fo:font-style="normal" style:font-style-asian="normal" style:font-style-complex="normal"/>
    </style:style>
    <style:style style:name="T34" style:family="text">
      <style:text-properties style:font-size-complex="10pt" style:text-line-through-type="none" style:font-size-asian="10pt" style:text-position="0% 100%" style:font-style-complex="normal" fo:color="#000000" style:font-style-asian="normal" style:font-weight-complex="normal" style:text-underline-style="none" style:text-underline-color="font-color" fo:font-weight="normal" fo:font-size="10pt" style:font-name="Calibri" fo:text-shadow="none" style:text-outline="false" fo:font-style="normal" style:font-weight-asian="normal"/>
    </style:style>
    <style:style style:name="T35" style:family="text">
      <style:text-properties style:font-size-complex="10pt" style:text-line-through-type="none" style:font-size-asian="10pt" style:text-position="0% 100%" fo:color="#000000" style:font-weight-complex="normal" style:text-underline-style="none" style:text-underline-color="font-color" fo:font-weight="normal" fo:font-size="10pt" fo:text-shadow="none" style:text-outline="false" style:font-weight-asian="normal" style:font-style-complex="italic" fo:font-style="italic" style:font-name-complex="Times New Roman" style:font-style-asian="italic" style:font-name="Times New Roman"/>
    </style:style>
    <style:style style:name="T36" style:family="text">
      <style:text-properties style:font-size-complex="10pt" style:text-line-through-type="none" style:font-size-asian="10pt" fo:color="#000000" style:font-weight-complex="normal" style:text-underline-style="none" style:text-underline-color="font-color" fo:font-weight="normal" fo:font-size="10pt" fo:text-shadow="none" style:text-outline="false" style:font-weight-asian="normal" style:font-style-complex="italic" fo:font-style="italic" style:font-name-complex="Times New Roman" style:font-style-asian="italic" style:font-name="Times New Roman" style:text-position="-33% 58%"/>
    </style:style>
    <style:style style:name="T37" style:family="text">
      <style:text-properties style:font-size-complex="10pt" style:text-line-through-type="none" style:font-size-asian="10pt" fo:color="#000000" style:font-weight-complex="normal" style:text-underline-style="none" style:text-underline-color="font-color" fo:font-weight="normal" fo:font-size="10pt" fo:text-shadow="none" style:text-outline="false" style:font-weight-asian="normal" style:font-style-complex="italic" fo:font-style="italic" style:font-name-complex="Times New Roman" style:font-style-asian="italic" style:font-name="Times New Roman" style:text-position="0% 100%"/>
    </style:style>
    <style:style style:name="T38" style:family="text">
      <style:text-properties fo:color="#000000"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39" style:family="text">
      <style:text-properties fo:color="#000000" style:font-name="Calibri"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33% 58%"/>
    </style:style>
    <style:style style:name="T40" style:family="text">
      <style:text-properties fo:color="#000000" style:font-name="Calibri"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0% 100%"/>
    </style:style>
    <style:style style:name="T41" style:family="text">
      <style:text-properties style:font-name="Calibri" style:font-style-complex="norm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color="#000000"/>
    </style:style>
    <style:style style:name="T42" style:family="text">
      <style:text-properties style:font-name="Calibri" style:font-style-complex="norm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fo:color="#000000" style:text-position="-33% 58%"/>
    </style:style>
    <style:style style:name="T43" style:family="text">
      <style:text-properties style:font-name="Calibri" style:font-style-complex="normal"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fo:color="#000000" style:text-position="0% 100%"/>
    </style:style>
    <style:style style:name="T44" style:family="text">
      <style:text-properties fo:color="#a6a6a6"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5" style:family="text">
      <style:text-properties style:font-name="Times New Roman" style:font-style-complex="italic" style:font-style-asian="italic" style:font-weight-complex="bold" style:font-weight-asian="bold" style:font-size-complex="11pt" style:font-size-asian="11pt" style:font-name-complex="Times New Roman" fo:color="#8064a2" style:text-position="0% 100%" style:text-outline="false" fo:font-style="italic" style:text-line-through-type="none" style:text-underline-style="none" style:text-underline-color="font-color" fo:font-weight="bold" fo:font-size="11pt" fo:text-shadow="none"/>
    </style:style>
    <style:style style:name="T46" style:family="text">
      <style:text-properties style:font-name="Times New Roman" style:font-style-complex="italic" style:font-style-asian="italic" style:font-weight-complex="bold" style:font-weight-asian="bold" style:font-size-complex="11pt" style:font-size-asian="11pt" style:font-name-complex="Times New Roman" fo:color="#8064a2" style:text-outline="false" fo:font-style="italic" style:text-line-through-type="none" style:text-underline-style="none" style:text-underline-color="font-color" fo:font-weight="bold" fo:font-size="11pt" fo:text-shadow="none" style:text-position="-33% 58%"/>
    </style:style>
    <style:style style:name="T47" style:family="text">
      <style:text-properties style:font-name="Times New Roman" style:font-style-complex="italic" style:font-style-asian="italic" style:font-weight-complex="normal" style:font-weight-asian="normal" style:font-size-complex="11pt" style:font-size-asian="11pt" style:font-name-complex="Times New Roman" fo:color="#8064a2" style:text-position="0% 100%" style:text-outline="false" fo:font-style="italic" style:text-line-through-type="none" style:text-underline-style="none" style:text-underline-color="font-color" fo:font-weight="normal" fo:font-size="11pt" fo:text-shadow="none"/>
    </style:style>
    <style:style style:name="T48" style:family="text">
      <style:text-properties style:font-name="Times New Roman" style:font-style-complex="italic" style:font-style-asian="italic" style:font-weight-complex="normal" style:font-weight-asian="normal" style:font-size-complex="11pt" style:font-size-asian="11pt" style:font-name-complex="Times New Roman" fo:color="#8064a2" style:text-outline="false" fo:font-style="italic" style:text-line-through-type="none" style:text-underline-style="none" style:text-underline-color="font-color" fo:font-weight="normal" fo:font-size="11pt" fo:text-shadow="none" style:text-position="-33% 58%"/>
    </style:style>
    <style:style style:name="T49" style:family="text">
      <style:text-properties style:font-name="Times New Roman" style:font-style-complex="italic" style:font-style-asian="italic" style:font-weight-complex="normal" style:font-weight-asian="normal" style:font-size-complex="11pt" style:font-size-asian="11pt" style:font-name-complex="Times New Roman" fo:color="#a6a6a6" style:text-position="0% 100%" style:text-outline="false" fo:font-style="italic" style:text-line-through-type="none" style:text-underline-style="none" style:text-underline-color="font-color" fo:font-weight="normal" fo:font-size="11pt" fo:text-shadow="none"/>
    </style:style>
    <style:style style:name="T50" style:family="text">
      <style:text-properties style:font-name="Times New Roman" style:font-style-complex="italic" style:font-style-asian="italic" style:font-weight-complex="normal" style:font-weight-asian="normal" style:font-size-complex="11pt" style:font-size-asian="11pt" style:font-name-complex="Times New Roman" fo:color="#a6a6a6" style:text-outline="false" fo:font-style="italic" style:text-line-through-type="none" style:text-underline-style="none" style:text-underline-color="font-color" fo:font-weight="normal" fo:font-size="11pt" fo:text-shadow="none" style:text-position="-33% 58%"/>
    </style:style>
    <style:style style:name="T51" style:family="text">
      <style:text-properties style:font-name="Times New Roman" style:font-style-complex="italic" style:font-style-asian="italic" style:font-weight-complex="normal" style:font-weight-asian="normal" style:font-size-complex="11pt" style:font-size-asian="11pt" style:font-name-complex="Times New Roman" fo:color="#808080" style:text-position="0% 100%" style:text-outline="false" fo:font-style="italic" style:text-line-through-type="none" style:text-underline-style="none" style:text-underline-color="font-color" fo:font-weight="normal" fo:font-size="11pt" fo:text-shadow="none"/>
    </style:style>
    <style:style style:name="T52" style:family="text">
      <style:text-properties style:font-name="Times New Roman" style:font-style-complex="italic" style:font-style-asian="italic" style:font-weight-complex="normal" style:font-weight-asian="normal" style:font-size-complex="11pt" style:font-size-asian="11pt" style:font-name-complex="Times New Roman" fo:color="#808080" style:text-outline="false" fo:font-style="italic" style:text-line-through-type="none" style:text-underline-style="none" style:text-underline-color="font-color" fo:font-weight="normal" fo:font-size="11pt" fo:text-shadow="none" style:text-position="-33% 58%"/>
    </style:style>
  </office:automatic-styles>
  <office:body>
    <office:spreadsheet>
      <table:calculation-settings table:case-sensitive="false" table:automatic-find-labels="false" table:use-regular-expressions="false" table:use-wildcards="true">
        <table:iteration table:status="enable"/>
      </table:calculation-settings>
      <table:content-validations>
        <table:content-validation table:name="val1" table:condition="of:cell-content-is-in-list(list_mounting)" table:allow-empty-cell="true" table:display-list="unsorted" table:base-cell-address="Parameters.C68">
          <table:help-message table:display="true"/>
          <table:error-message table:message-type="stop" table:display="true"/>
        </table:content-validation>
        <table:content-validation table:name="val2" table:condition="of:cell-content-is-in-list(list_materials)" table:allow-empty-cell="true" table:display-list="unsorted" table:base-cell-address="Parameters.D5">
          <table:help-message table:display="true"/>
          <table:error-message table:message-type="stop" table:display="true"/>
        </table:content-validation>
        <table:content-validation table:name="val3" table:condition="of:cell-content-is-in-list(&quot;De Soto (inverse)&quot;;&quot;PVsyst (exponential)&quot;)" table:allow-empty-cell="true" table:display-list="unsorted" table:base-cell-address="Parameters.D45">
          <table:help-message table:display="true"/>
          <table:error-message table:message-type="stop" table:display="true"/>
        </table:content-validation>
        <table:content-validation table:name="val4" table:condition="of:cell-content-is-in-list(&quot;Bishop (1988) (exponential)&quot;;&quot;Alonso-García &amp; Ruiz (2006)&quot;;&quot;PVsyst (quadratic)&quot;)" table:allow-empty-cell="true" table:display-list="unsorted" table:base-cell-address="Parameters.D50">
          <table:help-message table:display="true"/>
          <table:error-message table:message-type="stop" table:display="true"/>
        </table:content-validation>
        <table:content-validation table:name="val5" table:condition="of:cell-content-is-in-list(&quot;Uval&quot;;&quot;SAPM&quot;)" table:allow-empty-cell="true" table:display-list="unsorted" table:base-cell-address="Mod_Curves.D56">
          <table:help-message table:display="true"/>
          <table:error-message table:message-type="stop" table:display="true"/>
        </table:content-validation>
      </table:content-validations>
      <table:table table:name="Parameters" table:style-name="ta2">
        <office:forms form:automatic-focus="false" form:apply-design-mode="false"/>
        <table:table-column table:style-name="co5" table:default-cell-style-name="ce2"/>
        <table:table-column table:style-name="co6" table:default-cell-style-name="ce41"/>
        <table:table-column table:style-name="co7" table:default-cell-style-name="ce41"/>
        <table:table-column table:style-name="co4" table:number-columns-repeated="3" table:default-cell-style-name="ce41"/>
        <table:table-column table:style-name="co4" table:default-cell-style-name="ce283"/>
        <table:table-column table:style-name="co4" table:default-cell-style-name="ce94"/>
        <table:table-column table:style-name="co8" table:default-cell-style-name="ce41"/>
        <table:table-column table:style-name="co9" table:default-cell-style-name="ce41"/>
        <table:table-column table:style-name="co10" table:default-cell-style-name="ce29"/>
        <table:table-column table:style-name="co11" table:default-cell-style-name="Default"/>
        <table:table-column table:style-name="co12" table:default-cell-style-name="Default"/>
        <table:table-column table:style-name="co16" table:default-cell-style-name="Default"/>
        <table:table-column table:style-name="co12" table:default-cell-style-name="Default"/>
        <table:table-column table:style-name="co4" table:default-cell-style-name="Default"/>
        <table:table-column table:style-name="co4" table:default-cell-style-name="ce41"/>
        <table:table-column table:style-name="co17" table:default-cell-style-name="ce41"/>
        <table:table-column table:style-name="co4" table:default-cell-style-name="ce41"/>
        <table:table-column table:style-name="co7" table:number-columns-repeated="6" table:default-cell-style-name="ce41"/>
        <table:table-column table:style-name="co4" table:number-columns-repeated="39" table:default-cell-style-name="ce41"/>
        <table:table-row table:style-name="ro3">
          <table:table-cell table:number-columns-repeated="64"/>
        </table:table-row>
        <table:table-row table:style-name="ro4">
          <table:table-cell table:style-name="ce3" table:formula="of:=IFERROR(MATCH([.B2];dbheaders;0);&quot;&quot;)">
            <text:p/>
          </table:table-cell>
          <table:table-cell table:style-name="ce5" office:value-type="string" calcext:value-type="string">
            <text:p>name</text:p>
          </table:table-cell>
          <table:table-cell table:style-name="ce26" office:value-type="string" calcext:value-type="string" table:number-columns-spanned="7" table:number-rows-spanned="1">
            <office:annotation draw:style-name="gr3" draw:text-style-name="P4" svg:width="59.06mm" svg:height="21.69mm" svg:x="165.05mm" svg:y="5.39mm" draw:caption-point-x="0mm" draw:caption-point-y="0mm">
              <dc:creator>MHA</dc:creator>
              <dc:date>2020-08-20T00:00:00</dc:date>
              <text:p text:style-name="P3"><text:span text:style-name="T2">Martin:</text:span></text:p>
              <text:p text:style-name="P3"><text:span text:style-name="T4">If the text in this field matches exactly the file name ("xx.PAN") of a module listed in the "Database" sheet, then all available parameters will be loaded in the "Data" column</text:span></text:p>
            </office:annotation>
            <text:p>FirstSolar_FS395_plus</text:p>
          </table:table-cell>
          <table:covered-table-cell table:number-columns-repeated="3" table:style-name="ce39"/>
          <table:covered-table-cell table:style-name="ce284"/>
          <table:covered-table-cell table:number-columns-repeated="2" table:style-name="ce39"/>
          <table:table-cell table:style-name="Default"/>
          <table:table-cell table:style-name="ce21"/>
          <table:table-cell table:number-columns-repeated="3"/>
          <table:table-cell table:style-name="Excel_20_Built-in_20_Percent"/>
          <table:table-cell table:number-columns-repeated="2"/>
          <table:table-cell table:style-name="ce132"/>
          <table:table-cell/>
          <table:table-cell table:style-name="ce190"/>
          <table:table-cell table:style-name="ce181"/>
          <table:table-cell table:style-name="ce190"/>
          <table:table-cell table:style-name="ce181"/>
          <table:table-cell table:style-name="ce190"/>
          <table:table-cell table:style-name="ce181"/>
          <table:table-cell table:number-columns-repeated="39"/>
        </table:table-row>
        <table:table-row table:style-name="ro3">
          <table:table-cell table:style-name="ce3"/>
          <table:table-cell table:style-name="ce5"/>
          <table:table-cell table:style-name="ce13"/>
          <table:table-cell table:style-name="ce20"/>
          <table:table-cell table:style-name="ce44"/>
          <table:table-cell table:style-name="ce20"/>
          <table:table-cell table:style-name="ce285"/>
          <table:table-cell table:style-name="ce20" table:number-columns-repeated="2"/>
          <table:table-cell table:style-name="ce127"/>
          <table:table-cell table:style-name="ce21"/>
          <table:table-cell table:style-name="ce338" table:number-columns-repeated="2"/>
          <table:table-cell table:style-name="ce364" table:number-columns-repeated="3"/>
          <table:table-cell/>
          <table:table-cell table:style-name="ce132"/>
          <table:table-cell/>
          <table:table-cell table:style-name="ce190"/>
          <table:table-cell table:style-name="ce181"/>
          <table:table-cell table:style-name="ce190"/>
          <table:table-cell table:style-name="ce181"/>
          <table:table-cell table:style-name="ce190"/>
          <table:table-cell table:style-name="ce181"/>
          <table:table-cell table:number-columns-repeated="39"/>
        </table:table-row>
        <table:table-row table:style-name="ro4">
          <table:table-cell table:style-name="ce3" table:formula="of:=IFERROR(MATCH([.B4];dbheaders;0);&quot;&quot;)">
            <text:p/>
          </table:table-cell>
          <table:table-cell/>
          <table:table-cell table:style-name="ce28"/>
          <table:table-cell table:style-name="ce21" office:value-type="string" calcext:value-type="string">
            <office:annotation draw:style-name="gr4" draw:text-style-name="P4" svg:width="71.62mm" svg:height="41.27mm" svg:x="79.67mm" svg:y="16.67mm" draw:caption-point-x="-3.54mm" draw:caption-point-y="3.27mm">
              <dc:creator>MHA</dc:creator>
              <dc:date>2020-08-20T00:00:00</dc:date>
              <text:p text:style-name="P3"><text:span text:style-name="T2">Martin:</text:span></text:p>
              <text:p text:style-name="P3"><text:span text:style-name="T4">The highlighted cells are the only ones that the user should modify in order to fully represent the module. Any value in this column will override available values in the "Data" and "Defaults" columns.</text:span></text:p>
              <text:p text:style-name="P3"><text:span text:style-name="T4">Cells in a darker color are frequently not available from the PAN file, and should always be checked. Cells in red/orange are critical parameters required from the user.</text:span></text:p>
            </office:annotation>
            <text:p>User</text:p>
          </table:table-cell>
          <table:table-cell table:style-name="ce45" office:value-type="string" calcext:value-type="string">
            <text:p>Data</text:p>
          </table:table-cell>
          <table:table-cell table:style-name="ce61" office:value-type="string" calcext:value-type="string">
            <office:annotation draw:style-name="gr5" draw:text-style-name="P4" svg:width="38.98mm" svg:height="27.25mm" svg:x="111.41mm" svg:y="19.94mm" draw:caption-point-x="0mm" draw:caption-point-y="0mm">
              <dc:creator>MHA</dc:creator>
              <dc:date>2020-08-20T00:00:00</dc:date>
              <text:p text:style-name="P3"><text:span text:style-name="T2">Martin:</text:span></text:p>
              <text:p text:style-name="P3"><text:span text:style-name="T4">Default values, according to PVsyst documentation and hiddern parameters</text:span></text:p>
            </office:annotation>
            <text:p>Default</text:p>
          </table:table-cell>
          <table:table-cell table:style-name="ce286" office:value-type="string" calcext:value-type="string">
            <office:annotation draw:style-name="gr6" draw:text-style-name="P4" svg:width="35.67mm" svg:height="36.78mm" svg:x="129.05mm" svg:y="19.94mm" draw:caption-point-x="0mm" draw:caption-point-y="0mm">
              <dc:creator>MHA</dc:creator>
              <dc:date>2020-08-20T00:00:00</dc:date>
              <text:p text:style-name="P3"><text:span text:style-name="T2">Martin:</text:span></text:p>
              <text:p text:style-name="P3"><text:span text:style-name="T4">These are the parameters which will actually be used in the model. They're chosen from the three columns on the left, with priority User &gt; Data &gt; Default</text:span></text:p>
            </office:annotation>
            <text:p>Final</text:p>
          </table:table-cell>
          <table:table-cell table:style-name="ce95" office:value-type="string" calcext:value-type="string">
            <office:annotation draw:style-name="gr7" draw:text-style-name="P4" svg:width="35.03mm" svg:height="23.81mm" svg:x="146.79mm" svg:y="16.67mm" draw:caption-point-x="-0.1mm" draw:caption-point-y="3.27mm">
              <dc:creator>MHA</dc:creator>
              <dc:date>2020-08-20T00:00:00</dc:date>
              <text:p text:style-name="P3"><text:span text:style-name="T2">Martin:</text:span></text:p>
              <text:p text:style-name="P3"><text:span text:style-name="T4">With the parameters in the "Final" column, these are the results from the model</text:span></text:p>
            </office:annotation>
            <text:p>Model</text:p>
          </table:table-cell>
          <table:table-cell table:number-columns-repeated="5"/>
          <table:table-cell table:style-name="ce365" office:value-type="string" calcext:value-type="string">
            <office:annotation draw:style-name="gr8" draw:text-style-name="P4" svg:width="37.45mm" svg:height="18.41mm" svg:x="325.15mm" svg:y="22.41mm" draw:caption-point-x="-3.01mm" draw:caption-point-y="-2.47mm">
              <dc:creator>MHA</dc:creator>
              <dc:date>2020-08-21T00:00:00</dc:date>
              <text:p text:style-name="P3"><text:span text:style-name="T2">Martin:</text:span></text:p>
              <text:p text:style-name="P3"><text:span text:style-name="T4">Change operating conditions (G, Tc) to test the model under different circumstances.</text:span></text:p>
            </office:annotation>
            <text:p>OP</text:p>
          </table:table-cell>
          <table:table-cell table:style-name="ce365" office:value-type="string" calcext:value-type="string">
            <text:p>STC</text:p>
          </table:table-cell>
          <table:table-cell table:style-name="ce365" office:value-type="string" calcext:value-type="string">
            <text:p>NOC</text:p>
          </table:table-cell>
          <table:table-cell/>
          <table:table-cell table:style-name="ce132"/>
          <table:table-cell/>
          <table:table-cell table:style-name="ce190" table:formula="of:=[.N4]&amp;&quot;: &quot;&amp;[.N5]&amp;&quot;W/m², &quot;&amp;TEXT([.N10];&quot;0.0&quot;) &amp; &quot;°C&quot;" office:value-type="string" office:string-value="OP: 200W/m², 25.0°C" calcext:value-type="string">
            <text:p>OP: 200W/m², 25.0°C</text:p>
          </table:table-cell>
          <table:table-cell table:style-name="ce411"/>
          <table:table-cell table:style-name="ce190" table:formula="of:=[.O4]&amp;&quot;: &quot;&amp;[.O5]&amp;&quot;W/m², &quot;&amp;TEXT([.O10];&quot;0.0&quot;)&amp;&quot;°C&quot;" office:value-type="string" office:string-value="STC: 1000W/m², 25.0°C" calcext:value-type="string">
            <text:p>STC: 1000W/m², 25.0°C</text:p>
          </table:table-cell>
          <table:table-cell table:style-name="ce411"/>
          <table:table-cell table:style-name="ce190" table:formula="of:=[.P4]&amp;&quot;: &quot;&amp;[.P5]&amp;&quot;W/m², &quot;&amp;TEXT(NOCT;&quot;0.0&quot;)&amp;&quot;°C&quot;" office:value-type="string" office:string-value="NOC: 800W/m², 44.0°C" calcext:value-type="string">
            <text:p>NOC: 800W/m², 44.0°C</text:p>
          </table:table-cell>
          <table:table-cell table:style-name="ce411"/>
          <table:table-cell table:number-columns-repeated="39"/>
        </table:table-row>
        <table:table-row table:style-name="ro6">
          <table:table-cell table:style-name="ce3" table:formula="of:=IFERROR(MATCH([.B5];dbheaders;0);&quot;&quot;)">
            <text:p/>
          </table:table-cell>
          <table:table-cell table:style-name="ce5" office:value-type="string" calcext:value-type="string">
            <text:p>material</text:p>
          </table:table-cell>
          <table:table-cell table:style-name="ce30"/>
          <table:table-cell table:style-name="ce93" table:content-validation-name="val2"/>
          <table:table-cell table:style-name="ce44" office:value-type="string" calcext:value-type="string">
            <text:p>CdTe</text:p>
          </table:table-cell>
          <table:table-cell table:style-name="ce62"/>
          <table:table-cell table:style-name="ce287" table:formula="of:=IF([.D5]&lt;&gt;&quot;&quot;;[.D5];IF(AND([.E5]&lt;&gt;&quot;&quot;;[.E5]&lt;&gt;&quot;NA&quot;);[.E5];[.F5]))" office:value-type="string" office:string-value="CdTe" calcext:value-type="string">
            <text:p>CdTe</text:p>
          </table:table-cell>
          <table:table-cell table:style-name="ce96"/>
          <table:table-cell table:style-name="ce119"/>
          <table:table-cell table:style-name="ce128" office:value-type="string" calcext:value-type="string">
            <text:p>Semiconductor type (technology)</text:p>
          </table:table-cell>
          <table:table-cell/>
          <table:table-cell table:style-name="ce339" office:value-type="string" calcext:value-type="string">
            <text:p>G</text:p>
          </table:table-cell>
          <table:table-cell table:style-name="ce352" office:value-type="string" calcext:value-type="string">
            <text:p>G</text:p>
          </table:table-cell>
          <table:table-cell table:style-name="ce366" office:value-type="float" office:value="200" calcext:value-type="float">
            <text:p>200</text:p>
          </table:table-cell>
          <table:table-cell table:style-name="ce477" table:formula="of:=G_ref" office:value-type="float" office:value="1000" calcext:value-type="float">
            <text:p>1000</text:p>
          </table:table-cell>
          <table:table-cell table:style-name="ce475" table:formula="of:=GNOC" office:value-type="float" office:value="800" calcext:value-type="float">
            <text:p>800</text:p>
          </table:table-cell>
          <table:table-cell table:style-name="ce120" office:value-type="string" calcext:value-type="string">
            <text:p>W/m²</text:p>
          </table:table-cell>
          <table:table-cell table:style-name="ce128" office:value-type="string" calcext:value-type="string">
            <text:p>Reference Irradiance</text:p>
          </table:table-cell>
          <table:table-cell/>
          <table:table-cell table:style-name="ce181" office:value-type="string" calcext:value-type="string">
            <text:p>V</text:p>
          </table:table-cell>
          <table:table-cell table:style-name="ce181" office:value-type="string" calcext:value-type="string">
            <text:p>I</text:p>
          </table:table-cell>
          <table:table-cell table:style-name="ce181" office:value-type="string" calcext:value-type="string">
            <text:p>V</text:p>
          </table:table-cell>
          <table:table-cell table:style-name="ce181" office:value-type="string" calcext:value-type="string">
            <text:p>I</text:p>
          </table:table-cell>
          <table:table-cell table:style-name="ce181" office:value-type="string" calcext:value-type="string">
            <text:p>V</text:p>
          </table:table-cell>
          <table:table-cell table:style-name="ce181" office:value-type="string" calcext:value-type="string">
            <text:p>I</text:p>
          </table:table-cell>
          <table:table-cell table:number-columns-repeated="39"/>
        </table:table-row>
        <table:table-row table:style-name="ro6">
          <table:table-cell table:style-name="ce3" table:formula="of:=IFERROR(MATCH([.B6];dbheaders;0);&quot;&quot;)">
            <text:p/>
          </table:table-cell>
          <table:table-cell table:style-name="ce5" office:value-type="string" calcext:value-type="string">
            <text:p>isCPV</text:p>
          </table:table-cell>
          <table:table-cell table:style-name="ce15"/>
          <table:table-cell table:style-name="ce239"/>
          <table:table-cell table:style-name="ce44"/>
          <table:table-cell table:style-name="ce63" office:value-type="float" office:value="0" calcext:value-type="float">
            <text:p>0</text:p>
          </table:table-cell>
          <table:table-cell table:style-name="ce287" table:formula="of:=IF([.D6]&lt;&gt;&quot;&quot;;[.D6];IF(AND([.E6]&lt;&gt;&quot;&quot;;[.E6]&lt;&gt;&quot;NA&quot;);[.E6];[.F6]))" office:value-type="float" office:value="0" calcext:value-type="float">
            <text:p>0</text:p>
          </table:table-cell>
          <table:table-cell table:style-name="ce97"/>
          <table:table-cell table:style-name="ce120" office:value-type="string" calcext:value-type="string">
            <text:p>[bool.]</text:p>
          </table:table-cell>
          <table:table-cell table:style-name="ce128" office:value-type="string" calcext:value-type="string">
            <text:p>Determines whether diffuse irradiance is to be ignored</text:p>
          </table:table-cell>
          <table:table-cell/>
          <table:table-cell table:style-name="ce339" office:value-type="string" calcext:value-type="string">
            <text:p>Ta0</text:p>
          </table:table-cell>
          <table:table-cell table:style-name="ce352" office:value-type="string" calcext:value-type="string">
            <text:p><text:span text:style-name="T5">T</text:span><text:span text:style-name="T6">a</text:span></text:p>
          </table:table-cell>
          <table:table-cell table:style-name="ce367" office:value-type="float" office:value="20" calcext:value-type="float">
            <office:annotation draw:style-name="gr9" draw:text-style-name="P4" svg:width="48.13mm" svg:height="35.45mm" svg:x="227.96mm" svg:y="42.06mm" draw:caption-point-x="94.18mm" draw:caption-point-y="-6.51mm">
              <dc:creator>MHA</dc:creator>
              <dc:date>2020-08-21T00:00:00</dc:date>
              <text:p text:style-name="P3"><text:span text:style-name="T2">Martin:</text:span></text:p>
              <text:p text:style-name="P3"><text:span text:style-name="T4">To test the temperature model, change Ta and vw, and make Tc = Tc,model (by circular reference, or manual iteration).</text:span></text:p>
              <text:p text:style-name="P3"><text:span text:style-name="T4">If you only care about cell temperature, then set its value directly, and ignore the rest</text:span></text:p>
            </office:annotation>
            <text:p>20</text:p>
          </table:table-cell>
          <table:table-cell table:style-name="ce174"/>
          <table:table-cell table:style-name="ce475" table:formula="of:=TaNOC" office:value-type="float" office:value="20" calcext:value-type="float">
            <text:p>20</text:p>
          </table:table-cell>
          <table:table-cell table:style-name="ce120" office:value-type="string" calcext:value-type="string">
            <text:p>°C</text:p>
          </table:table-cell>
          <table:table-cell table:style-name="ce128" office:value-type="string" calcext:value-type="string">
            <text:p>Reference Ambient Temperature</text:p>
          </table:table-cell>
          <table:table-cell/>
          <table:table-cell table:style-name="ce191" office:value-type="float" office:value="0" calcext:value-type="float">
            <text:p>0.0</text:p>
          </table:table-cell>
          <table:table-cell table:style-name="ce193" table:formula="of:=ONEDIODEMODEL([.T6];[.N$23];[.N$24];[.N$26];Rs;[.N$22];di2mutau;Vbi;0.001)" office:value-type="float" office:value="0.457906366722583" calcext:value-type="float">
            <text:p>0.46</text:p>
          </table:table-cell>
          <table:table-cell table:style-name="ce191" office:value-type="float" office:value="0" calcext:value-type="float">
            <text:p>0.0</text:p>
          </table:table-cell>
          <table:table-cell table:style-name="ce193" table:formula="of:=ONEDIODEMODEL([.V6];[.O$23];[.O$24];[.O$26];Rs;[.O$22];di2mutau;Vbi;0.001)" office:value-type="float" office:value="2.2872088945462" calcext:value-type="float">
            <text:p>2.29</text:p>
          </table:table-cell>
          <table:table-cell table:style-name="ce191" office:value-type="float" office:value="0" calcext:value-type="float">
            <text:p>0.0</text:p>
          </table:table-cell>
          <table:table-cell table:style-name="ce193" table:formula="of:=ONEDIODEMODEL([.X6];[.P$23];[.P$24];[.P$26];Rs;[.P$22];di2mutau;Vbi;0.0001)" office:value-type="float" office:value="1.84372827227295" calcext:value-type="float">
            <text:p>1.84</text:p>
          </table:table-cell>
          <table:table-cell table:number-columns-repeated="39"/>
        </table:table-row>
        <table:table-row table:style-name="ro6">
          <table:table-cell table:style-name="ce3" table:formula="of:=IFERROR(MATCH([.B7];dbheaders;0);&quot;&quot;)">
            <text:p/>
          </table:table-cell>
          <table:table-cell table:style-name="ce5" office:value-type="string" calcext:value-type="string">
            <text:p>Nbpd</text:p>
          </table:table-cell>
          <table:table-cell table:style-name="ce30"/>
          <table:table-cell table:style-name="ce239"/>
          <table:table-cell table:style-name="ce44" office:value-type="float" office:value="4" calcext:value-type="float">
            <text:p>4</text:p>
          </table:table-cell>
          <table:table-cell table:style-name="ce64" office:value-type="float" office:value="3" calcext:value-type="float">
            <text:p>3</text:p>
          </table:table-cell>
          <table:table-cell table:style-name="ce287" table:formula="of:=IF([.D7]&lt;&gt;&quot;&quot;;[.D7];IF(AND([.E7]&lt;&gt;&quot;&quot;;[.E7]&lt;&gt;&quot;NA&quot;);[.E7];[.F7]))" office:value-type="float" office:value="4" calcext:value-type="float">
            <text:p>4</text:p>
          </table:table-cell>
          <table:table-cell table:style-name="ce98"/>
          <table:table-cell/>
          <table:table-cell table:style-name="ce128" office:value-type="string" calcext:value-type="string">
            <text:p>Number of Bypass Diodes per Module</text:p>
          </table:table-cell>
          <table:table-cell/>
          <table:table-cell table:style-name="ce339" office:value-type="string" calcext:value-type="string">
            <text:p>vw0</text:p>
          </table:table-cell>
          <table:table-cell table:style-name="ce352" office:value-type="string" calcext:value-type="string">
            <text:p><text:span text:style-name="T5">v</text:span><text:span text:style-name="T6">w</text:span></text:p>
          </table:table-cell>
          <table:table-cell table:style-name="ce367" office:value-type="float" office:value="1" calcext:value-type="float">
            <text:p>1</text:p>
          </table:table-cell>
          <table:table-cell table:style-name="ce475"/>
          <table:table-cell table:style-name="ce475" table:formula="of:=vwNOC" office:value-type="float" office:value="1" calcext:value-type="float">
            <text:p>1</text:p>
          </table:table-cell>
          <table:table-cell table:style-name="ce120" office:value-type="string" calcext:value-type="string">
            <text:p>m/s</text:p>
          </table:table-cell>
          <table:table-cell table:style-name="ce128" office:value-type="string" calcext:value-type="string">
            <text:p>Reference wind speed</text:p>
          </table:table-cell>
          <table:table-cell/>
          <table:table-cell table:style-name="ce192" table:formula="of:=[.T6]+[.N$16]/50" office:value-type="float" office:value="1.07237102421424" calcext:value-type="float">
            <text:p>1.1</text:p>
          </table:table-cell>
          <table:table-cell table:style-name="ce194" table:formula="of:=ONEDIODEMODEL([.T7];[.N$23];[.N$24];[.N$26];Rs;[.N$22];di2mutau;Vbi;0.001)" office:value-type="float" office:value="0.45763435633659" calcext:value-type="float">
            <text:p>0.46</text:p>
          </table:table-cell>
          <table:table-cell table:style-name="ce192" table:formula="of:=[.V6]+[.O$16]/50" office:value-type="float" office:value="1.16000064207683" calcext:value-type="float">
            <text:p>1.2</text:p>
          </table:table-cell>
          <table:table-cell table:style-name="ce194" table:formula="of:=ONEDIODEMODEL([.V7];[.O$23];[.O$24];[.O$26];Rs;[.O$22];di2mutau;Vbi;0.001)" office:value-type="float" office:value="2.28622587684565" calcext:value-type="float">
            <text:p>2.29</text:p>
          </table:table-cell>
          <table:table-cell table:style-name="ce192" table:formula="of:=[.X6]+[.P$16]/50" office:value-type="float" office:value="1.07346487033677" calcext:value-type="float">
            <text:p>1.1</text:p>
          </table:table-cell>
          <table:table-cell table:style-name="ce194" table:formula="of:=ONEDIODEMODEL([.X7];[.P$23];[.P$24];[.P$26];Rs;[.P$22];di2mutau;Vbi;0.0001)" office:value-type="float" office:value="1.84296330902886" calcext:value-type="float">
            <text:p>1.84</text:p>
          </table:table-cell>
          <table:table-cell table:number-columns-repeated="39"/>
        </table:table-row>
        <table:table-row table:style-name="ro6">
          <table:table-cell table:style-name="ce3" table:formula="of:=IFERROR(MATCH([.B8];dbheaders;0);&quot;&quot;)">
            <text:p/>
          </table:table-cell>
          <table:table-cell table:style-name="ce5" office:value-type="string" calcext:value-type="string">
            <text:p>nJunct</text:p>
          </table:table-cell>
          <table:table-cell table:style-name="ce15" office:value-type="string" calcext:value-type="string">
            <text:p><text:span text:style-name="T5">n</text:span><text:span text:style-name="T6">junct </text:span></text:p>
          </table:table-cell>
          <table:table-cell table:style-name="ce239"/>
          <table:table-cell table:style-name="ce262"/>
          <table:table-cell table:style-name="ce65" office:value-type="float" office:value="1" calcext:value-type="float">
            <text:p>1</text:p>
          </table:table-cell>
          <table:table-cell table:style-name="ce288" table:formula="of:=IF([.D8]&lt;&gt;&quot;&quot;;[.D8];IF(AND([.E8]&lt;&gt;&quot;&quot;;[.E8]&lt;&gt;&quot;NA&quot;);[.E8];[.F8]))" office:value-type="float" office:value="1" calcext:value-type="float">
            <text:p>1</text:p>
          </table:table-cell>
          <table:table-cell table:style-name="ce99"/>
          <table:table-cell table:style-name="ce120"/>
          <table:table-cell table:style-name="ce128" office:value-type="string" calcext:value-type="string">
            <text:p>Number of pn junctions</text:p>
          </table:table-cell>
          <table:table-cell/>
          <table:table-cell table:style-name="ce339" office:value-type="string" calcext:value-type="string">
            <text:p>AM</text:p>
          </table:table-cell>
          <table:table-cell table:style-name="ce352" office:value-type="string" calcext:value-type="string">
            <text:p>AM</text:p>
          </table:table-cell>
          <table:table-cell table:style-name="ce367" office:value-type="float" office:value="1.5" calcext:value-type="float">
            <text:p>1.5</text:p>
          </table:table-cell>
          <table:table-cell table:number-columns-repeated="2" table:style-name="ce388" office:value-type="float" office:value="1.5" calcext:value-type="float">
            <text:p>1.5</text:p>
          </table:table-cell>
          <table:table-cell/>
          <table:table-cell table:style-name="ce128" office:value-type="string" calcext:value-type="string">
            <text:p>Air Mass at NOC</text:p>
          </table:table-cell>
          <table:table-cell/>
          <table:table-cell table:style-name="ce192" table:formula="of:=[.T7]+[.N$16]/50" office:value-type="float" office:value="2.14474204842849" calcext:value-type="float">
            <text:p>2.1</text:p>
          </table:table-cell>
          <table:table-cell table:style-name="ce194" table:formula="of:=ONEDIODEMODEL([.T8];[.N$23];[.N$24];[.N$26];Rs;[.N$22];di2mutau;Vbi;0.001)" office:value-type="float" office:value="0.457358435364835" calcext:value-type="float">
            <text:p>0.46</text:p>
          </table:table-cell>
          <table:table-cell table:style-name="ce192" table:formula="of:=[.V7]+[.O$16]/50" office:value-type="float" office:value="2.32000128415367" calcext:value-type="float">
            <text:p>2.3</text:p>
          </table:table-cell>
          <table:table-cell table:style-name="ce194" table:formula="of:=ONEDIODEMODEL([.V8];[.O$23];[.O$24];[.O$26];Rs;[.O$22];di2mutau;Vbi;0.001)" office:value-type="float" office:value="2.28521588913336" calcext:value-type="float">
            <text:p>2.29</text:p>
          </table:table-cell>
          <table:table-cell table:style-name="ce192" table:formula="of:=[.X7]+[.P$16]/50" office:value-type="float" office:value="2.14692974067354" calcext:value-type="float">
            <text:p>2.1</text:p>
          </table:table-cell>
          <table:table-cell table:style-name="ce194" table:formula="of:=ONEDIODEMODEL([.X8];[.P$23];[.P$24];[.P$26];Rs;[.P$22];di2mutau;Vbi;0.0001)" office:value-type="float" office:value="1.84218052128715" calcext:value-type="float">
            <text:p>1.84</text:p>
          </table:table-cell>
          <table:table-cell table:number-columns-repeated="39"/>
        </table:table-row>
        <table:table-row table:style-name="ro6">
          <table:table-cell table:style-name="ce3" table:formula="of:=IFERROR(MATCH([.B9];dbheaders;0);&quot;&quot;)">
            <text:p/>
          </table:table-cell>
          <table:table-cell table:style-name="ce5" office:value-type="string" calcext:value-type="string">
            <text:p>length</text:p>
          </table:table-cell>
          <table:table-cell table:style-name="ce30"/>
          <table:table-cell table:style-name="ce239"/>
          <table:table-cell table:style-name="ce44" office:value-type="float" office:value="1200" calcext:value-type="float">
            <text:p>1200</text:p>
          </table:table-cell>
          <table:table-cell table:style-name="ce241"/>
          <table:table-cell table:style-name="ce288" table:formula="of:=IF([.D9]&lt;&gt;&quot;&quot;;[.D9];IF(AND([.E9]&lt;&gt;&quot;&quot;;[.E9]&lt;&gt;&quot;NA&quot;);[.E9];[.F9]))" office:value-type="float" office:value="1200" calcext:value-type="float">
            <text:p>1200</text:p>
          </table:table-cell>
          <table:table-cell/>
          <table:table-cell table:style-name="ce120" office:value-type="string" calcext:value-type="string">
            <text:p>mm</text:p>
          </table:table-cell>
          <table:table-cell table:style-name="ce128" office:value-type="string" calcext:value-type="string">
            <text:p>Module length</text:p>
          </table:table-cell>
          <table:table-cell/>
          <table:table-cell table:style-name="ce340"/>
          <table:table-cell table:style-name="ce353" office:value-type="string" calcext:value-type="string">
            <text:p><text:span text:style-name="T45">T</text:span><text:span text:style-name="T46">c,model</text:span></text:p>
          </table:table-cell>
          <table:table-cell table:style-name="ce368" table:formula="of:=IF(TempModel=&quot;Uval&quot;;[.N6]+[.N5]*absort*(1-[.N18])/(Uconst+[.N7]*Uwind);[.N5]*(EXP(a_wind+b_wind*[.N7]))+[.N6]+[.N5]/G_ref*delT)" office:value-type="float" office:value="26.4645008185002" calcext:value-type="float">
            <text:p>26.5</text:p>
          </table:table-cell>
          <table:table-cell table:style-name="ce368"/>
          <table:table-cell table:style-name="ce368" table:formula="of:=IF(TempModel=&quot;Uval&quot;;[.P6]+[.P5]*absort*(1-[.P18])/(Uconst+[.P7]*Uwind);[.P5]*(EXP(a_wind+b_wind*[.P7]))+[.P6]+[.P5]/G_ref*delT)" office:value-type="float" office:value="45.8580032740008" calcext:value-type="float">
            <text:p>45.9</text:p>
          </table:table-cell>
          <table:table-cell table:style-name="ce178" office:value-type="string" calcext:value-type="string">
            <text:p>°C</text:p>
          </table:table-cell>
          <table:table-cell table:style-name="ce182"/>
          <table:table-cell/>
          <table:table-cell table:style-name="ce192" table:formula="of:=[.T8]+[.N$16]/50" office:value-type="float" office:value="3.21711307264273" calcext:value-type="float">
            <text:p>3.2</text:p>
          </table:table-cell>
          <table:table-cell table:style-name="ce194" table:formula="of:=ONEDIODEMODEL([.T9];[.N$23];[.N$24];[.N$26];Rs;[.N$22];di2mutau;Vbi;0.001)" office:value-type="float" office:value="0.457078399647141" calcext:value-type="float">
            <text:p>0.46</text:p>
          </table:table-cell>
          <table:table-cell table:style-name="ce192" table:formula="of:=[.V8]+[.O$16]/50" office:value-type="float" office:value="3.4800019262305" calcext:value-type="float">
            <text:p>3.5</text:p>
          </table:table-cell>
          <table:table-cell table:style-name="ce194" table:formula="of:=ONEDIODEMODEL([.V9];[.O$23];[.O$24];[.O$26];Rs;[.O$22];di2mutau;Vbi;0.001)" office:value-type="float" office:value="2.28417731847326" calcext:value-type="float">
            <text:p>2.28</text:p>
          </table:table-cell>
          <table:table-cell table:style-name="ce192" table:formula="of:=[.X8]+[.P$16]/50" office:value-type="float" office:value="3.22039461101032" calcext:value-type="float">
            <text:p>3.2</text:p>
          </table:table-cell>
          <table:table-cell table:style-name="ce194" table:formula="of:=ONEDIODEMODEL([.X9];[.P$23];[.P$24];[.P$26];Rs;[.P$22];di2mutau;Vbi;0.0001)" office:value-type="float" office:value="1.84137893503645" calcext:value-type="float">
            <text:p>1.84</text:p>
          </table:table-cell>
          <table:table-cell table:number-columns-repeated="39"/>
        </table:table-row>
        <table:table-row table:style-name="ro6">
          <table:table-cell table:style-name="ce3" table:formula="of:=IFERROR(MATCH([.B10];dbheaders;0);&quot;&quot;)">
            <text:p/>
          </table:table-cell>
          <table:table-cell table:style-name="ce5" office:value-type="string" calcext:value-type="string">
            <text:p>width</text:p>
          </table:table-cell>
          <table:table-cell table:style-name="ce30"/>
          <table:table-cell table:style-name="ce239"/>
          <table:table-cell table:style-name="ce44" office:value-type="float" office:value="600" calcext:value-type="float">
            <text:p>600</text:p>
          </table:table-cell>
          <table:table-cell table:style-name="ce241"/>
          <table:table-cell table:style-name="ce288" table:formula="of:=IF([.D10]&lt;&gt;&quot;&quot;;[.D10];IF(AND([.E10]&lt;&gt;&quot;&quot;;[.E10]&lt;&gt;&quot;NA&quot;);[.E10];[.F10]))" office:value-type="float" office:value="600" calcext:value-type="float">
            <text:p>600</text:p>
          </table:table-cell>
          <table:table-cell/>
          <table:table-cell table:style-name="ce120" office:value-type="string" calcext:value-type="string">
            <text:p>mm</text:p>
          </table:table-cell>
          <table:table-cell table:style-name="ce128" office:value-type="string" calcext:value-type="string">
            <text:p>Module width</text:p>
          </table:table-cell>
          <table:table-cell/>
          <table:table-cell table:style-name="ce339" office:value-type="string" calcext:value-type="string">
            <text:p>Tc</text:p>
          </table:table-cell>
          <table:table-cell table:style-name="ce352" office:value-type="string" calcext:value-type="string">
            <text:p><text:span text:style-name="T5">T</text:span><text:span text:style-name="T6">c</text:span></text:p>
          </table:table-cell>
          <table:table-cell table:style-name="ce369" office:value-type="float" office:value="25" calcext:value-type="float">
            <text:p>25.0</text:p>
          </table:table-cell>
          <table:table-cell table:style-name="ce475" table:formula="of:=Tc_ref" office:value-type="float" office:value="25" calcext:value-type="float">
            <text:p>25</text:p>
          </table:table-cell>
          <table:table-cell table:style-name="ce290" table:formula="of:=IF(ISNUMBER([.P9]);[.P9];50)" office:value-type="float" office:value="45.8580032740008" calcext:value-type="float">
            <text:p>45.9</text:p>
          </table:table-cell>
          <table:table-cell table:style-name="ce120" office:value-type="string" calcext:value-type="string">
            <text:p>°C</text:p>
          </table:table-cell>
          <table:table-cell table:style-name="ce128" office:value-type="string" calcext:value-type="string">
            <text:p>Cell Temperature</text:p>
          </table:table-cell>
          <table:table-cell/>
          <table:table-cell table:style-name="ce192" table:formula="of:=[.T9]+[.N$16]/50" office:value-type="float" office:value="4.28948409685698" calcext:value-type="float">
            <text:p>4.3</text:p>
          </table:table-cell>
          <table:table-cell table:style-name="ce194" table:formula="of:=ONEDIODEMODEL([.T10];[.N$23];[.N$24];[.N$26];Rs;[.N$22];di2mutau;Vbi;0.001)" office:value-type="float" office:value="0.456794030475945" calcext:value-type="float">
            <text:p>0.46</text:p>
          </table:table-cell>
          <table:table-cell table:style-name="ce192" table:formula="of:=[.V9]+[.O$16]/50" office:value-type="float" office:value="4.64000256830734" calcext:value-type="float">
            <text:p>4.6</text:p>
          </table:table-cell>
          <table:table-cell table:style-name="ce194" table:formula="of:=ONEDIODEMODEL([.V10];[.O$23];[.O$24];[.O$26];Rs;[.O$22];di2mutau;Vbi;0.001)" office:value-type="float" office:value="2.28310842044739" calcext:value-type="float">
            <text:p>2.28</text:p>
          </table:table-cell>
          <table:table-cell table:style-name="ce192" table:formula="of:=[.X9]+[.P$16]/50" office:value-type="float" office:value="4.29385948134709" calcext:value-type="float">
            <text:p>4.3</text:p>
          </table:table-cell>
          <table:table-cell table:style-name="ce194" table:formula="of:=ONEDIODEMODEL([.X10];[.P$23];[.P$24];[.P$26];Rs;[.P$22];di2mutau;Vbi;0.0001)" office:value-type="float" office:value="1.84055750223027" calcext:value-type="float">
            <text:p>1.84</text:p>
          </table:table-cell>
          <table:table-cell table:number-columns-repeated="39"/>
        </table:table-row>
        <table:table-row table:style-name="ro6">
          <table:table-cell table:style-name="ce3" table:formula="of:=IFERROR(MATCH([.B11];dbheaders;0);&quot;&quot;)">
            <text:p/>
          </table:table-cell>
          <table:table-cell table:style-name="ce5" office:value-type="string" calcext:value-type="string">
            <text:p>area</text:p>
          </table:table-cell>
          <table:table-cell table:style-name="ce15" office:value-type="string" calcext:value-type="string">
            <text:p>A</text:p>
          </table:table-cell>
          <table:table-cell table:style-name="ce25"/>
          <table:table-cell table:style-name="ce47" office:value-type="float" office:value="0.72" calcext:value-type="float">
            <text:p>0.72</text:p>
          </table:table-cell>
          <table:table-cell table:style-name="ce67"/>
          <table:table-cell table:style-name="ce289" table:formula="of:=[.G9]*[.G10]*0.000001" office:value-type="float" office:value="0.72" calcext:value-type="float">
            <text:p>0.720</text:p>
          </table:table-cell>
          <table:table-cell table:style-name="ce100"/>
          <table:table-cell table:style-name="ce120" office:value-type="string" calcext:value-type="string">
            <text:p>m²</text:p>
          </table:table-cell>
          <table:table-cell table:style-name="ce128" office:value-type="string" calcext:value-type="string">
            <text:p>Active PV area</text:p>
          </table:table-cell>
          <table:table-cell/>
          <table:table-cell table:style-name="ce339" office:value-type="string" calcext:value-type="string">
            <text:p>UF</text:p>
          </table:table-cell>
          <table:table-cell table:style-name="ce352" office:value-type="string" calcext:value-type="string">
            <text:p>UF</text:p>
          </table:table-cell>
          <table:table-cell table:number-columns-repeated="3" table:style-name="ce461" office:value-type="float" office:value="1" calcext:value-type="float">
            <text:p>1.0</text:p>
          </table:table-cell>
          <table:table-cell table:style-name="ce179"/>
          <table:table-cell table:style-name="ce132" office:value-type="string" calcext:value-type="string">
            <text:p>Utilization factor</text:p>
          </table:table-cell>
          <table:table-cell/>
          <table:table-cell table:style-name="ce192" table:formula="of:=[.T10]+[.N$16]/50" office:value-type="float" office:value="5.36185512107122" calcext:value-type="float">
            <text:p>5.4</text:p>
          </table:table-cell>
          <table:table-cell table:style-name="ce194" table:formula="of:=ONEDIODEMODEL([.T11];[.N$23];[.N$24];[.N$26];Rs;[.N$22];di2mutau;Vbi;0.001)" office:value-type="float" office:value="0.456505093240541" calcext:value-type="float">
            <text:p>0.46</text:p>
          </table:table-cell>
          <table:table-cell table:style-name="ce192" table:formula="of:=[.V10]+[.O$16]/50" office:value-type="float" office:value="5.80000321038417" calcext:value-type="float">
            <text:p>5.8</text:p>
          </table:table-cell>
          <table:table-cell table:style-name="ce194" table:formula="of:=ONEDIODEMODEL([.V11];[.O$23];[.O$24];[.O$26];Rs;[.O$22];di2mutau;Vbi;0.001)" office:value-type="float" office:value="2.28200730530532" calcext:value-type="float">
            <text:p>2.28</text:p>
          </table:table-cell>
          <table:table-cell table:style-name="ce192" table:formula="of:=[.X10]+[.P$16]/50" office:value-type="float" office:value="5.36732435168386" calcext:value-type="float">
            <text:p>5.4</text:p>
          </table:table-cell>
          <table:table-cell table:style-name="ce194" table:formula="of:=ONEDIODEMODEL([.X11];[.P$23];[.P$24];[.P$26];Rs;[.P$22];di2mutau;Vbi;0.0001)" office:value-type="float" office:value="1.83971509292677" calcext:value-type="float">
            <text:p>1.84</text:p>
          </table:table-cell>
          <table:table-cell table:number-columns-repeated="39"/>
        </table:table-row>
        <table:table-row table:style-name="ro6">
          <table:table-cell table:style-name="ce3" table:formula="of:=IFERROR(MATCH([.B12];dbheaders;0);&quot;&quot;)">
            <text:p/>
          </table:table-cell>
          <table:table-cell table:style-name="ce5" office:value-type="string" calcext:value-type="string">
            <text:p>Ns</text:p>
          </table:table-cell>
          <table:table-cell table:style-name="ce15" office:value-type="string" calcext:value-type="string">
            <text:p><text:span text:style-name="T5">N</text:span><text:span text:style-name="T6">s </text:span></text:p>
          </table:table-cell>
          <table:table-cell table:style-name="ce239"/>
          <table:table-cell table:style-name="ce44" office:value-type="float" office:value="73" calcext:value-type="float">
            <text:p>73</text:p>
          </table:table-cell>
          <table:table-cell table:style-name="ce63"/>
          <table:table-cell table:style-name="ce287" table:formula="of:=IF([.D12]&lt;&gt;&quot;&quot;;[.D12];IF(AND([.E12]&lt;&gt;&quot;&quot;;[.E12]&lt;&gt;&quot;NA&quot;);[.E12];[.F12]))" office:value-type="float" office:value="73" calcext:value-type="float">
            <text:p>73</text:p>
          </table:table-cell>
          <table:table-cell table:style-name="ce97"/>
          <table:table-cell table:style-name="ce120"/>
          <table:table-cell table:style-name="ce128" office:value-type="string" calcext:value-type="string">
            <text:p>Number of cells in series</text:p>
          </table:table-cell>
          <table:table-cell/>
          <table:table-cell table:style-name="ce341"/>
          <table:table-cell/>
          <table:table-cell table:style-name="ce371" table:number-columns-repeated="3"/>
          <table:table-cell table:number-columns-repeated="3"/>
          <table:table-cell table:style-name="ce192" table:formula="of:=[.T11]+[.N$16]/50" office:value-type="float" office:value="6.43422614528546" calcext:value-type="float">
            <text:p>6.4</text:p>
          </table:table-cell>
          <table:table-cell table:style-name="ce194" table:formula="of:=ONEDIODEMODEL([.T12];[.N$23];[.N$24];[.N$26];Rs;[.N$22];di2mutau;Vbi;0.001)" office:value-type="float" office:value="0.456211335901614" calcext:value-type="float">
            <text:p>0.46</text:p>
          </table:table-cell>
          <table:table-cell table:style-name="ce192" table:formula="of:=[.V11]+[.O$16]/50" office:value-type="float" office:value="6.96000385246101" calcext:value-type="float">
            <text:p>7.0</text:p>
          </table:table-cell>
          <table:table-cell table:style-name="ce194" table:formula="of:=ONEDIODEMODEL([.V12];[.O$23];[.O$24];[.O$26];Rs;[.O$22];di2mutau;Vbi;0.001)" office:value-type="float" office:value="2.28087192224047" calcext:value-type="float">
            <text:p>2.28</text:p>
          </table:table-cell>
          <table:table-cell table:style-name="ce192" table:formula="of:=[.X11]+[.P$16]/50" office:value-type="float" office:value="6.44078922202064" calcext:value-type="float">
            <text:p>6.4</text:p>
          </table:table-cell>
          <table:table-cell table:style-name="ce194" table:formula="of:=ONEDIODEMODEL([.X12];[.P$23];[.P$24];[.P$26];Rs;[.P$22];di2mutau;Vbi;0.0001)" office:value-type="float" office:value="1.83885048615375" calcext:value-type="float">
            <text:p>1.84</text:p>
          </table:table-cell>
          <table:table-cell table:number-columns-repeated="39"/>
        </table:table-row>
        <table:table-row table:style-name="ro6">
          <table:table-cell table:style-name="ce3" table:formula="of:=IFERROR(MATCH([.B13];dbheaders;0);&quot;&quot;)">
            <text:p/>
          </table:table-cell>
          <table:table-cell table:style-name="ce5" office:value-type="string" calcext:value-type="string">
            <text:p>Np</text:p>
          </table:table-cell>
          <table:table-cell table:style-name="ce15" office:value-type="string" calcext:value-type="string">
            <text:p><text:span text:style-name="T5">N</text:span><text:span text:style-name="T6">p </text:span></text:p>
          </table:table-cell>
          <table:table-cell table:style-name="ce239"/>
          <table:table-cell table:style-name="ce44" office:value-type="float" office:value="2" calcext:value-type="float">
            <text:p>2</text:p>
          </table:table-cell>
          <table:table-cell table:style-name="ce63"/>
          <table:table-cell table:style-name="ce287" table:formula="of:=IF([.D13]&lt;&gt;&quot;&quot;;[.D13];IF(AND([.E13]&lt;&gt;&quot;&quot;;[.E13]&lt;&gt;&quot;NA&quot;);[.E13];[.F13]))" office:value-type="float" office:value="2" calcext:value-type="float">
            <text:p>2</text:p>
          </table:table-cell>
          <table:table-cell table:style-name="ce97"/>
          <table:table-cell table:style-name="ce120"/>
          <table:table-cell table:style-name="ce128" office:value-type="string" calcext:value-type="string">
            <text:p>Number of cells in parallel</text:p>
          </table:table-cell>
          <table:table-cell table:style-name="ce136"/>
          <table:table-cell table:style-name="ce342" office:value-type="string" calcext:value-type="string">
            <text:p>Pmp</text:p>
          </table:table-cell>
          <table:table-cell table:style-name="ce354" office:value-type="string" calcext:value-type="string">
            <text:p><text:span text:style-name="T47">P</text:span><text:span text:style-name="T48">mp </text:span></text:p>
          </table:table-cell>
          <table:table-cell table:style-name="ce372" table:formula="of:=[.N14]*[.N15]" office:value-type="float" office:value="18.4939813966761" calcext:value-type="float">
            <text:p>18.49</text:p>
          </table:table-cell>
          <table:table-cell table:style-name="ce389" table:formula="of:=[.O14]*[.O15]" office:value-type="float" office:value="94.9856679927365" calcext:value-type="float">
            <text:p>95.0</text:p>
          </table:table-cell>
          <table:table-cell table:style-name="ce389" table:formula="of:=[.P14]*[.P15]" office:value-type="float" office:value="70.6271332000777" calcext:value-type="float">
            <text:p>70.6</text:p>
          </table:table-cell>
          <table:table-cell table:style-name="ce180" office:value-type="string" calcext:value-type="string">
            <text:p>W</text:p>
          </table:table-cell>
          <table:table-cell table:style-name="ce183" office:value-type="string" calcext:value-type="string">
            <text:p>MPP power</text:p>
          </table:table-cell>
          <table:table-cell/>
          <table:table-cell table:style-name="ce192" table:formula="of:=[.T12]+[.N$16]/50" office:value-type="float" office:value="7.50659716949971" calcext:value-type="float">
            <text:p>7.5</text:p>
          </table:table-cell>
          <table:table-cell table:style-name="ce194" table:formula="of:=ONEDIODEMODEL([.T13];[.N$23];[.N$24];[.N$26];Rs;[.N$22];di2mutau;Vbi;0.001)" office:value-type="float" office:value="0.455912487264805" calcext:value-type="float">
            <text:p>0.46</text:p>
          </table:table-cell>
          <table:table-cell table:style-name="ce192" table:formula="of:=[.V12]+[.O$16]/50" office:value-type="float" office:value="8.12000449453784" calcext:value-type="float">
            <text:p>8.1</text:p>
          </table:table-cell>
          <table:table-cell table:style-name="ce194" table:formula="of:=ONEDIODEMODEL([.V13];[.O$23];[.O$24];[.O$26];Rs;[.O$22];di2mutau;Vbi;0.001)" office:value-type="float" office:value="2.27970004145354" calcext:value-type="float">
            <text:p>2.28</text:p>
          </table:table-cell>
          <table:table-cell table:style-name="ce192" table:formula="of:=[.X12]+[.P$16]/50" office:value-type="float" office:value="7.51425409235741" calcext:value-type="float">
            <text:p>7.5</text:p>
          </table:table-cell>
          <table:table-cell table:style-name="ce194" table:formula="of:=ONEDIODEMODEL([.X13];[.P$23];[.P$24];[.P$26];Rs;[.P$22];di2mutau;Vbi;0.0001)" office:value-type="float" office:value="1.83796235917341" calcext:value-type="float">
            <text:p>1.84</text:p>
          </table:table-cell>
          <table:table-cell table:number-columns-repeated="39"/>
        </table:table-row>
        <table:table-row table:style-name="ro6">
          <table:table-cell table:style-name="ce3" table:formula="of:=IFERROR(MATCH([.B14];dbheaders;0);&quot;&quot;)">
            <text:p/>
          </table:table-cell>
          <table:table-cell table:style-name="ce5" office:value-type="string" calcext:value-type="string">
            <text:p>G_ref</text:p>
          </table:table-cell>
          <table:table-cell table:style-name="ce15" office:value-type="string" calcext:value-type="string">
            <text:p><text:span text:style-name="T5">G</text:span><text:span text:style-name="T6">ref </text:span></text:p>
          </table:table-cell>
          <table:table-cell table:style-name="ce239"/>
          <table:table-cell table:style-name="ce262" office:value-type="float" office:value="1000" calcext:value-type="float">
            <text:p>1000</text:p>
          </table:table-cell>
          <table:table-cell table:style-name="ce65" table:formula="of:=IF([.F6];900;1000)" office:value-type="float" office:value="1000" calcext:value-type="float">
            <text:p>1000</text:p>
          </table:table-cell>
          <table:table-cell table:style-name="ce288" table:formula="of:=IF([.D14]&lt;&gt;&quot;&quot;;[.D14];IF(AND([.E14]&lt;&gt;&quot;&quot;;[.E14]&lt;&gt;&quot;NA&quot;);[.E14];[.F14]))" office:value-type="float" office:value="1000" calcext:value-type="float">
            <text:p>1000</text:p>
          </table:table-cell>
          <table:table-cell table:style-name="ce99"/>
          <table:table-cell table:style-name="ce120" office:value-type="string" calcext:value-type="string">
            <text:p>W/m²</text:p>
          </table:table-cell>
          <table:table-cell table:style-name="ce128" office:value-type="string" calcext:value-type="string">
            <text:p>Reference Irradiance</text:p>
          </table:table-cell>
          <table:table-cell/>
          <table:table-cell table:style-name="ce342" office:value-type="string" calcext:value-type="string">
            <text:p>Imp</text:p>
          </table:table-cell>
          <table:table-cell table:style-name="ce354" office:value-type="string" calcext:value-type="string">
            <text:p><text:span text:style-name="T47">I</text:span><text:span text:style-name="T48">mp </text:span></text:p>
          </table:table-cell>
          <table:table-cell table:style-name="ce373" table:formula="of:=ONEDIODEMODEL([.N15];[.N23];[.N24];[.N26];Rs;[.N22];di2mutau;Vbi;0.000001)" office:value-type="float" office:value="0.413493827858455" calcext:value-type="float">
            <text:p>0.413</text:p>
          </table:table-cell>
          <table:table-cell table:style-name="ce372" table:formula="of:=ONEDIODEMODEL([.O15];[.O23];[.O24];[.O26];Rs;[.O22];di2mutau;Vbi;0.0001)" office:value-type="float" office:value="2.0612216834149" calcext:value-type="float">
            <text:p>2.06</text:p>
          </table:table-cell>
          <table:table-cell table:style-name="ce372" table:formula="of:=ONEDIODEMODEL([.P15];[.P23];[.P24];[.P26];Rs;[.P22];di2mutau;Vbi;0.0001)" office:value-type="float" office:value="1.66215979557315" calcext:value-type="float">
            <text:p>1.66</text:p>
          </table:table-cell>
          <table:table-cell table:style-name="ce180" office:value-type="string" calcext:value-type="string">
            <text:p>A</text:p>
          </table:table-cell>
          <table:table-cell table:style-name="ce183" office:value-type="string" calcext:value-type="string">
            <text:p>MPP current</text:p>
          </table:table-cell>
          <table:table-cell/>
          <table:table-cell table:style-name="ce192" table:formula="of:=[.T13]+[.N$16]/50" office:value-type="float" office:value="8.57896819371395" calcext:value-type="float">
            <text:p>8.6</text:p>
          </table:table-cell>
          <table:table-cell table:style-name="ce194" table:formula="of:=ONEDIODEMODEL([.T14];[.N$23];[.N$24];[.N$26];Rs;[.N$22];di2mutau;Vbi;0.001)" office:value-type="float" office:value="0.455608255013279" calcext:value-type="float">
            <text:p>0.46</text:p>
          </table:table-cell>
          <table:table-cell table:style-name="ce192" table:formula="of:=[.V13]+[.O$16]/50" office:value-type="float" office:value="9.28000513661468" calcext:value-type="float">
            <text:p>9.3</text:p>
          </table:table-cell>
          <table:table-cell table:style-name="ce194" table:formula="of:=ONEDIODEMODEL([.V14];[.O$23];[.O$24];[.O$26];Rs;[.O$22];di2mutau;Vbi;0.001)" office:value-type="float" office:value="2.27848923357603" calcext:value-type="float">
            <text:p>2.28</text:p>
          </table:table-cell>
          <table:table-cell table:style-name="ce192" table:formula="of:=[.X13]+[.P$16]/50" office:value-type="float" office:value="8.58771896269418" calcext:value-type="float">
            <text:p>8.6</text:p>
          </table:table-cell>
          <table:table-cell table:style-name="ce194" table:formula="of:=ONEDIODEMODEL([.X14];[.P$23];[.P$24];[.P$26];Rs;[.P$22];di2mutau;Vbi;0.0001)" office:value-type="float" office:value="1.83704927470913" calcext:value-type="float">
            <text:p>1.84</text:p>
          </table:table-cell>
          <table:table-cell table:number-columns-repeated="39"/>
        </table:table-row>
        <table:table-row table:style-name="ro6">
          <table:table-cell table:style-name="ce3" table:formula="of:=IFERROR(MATCH([.B15];dbheaders;0);&quot;&quot;)">
            <text:p/>
          </table:table-cell>
          <table:table-cell table:style-name="ce5" office:value-type="string" calcext:value-type="string">
            <text:p>Tc_ref</text:p>
          </table:table-cell>
          <table:table-cell table:style-name="ce15" office:value-type="string" calcext:value-type="string">
            <text:p><text:span text:style-name="T5">T</text:span><text:span text:style-name="T6">c,ref </text:span></text:p>
          </table:table-cell>
          <table:table-cell table:style-name="ce239"/>
          <table:table-cell table:style-name="ce44" office:value-type="float" office:value="25" calcext:value-type="float">
            <text:p>25</text:p>
          </table:table-cell>
          <table:table-cell table:style-name="ce65" table:formula="of:=IF([.F6];&quot;&quot;;25)" office:value-type="float" office:value="25" calcext:value-type="float">
            <text:p>25</text:p>
          </table:table-cell>
          <table:table-cell table:style-name="ce287" table:formula="of:=IF([.D15]&lt;&gt;&quot;&quot;;[.D15];IF(AND([.E15]&lt;&gt;&quot;&quot;;[.E15]&lt;&gt;&quot;NA&quot;);[.E15];[.F15]))" office:value-type="float" office:value="25" calcext:value-type="float">
            <text:p>25</text:p>
          </table:table-cell>
          <table:table-cell table:style-name="ce99"/>
          <table:table-cell table:style-name="ce120" office:value-type="string" calcext:value-type="string">
            <text:p>°C</text:p>
          </table:table-cell>
          <table:table-cell table:style-name="ce128" office:value-type="string" calcext:value-type="string">
            <text:p>Reference Cell Temperature</text:p>
          </table:table-cell>
          <table:table-cell table:style-name="ce137"/>
          <table:table-cell table:style-name="ce342" office:value-type="string" calcext:value-type="string">
            <text:p>Vmp</text:p>
          </table:table-cell>
          <table:table-cell table:style-name="ce354" office:value-type="string" calcext:value-type="string">
            <text:p><text:span text:style-name="T47">V</text:span><text:span text:style-name="T48">mp </text:span></text:p>
          </table:table-cell>
          <table:table-cell table:style-name="ce372" table:formula="of:=ONEDIODEVMP([.N23];[.N24];[.N26];Rs;[.N22];di2mutau;Vbi;0.000001)" office:value-type="float" office:value="44.7261365241149" calcext:value-type="float">
            <text:p>44.73</text:p>
          </table:table-cell>
          <table:table-cell table:style-name="ce389" table:formula="of:=ONEDIODEVMP([.O23];[.O24];[.O26];Rs;[.O22];di2mutau;Vbi;0.0001)" office:value-type="float" office:value="46.0822185003267" calcext:value-type="float">
            <text:p>46.1</text:p>
          </table:table-cell>
          <table:table-cell table:style-name="ce389" table:formula="of:=ONEDIODEVMP([.P23];[.P24];[.P26];Rs;[.P22];di2mutau;Vbi;0.0001)" office:value-type="float" office:value="42.4911812860471" calcext:value-type="float">
            <text:p>42.5</text:p>
          </table:table-cell>
          <table:table-cell table:style-name="ce180" office:value-type="string" calcext:value-type="string">
            <text:p>V</text:p>
          </table:table-cell>
          <table:table-cell table:style-name="ce183" office:value-type="string" calcext:value-type="string">
            <text:p>MPP voltage</text:p>
          </table:table-cell>
          <table:table-cell/>
          <table:table-cell table:style-name="ce192" table:formula="of:=[.T14]+[.N$16]/50" office:value-type="float" office:value="9.65133921792819" calcext:value-type="float">
            <text:p>9.7</text:p>
          </table:table-cell>
          <table:table-cell table:style-name="ce194" table:formula="of:=ONEDIODEMODEL([.T15];[.N$23];[.N$24];[.N$26];Rs;[.N$22];di2mutau;Vbi;0.001)" office:value-type="float" office:value="0.455298323447236" calcext:value-type="float">
            <text:p>0.46</text:p>
          </table:table-cell>
          <table:table-cell table:style-name="ce192" table:formula="of:=[.V14]+[.O$16]/50" office:value-type="float" office:value="10.4400057786915" calcext:value-type="float">
            <text:p>10.4</text:p>
          </table:table-cell>
          <table:table-cell table:style-name="ce194" table:formula="of:=ONEDIODEMODEL([.V15];[.O$23];[.O$24];[.O$26];Rs;[.O$22];di2mutau;Vbi;0.001)" office:value-type="float" office:value="2.27723684590894" calcext:value-type="float">
            <text:p>2.28</text:p>
          </table:table-cell>
          <table:table-cell table:style-name="ce192" table:formula="of:=[.X14]+[.P$16]/50" office:value-type="float" office:value="9.66118383303095" calcext:value-type="float">
            <text:p>9.7</text:p>
          </table:table-cell>
          <table:table-cell table:style-name="ce194" table:formula="of:=ONEDIODEMODEL([.X15];[.P$23];[.P$24];[.P$26];Rs;[.P$22];di2mutau;Vbi;0.0001)" office:value-type="float" office:value="1.83610966553932" calcext:value-type="float">
            <text:p>1.84</text:p>
          </table:table-cell>
          <table:table-cell table:number-columns-repeated="39"/>
        </table:table-row>
        <table:table-row table:style-name="ro6">
          <table:table-cell table:style-name="ce3" table:formula="of:=IFERROR(MATCH([.B16];dbheaders;0);&quot;&quot;)">
            <text:p/>
          </table:table-cell>
          <table:table-cell table:style-name="ce5" office:value-type="string" calcext:value-type="string">
            <text:p>AM_ref</text:p>
          </table:table-cell>
          <table:table-cell table:style-name="ce15" office:value-type="string" calcext:value-type="string">
            <text:p><text:span text:style-name="T5">AM</text:span><text:span text:style-name="T6">0</text:span></text:p>
          </table:table-cell>
          <table:table-cell table:style-name="ce239"/>
          <table:table-cell table:style-name="ce44"/>
          <table:table-cell table:style-name="ce63" office:value-type="float" office:value="1.5" calcext:value-type="float">
            <text:p>1.5</text:p>
          </table:table-cell>
          <table:table-cell table:style-name="ce287" table:formula="of:=IF([.D16]&lt;&gt;&quot;&quot;;[.D16];IF(AND([.E16]&lt;&gt;&quot;&quot;;[.E16]&lt;&gt;&quot;NA&quot;);[.E16];[.F16]))" office:value-type="float" office:value="1.5" calcext:value-type="float">
            <text:p>1.5</text:p>
          </table:table-cell>
          <table:table-cell table:style-name="ce97"/>
          <table:table-cell/>
          <table:table-cell table:style-name="ce128" office:value-type="string" calcext:value-type="string">
            <text:p>Air Mass at reference conditions</text:p>
          </table:table-cell>
          <table:table-cell/>
          <table:table-cell table:style-name="ce342" office:value-type="string" calcext:value-type="string">
            <text:p>Voc</text:p>
          </table:table-cell>
          <table:table-cell table:style-name="ce354" office:value-type="string" calcext:value-type="string">
            <text:p><text:span text:style-name="T47">V</text:span><text:span text:style-name="T48">oc </text:span></text:p>
          </table:table-cell>
          <table:table-cell table:style-name="ce374" table:formula="of:=ONEDIODEMODEL2(0;[.N23];[.N24];[.N26];Rs;[.N22];di2mutau;Vbi;0.000001)" office:value-type="float" office:value="53.6185512107122" calcext:value-type="float">
            <text:p>53.62</text:p>
          </table:table-cell>
          <table:table-cell table:style-name="ce390" table:formula="of:=ONEDIODEMODEL2(0;[.O23];[.O24];[.O26];Rs;[.O22];di2mutau;Vbi;0.0001)" office:value-type="float" office:value="58.0000321038417" calcext:value-type="float">
            <text:p>58.0</text:p>
          </table:table-cell>
          <table:table-cell table:style-name="ce390" table:formula="of:=ONEDIODEMODEL2(0;[.P23];[.P24];[.P26];Rs;[.P22];di2mutau;Vbi;0.0001)" office:value-type="float" office:value="53.6732435168386" calcext:value-type="float">
            <text:p>53.7</text:p>
          </table:table-cell>
          <table:table-cell table:style-name="ce180" office:value-type="string" calcext:value-type="string">
            <text:p>V</text:p>
          </table:table-cell>
          <table:table-cell table:style-name="ce183" office:value-type="string" calcext:value-type="string">
            <text:p>Open Circuit Voltage</text:p>
          </table:table-cell>
          <table:table-cell/>
          <table:table-cell table:style-name="ce192" table:formula="of:=[.T15]+[.N$16]/50" office:value-type="float" office:value="10.7237102421424" calcext:value-type="float">
            <text:p>10.7</text:p>
          </table:table-cell>
          <table:table-cell table:style-name="ce194" table:formula="of:=ONEDIODEMODEL([.T16];[.N$23];[.N$24];[.N$26];Rs;[.N$22];di2mutau;Vbi;0.001)" office:value-type="float" office:value="0.454982350861672" calcext:value-type="float">
            <text:p>0.45</text:p>
          </table:table-cell>
          <table:table-cell table:style-name="ce192" table:formula="of:=[.V15]+[.O$16]/50" office:value-type="float" office:value="11.6000064207683" calcext:value-type="float">
            <text:p>11.6</text:p>
          </table:table-cell>
          <table:table-cell table:style-name="ce194" table:formula="of:=ONEDIODEMODEL([.V16];[.O$23];[.O$24];[.O$26];Rs;[.O$22];di2mutau;Vbi;0.001)" office:value-type="float" office:value="2.27593997477014" calcext:value-type="float">
            <text:p>2.28</text:p>
          </table:table-cell>
          <table:table-cell table:style-name="ce192" table:formula="of:=[.X15]+[.P$16]/50" office:value-type="float" office:value="10.7346487033677" calcext:value-type="float">
            <text:p>10.7</text:p>
          </table:table-cell>
          <table:table-cell table:style-name="ce194" table:formula="of:=ONEDIODEMODEL([.X16];[.P$23];[.P$24];[.P$26];Rs;[.P$22];di2mutau;Vbi;0.0001)" office:value-type="float" office:value="1.83514181564273" calcext:value-type="float">
            <text:p>1.84</text:p>
          </table:table-cell>
          <table:table-cell table:number-columns-repeated="39"/>
        </table:table-row>
        <table:table-row table:style-name="ro6">
          <table:table-cell table:style-name="ce3" table:formula="of:=IFERROR(MATCH([.B17];dbheaders;0);&quot;&quot;)">
            <text:p/>
          </table:table-cell>
          <table:table-cell/>
          <table:table-cell table:style-name="ce30"/>
          <table:table-cell table:style-name="ce25"/>
          <table:table-cell table:style-name="ce48"/>
          <table:table-cell table:style-name="ce241"/>
          <table:table-cell table:number-columns-repeated="5"/>
          <table:table-cell table:style-name="ce342" office:value-type="string" calcext:value-type="string">
            <text:p>Isc</text:p>
          </table:table-cell>
          <table:table-cell table:style-name="ce354" office:value-type="string" calcext:value-type="string">
            <text:p><text:span text:style-name="T47">I</text:span><text:span text:style-name="T48">sc </text:span></text:p>
          </table:table-cell>
          <table:table-cell table:style-name="ce375" table:formula="of:=ONEDIODEMODEL(0;[.N23];[.N24];[.N26];Rs;[.N22];di2mutau;Vbi;0.000001)" office:value-type="float" office:value="0.457906366465784" calcext:value-type="float">
            <text:p>0.458</text:p>
          </table:table-cell>
          <table:table-cell table:style-name="ce374" table:formula="of:=ONEDIODEMODEL(0;[.O23];[.O24];[.O26];Rs;[.O22];di2mutau;Vbi;0.0001)" office:value-type="float" office:value="2.2872088945462" calcext:value-type="float">
            <text:p>2.29</text:p>
          </table:table-cell>
          <table:table-cell table:style-name="ce374" table:formula="of:=ONEDIODEMODEL(0;[.P23];[.P24];[.P26];Rs;[.P22];di2mutau;Vbi;0.0001)" office:value-type="float" office:value="1.84372827227295" calcext:value-type="float">
            <text:p>1.84</text:p>
          </table:table-cell>
          <table:table-cell table:style-name="ce180" office:value-type="string" calcext:value-type="string">
            <text:p>A</text:p>
          </table:table-cell>
          <table:table-cell table:style-name="ce183" office:value-type="string" calcext:value-type="string">
            <text:p>Short Circuit Current</text:p>
          </table:table-cell>
          <table:table-cell/>
          <table:table-cell table:style-name="ce192" table:formula="of:=[.T16]+[.N$16]/50" office:value-type="float" office:value="11.7960812663567" calcext:value-type="float">
            <text:p>11.8</text:p>
          </table:table-cell>
          <table:table-cell table:style-name="ce194" table:formula="of:=ONEDIODEMODEL([.T17];[.N$23];[.N$24];[.N$26];Rs;[.N$22];di2mutau;Vbi;0.001)" office:value-type="float" office:value="0.454659966470279" calcext:value-type="float">
            <text:p>0.45</text:p>
          </table:table-cell>
          <table:table-cell table:style-name="ce192" table:formula="of:=[.V16]+[.O$16]/50" office:value-type="float" office:value="12.7600070628452" calcext:value-type="float">
            <text:p>12.8</text:p>
          </table:table-cell>
          <table:table-cell table:style-name="ce194" table:formula="of:=ONEDIODEMODEL([.V17];[.O$23];[.O$24];[.O$26];Rs;[.O$22];di2mutau;Vbi;0.001)" office:value-type="float" office:value="2.27459543301916" calcext:value-type="float">
            <text:p>2.27</text:p>
          </table:table-cell>
          <table:table-cell table:style-name="ce192" table:formula="of:=[.X16]+[.P$16]/50" office:value-type="float" office:value="11.8081135737045" calcext:value-type="float">
            <text:p>11.8</text:p>
          </table:table-cell>
          <table:table-cell table:style-name="ce194" table:formula="of:=ONEDIODEMODEL([.X17];[.P$23];[.P$24];[.P$26];Rs;[.P$22];di2mutau;Vbi;0.0001)" office:value-type="float" office:value="1.83414383676901" calcext:value-type="float">
            <text:p>1.83</text:p>
          </table:table-cell>
          <table:table-cell table:number-columns-repeated="39"/>
        </table:table-row>
        <table:table-row table:style-name="ro6">
          <table:table-cell table:style-name="ce3" table:formula="of:=IFERROR(MATCH([.B18];dbheaders;0);&quot;&quot;)">
            <text:p/>
          </table:table-cell>
          <table:table-cell table:style-name="ce5" office:value-type="string" calcext:value-type="string">
            <text:p>Pnom</text:p>
          </table:table-cell>
          <table:table-cell table:style-name="ce15" office:value-type="string" calcext:value-type="string">
            <text:p><text:span text:style-name="T5">P</text:span><text:span text:style-name="T6">nom</text:span></text:p>
          </table:table-cell>
          <table:table-cell table:style-name="ce239"/>
          <table:table-cell table:style-name="ce49" office:value-type="float" office:value="95" calcext:value-type="float">
            <text:p>95.0</text:p>
          </table:table-cell>
          <table:table-cell table:style-name="ce241"/>
          <table:table-cell table:style-name="ce290" table:formula="of:=IF([.D18]&lt;&gt;&quot;&quot;;[.D18];IF(AND([.E18]&lt;&gt;&quot;&quot;;[.E18]&lt;&gt;&quot;NA&quot;);[.E18];[.F18]))" office:value-type="float" office:value="95" calcext:value-type="float">
            <text:p>95.0</text:p>
          </table:table-cell>
          <table:table-cell table:number-columns-repeated="2"/>
          <table:table-cell table:style-name="ce128" office:value-type="string" calcext:value-type="string">
            <text:p>Nominal MPP power</text:p>
          </table:table-cell>
          <table:table-cell/>
          <table:table-cell table:style-name="ce342" office:value-type="string" calcext:value-type="string">
            <text:p>eta</text:p>
          </table:table-cell>
          <table:table-cell table:style-name="ce354" office:value-type="string" calcext:value-type="string">
            <text:p>η</text:p>
          </table:table-cell>
          <table:table-cell table:style-name="ce376" table:formula="of:=[.N13]/(area*G)" office:value-type="percentage" office:value="0.128430426365806" calcext:value-type="percentage">
            <text:p>12.8%</text:p>
          </table:table-cell>
          <table:table-cell table:style-name="ce376" table:formula="of:=[.O13]/(area*[.O5])" office:value-type="percentage" office:value="0.131924538878801" calcext:value-type="percentage">
            <text:p>13.2%</text:p>
          </table:table-cell>
          <table:table-cell table:style-name="ce376" table:formula="of:=[.P13]/(area*[.P5])" office:value-type="percentage" office:value="0.122616550694579" calcext:value-type="percentage">
            <text:p>12.3%</text:p>
          </table:table-cell>
          <table:table-cell table:style-name="ce180"/>
          <table:table-cell table:style-name="ce183" office:value-type="string" calcext:value-type="string">
            <text:p>MPP efficiency</text:p>
          </table:table-cell>
          <table:table-cell/>
          <table:table-cell table:style-name="ce192" table:formula="of:=[.T17]+[.N$16]/50" office:value-type="float" office:value="12.8684522905709" calcext:value-type="float">
            <text:p>12.9</text:p>
          </table:table-cell>
          <table:table-cell table:style-name="ce194" table:formula="of:=ONEDIODEMODEL([.T18];[.N$23];[.N$24];[.N$26];Rs;[.N$22];di2mutau;Vbi;0.001)" office:value-type="float" office:value="0.454330766750439" calcext:value-type="float">
            <text:p>0.45</text:p>
          </table:table-cell>
          <table:table-cell table:style-name="ce192" table:formula="of:=[.V17]+[.O$16]/50" office:value-type="float" office:value="13.920007704922" calcext:value-type="float">
            <text:p>13.9</text:p>
          </table:table-cell>
          <table:table-cell table:style-name="ce194" table:formula="of:=ONEDIODEMODEL([.V18];[.O$23];[.O$24];[.O$26];Rs;[.O$22];di2mutau;Vbi;0.001)" office:value-type="float" office:value="2.27319971151235" calcext:value-type="float">
            <text:p>2.27</text:p>
          </table:table-cell>
          <table:table-cell table:style-name="ce192" table:formula="of:=[.X17]+[.P$16]/50" office:value-type="float" office:value="12.8815784440413" calcext:value-type="float">
            <text:p>12.9</text:p>
          </table:table-cell>
          <table:table-cell table:style-name="ce194" table:formula="of:=ONEDIODEMODEL([.X18];[.P$23];[.P$24];[.P$26];Rs;[.P$22];di2mutau;Vbi;0.0001)" office:value-type="float" office:value="1.83311363886989" calcext:value-type="float">
            <text:p>1.83</text:p>
          </table:table-cell>
          <table:table-cell table:number-columns-repeated="39"/>
        </table:table-row>
        <table:table-row table:style-name="ro6">
          <table:table-cell table:style-name="ce3" table:formula="of:=IFERROR(MATCH([.B19];dbheaders;0);&quot;&quot;)">
            <text:p/>
          </table:table-cell>
          <table:table-cell table:style-name="ce5" office:value-type="string" calcext:value-type="string">
            <text:p>Pmp_ref</text:p>
          </table:table-cell>
          <table:table-cell table:style-name="ce15" office:value-type="string" calcext:value-type="string">
            <text:p><text:span text:style-name="T5">P</text:span><text:span text:style-name="T6">mp,ref </text:span></text:p>
          </table:table-cell>
          <table:table-cell table:style-name="ce25"/>
          <table:table-cell table:style-name="ce49"/>
          <table:table-cell table:style-name="ce241"/>
          <table:table-cell table:style-name="ce290" table:formula="of:=Imp_ref*Vmp_ref" office:value-type="float" office:value="95.056" calcext:value-type="float">
            <text:p>95.1</text:p>
          </table:table-cell>
          <table:table-cell table:style-name="ce101" table:formula="of:=[.O13]" office:value-type="float" office:value="94.9856679927365" calcext:value-type="float">
            <text:p>95.0</text:p>
          </table:table-cell>
          <table:table-cell table:style-name="ce120" office:value-type="string" calcext:value-type="string">
            <text:p>W</text:p>
          </table:table-cell>
          <table:table-cell table:style-name="ce128" office:value-type="string" calcext:value-type="string">
            <text:p>Reference MPP power (from Vmp and Imp)</text:p>
          </table:table-cell>
          <table:table-cell/>
          <table:table-cell table:style-name="ce342" office:value-type="string" calcext:value-type="string">
            <text:p>FF</text:p>
          </table:table-cell>
          <table:table-cell table:style-name="ce94"/>
          <table:table-cell table:style-name="ce375" table:formula="of:=[.N13]/([.N16]*[.N17])" office:value-type="float" office:value="0.753249166259101" calcext:value-type="float">
            <text:p>0.753</text:p>
          </table:table-cell>
          <table:table-cell table:style-name="ce375" table:formula="of:=[.O13]/([.O16]*[.O17])" office:value-type="float" office:value="0.716018125118762" calcext:value-type="float">
            <text:p>0.716</text:p>
          </table:table-cell>
          <table:table-cell table:style-name="ce375" table:formula="of:=[.P13]/([.P16]*[.P17])" office:value-type="float" office:value="0.713701849413844" calcext:value-type="float">
            <text:p>0.714</text:p>
          </table:table-cell>
          <table:table-cell table:style-name="ce94"/>
          <table:table-cell table:style-name="ce184"/>
          <table:table-cell/>
          <table:table-cell table:style-name="ce192" table:formula="of:=[.T18]+[.N$16]/50" office:value-type="float" office:value="13.9408233147852" calcext:value-type="float">
            <text:p>13.9</text:p>
          </table:table-cell>
          <table:table-cell table:style-name="ce194" table:formula="of:=ONEDIODEMODEL([.T19];[.N$23];[.N$24];[.N$26];Rs;[.N$22];di2mutau;Vbi;0.001)" office:value-type="float" office:value="0.453994311037312" calcext:value-type="float">
            <text:p>0.45</text:p>
          </table:table-cell>
          <table:table-cell table:style-name="ce192" table:formula="of:=[.V18]+[.O$16]/50" office:value-type="float" office:value="15.0800083469988" calcext:value-type="float">
            <text:p>15.1</text:p>
          </table:table-cell>
          <table:table-cell table:style-name="ce194" table:formula="of:=ONEDIODEMODEL([.V19];[.O$23];[.O$24];[.O$26];Rs;[.O$22];di2mutau;Vbi;0.001)" office:value-type="float" office:value="2.27174893279083" calcext:value-type="float">
            <text:p>2.27</text:p>
          </table:table-cell>
          <table:table-cell table:style-name="ce192" table:formula="of:=[.X18]+[.P$16]/50" office:value-type="float" office:value="13.955043314378" calcext:value-type="float">
            <text:p>14.0</text:p>
          </table:table-cell>
          <table:table-cell table:style-name="ce194" table:formula="of:=ONEDIODEMODEL([.X19];[.P$23];[.P$24];[.P$26];Rs;[.P$22];di2mutau;Vbi;0.0001)" office:value-type="float" office:value="1.83204889220459" calcext:value-type="float">
            <text:p>1.83</text:p>
          </table:table-cell>
          <table:table-cell table:number-columns-repeated="39"/>
        </table:table-row>
        <table:table-row table:style-name="ro6">
          <table:table-cell table:style-name="ce3" table:formula="of:=IFERROR(MATCH([.B20];dbheaders;0);&quot;&quot;)">
            <text:p/>
          </table:table-cell>
          <table:table-cell table:style-name="ce5" office:value-type="string" calcext:value-type="string">
            <text:p>Imp_ref</text:p>
          </table:table-cell>
          <table:table-cell table:style-name="ce15" office:value-type="string" calcext:value-type="string">
            <text:p><text:span text:style-name="T5">I</text:span><text:span text:style-name="T6">mp,ref </text:span></text:p>
          </table:table-cell>
          <table:table-cell table:style-name="ce239"/>
          <table:table-cell table:style-name="ce47" office:value-type="float" office:value="2.08" calcext:value-type="float">
            <text:p>2.08</text:p>
          </table:table-cell>
          <table:table-cell table:style-name="ce241"/>
          <table:table-cell table:style-name="ce289" table:formula="of:=IF([.D20]&lt;&gt;&quot;&quot;;[.D20];IF(AND([.E20]&lt;&gt;&quot;&quot;;[.E20]&lt;&gt;&quot;NA&quot;);[.E20];[.F20]))" office:value-type="float" office:value="2.08" calcext:value-type="float">
            <text:p>2.080</text:p>
          </table:table-cell>
          <table:table-cell table:style-name="ce102" table:formula="of:=[.O14]" office:value-type="float" office:value="2.0612216834149" calcext:value-type="float">
            <text:p>2.061</text:p>
          </table:table-cell>
          <table:table-cell table:style-name="ce120" office:value-type="string" calcext:value-type="string">
            <text:p>A</text:p>
          </table:table-cell>
          <table:table-cell table:style-name="ce128" office:value-type="string" calcext:value-type="string">
            <text:p>Reference MPP current</text:p>
          </table:table-cell>
          <table:table-cell/>
          <table:table-cell table:style-name="ce341"/>
          <table:table-cell table:number-columns-repeated="7"/>
          <table:table-cell table:style-name="ce192" table:formula="of:=[.T19]+[.N$16]/50" office:value-type="float" office:value="15.0131943389994" calcext:value-type="float">
            <text:p>15.0</text:p>
          </table:table-cell>
          <table:table-cell table:style-name="ce194" table:formula="of:=ONEDIODEMODEL([.T20];[.N$23];[.N$24];[.N$26];Rs;[.N$22];di2mutau;Vbi;0.001)" office:value-type="float" office:value="0.453650116127985" calcext:value-type="float">
            <text:p>0.45</text:p>
          </table:table-cell>
          <table:table-cell table:style-name="ce192" table:formula="of:=[.V19]+[.O$16]/50" office:value-type="float" office:value="16.2400089890757" calcext:value-type="float">
            <text:p>16.2</text:p>
          </table:table-cell>
          <table:table-cell table:style-name="ce194" table:formula="of:=ONEDIODEMODEL([.V20];[.O$23];[.O$24];[.O$26];Rs;[.O$22];di2mutau;Vbi;0.001)" office:value-type="float" office:value="2.27023879465764" calcext:value-type="float">
            <text:p>2.27</text:p>
          </table:table-cell>
          <table:table-cell table:style-name="ce192" table:formula="of:=[.X19]+[.P$16]/50" office:value-type="float" office:value="15.0285081847148" calcext:value-type="float">
            <text:p>15.0</text:p>
          </table:table-cell>
          <table:table-cell table:style-name="ce194" table:formula="of:=ONEDIODEMODEL([.X20];[.P$23];[.P$24];[.P$26];Rs;[.P$22];di2mutau;Vbi;0.0001)" office:value-type="float" office:value="1.83094697805245" calcext:value-type="float">
            <text:p>1.83</text:p>
          </table:table-cell>
          <table:table-cell table:number-columns-repeated="39"/>
        </table:table-row>
        <table:table-row table:style-name="ro6">
          <table:table-cell table:style-name="ce3" table:formula="of:=IFERROR(MATCH([.B21];dbheaders;0);&quot;&quot;)">
            <text:p/>
          </table:table-cell>
          <table:table-cell table:style-name="ce5" office:value-type="string" calcext:value-type="string">
            <text:p>Vmp_ref</text:p>
          </table:table-cell>
          <table:table-cell table:style-name="ce15" office:value-type="string" calcext:value-type="string">
            <text:p><text:span text:style-name="T5">V</text:span><text:span text:style-name="T6">mp,ref </text:span></text:p>
          </table:table-cell>
          <table:table-cell table:style-name="ce52"/>
          <table:table-cell table:style-name="ce44" office:value-type="float" office:value="45.7" calcext:value-type="float">
            <text:p>45.7</text:p>
          </table:table-cell>
          <table:table-cell table:style-name="ce241"/>
          <table:table-cell table:style-name="ce291" table:formula="of:=IF([.D21]&lt;&gt;&quot;&quot;;[.D21];IF(AND([.E21]&lt;&gt;&quot;&quot;;[.E21]&lt;&gt;&quot;NA&quot;);[.E21];[.F21]))" office:value-type="float" office:value="45.7" calcext:value-type="float">
            <text:p>45.70</text:p>
          </table:table-cell>
          <table:table-cell table:style-name="ce103" table:formula="of:=[.O15]" office:value-type="float" office:value="46.0822185003267" calcext:value-type="float">
            <text:p>46.08</text:p>
          </table:table-cell>
          <table:table-cell table:style-name="ce120" office:value-type="string" calcext:value-type="string">
            <text:p>V</text:p>
          </table:table-cell>
          <table:table-cell table:style-name="ce128" office:value-type="string" calcext:value-type="string">
            <text:p>Reference MPP voltage</text:p>
          </table:table-cell>
          <table:table-cell/>
          <table:table-cell table:style-name="ce343" office:value-type="string" calcext:value-type="string">
            <text:p>Ge</text:p>
          </table:table-cell>
          <table:table-cell table:style-name="ce349" office:value-type="string" calcext:value-type="string">
            <text:p>Ge</text:p>
          </table:table-cell>
          <table:table-cell table:style-name="ce356" table:formula="of:=[.N5]*[.N11]/(G_ref*UF_UF0)" office:value-type="float" office:value="0.2" calcext:value-type="float">
            <text:p>0.20</text:p>
          </table:table-cell>
          <table:table-cell table:style-name="ce356" table:formula="of:=[.O5]*[.O11]/(G_ref*UF_UF0)" office:value-type="float" office:value="1" calcext:value-type="float">
            <text:p>1.00</text:p>
          </table:table-cell>
          <table:table-cell table:style-name="ce356" table:formula="of:=[.P5]*[.P11]/(G_ref*UF_UF0)" office:value-type="float" office:value="0.8" calcext:value-type="float">
            <text:p>0.80</text:p>
          </table:table-cell>
          <table:table-cell table:style-name="Default" table:number-columns-repeated="2"/>
          <table:table-cell/>
          <table:table-cell table:style-name="ce192" table:formula="of:=[.T20]+[.N$16]/50" office:value-type="float" office:value="16.0855653632137" calcext:value-type="float">
            <text:p>16.1</text:p>
          </table:table-cell>
          <table:table-cell table:style-name="ce194" table:formula="of:=ONEDIODEMODEL([.T21];[.N$23];[.N$24];[.N$26];Rs;[.N$22];di2mutau;Vbi;0.001)" office:value-type="float" office:value="0.453297649560271" calcext:value-type="float">
            <text:p>0.45</text:p>
          </table:table-cell>
          <table:table-cell table:style-name="ce192" table:formula="of:=[.V20]+[.O$16]/50" office:value-type="float" office:value="17.4000096311525" calcext:value-type="float">
            <text:p>17.4</text:p>
          </table:table-cell>
          <table:table-cell table:style-name="ce194" table:formula="of:=ONEDIODEMODEL([.V21];[.O$23];[.O$24];[.O$26];Rs;[.O$22];di2mutau;Vbi;0.001)" office:value-type="float" office:value="2.26866450036307" calcext:value-type="float">
            <text:p>2.27</text:p>
          </table:table-cell>
          <table:table-cell table:style-name="ce192" table:formula="of:=[.X20]+[.P$16]/50" office:value-type="float" office:value="16.1019730550516" calcext:value-type="float">
            <text:p>16.1</text:p>
          </table:table-cell>
          <table:table-cell table:style-name="ce194" table:formula="of:=ONEDIODEMODEL([.X21];[.P$23];[.P$24];[.P$26];Rs;[.P$22];di2mutau;Vbi;0.0001)" office:value-type="float" office:value="1.82980492371313" calcext:value-type="float">
            <text:p>1.83</text:p>
          </table:table-cell>
          <table:table-cell table:number-columns-repeated="39"/>
        </table:table-row>
        <table:table-row table:style-name="ro6">
          <table:table-cell table:style-name="ce3" table:formula="of:=IFERROR(MATCH([.B22];dbheaders;0);&quot;&quot;)">
            <text:p/>
          </table:table-cell>
          <table:table-cell table:style-name="ce5" office:value-type="string" calcext:value-type="string">
            <text:p>Voc_ref</text:p>
          </table:table-cell>
          <table:table-cell table:style-name="ce15" office:value-type="string" calcext:value-type="string">
            <text:p><text:span text:style-name="T5">V</text:span><text:span text:style-name="T6">oc,ref </text:span></text:p>
          </table:table-cell>
          <table:table-cell table:style-name="ce52"/>
          <table:table-cell table:style-name="ce44" office:value-type="float" office:value="58" calcext:value-type="float">
            <text:p>58</text:p>
          </table:table-cell>
          <table:table-cell table:style-name="ce241"/>
          <table:table-cell table:style-name="ce291" table:formula="of:=IF([.D22]&lt;&gt;&quot;&quot;;[.D22];IF(AND([.E22]&lt;&gt;&quot;&quot;;[.E22]&lt;&gt;&quot;NA&quot;);[.E22];[.F22]))" office:value-type="float" office:value="58" calcext:value-type="float">
            <text:p>58.00</text:p>
          </table:table-cell>
          <table:table-cell table:style-name="ce103" table:formula="of:=[.O16]" office:value-type="float" office:value="58.0000321038417" calcext:value-type="float">
            <text:p>58.00</text:p>
          </table:table-cell>
          <table:table-cell table:style-name="ce120" office:value-type="string" calcext:value-type="string">
            <text:p>V</text:p>
          </table:table-cell>
          <table:table-cell table:style-name="ce128" office:value-type="string" calcext:value-type="string">
            <text:p>Reference Open Circuit Voltage</text:p>
          </table:table-cell>
          <table:table-cell/>
          <table:table-cell table:style-name="ce343" office:value-type="string" calcext:value-type="string">
            <text:p>Rsh</text:p>
          </table:table-cell>
          <table:table-cell table:style-name="ce349" office:value-type="string" calcext:value-type="string">
            <text:p><text:span text:style-name="T49">R</text:span><text:span text:style-name="T50">sh </text:span></text:p>
          </table:table-cell>
          <table:table-cell table:style-name="ce377" table:formula="of:=IF(NOT(ISERROR(SEARCH(&quot;PVsyst&quot;;Rsh_model)));Rsh_base+(Rsh_0-Rsh_base)*EXP(-Rsh_exp*[.N21]);Rsh_ref/[.N21])" office:value-type="float" office:value="6802.1794140077" calcext:value-type="float">
            <text:p>6802</text:p>
          </table:table-cell>
          <table:table-cell table:style-name="ce377" table:formula="of:=IF(NOT(ISERROR(SEARCH(&quot;PVsyst&quot;;Rsh_model)));Rsh_base+(Rsh_0-Rsh_base)*EXP(-Rsh_exp*[.O21]);Rsh_ref/[.O21])" office:value-type="float" office:value="3950" calcext:value-type="float">
            <text:p>3950</text:p>
          </table:table-cell>
          <table:table-cell table:style-name="ce377" table:formula="of:=IF(NOT(ISERROR(SEARCH(&quot;PVsyst&quot;;Rsh_model)));Rsh_base+(Rsh_0-Rsh_base)*EXP(-Rsh_exp*[.P21]);Rsh_ref/[.P21])" office:value-type="float" office:value="4050.97308286608" calcext:value-type="float">
            <text:p>4051</text:p>
          </table:table-cell>
          <table:table-cell table:style-name="ce176" office:value-type="string" calcext:value-type="string">
            <text:p>Ω</text:p>
          </table:table-cell>
          <table:table-cell table:style-name="ce185" office:value-type="string" calcext:value-type="string">
            <text:p>Shunt Resistance</text:p>
          </table:table-cell>
          <table:table-cell/>
          <table:table-cell table:style-name="ce192" table:formula="of:=[.T21]+[.N$16]/50" office:value-type="float" office:value="17.1579363874279" calcext:value-type="float">
            <text:p>17.2</text:p>
          </table:table-cell>
          <table:table-cell table:style-name="ce194" table:formula="of:=ONEDIODEMODEL([.T22];[.N$23];[.N$24];[.N$26];Rs;[.N$22];di2mutau;Vbi;0.001)" office:value-type="float" office:value="0.452936321091732" calcext:value-type="float">
            <text:p>0.45</text:p>
          </table:table-cell>
          <table:table-cell table:style-name="ce192" table:formula="of:=[.V21]+[.O$16]/50" office:value-type="float" office:value="18.5600102732294" calcext:value-type="float">
            <text:p>18.6</text:p>
          </table:table-cell>
          <table:table-cell table:style-name="ce194" table:formula="of:=ONEDIODEMODEL([.V22];[.O$23];[.O$24];[.O$26];Rs;[.O$22];di2mutau;Vbi;0.001)" office:value-type="float" office:value="2.26702067074982" calcext:value-type="float">
            <text:p>2.27</text:p>
          </table:table-cell>
          <table:table-cell table:style-name="ce192" table:formula="of:=[.X21]+[.P$16]/50" office:value-type="float" office:value="17.1754379253884" calcext:value-type="float">
            <text:p>17.2</text:p>
          </table:table-cell>
          <table:table-cell table:style-name="ce194" table:formula="of:=ONEDIODEMODEL([.X22];[.P$23];[.P$24];[.P$26];Rs;[.P$22];di2mutau;Vbi;0.0001)" office:value-type="float" office:value="1.82861931569324" calcext:value-type="float">
            <text:p>1.83</text:p>
          </table:table-cell>
          <table:table-cell table:number-columns-repeated="39"/>
        </table:table-row>
        <table:table-row table:style-name="ro6">
          <table:table-cell table:style-name="ce3" table:formula="of:=IFERROR(MATCH([.B23];dbheaders;0);&quot;&quot;)">
            <text:p/>
          </table:table-cell>
          <table:table-cell table:style-name="ce5" office:value-type="string" calcext:value-type="string">
            <text:p>Isc_ref</text:p>
          </table:table-cell>
          <table:table-cell table:style-name="ce15" office:value-type="string" calcext:value-type="string">
            <text:p><text:span text:style-name="T5">I</text:span><text:span text:style-name="T6">sc,ref </text:span></text:p>
          </table:table-cell>
          <table:table-cell table:style-name="ce54"/>
          <table:table-cell table:style-name="ce47" office:value-type="float" office:value="2.29" calcext:value-type="float">
            <text:p>2.29</text:p>
          </table:table-cell>
          <table:table-cell table:style-name="ce241"/>
          <table:table-cell table:style-name="ce289" table:formula="of:=IF([.D23]&lt;&gt;&quot;&quot;;[.D23];IF(AND([.E23]&lt;&gt;&quot;&quot;;[.E23]&lt;&gt;&quot;NA&quot;);[.E23];[.F23]))" office:value-type="float" office:value="2.29" calcext:value-type="float">
            <text:p>2.290</text:p>
          </table:table-cell>
          <table:table-cell table:style-name="ce102" table:formula="of:=[.O17]" office:value-type="float" office:value="2.2872088945462" calcext:value-type="float">
            <text:p>2.287</text:p>
          </table:table-cell>
          <table:table-cell table:style-name="ce120" office:value-type="string" calcext:value-type="string">
            <text:p>A</text:p>
          </table:table-cell>
          <table:table-cell table:style-name="ce128" office:value-type="string" calcext:value-type="string">
            <text:p>Reference Short Circuit Current</text:p>
          </table:table-cell>
          <table:table-cell/>
          <table:table-cell table:style-name="ce343" office:value-type="string" calcext:value-type="string">
            <text:p>Iph</text:p>
          </table:table-cell>
          <table:table-cell table:style-name="ce349" office:value-type="string" calcext:value-type="string">
            <text:p><text:span text:style-name="T49">I</text:span><text:span text:style-name="T50">L </text:span></text:p>
          </table:table-cell>
          <table:table-cell table:style-name="ce378" table:formula="of:=Iph_ref*(G*[.N11])/(G_ref*UF_UF0)*(1+muIsc*(Tc-Tc_ref))" office:value-type="float" office:value="0.46484013465503" calcext:value-type="float">
            <text:p>0.465</text:p>
          </table:table-cell>
          <table:table-cell table:style-name="ce378" table:formula="of:=Iph_ref*[.O5]*[.O11]/(G_ref*UF_UF0)*(1+muIsc*([.O10]-Tc_ref))" office:value-type="float" office:value="2.32420067327515" calcext:value-type="float">
            <text:p>2.324</text:p>
          </table:table-cell>
          <table:table-cell table:style-name="ce378" table:formula="of:=Iph_ref*[.P5]*[.P11]/(G_ref*UF_UF0)*(1+muIsc*([.G62]-Tc_ref))" office:value-type="float" office:value="1.87313840021129" calcext:value-type="float">
            <text:p>1.873</text:p>
          </table:table-cell>
          <table:table-cell table:style-name="ce176" office:value-type="string" calcext:value-type="string">
            <text:p>A</text:p>
          </table:table-cell>
          <table:table-cell table:style-name="ce185" office:value-type="string" calcext:value-type="string">
            <text:p>Photo current</text:p>
          </table:table-cell>
          <table:table-cell/>
          <table:table-cell table:style-name="ce192" table:formula="of:=[.T22]+[.N$16]/50" office:value-type="float" office:value="18.2303074116421" calcext:value-type="float">
            <text:p>18.2</text:p>
          </table:table-cell>
          <table:table-cell table:style-name="ce194" table:formula="of:=ONEDIODEMODEL([.T23];[.N$23];[.N$24];[.N$26];Rs;[.N$22];di2mutau;Vbi;0.001)" office:value-type="float" office:value="0.452565471703415" calcext:value-type="float">
            <text:p>0.45</text:p>
          </table:table-cell>
          <table:table-cell table:style-name="ce192" table:formula="of:=[.V22]+[.O$16]/50" office:value-type="float" office:value="19.7200109153062" calcext:value-type="float">
            <text:p>19.7</text:p>
          </table:table-cell>
          <table:table-cell table:style-name="ce194" table:formula="of:=ONEDIODEMODEL([.V23];[.O$23];[.O$24];[.O$26];Rs;[.O$22];di2mutau;Vbi;0.001)" office:value-type="float" office:value="2.26530123170234" calcext:value-type="float">
            <text:p>2.27</text:p>
          </table:table-cell>
          <table:table-cell table:style-name="ce192" table:formula="of:=[.X22]+[.P$16]/50" office:value-type="float" office:value="18.2489027957251" calcext:value-type="float">
            <text:p>18.2</text:p>
          </table:table-cell>
          <table:table-cell table:style-name="ce194" table:formula="of:=ONEDIODEMODEL([.X23];[.P$23];[.P$24];[.P$26];Rs;[.P$22];di2mutau;Vbi;0.0001)" office:value-type="float" office:value="1.82738618244121" calcext:value-type="float">
            <text:p>1.83</text:p>
          </table:table-cell>
          <table:table-cell table:number-columns-repeated="39"/>
        </table:table-row>
        <table:table-row table:style-name="ro6">
          <table:table-cell table:style-name="ce3" table:formula="of:=IFERROR(MATCH([.B24];dbheaders;0);&quot;&quot;)">
            <text:p/>
          </table:table-cell>
          <table:table-cell table:style-name="ce5" office:value-type="string" calcext:value-type="string">
            <text:p>eta_ref</text:p>
          </table:table-cell>
          <table:table-cell table:style-name="ce15" office:value-type="string" calcext:value-type="string">
            <text:p><text:span text:style-name="T5">η</text:span><text:span text:style-name="T6">ref </text:span></text:p>
          </table:table-cell>
          <table:table-cell table:style-name="ce25"/>
          <table:table-cell table:style-name="ce50"/>
          <table:table-cell table:style-name="ce241"/>
          <table:table-cell table:style-name="ce292" table:formula="of:=Pmp_ref/(G_ref*area)" office:value-type="percentage" office:value="0.132022222222222" calcext:value-type="percentage">
            <text:p>13.2%</text:p>
          </table:table-cell>
          <table:table-cell table:style-name="ce104" table:formula="of:=[.O18]" office:value-type="percentage" office:value="0.131924538878801" calcext:value-type="percentage">
            <text:p>13.2%</text:p>
          </table:table-cell>
          <table:table-cell table:style-name="ce120"/>
          <table:table-cell table:style-name="ce128" office:value-type="string" calcext:value-type="string">
            <text:p>Reference MPP efficiency</text:p>
          </table:table-cell>
          <table:table-cell/>
          <table:table-cell table:style-name="ce343" office:value-type="string" calcext:value-type="string">
            <text:p>Io</text:p>
          </table:table-cell>
          <table:table-cell table:style-name="ce349" office:value-type="string" calcext:value-type="string">
            <text:p><text:span text:style-name="T49">I</text:span><text:span text:style-name="T50">o </text:span></text:p>
          </table:table-cell>
          <table:table-cell table:style-name="ce379" table:formula="of:=Io_ref*(([.N10]+273.15)/(Tc_ref+273.15))^3*EXP(1/(k*[.N25]*nJunct)*(Eg_ref/(Tc_ref+273.15)-[.N27]/([.N10]+273.15)))" office:value-type="float" office:value="0.00000000188026098490734" calcext:value-type="float">
            <text:p>1.88E-09</text:p>
          </table:table-cell>
          <table:table-cell table:style-name="ce379" table:formula="of:=Io_ref*(([.O10]+273.15)/(Tc_ref+273.15))^3*EXP(1/(k*[.O25]*nJunct)*(Eg_ref/(Tc_ref+273.15)-[.O27]/([.O10]+273.15)))" office:value-type="float" office:value="0.00000000188026098490734" calcext:value-type="float">
            <text:p>1.88E-09</text:p>
          </table:table-cell>
          <table:table-cell table:style-name="ce379" table:formula="of:=Io_ref*(([.G62]+273.15)/(Tc_ref+273.15))^3*EXP(1/(k*[.P25]*nJunct)*(Eg_ref/(Tc_ref+273.15)-[.P27]/([.G62]+273.15)))" office:value-type="float" office:value="0.000000023780740850669" calcext:value-type="float">
            <text:p>2.38E-08</text:p>
          </table:table-cell>
          <table:table-cell table:style-name="ce176" office:value-type="string" calcext:value-type="string">
            <text:p>A</text:p>
          </table:table-cell>
          <table:table-cell table:style-name="ce185" office:value-type="string" calcext:value-type="string">
            <text:p>Saturation current</text:p>
          </table:table-cell>
          <table:table-cell/>
          <table:table-cell table:style-name="ce192" table:formula="of:=[.T23]+[.N$16]/50" office:value-type="float" office:value="19.3026784358564" calcext:value-type="float">
            <text:p>19.3</text:p>
          </table:table-cell>
          <table:table-cell table:style-name="ce194" table:formula="of:=ONEDIODEMODEL([.T24];[.N$23];[.N$24];[.N$26];Rs;[.N$22];di2mutau;Vbi;0.001)" office:value-type="float" office:value="0.452184359160942" calcext:value-type="float">
            <text:p>0.45</text:p>
          </table:table-cell>
          <table:table-cell table:style-name="ce192" table:formula="of:=[.V23]+[.O$16]/50" office:value-type="float" office:value="20.880011557383" calcext:value-type="float">
            <text:p>20.9</text:p>
          </table:table-cell>
          <table:table-cell table:style-name="ce194" table:formula="of:=ONEDIODEMODEL([.V24];[.O$23];[.O$24];[.O$26];Rs;[.O$22];di2mutau;Vbi;0.001)" office:value-type="float" office:value="2.26349926728364" calcext:value-type="float">
            <text:p>2.26</text:p>
          </table:table-cell>
          <table:table-cell table:style-name="ce192" table:formula="of:=[.X23]+[.P$16]/50" office:value-type="float" office:value="19.3223676660619" calcext:value-type="float">
            <text:p>19.3</text:p>
          </table:table-cell>
          <table:table-cell table:style-name="ce194" table:formula="of:=ONEDIODEMODEL([.X24];[.P$23];[.P$24];[.P$26];Rs;[.P$22];di2mutau;Vbi;0.0001)" office:value-type="float" office:value="1.82610083437717" calcext:value-type="float">
            <text:p>1.83</text:p>
          </table:table-cell>
          <table:table-cell table:number-columns-repeated="39"/>
        </table:table-row>
        <table:table-row table:style-name="ro6">
          <table:table-cell table:style-name="ce3" table:formula="of:=IFERROR(MATCH([.B25];dbheaders;0);&quot;&quot;)">
            <text:p/>
          </table:table-cell>
          <table:table-cell table:style-name="ce5"/>
          <table:table-cell table:style-name="ce15"/>
          <table:table-cell table:style-name="ce25"/>
          <table:table-cell table:style-name="ce44"/>
          <table:table-cell table:style-name="ce241"/>
          <table:table-cell table:style-name="ce293"/>
          <table:table-cell table:style-name="ce105" table:formula="of:=(ABS(Pmp_ref-[.H19])+ABS(Isc_ref-[.H23])*Vmp_ref+ABS(Voc_ref-[.H22])*Imp_ref+0.25*ABS(Imp_ref-[.H20])*Vmp_ref+0.25*ABS(Vmp_ref-[.H21])*Imp_ref)/(3.5*Pmp_ref)" office:value-type="percentage" office:value="0.00183725740510089" calcext:value-type="percentage">
            <text:p>0.184%</text:p>
          </table:table-cell>
          <table:table-cell table:style-name="ce120"/>
          <table:table-cell table:style-name="ce128"/>
          <table:table-cell/>
          <table:table-cell table:style-name="ce343" office:value-type="string" calcext:value-type="string">
            <text:p>n</text:p>
          </table:table-cell>
          <table:table-cell table:style-name="ce349" office:value-type="string" calcext:value-type="string">
            <text:p>n</text:p>
          </table:table-cell>
          <table:table-cell table:style-name="ce380" table:formula="of:=nDiode*(1+muNdiode*(Tc-Tc_ref))" office:value-type="float" office:value="1.487" calcext:value-type="float">
            <text:p>1.49</text:p>
          </table:table-cell>
          <table:table-cell table:style-name="ce380" table:formula="of:=nDiode*(1+muNdiode*([.O10]-Tc_ref))" office:value-type="float" office:value="1.487" calcext:value-type="float">
            <text:p>1.49</text:p>
          </table:table-cell>
          <table:table-cell table:style-name="ce380" table:formula="of:=nDiode*(1+muNdiode*([.G62]-Tc_ref))" office:value-type="float" office:value="1.487" calcext:value-type="float">
            <text:p>1.49</text:p>
          </table:table-cell>
          <table:table-cell table:style-name="ce181"/>
          <table:table-cell table:style-name="ce186"/>
          <table:table-cell/>
          <table:table-cell table:style-name="ce192" table:formula="of:=[.T24]+[.N$16]/50" office:value-type="float" office:value="20.3750494600706" calcext:value-type="float">
            <text:p>20.4</text:p>
          </table:table-cell>
          <table:table-cell table:style-name="ce194" table:formula="of:=ONEDIODEMODEL([.T25];[.N$23];[.N$24];[.N$26];Rs;[.N$22];di2mutau;Vbi;0.001)" office:value-type="float" office:value="0.451792138741379" calcext:value-type="float">
            <text:p>0.45</text:p>
          </table:table-cell>
          <table:table-cell table:style-name="ce192" table:formula="of:=[.V24]+[.O$16]/50" office:value-type="float" office:value="22.0400121994599" calcext:value-type="float">
            <text:p>22.0</text:p>
          </table:table-cell>
          <table:table-cell table:style-name="ce194" table:formula="of:=ONEDIODEMODEL([.V25];[.O$23];[.O$24];[.O$26];Rs;[.O$22];di2mutau;Vbi;0.001)" office:value-type="float" office:value="2.2616068245589" calcext:value-type="float">
            <text:p>2.26</text:p>
          </table:table-cell>
          <table:table-cell table:style-name="ce192" table:formula="of:=[.X24]+[.P$16]/50" office:value-type="float" office:value="20.3958325363987" calcext:value-type="float">
            <text:p>20.4</text:p>
          </table:table-cell>
          <table:table-cell table:style-name="ce194" table:formula="of:=ONEDIODEMODEL([.X25];[.P$23];[.P$24];[.P$26];Rs;[.P$22];di2mutau;Vbi;0.0001)" office:value-type="float" office:value="1.82475764381097" calcext:value-type="float">
            <text:p>1.82</text:p>
          </table:table-cell>
          <table:table-cell table:number-columns-repeated="39"/>
        </table:table-row>
        <table:table-row table:style-name="ro6">
          <table:table-cell table:style-name="ce3" table:formula="of:=IFERROR(MATCH([.B26];dbheaders;0);&quot;&quot;)">
            <text:p/>
          </table:table-cell>
          <table:table-cell/>
          <table:table-cell table:style-name="ce30"/>
          <table:table-cell table:style-name="ce29"/>
          <table:table-cell table:style-name="ce48"/>
          <table:table-cell table:style-name="ce241"/>
          <table:table-cell table:number-columns-repeated="5"/>
          <table:table-cell table:style-name="ce343" office:value-type="string" calcext:value-type="string">
            <text:p>nVth</text:p>
          </table:table-cell>
          <table:table-cell table:style-name="ce349" office:value-type="string" calcext:value-type="string">
            <text:p><text:span text:style-name="T49">V</text:span><text:span text:style-name="T50">th</text:span></text:p>
          </table:table-cell>
          <table:table-cell table:style-name="ce356" table:formula="of:=[.N25]*nJunct*Ns*(Tc+273.15)*k" office:value-type="float" office:value="2.78895487714418" calcext:value-type="float">
            <text:p>2.79</text:p>
          </table:table-cell>
          <table:table-cell table:style-name="ce356" table:formula="of:=[.O25]*nJunct*Ns*([.O10]+273.15)*k" office:value-type="float" office:value="2.78895487714418" calcext:value-type="float">
            <text:p>2.79</text:p>
          </table:table-cell>
          <table:table-cell table:style-name="ce356" table:formula="of:=[.P25]*nJunct*Ns*([.G62]+273.15)*k" office:value-type="float" office:value="2.96668468652114" calcext:value-type="float">
            <text:p>2.97</text:p>
          </table:table-cell>
          <table:table-cell table:style-name="ce176" office:value-type="string" calcext:value-type="string">
            <text:p>V</text:p>
          </table:table-cell>
          <table:table-cell table:style-name="ce187" office:value-type="string" calcext:value-type="string">
            <text:p>Thermal voltage</text:p>
          </table:table-cell>
          <table:table-cell/>
          <table:table-cell table:style-name="ce192" table:formula="of:=[.T25]+[.N$16]/50" office:value-type="float" office:value="21.4474204842849" calcext:value-type="float">
            <text:p>21.4</text:p>
          </table:table-cell>
          <table:table-cell table:style-name="ce194" table:formula="of:=ONEDIODEMODEL([.T26];[.N$23];[.N$24];[.N$26];Rs;[.N$22];di2mutau;Vbi;0.001)" office:value-type="float" office:value="0.451387837116446" calcext:value-type="float">
            <text:p>0.45</text:p>
          </table:table-cell>
          <table:table-cell table:style-name="ce192" table:formula="of:=[.V25]+[.O$16]/50" office:value-type="float" office:value="23.2000128415367" calcext:value-type="float">
            <text:p>23.2</text:p>
          </table:table-cell>
          <table:table-cell table:style-name="ce194" table:formula="of:=ONEDIODEMODEL([.V26];[.O$23];[.O$24];[.O$26];Rs;[.O$22];di2mutau;Vbi;0.001)" office:value-type="float" office:value="2.25961464959379" calcext:value-type="float">
            <text:p>2.26</text:p>
          </table:table-cell>
          <table:table-cell table:style-name="ce192" table:formula="of:=[.X25]+[.P$16]/50" office:value-type="float" office:value="21.4692974067354" calcext:value-type="float">
            <text:p>21.5</text:p>
          </table:table-cell>
          <table:table-cell table:style-name="ce194" table:formula="of:=ONEDIODEMODEL([.X26];[.P$23];[.P$24];[.P$26];Rs;[.P$22];di2mutau;Vbi;0.0001)" office:value-type="float" office:value="1.82334973999531" calcext:value-type="float">
            <text:p>1.82</text:p>
          </table:table-cell>
          <table:table-cell table:number-columns-repeated="39"/>
        </table:table-row>
        <table:table-row table:style-name="ro6">
          <table:table-cell table:style-name="ce3" table:formula="of:=IFERROR(MATCH([.B54];dbheaders;0);&quot;&quot;)">
            <text:p/>
          </table:table-cell>
          <table:table-cell table:style-name="ce5" office:value-type="string" calcext:value-type="string">
            <text:p>Iph_ref</text:p>
          </table:table-cell>
          <table:table-cell table:style-name="ce15" office:value-type="string" calcext:value-type="string">
            <text:p><text:span text:style-name="T5">I</text:span><text:span text:style-name="T6">L,ref </text:span></text:p>
          </table:table-cell>
          <table:table-cell table:style-name="ce239"/>
          <table:table-cell table:style-name="ce166"/>
          <table:table-cell table:style-name="ce67" table:formula="of:=Isc_ref*(1+Rs/Rsh_ref)*(1+di2mutau/Vbi)" office:value-type="float" office:value="2.32420067327515" calcext:value-type="float">
            <text:p>2.324</text:p>
          </table:table-cell>
          <table:table-cell table:style-name="ce294" table:formula="of:=IF([.D27]&lt;&gt;&quot;&quot;;[.D27];IF(AND([.E27]&lt;&gt;&quot;&quot;;[.E27]&lt;&gt;&quot;NA&quot;);[.E27];[.F27]))" office:value-type="float" office:value="2.32420067327515" calcext:value-type="float">
            <text:p>2.324</text:p>
          </table:table-cell>
          <table:table-cell table:style-name="ce100"/>
          <table:table-cell table:style-name="ce120" office:value-type="string" calcext:value-type="string">
            <text:p>A</text:p>
          </table:table-cell>
          <table:table-cell table:style-name="ce128" office:value-type="string" calcext:value-type="string">
            <text:p>Reference photo current</text:p>
          </table:table-cell>
          <table:table-cell/>
          <table:table-cell table:style-name="ce343" office:value-type="string" calcext:value-type="string">
            <text:p>Eg</text:p>
          </table:table-cell>
          <table:table-cell table:style-name="ce349" office:value-type="string" calcext:value-type="string">
            <text:p><text:span text:style-name="T49">ε</text:span><text:span text:style-name="T50">g </text:span></text:p>
          </table:table-cell>
          <table:table-cell table:style-name="ce381" table:formula="of:=Eg_ref*(1+muEg*(Tc-Tc_ref))" office:value-type="float" office:value="1.5" calcext:value-type="float">
            <text:p>1.5</text:p>
          </table:table-cell>
          <table:table-cell table:style-name="ce378" table:formula="of:=Eg_ref*(1+muEg*([.O10]-Tc_ref))" office:value-type="float" office:value="1.5" calcext:value-type="float">
            <text:p>1.500</text:p>
          </table:table-cell>
          <table:table-cell table:style-name="ce378" table:formula="of:=Eg_ref*(1+muEg*([.G62]-Tc_ref))" office:value-type="float" office:value="1.5" calcext:value-type="float">
            <text:p>1.500</text:p>
          </table:table-cell>
          <table:table-cell table:style-name="ce176" office:value-type="string" calcext:value-type="string">
            <text:p>eV</text:p>
          </table:table-cell>
          <table:table-cell table:style-name="ce185" office:value-type="string" calcext:value-type="string">
            <text:p>Bandgap energy</text:p>
          </table:table-cell>
          <table:table-cell/>
          <table:table-cell table:style-name="ce192" table:formula="of:=[.T26]+[.N$16]/50" office:value-type="float" office:value="22.5197915084991" calcext:value-type="float">
            <text:p>22.5</text:p>
          </table:table-cell>
          <table:table-cell table:style-name="ce194" table:formula="of:=ONEDIODEMODEL([.T27];[.N$23];[.N$24];[.N$26];Rs;[.N$22];di2mutau;Vbi;0.001)" office:value-type="float" office:value="0.450970316481588" calcext:value-type="float">
            <text:p>0.45</text:p>
          </table:table-cell>
          <table:table-cell table:style-name="ce192" table:formula="of:=[.V26]+[.O$16]/50" office:value-type="float" office:value="24.3600134836135" calcext:value-type="float">
            <text:p>24.4</text:p>
          </table:table-cell>
          <table:table-cell table:style-name="ce194" table:formula="of:=ONEDIODEMODEL([.V27];[.O$23];[.O$24];[.O$26];Rs;[.O$22];di2mutau;Vbi;0.001)" office:value-type="float" office:value="2.25751182442318" calcext:value-type="float">
            <text:p>2.26</text:p>
          </table:table-cell>
          <table:table-cell table:style-name="ce192" table:formula="of:=[.X26]+[.P$16]/50" office:value-type="float" office:value="22.5427622770722" calcext:value-type="float">
            <text:p>22.5</text:p>
          </table:table-cell>
          <table:table-cell table:style-name="ce194" table:formula="of:=ONEDIODEMODEL([.X27];[.P$23];[.P$24];[.P$26];Rs;[.P$22];di2mutau;Vbi;0.0001)" office:value-type="float" office:value="1.82186858409012" calcext:value-type="float">
            <text:p>1.82</text:p>
          </table:table-cell>
          <table:table-cell table:number-columns-repeated="39"/>
        </table:table-row>
        <table:table-row table:style-name="ro6">
          <table:table-cell table:style-name="ce3" table:formula="of:=IFERROR(MATCH([.B30];dbheaders;0);&quot;&quot;)">
            <text:p/>
          </table:table-cell>
          <table:table-cell table:style-name="ce5" office:value-type="string" calcext:value-type="string">
            <text:p>Io_ref</text:p>
          </table:table-cell>
          <table:table-cell table:style-name="ce15" office:value-type="string" calcext:value-type="string">
            <text:p><text:span text:style-name="T5">I</text:span><text:span text:style-name="T6">o,ref </text:span></text:p>
          </table:table-cell>
          <table:table-cell table:style-name="ce59"/>
          <table:table-cell table:style-name="ce167"/>
          <table:table-cell table:style-name="ce275" table:formula="of:=(Iph_ref*(1-di2mutau/(Vbi-Voc_ref))-Voc_ref/Rsh_ref)/(EXP(Voc_ref/nVth_ref)-1)" office:value-type="float" office:value="0.00000000188026098490734" calcext:value-type="float">
            <text:p>1.88E-09</text:p>
          </table:table-cell>
          <table:table-cell table:style-name="ce295" table:formula="of:=IF([.D28]&lt;&gt;&quot;&quot;;[.D28];IF(AND([.E28]&lt;&gt;&quot;&quot;;[.E28]&lt;&gt;&quot;NA&quot;);[.E28];[.F28]))" office:value-type="float" office:value="0.00000000188026098490734" calcext:value-type="float">
            <text:p>1.88E-09</text:p>
          </table:table-cell>
          <table:table-cell table:style-name="ce315"/>
          <table:table-cell table:style-name="ce120" office:value-type="string" calcext:value-type="string">
            <text:p>A</text:p>
          </table:table-cell>
          <table:table-cell table:style-name="ce128" office:value-type="string" calcext:value-type="string">
            <text:p>Reference saturation current</text:p>
          </table:table-cell>
          <table:table-cell/>
          <table:table-cell table:style-name="ce341"/>
          <table:table-cell table:number-columns-repeated="7"/>
          <table:table-cell table:style-name="ce192" table:formula="of:=[.T27]+[.N$16]/50" office:value-type="float" office:value="23.5921625327134" calcext:value-type="float">
            <text:p>23.6</text:p>
          </table:table-cell>
          <table:table-cell table:style-name="ce194" table:formula="of:=ONEDIODEMODEL([.T28];[.N$23];[.N$24];[.N$26];Rs;[.N$22];di2mutau;Vbi;0.001)" office:value-type="float" office:value="0.450538224704964" calcext:value-type="float">
            <text:p>0.45</text:p>
          </table:table-cell>
          <table:table-cell table:style-name="ce192" table:formula="of:=[.V27]+[.O$16]/50" office:value-type="float" office:value="25.5200141256904" calcext:value-type="float">
            <text:p>25.5</text:p>
          </table:table-cell>
          <table:table-cell table:style-name="ce194" table:formula="of:=ONEDIODEMODEL([.V28];[.O$23];[.O$24];[.O$26];Rs;[.O$22];di2mutau;Vbi;0.001)" office:value-type="float" office:value="2.25528526033574" calcext:value-type="float">
            <text:p>2.26</text:p>
          </table:table-cell>
          <table:table-cell table:style-name="ce192" table:formula="of:=[.X27]+[.P$16]/50" office:value-type="float" office:value="23.616227147409" calcext:value-type="float">
            <text:p>23.6</text:p>
          </table:table-cell>
          <table:table-cell table:style-name="ce194" table:formula="of:=ONEDIODEMODEL([.X28];[.P$23];[.P$24];[.P$26];Rs;[.P$22];di2mutau;Vbi;0.0001)" office:value-type="float" office:value="1.82030315162306" calcext:value-type="float">
            <text:p>1.82</text:p>
          </table:table-cell>
          <table:table-cell table:number-columns-repeated="39"/>
        </table:table-row>
        <table:table-row table:style-name="ro6">
          <table:table-cell table:style-name="ce3" table:formula="of:=IFERROR(MATCH([.B27];dbheaders;0);&quot;&quot;)">
            <text:p/>
          </table:table-cell>
          <table:table-cell table:style-name="ce5" office:value-type="string" calcext:value-type="string">
            <text:p>Rs</text:p>
          </table:table-cell>
          <table:table-cell table:style-name="ce15" office:value-type="string" calcext:value-type="string">
            <text:p><text:span text:style-name="T5">R</text:span><text:span text:style-name="T6">s </text:span></text:p>
          </table:table-cell>
          <table:table-cell table:style-name="ce133"/>
          <table:table-cell table:style-name="ce53" office:value-type="float" office:value="1.85" calcext:value-type="float">
            <text:p>1.850</text:p>
          </table:table-cell>
          <table:table-cell table:style-name="ce277"/>
          <table:table-cell table:style-name="ce289" table:formula="of:=IF([.D29]&lt;&gt;&quot;&quot;;[.D29];IF(AND([.E29]&lt;&gt;&quot;&quot;;[.E29]&lt;&gt;&quot;NA&quot;);[.E29];[.F29]))" office:value-type="float" office:value="1.85" calcext:value-type="float">
            <text:p>1.850</text:p>
          </table:table-cell>
          <table:table-cell table:style-name="ce109"/>
          <table:table-cell table:style-name="ce120" office:value-type="string" calcext:value-type="string">
            <text:p>Ω</text:p>
          </table:table-cell>
          <table:table-cell table:style-name="ce128" office:value-type="string" calcext:value-type="string">
            <text:p>Series resistance</text:p>
          </table:table-cell>
          <table:table-cell/>
          <table:table-cell table:style-name="ce342" office:value-type="string" calcext:value-type="string">
            <text:p>muVoc </text:p>
          </table:table-cell>
          <table:table-cell table:style-name="ce354" office:value-type="string" calcext:value-type="string">
            <text:p><text:span text:style-name="T47">μ</text:span><text:span text:style-name="T48">Voc </text:span></text:p>
          </table:table-cell>
          <table:table-cell table:style-name="ce382" table:formula="of:=(ONEDIODEMODEL2(0;[.N37];[.N38];[.N40];Rs;[.N36];di2mutau;Vbi;0.000001)/[.N16]-1)/IF([.$N$33]=0;[.$N$34];[.$N$33])" office:value-type="percentage" office:value="-0.00391963484823943" calcext:value-type="percentage">
            <text:p>-0.392%</text:p>
          </table:table-cell>
          <table:table-cell table:style-name="ce382" table:formula="of:=(ONEDIODEMODEL2(0;[.O37];[.O38];[.O40];Rs;[.O36];di2mutau;Vbi;0.000001)/[.O16]-1)/IF([.$N$33]=0;[.$N$34];[.$N$33])" office:value-type="percentage" office:value="-0.00328258747660048" calcext:value-type="percentage">
            <text:p>-0.328%</text:p>
          </table:table-cell>
          <table:table-cell table:style-name="ce382" table:formula="of:=(ONEDIODEMODEL2(0;[.P37];[.P38];[.P40];Rs;[.P36];di2mutau;Vbi;0.000001)/[.P16]-1)/IF([.$N$33]=0;[.$N$34];[.$N$33])" office:value-type="percentage" office:value="-0.00370354838519099" calcext:value-type="percentage">
            <text:p>-0.370%</text:p>
          </table:table-cell>
          <table:table-cell table:style-name="ce180" office:value-type="string" calcext:value-type="string">
            <text:p>1/K</text:p>
          </table:table-cell>
          <table:table-cell table:number-columns-repeated="2"/>
          <table:table-cell table:style-name="ce192" table:formula="of:=[.T28]+[.N$16]/50" office:value-type="float" office:value="24.6645335569276" calcext:value-type="float">
            <text:p>24.7</text:p>
          </table:table-cell>
          <table:table-cell table:style-name="ce194" table:formula="of:=ONEDIODEMODEL([.T29];[.N$23];[.N$24];[.N$26];Rs;[.N$22];di2mutau;Vbi;0.001)" office:value-type="float" office:value="0.450089925348398" calcext:value-type="float">
            <text:p>0.45</text:p>
          </table:table-cell>
          <table:table-cell table:style-name="ce192" table:formula="of:=[.V28]+[.O$16]/50" office:value-type="float" office:value="26.6800147677672" calcext:value-type="float">
            <text:p>26.7</text:p>
          </table:table-cell>
          <table:table-cell table:style-name="ce194" table:formula="of:=ONEDIODEMODEL([.V29];[.O$23];[.O$24];[.O$26];Rs;[.O$22];di2mutau;Vbi;0.001)" office:value-type="float" office:value="2.25291898125653" calcext:value-type="float">
            <text:p>2.25</text:p>
          </table:table-cell>
          <table:table-cell table:style-name="ce192" table:formula="of:=[.X28]+[.P$16]/50" office:value-type="float" office:value="24.6896920177458" calcext:value-type="float">
            <text:p>24.7</text:p>
          </table:table-cell>
          <table:table-cell table:style-name="ce194" table:formula="of:=ONEDIODEMODEL([.X29];[.P$23];[.P$24];[.P$26];Rs;[.P$22];di2mutau;Vbi;0.0001)" office:value-type="float" office:value="1.81863995128772" calcext:value-type="float">
            <text:p>1.82</text:p>
          </table:table-cell>
          <table:table-cell table:number-columns-repeated="39"/>
        </table:table-row>
        <table:table-row table:style-name="ro6">
          <table:table-cell table:style-name="ce3" table:formula="of:=IFERROR(MATCH([.B28];dbheaders;0);&quot;&quot;)">
            <text:p/>
          </table:table-cell>
          <table:table-cell table:style-name="ce5" office:value-type="string" calcext:value-type="string">
            <text:p>Rsh_ref</text:p>
          </table:table-cell>
          <table:table-cell table:style-name="ce15" office:value-type="string" calcext:value-type="string">
            <text:p><text:span text:style-name="T5">R</text:span><text:span text:style-name="T6">sh,ref </text:span></text:p>
          </table:table-cell>
          <table:table-cell table:style-name="ce133"/>
          <table:table-cell table:style-name="ce262" office:value-type="float" office:value="3950" calcext:value-type="float">
            <text:p>3950</text:p>
          </table:table-cell>
          <table:table-cell table:style-name="ce277"/>
          <table:table-cell table:style-name="ce290" table:formula="of:=IF([.D30]&lt;&gt;&quot;&quot;;[.D30];IF(AND([.E30]&lt;&gt;&quot;&quot;;[.E30]&lt;&gt;&quot;NA&quot;);[.E30];[.F30]))" office:value-type="float" office:value="3950" calcext:value-type="float">
            <text:p>3950.0</text:p>
          </table:table-cell>
          <table:table-cell table:style-name="ce109"/>
          <table:table-cell table:style-name="ce120" office:value-type="string" calcext:value-type="string">
            <text:p>Ω</text:p>
          </table:table-cell>
          <table:table-cell table:style-name="ce128" office:value-type="string" calcext:value-type="string">
            <text:p>Reference Shunt Resistance</text:p>
          </table:table-cell>
          <table:table-cell/>
          <table:table-cell table:style-name="ce342" office:value-type="string" calcext:value-type="string">
            <text:p>muIsc </text:p>
          </table:table-cell>
          <table:table-cell table:style-name="ce354" office:value-type="string" calcext:value-type="string">
            <text:p><text:span text:style-name="T47">μ</text:span><text:span text:style-name="T48">Isc </text:span></text:p>
          </table:table-cell>
          <table:table-cell table:style-name="ce382" table:formula="of:=(ONEDIODEMODEL(0;[.N37];[.N38];[.N40];Rs;[.N36];di2mutau;Vbi;0.000001)/[.N17]-1)/IF([.$N$33]=0;[.$N$34];[.$N$33])" office:value-type="percentage" office:value="0.000389923991747199" calcext:value-type="percentage">
            <text:p>0.039%</text:p>
          </table:table-cell>
          <table:table-cell table:style-name="ce382" table:formula="of:=(ONEDIODEMODEL(0;[.O37];[.O38];[.O40];Rs;[.O36];di2mutau;Vbi;0.000001)/[.O17]-1)/IF([.$N$33]=0;[.$N$34];[.$N$33])" office:value-type="percentage" office:value="0.000389569033222403" calcext:value-type="percentage">
            <text:p>0.039%</text:p>
          </table:table-cell>
          <table:table-cell table:style-name="ce382" table:formula="of:=(ONEDIODEMODEL(0;[.P37];[.P38];[.P40];Rs;[.P36];di2mutau;Vbi;0.000001)/[.P17]-1)/IF([.$N$33]=0;[.$N$34];[.$N$33])" office:value-type="percentage" office:value="0.000386793686705356" calcext:value-type="percentage">
            <text:p>0.039%</text:p>
          </table:table-cell>
          <table:table-cell table:style-name="ce180" office:value-type="string" calcext:value-type="string">
            <text:p>1/K</text:p>
          </table:table-cell>
          <table:table-cell table:number-columns-repeated="2"/>
          <table:table-cell table:style-name="ce192" table:formula="of:=[.T29]+[.N$16]/50" office:value-type="float" office:value="25.7369045811419" calcext:value-type="float">
            <text:p>25.7</text:p>
          </table:table-cell>
          <table:table-cell table:style-name="ce194" table:formula="of:=ONEDIODEMODEL([.T30];[.N$23];[.N$24];[.N$26];Rs;[.N$22];di2mutau;Vbi;0.001)" office:value-type="float" office:value="0.449623398602324" calcext:value-type="float">
            <text:p>0.45</text:p>
          </table:table-cell>
          <table:table-cell table:style-name="ce192" table:formula="of:=[.V29]+[.O$16]/50" office:value-type="float" office:value="27.840015409844" calcext:value-type="float">
            <text:p>27.8</text:p>
          </table:table-cell>
          <table:table-cell table:style-name="ce194" table:formula="of:=ONEDIODEMODEL([.V30];[.O$23];[.O$24];[.O$26];Rs;[.O$22];di2mutau;Vbi;0.001)" office:value-type="float" office:value="2.25039309882591" calcext:value-type="float">
            <text:p>2.25</text:p>
          </table:table-cell>
          <table:table-cell table:style-name="ce192" table:formula="of:=[.X29]+[.P$16]/50" office:value-type="float" office:value="25.7631568880825" calcext:value-type="float">
            <text:p>25.8</text:p>
          </table:table-cell>
          <table:table-cell table:style-name="ce194" table:formula="of:=ONEDIODEMODEL([.X30];[.P$23];[.P$24];[.P$26];Rs;[.P$22];di2mutau;Vbi;0.0001)" office:value-type="float" office:value="1.81686060555914" calcext:value-type="float">
            <text:p>1.82</text:p>
          </table:table-cell>
          <table:table-cell table:number-columns-repeated="39"/>
        </table:table-row>
        <table:table-row table:style-name="ro6">
          <table:table-cell table:style-name="ce3" table:formula="of:=IFERROR(MATCH([.B31];dbheaders;0);&quot;&quot;)">
            <text:p/>
          </table:table-cell>
          <table:table-cell table:style-name="ce5" office:value-type="string" calcext:value-type="string">
            <text:p>nDiode</text:p>
          </table:table-cell>
          <table:table-cell table:style-name="ce15" office:value-type="string" calcext:value-type="string">
            <text:p>n</text:p>
          </table:table-cell>
          <table:table-cell table:style-name="ce239"/>
          <table:table-cell table:style-name="ce53" office:value-type="float" office:value="1.487" calcext:value-type="float">
            <text:p>1.487</text:p>
          </table:table-cell>
          <table:table-cell table:style-name="ce67" table:formula="of:=LOOKUP(material;list_materials;list_nDiode)/nJunct" office:value-type="float" office:value="1.5" calcext:value-type="float">
            <text:p>1.500</text:p>
          </table:table-cell>
          <table:table-cell table:style-name="ce289" table:formula="of:=IF([.D31]&lt;&gt;&quot;&quot;;[.D31];IF(AND([.E31]&lt;&gt;&quot;&quot;;[.E31]&lt;&gt;&quot;NA&quot;);[.E31];[.F31]))" office:value-type="float" office:value="1.487" calcext:value-type="float">
            <text:p>1.487</text:p>
          </table:table-cell>
          <table:table-cell table:style-name="ce100"/>
          <table:table-cell table:style-name="ce121"/>
          <table:table-cell table:style-name="ce128" office:value-type="string" calcext:value-type="string">
            <text:p>Diode quality factor</text:p>
          </table:table-cell>
          <table:table-cell/>
          <table:table-cell table:style-name="ce342" office:value-type="string" calcext:value-type="string">
            <text:p>muPmp </text:p>
          </table:table-cell>
          <table:table-cell table:style-name="ce354" office:value-type="string" calcext:value-type="string">
            <text:p><text:span text:style-name="T47">μ</text:span><text:span text:style-name="T48">Pmp</text:span></text:p>
          </table:table-cell>
          <table:table-cell table:style-name="ce382" table:formula="of:=(ONEDIODEMPP([.N37];[.N38];[.N40];Rs;[.N36];di2mutau;Vbi;0.000001)/[.N13]-1)/IF([.$N$33]=0;[.$N$34];[.$N$33])" office:value-type="percentage" office:value="-0.00432720450517199" calcext:value-type="percentage">
            <text:p>-0.433%</text:p>
          </table:table-cell>
          <table:table-cell table:style-name="ce382" table:formula="of:=(ONEDIODEMPP([.O37];[.O38];[.O40];Rs;[.O36];di2mutau;Vbi;0.000001)/[.O13]-1)/IF([.$N$33]=0;[.$N$34];[.$N$33])" office:value-type="percentage" office:value="-0.00367283772020327" calcext:value-type="percentage">
            <text:p>-0.367%</text:p>
          </table:table-cell>
          <table:table-cell table:style-name="ce382" table:formula="of:=(ONEDIODEMPP([.P37];[.P38];[.P40];Rs;[.P36];di2mutau;Vbi;0.000001)/[.P13]-1)/IF([.$N$33]=0;[.$N$34];[.$N$33])" office:value-type="percentage" office:value="-0.00444076009770772" calcext:value-type="percentage">
            <text:p>-0.444%</text:p>
          </table:table-cell>
          <table:table-cell table:style-name="ce180" office:value-type="string" calcext:value-type="string">
            <text:p>1/K</text:p>
          </table:table-cell>
          <table:table-cell table:number-columns-repeated="2"/>
          <table:table-cell table:style-name="ce192" table:formula="of:=[.T30]+[.N$16]/50" office:value-type="float" office:value="26.8092756053561" calcext:value-type="float">
            <text:p>26.8</text:p>
          </table:table-cell>
          <table:table-cell table:style-name="ce194" table:formula="of:=ONEDIODEMODEL([.T31];[.N$23];[.N$24];[.N$26];Rs;[.N$22];di2mutau;Vbi;0.001)" office:value-type="float" office:value="0.449136100066796" calcext:value-type="float">
            <text:p>0.45</text:p>
          </table:table-cell>
          <table:table-cell table:style-name="ce192" table:formula="of:=[.V30]+[.O$16]/50" office:value-type="float" office:value="29.0000160519209" calcext:value-type="float">
            <text:p>29.0</text:p>
          </table:table-cell>
          <table:table-cell table:style-name="ce194" table:formula="of:=ONEDIODEMODEL([.V31];[.O$23];[.O$24];[.O$26];Rs;[.O$22];di2mutau;Vbi;0.001)" office:value-type="float" office:value="2.2476823327671" calcext:value-type="float">
            <text:p>2.25</text:p>
          </table:table-cell>
          <table:table-cell table:style-name="ce192" table:formula="of:=[.X30]+[.P$16]/50" office:value-type="float" office:value="26.8366217584193" calcext:value-type="float">
            <text:p>26.8</text:p>
          </table:table-cell>
          <table:table-cell table:style-name="ce194" table:formula="of:=ONEDIODEMODEL([.X31];[.P$23];[.P$24];[.P$26];Rs;[.P$22];di2mutau;Vbi;0.0001)" office:value-type="float" office:value="1.81494098326918" calcext:value-type="float">
            <text:p>1.81</text:p>
          </table:table-cell>
          <table:table-cell table:number-columns-repeated="39"/>
        </table:table-row>
        <table:table-row table:style-name="ro6">
          <table:table-cell table:style-name="ce3" table:formula="of:=IFERROR(MATCH([.B29];dbheaders;0);&quot;&quot;)">
            <text:p/>
          </table:table-cell>
          <table:table-cell table:style-name="ce5" office:value-type="string" calcext:value-type="string">
            <text:p>Gamma</text:p>
          </table:table-cell>
          <table:table-cell table:style-name="ce15" office:value-type="string" calcext:value-type="string">
            <text:p><text:span text:style-name="T5">n·n</text:span><text:span text:style-name="T6">junct </text:span></text:p>
          </table:table-cell>
          <table:table-cell table:style-name="ce25"/>
          <table:table-cell table:style-name="ce47" office:value-type="float" office:value="1.487" calcext:value-type="float">
            <text:p>1.49</text:p>
          </table:table-cell>
          <table:table-cell table:style-name="ce67"/>
          <table:table-cell table:style-name="ce291" table:formula="of:=nDiode*nJunct" office:value-type="float" office:value="1.487" calcext:value-type="float">
            <text:p>1.49</text:p>
          </table:table-cell>
          <table:table-cell table:number-columns-repeated="2"/>
          <table:table-cell table:style-name="ce128" office:value-type="string" calcext:value-type="string">
            <text:p>Gamma factor (PVsyst)</text:p>
          </table:table-cell>
          <table:table-cell/>
          <table:table-cell table:style-name="ce341"/>
          <table:table-cell table:number-columns-repeated="7"/>
          <table:table-cell table:style-name="ce192" table:formula="of:=[.T31]+[.N$16]/50" office:value-type="float" office:value="27.8816466295704" calcext:value-type="float">
            <text:p>27.9</text:p>
          </table:table-cell>
          <table:table-cell table:style-name="ce194" table:formula="of:=ONEDIODEMODEL([.T32];[.N$23];[.N$24];[.N$26];Rs;[.N$22];di2mutau;Vbi;0.001)" office:value-type="float" office:value="0.448624758298215" calcext:value-type="float">
            <text:p>0.45</text:p>
          </table:table-cell>
          <table:table-cell table:style-name="ce192" table:formula="of:=[.V31]+[.O$16]/50" office:value-type="float" office:value="30.1600166939977" calcext:value-type="float">
            <text:p>30.2</text:p>
          </table:table-cell>
          <table:table-cell table:style-name="ce194" table:formula="of:=ONEDIODEMODEL([.V32];[.O$23];[.O$24];[.O$26];Rs;[.O$22];di2mutau;Vbi;0.001)" office:value-type="float" office:value="2.24475385864335" calcext:value-type="float">
            <text:p>2.24</text:p>
          </table:table-cell>
          <table:table-cell table:style-name="ce192" table:formula="of:=[.X31]+[.P$16]/50" office:value-type="float" office:value="27.9100866287561" calcext:value-type="float">
            <text:p>27.9</text:p>
          </table:table-cell>
          <table:table-cell table:style-name="ce194" table:formula="of:=ONEDIODEMODEL([.X32];[.P$23];[.P$24];[.P$26];Rs;[.P$22];di2mutau;Vbi;0.0001)" office:value-type="float" office:value="1.81284864677604" calcext:value-type="float">
            <text:p>1.81</text:p>
          </table:table-cell>
          <table:table-cell table:number-columns-repeated="39"/>
        </table:table-row>
        <table:table-row table:style-name="ro6">
          <table:table-cell table:style-name="ce3" table:formula="of:=IFERROR(MATCH([.B32];dbheaders;0);&quot;&quot;)">
            <text:p/>
          </table:table-cell>
          <table:table-cell table:style-name="ce5" office:value-type="string" calcext:value-type="string">
            <text:p>nVth_ref</text:p>
          </table:table-cell>
          <table:table-cell table:style-name="ce15" office:value-type="string" calcext:value-type="string">
            <text:p><text:span text:style-name="T5">V</text:span><text:span text:style-name="T6">th,ref</text:span></text:p>
          </table:table-cell>
          <table:table-cell table:style-name="ce25"/>
          <table:table-cell table:style-name="ce47"/>
          <table:table-cell table:style-name="ce277"/>
          <table:table-cell table:style-name="ce296" table:formula="of:=nDiode*(nJunct*Ns*(Tc_ref+273.15)*k)" office:value-type="float" office:value="2.78895487714418" calcext:value-type="float">
            <text:p>2.79</text:p>
          </table:table-cell>
          <table:table-cell table:style-name="ce109"/>
          <table:table-cell table:style-name="ce120" office:value-type="string" calcext:value-type="string">
            <text:p>V</text:p>
          </table:table-cell>
          <table:table-cell table:style-name="ce130" office:value-type="string" calcext:value-type="string">
            <text:p><text:span text:style-name="T21">Reference thermal voltage:  </text:span><text:span text:style-name="T22">N</text:span><text:span text:style-name="T23">s</text:span><text:span text:style-name="T24">·n·k·T</text:span><text:span text:style-name="T23">c,ref</text:span><text:span text:style-name="T24"> /q</text:span></text:p>
          </table:table-cell>
          <table:table-cell/>
          <table:table-cell table:style-name="ce343"/>
          <table:table-cell table:style-name="ce349" office:value-type="string" calcext:value-type="string">
            <text:p><text:span text:style-name="T49">ΔT</text:span><text:span text:style-name="T50">c</text:span></text:p>
          </table:table-cell>
          <table:table-cell table:style-name="ce383" office:value-type="float" office:value="2" calcext:value-type="float">
            <text:p>2.0</text:p>
          </table:table-cell>
          <table:table-cell table:style-name="ce176" office:value-type="string" calcext:value-type="string">
            <text:p>K</text:p>
          </table:table-cell>
          <table:table-cell table:number-columns-repeated="2"/>
          <table:table-cell table:style-name="ce128"/>
          <table:table-cell/>
          <table:table-cell table:style-name="ce192" table:formula="of:=[.T32]+[.N$16]/50" office:value-type="float" office:value="28.9540176537846" calcext:value-type="float">
            <text:p>29.0</text:p>
          </table:table-cell>
          <table:table-cell table:style-name="ce194" table:formula="of:=ONEDIODEMODEL([.T33];[.N$23];[.N$24];[.N$26];Rs;[.N$22];di2mutau;Vbi;0.001)" office:value-type="float" office:value="0.448085083245853" calcext:value-type="float">
            <text:p>0.45</text:p>
          </table:table-cell>
          <table:table-cell table:style-name="ce192" table:formula="of:=[.V32]+[.O$16]/50" office:value-type="float" office:value="31.3200173360745" calcext:value-type="float">
            <text:p>31.3</text:p>
          </table:table-cell>
          <table:table-cell table:style-name="ce194" table:formula="of:=ONEDIODEMODEL([.V33];[.O$23];[.O$24];[.O$26];Rs;[.O$22];di2mutau;Vbi;0.001)" office:value-type="float" office:value="2.24156415895551" calcext:value-type="float">
            <text:p>2.24</text:p>
          </table:table-cell>
          <table:table-cell table:style-name="ce192" table:formula="of:=[.X32]+[.P$16]/50" office:value-type="float" office:value="28.9835514990928" calcext:value-type="float">
            <text:p>29.0</text:p>
          </table:table-cell>
          <table:table-cell table:style-name="ce194" table:formula="of:=ONEDIODEMODEL([.X33];[.P$23];[.P$24];[.P$26];Rs;[.P$22];di2mutau;Vbi;0.0001)" office:value-type="float" office:value="1.81053951245561" calcext:value-type="float">
            <text:p>1.81</text:p>
          </table:table-cell>
          <table:table-cell table:number-columns-repeated="39"/>
        </table:table-row>
        <table:table-row table:style-name="ro6">
          <table:table-cell table:style-name="ce3" table:formula="of:=IFERROR(MATCH([.B33];dbheaders;0);&quot;&quot;)">
            <text:p/>
          </table:table-cell>
          <table:table-cell table:style-name="Default"/>
          <table:table-cell table:style-name="ce32"/>
          <table:table-cell table:style-name="Default" table:number-columns-repeated="7"/>
          <table:table-cell/>
          <table:table-cell table:style-name="ce341"/>
          <table:table-cell table:style-name="ce349" office:value-type="string" calcext:value-type="string">
            <text:p>ΔG</text:p>
          </table:table-cell>
          <table:table-cell table:style-name="ce383" office:value-type="float" office:value="0" calcext:value-type="float">
            <text:p>0.0</text:p>
          </table:table-cell>
          <table:table-cell table:style-name="ce176" office:value-type="string" calcext:value-type="string">
            <text:p>W/m²</text:p>
          </table:table-cell>
          <table:table-cell table:number-columns-repeated="2"/>
          <table:table-cell table:style-name="ce128"/>
          <table:table-cell/>
          <table:table-cell table:style-name="ce192" table:formula="of:=[.T33]+[.N$16]/50" office:value-type="float" office:value="30.0263886779988" calcext:value-type="float">
            <text:p>30.0</text:p>
          </table:table-cell>
          <table:table-cell table:style-name="ce194" table:formula="of:=ONEDIODEMODEL([.T34];[.N$23];[.N$24];[.N$26];Rs;[.N$22];di2mutau;Vbi;0.001)" office:value-type="float" office:value="0.447511344838723" calcext:value-type="float">
            <text:p>0.45</text:p>
          </table:table-cell>
          <table:table-cell table:style-name="ce192" table:formula="of:=[.V33]+[.O$16]/50" office:value-type="float" office:value="32.4800179781514" calcext:value-type="float">
            <text:p>32.5</text:p>
          </table:table-cell>
          <table:table-cell table:style-name="ce194" table:formula="of:=ONEDIODEMODEL([.V34];[.O$23];[.O$24];[.O$26];Rs;[.O$22];di2mutau;Vbi;0.001)" office:value-type="float" office:value="2.23805439667989" calcext:value-type="float">
            <text:p>2.24</text:p>
          </table:table-cell>
          <table:table-cell table:style-name="ce192" table:formula="of:=[.X33]+[.P$16]/50" office:value-type="float" office:value="30.0570163694296" calcext:value-type="float">
            <text:p>30.1</text:p>
          </table:table-cell>
          <table:table-cell table:style-name="ce194" table:formula="of:=ONEDIODEMODEL([.X34];[.P$23];[.P$24];[.P$26];Rs;[.P$22];di2mutau;Vbi;0.0001)" office:value-type="float" office:value="1.80795312413503" calcext:value-type="float">
            <text:p>1.81</text:p>
          </table:table-cell>
          <table:table-cell table:number-columns-repeated="39"/>
        </table:table-row>
        <table:table-row table:style-name="ro6">
          <table:table-cell table:style-name="ce3" table:formula="of:=IFERROR(MATCH([.B30];dbheaders;0);&quot;&quot;)">
            <text:p/>
          </table:table-cell>
          <table:table-cell table:style-name="ce7" office:value-type="string" calcext:value-type="string">
            <text:p>muVoc</text:p>
          </table:table-cell>
          <table:table-cell table:style-name="ce15" office:value-type="string" calcext:value-type="string">
            <text:p><text:span text:style-name="T7">μ</text:span><text:span text:style-name="T8">Voc </text:span></text:p>
          </table:table-cell>
          <table:table-cell table:style-name="ce66"/>
          <table:table-cell table:style-name="ce56" office:value-type="percentage" office:value="-0.00343" calcext:value-type="percentage">
            <text:p>-0.343%</text:p>
          </table:table-cell>
          <table:table-cell table:style-name="ce241"/>
          <table:table-cell table:style-name="ce297" table:formula="of:=IF([.D35]&lt;&gt;&quot;&quot;;[.D35];IF(AND([.E35]&lt;&gt;&quot;&quot;;[.E35]&lt;&gt;&quot;NA&quot;);[.E35];[.F35]))" office:value-type="percentage" office:value="-0.00343" calcext:value-type="percentage">
            <text:p>-0.343%</text:p>
          </table:table-cell>
          <table:table-cell table:style-name="ce110" table:formula="of:=[.O29]" office:value-type="percentage" office:value="-0.00328258747660048" calcext:value-type="percentage">
            <text:p>-0.328%</text:p>
          </table:table-cell>
          <table:table-cell table:style-name="ce122" office:value-type="string" calcext:value-type="string">
            <text:p>1/K</text:p>
          </table:table-cell>
          <table:table-cell table:style-name="ce131" office:value-type="string" calcext:value-type="string">
            <text:p><text:span text:style-name="T25">V</text:span><text:span text:style-name="T26">oc</text:span><text:span text:style-name="T27"> dependence with temperature:  </text:span><text:span text:style-name="T28">d(V</text:span><text:span text:style-name="T29">oc</text:span><text:span text:style-name="T30">/V</text:span><text:span text:style-name="T29">oc,0</text:span><text:span text:style-name="T30">)/dT</text:span><text:span text:style-name="T29">c</text:span></text:p>
          </table:table-cell>
          <table:table-cell/>
          <table:table-cell table:style-name="ce343" office:value-type="string" calcext:value-type="string">
            <text:p>Ge</text:p>
          </table:table-cell>
          <table:table-cell table:style-name="ce349" office:value-type="string" calcext:value-type="string">
            <text:p>Ge</text:p>
          </table:table-cell>
          <table:table-cell table:style-name="ce356" table:formula="of:=([.N5]+[.$N$34])*[.N42]/(G_ref*UF_UF0)" office:value-type="float" office:value="0.2" calcext:value-type="float">
            <text:p>0.20</text:p>
          </table:table-cell>
          <table:table-cell table:style-name="ce356" table:formula="of:=([.O5]+[.$N$34])*[.O42]/(G_ref*UF_UF0)" office:value-type="float" office:value="1" calcext:value-type="float">
            <text:p>1.00</text:p>
          </table:table-cell>
          <table:table-cell table:style-name="ce356" table:formula="of:=([.P5]+[.$N$34])*[.P42]/(G_ref*UF_UF0)" office:value-type="float" office:value="0.8" calcext:value-type="float">
            <text:p>0.80</text:p>
          </table:table-cell>
          <table:table-cell table:style-name="Default" table:number-columns-repeated="2"/>
          <table:table-cell/>
          <table:table-cell table:style-name="ce192" table:formula="of:=[.T34]+[.N$16]/50" office:value-type="float" office:value="31.0987597022131" calcext:value-type="float">
            <text:p>31.1</text:p>
          </table:table-cell>
          <table:table-cell table:style-name="ce194" table:formula="of:=ONEDIODEMODEL([.T35];[.N$23];[.N$24];[.N$26];Rs;[.N$22];di2mutau;Vbi;0.001)" office:value-type="float" office:value="0.446895762181258" calcext:value-type="float">
            <text:p>0.45</text:p>
          </table:table-cell>
          <table:table-cell table:style-name="ce192" table:formula="of:=[.V34]+[.O$16]/50" office:value-type="float" office:value="33.6400186202282" calcext:value-type="float">
            <text:p>33.6</text:p>
          </table:table-cell>
          <table:table-cell table:style-name="ce194" table:formula="of:=ONEDIODEMODEL([.V35];[.O$23];[.O$24];[.O$26];Rs;[.O$22];di2mutau;Vbi;0.001)" office:value-type="float" office:value="2.23414360035059" calcext:value-type="float">
            <text:p>2.23</text:p>
          </table:table-cell>
          <table:table-cell table:style-name="ce192" table:formula="of:=[.X34]+[.P$16]/50" office:value-type="float" office:value="31.1304812397664" calcext:value-type="float">
            <text:p>31.1</text:p>
          </table:table-cell>
          <table:table-cell table:style-name="ce194" table:formula="of:=ONEDIODEMODEL([.X35];[.P$23];[.P$24];[.P$26];Rs;[.P$22];di2mutau;Vbi;0.0001)" office:value-type="float" office:value="1.80500597152008" calcext:value-type="float">
            <text:p>1.81</text:p>
          </table:table-cell>
          <table:table-cell table:number-columns-repeated="39"/>
        </table:table-row>
        <table:table-row table:style-name="ro6">
          <table:table-cell table:style-name="ce3" table:formula="of:=IFERROR(MATCH([.B35];dbheaders;0);&quot;&quot;)">
            <text:p/>
          </table:table-cell>
          <table:table-cell/>
          <table:table-cell table:style-name="ce30"/>
          <table:table-cell table:style-name="Default"/>
          <table:table-cell table:style-name="ce56"/>
          <table:table-cell table:style-name="ce241"/>
          <table:table-cell table:style-name="ce291" table:formula="of:=muVoc*Voc_ref*1000" office:value-type="float" office:value="-198.94" calcext:value-type="float">
            <text:p>-198.94</text:p>
          </table:table-cell>
          <table:table-cell table:style-name="ce101" table:formula="of:=[.H35]*[.H22]*1000" office:value-type="float" office:value="-190.390179026497" calcext:value-type="float">
            <text:p>-190.4</text:p>
          </table:table-cell>
          <table:table-cell table:style-name="ce122" office:value-type="string" calcext:value-type="string">
            <text:p>mV/K</text:p>
          </table:table-cell>
          <table:table-cell table:style-name="ce131" office:value-type="string" calcext:value-type="string">
            <text:p>(the same, different units)</text:p>
          </table:table-cell>
          <table:table-cell/>
          <table:table-cell table:style-name="ce343" office:value-type="string" calcext:value-type="string">
            <text:p>Rsh</text:p>
          </table:table-cell>
          <table:table-cell table:style-name="ce349" office:value-type="string" calcext:value-type="string">
            <text:p><text:span text:style-name="T49">R</text:span><text:span text:style-name="T50">sh </text:span></text:p>
          </table:table-cell>
          <table:table-cell table:style-name="ce377" table:formula="of:=IF(NOT(ISERROR(SEARCH(&quot;PVsyst&quot;;Rsh_model)));Rsh_base+(Rsh_0-Rsh_base)*EXP(-Rsh_exp*[.N35]);Rsh_ref/[.N35])" office:value-type="float" office:value="6802.1794140077" calcext:value-type="float">
            <text:p>6802</text:p>
          </table:table-cell>
          <table:table-cell table:style-name="ce377" table:formula="of:=IF(NOT(ISERROR(SEARCH(&quot;PVsyst&quot;;Rsh_model)));Rsh_base+(Rsh_0-Rsh_base)*EXP(-Rsh_exp*[.O35]);Rsh_ref/[.O35])" office:value-type="float" office:value="3950" calcext:value-type="float">
            <text:p>3950</text:p>
          </table:table-cell>
          <table:table-cell table:style-name="ce377" table:formula="of:=IF(NOT(ISERROR(SEARCH(&quot;PVsyst&quot;;Rsh_model)));Rsh_base+(Rsh_0-Rsh_base)*EXP(-Rsh_exp*[.P35]);Rsh_ref/[.P35])" office:value-type="float" office:value="4050.97308286608" calcext:value-type="float">
            <text:p>4051</text:p>
          </table:table-cell>
          <table:table-cell table:style-name="ce176" office:value-type="string" calcext:value-type="string">
            <text:p>Ω</text:p>
          </table:table-cell>
          <table:table-cell table:style-name="ce128"/>
          <table:table-cell/>
          <table:table-cell table:style-name="ce192" table:formula="of:=[.T35]+[.N$16]/50" office:value-type="float" office:value="32.1711307264273" calcext:value-type="float">
            <text:p>32.2</text:p>
          </table:table-cell>
          <table:table-cell table:style-name="ce194" table:formula="of:=ONEDIODEMODEL([.T36];[.N$23];[.N$24];[.N$26];Rs;[.N$22];di2mutau;Vbi;0.001)" office:value-type="float" office:value="0.446227616361923" calcext:value-type="float">
            <text:p>0.45</text:p>
          </table:table-cell>
          <table:table-cell table:style-name="ce192" table:formula="of:=[.V35]+[.O$16]/50" office:value-type="float" office:value="34.800019262305" calcext:value-type="float">
            <text:p>34.8</text:p>
          </table:table-cell>
          <table:table-cell table:style-name="ce194" table:formula="of:=ONEDIODEMODEL([.V36];[.O$23];[.O$24];[.O$26];Rs;[.O$22];di2mutau;Vbi;0.001)" office:value-type="float" office:value="2.22971861655384" calcext:value-type="float">
            <text:p>2.23</text:p>
          </table:table-cell>
          <table:table-cell table:style-name="ce192" table:formula="of:=[.X35]+[.P$16]/50" office:value-type="float" office:value="32.2039461101032" calcext:value-type="float">
            <text:p>32.2</text:p>
          </table:table-cell>
          <table:table-cell table:style-name="ce194" table:formula="of:=ONEDIODEMODEL([.X36];[.P$23];[.P$24];[.P$26];Rs;[.P$22];di2mutau;Vbi;0.0001)" office:value-type="float" office:value="1.80158206797711" calcext:value-type="float">
            <text:p>1.80</text:p>
          </table:table-cell>
          <table:table-cell table:number-columns-repeated="39"/>
        </table:table-row>
        <table:table-row table:style-name="ro6">
          <table:table-cell table:style-name="ce3" table:formula="of:=IFERROR(MATCH([.B36];dbheaders;0);&quot;&quot;)">
            <text:p/>
          </table:table-cell>
          <table:table-cell table:style-name="ce5" office:value-type="string" calcext:value-type="string">
            <text:p>muIsc</text:p>
          </table:table-cell>
          <table:table-cell table:style-name="ce15" office:value-type="string" calcext:value-type="string">
            <text:p><text:span text:style-name="T5">μ</text:span><text:span text:style-name="T6">Isc </text:span></text:p>
          </table:table-cell>
          <table:table-cell table:style-name="ce66"/>
          <table:table-cell table:style-name="ce56" office:value-type="percentage" office:value="0.00039" calcext:value-type="percentage">
            <text:p>0.039%</text:p>
          </table:table-cell>
          <table:table-cell table:style-name="ce241"/>
          <table:table-cell table:style-name="ce297" table:formula="of:=IF([.D37]&lt;&gt;&quot;&quot;;[.D37];IF(AND([.E37]&lt;&gt;&quot;&quot;;[.E37]&lt;&gt;&quot;NA&quot;);[.E37];[.F37]))" office:value-type="percentage" office:value="0.00039" calcext:value-type="percentage">
            <text:p>0.039%</text:p>
          </table:table-cell>
          <table:table-cell table:style-name="ce110" table:formula="of:=[.O30]" office:value-type="percentage" office:value="0.000389569033222403" calcext:value-type="percentage">
            <text:p>0.039%</text:p>
          </table:table-cell>
          <table:table-cell table:style-name="ce122" office:value-type="string" calcext:value-type="string">
            <text:p>1/K</text:p>
          </table:table-cell>
          <table:table-cell table:style-name="ce131" office:value-type="string" calcext:value-type="string">
            <text:p><text:span text:style-name="T25">I</text:span><text:span text:style-name="T26">sc</text:span><text:span text:style-name="T27"> dependence with temperature:</text:span><text:span text:style-name="T28">  d(I</text:span><text:span text:style-name="T29">sc</text:span><text:span text:style-name="T30">/I</text:span><text:span text:style-name="T29">sc,0</text:span><text:span text:style-name="T30">)/dT</text:span><text:span text:style-name="T29">c</text:span></text:p>
          </table:table-cell>
          <table:table-cell/>
          <table:table-cell table:style-name="ce343" office:value-type="string" calcext:value-type="string">
            <text:p>Iph</text:p>
          </table:table-cell>
          <table:table-cell table:style-name="ce349" office:value-type="string" calcext:value-type="string">
            <text:p><text:span text:style-name="T49">I</text:span><text:span text:style-name="T50">L </text:span></text:p>
          </table:table-cell>
          <table:table-cell table:style-name="ce378" table:formula="of:=Iph_ref*([.N5]+[.$N$34])*[.N42]/(G_ref*UF_UF0)*(1+muIsc*([.N10]+[.$N$33]-Tc_ref))" office:value-type="float" office:value="0.465202709960061" calcext:value-type="float">
            <text:p>0.465</text:p>
          </table:table-cell>
          <table:table-cell table:style-name="ce378" table:formula="of:=Iph_ref*([.O5]+[.$N$34])*[.O42]/(G_ref*UF_UF0)*(1+muIsc*([.O10]+[.$N$33]-Tc_ref))" office:value-type="float" office:value="2.3260135498003" calcext:value-type="float">
            <text:p>2.326</text:p>
          </table:table-cell>
          <table:table-cell table:style-name="ce378" table:formula="of:=Iph_ref*([.P5]+[.$N$34])*[.P42]/(G_ref*UF_UF0)*(1+muIsc*([.G62]+[.$N$33]-Tc_ref))" office:value-type="float" office:value="1.87458870143142" calcext:value-type="float">
            <text:p>1.875</text:p>
          </table:table-cell>
          <table:table-cell table:style-name="ce176" office:value-type="string" calcext:value-type="string">
            <text:p>A</text:p>
          </table:table-cell>
          <table:table-cell table:style-name="ce132"/>
          <table:table-cell/>
          <table:table-cell table:style-name="ce192" table:formula="of:=[.T36]+[.N$16]/50" office:value-type="float" office:value="33.2435017506416" calcext:value-type="float">
            <text:p>33.2</text:p>
          </table:table-cell>
          <table:table-cell table:style-name="ce194" table:formula="of:=ONEDIODEMODEL([.T37];[.N$23];[.N$24];[.N$26];Rs;[.N$22];di2mutau;Vbi;0.001)" office:value-type="float" office:value="0.445491959855083" calcext:value-type="float">
            <text:p>0.45</text:p>
          </table:table-cell>
          <table:table-cell table:style-name="ce192" table:formula="of:=[.V36]+[.O$16]/50" office:value-type="float" office:value="35.9600199043819" calcext:value-type="float">
            <text:p>36.0</text:p>
          </table:table-cell>
          <table:table-cell table:style-name="ce194" table:formula="of:=ONEDIODEMODEL([.V37];[.O$23];[.O$24];[.O$26];Rs;[.O$22];di2mutau;Vbi;0.001)" office:value-type="float" office:value="2.22461931192754" calcext:value-type="float">
            <text:p>2.22</text:p>
          </table:table-cell>
          <table:table-cell table:style-name="ce192" table:formula="of:=[.X36]+[.P$16]/50" office:value-type="float" office:value="33.2774109804399" calcext:value-type="float">
            <text:p>33.3</text:p>
          </table:table-cell>
          <table:table-cell table:style-name="ce194" table:formula="of:=ONEDIODEMODEL([.X37];[.P$23];[.P$24];[.P$26];Rs;[.P$22];di2mutau;Vbi;0.0001)" office:value-type="float" office:value="1.79751971709424" calcext:value-type="float">
            <text:p>1.80</text:p>
          </table:table-cell>
          <table:table-cell table:number-columns-repeated="39"/>
        </table:table-row>
        <table:table-row table:style-name="ro6">
          <table:table-cell table:style-name="ce3" table:formula="of:=IFERROR(MATCH([.B37];dbheaders;0);&quot;&quot;)">
            <text:p/>
          </table:table-cell>
          <table:table-cell/>
          <table:table-cell table:style-name="ce30"/>
          <table:table-cell table:style-name="Default"/>
          <table:table-cell table:style-name="ce56"/>
          <table:table-cell table:style-name="ce241"/>
          <table:table-cell table:style-name="ce291" table:formula="of:=muIsc*Isc_ref*1000" office:value-type="float" office:value="0.8931" calcext:value-type="float">
            <text:p>0.89</text:p>
          </table:table-cell>
          <table:table-cell table:style-name="ce103" table:formula="of:=[.H37]*[.H23]*1000" office:value-type="float" office:value="0.891025757826046" calcext:value-type="float">
            <text:p>0.89</text:p>
          </table:table-cell>
          <table:table-cell table:style-name="ce122" office:value-type="string" calcext:value-type="string">
            <text:p>mA/K</text:p>
          </table:table-cell>
          <table:table-cell table:style-name="ce131" office:value-type="string" calcext:value-type="string">
            <text:p>(the same, different units)</text:p>
          </table:table-cell>
          <table:table-cell/>
          <table:table-cell table:style-name="ce343" office:value-type="string" calcext:value-type="string">
            <text:p>Io</text:p>
          </table:table-cell>
          <table:table-cell table:style-name="ce349" office:value-type="string" calcext:value-type="string">
            <text:p><text:span text:style-name="T49">I</text:span><text:span text:style-name="T50">o </text:span></text:p>
          </table:table-cell>
          <table:table-cell table:style-name="ce379" table:formula="of:=Io_ref*(([.N10]+[.$N$33]+273.15)/(Tc_ref+273.15))^3*EXP(1/(k*[.N39]*nJunct)*(Eg_ref/(Tc_ref+273.15)-[.N41]/([.N10]+[.$N$33]+273.15)))" office:value-type="float" office:value="0.00000000249199471013099" calcext:value-type="float">
            <text:p>2.49E-09</text:p>
          </table:table-cell>
          <table:table-cell table:style-name="ce379" table:formula="of:=Io_ref*(([.O10]+[.$N$33]+273.15)/(Tc_ref+273.15))^3*EXP(1/(k*[.O39]*nJunct)*(Eg_ref/(Tc_ref+273.15)-[.O41]/([.O10]+[.$N$33]+273.15)))" office:value-type="float" office:value="0.00000000249199471013099" calcext:value-type="float">
            <text:p>2.49E-09</text:p>
          </table:table-cell>
          <table:table-cell table:style-name="ce379" table:formula="of:=Io_ref*(([.G62]+[.$N$33]+273.15)/(Tc_ref+273.15))^3*EXP(1/(k*[.P39]*nJunct)*(Eg_ref/(Tc_ref+273.15)-[.P41]/([.G62]+[.$N$33]+273.15)))" office:value-type="float" office:value="0.0000000305399704080432" calcext:value-type="float">
            <text:p>3.05E-08</text:p>
          </table:table-cell>
          <table:table-cell table:style-name="ce176" office:value-type="string" calcext:value-type="string">
            <text:p>A</text:p>
          </table:table-cell>
          <table:table-cell table:style-name="ce188"/>
          <table:table-cell/>
          <table:table-cell table:style-name="ce192" table:formula="of:=[.T37]+[.N$16]/50" office:value-type="float" office:value="34.3158727748558" calcext:value-type="float">
            <text:p>34.3</text:p>
          </table:table-cell>
          <table:table-cell table:style-name="ce194" table:formula="of:=ONEDIODEMODEL([.T38];[.N$23];[.N$24];[.N$26];Rs;[.N$22];di2mutau;Vbi;0.001)" office:value-type="float" office:value="0.444667737292057" calcext:value-type="float">
            <text:p>0.44</text:p>
          </table:table-cell>
          <table:table-cell table:style-name="ce192" table:formula="of:=[.V37]+[.O$16]/50" office:value-type="float" office:value="37.1200205464587" calcext:value-type="float">
            <text:p>37.1</text:p>
          </table:table-cell>
          <table:table-cell table:style-name="ce194" table:formula="of:=ONEDIODEMODEL([.V38];[.O$23];[.O$24];[.O$26];Rs;[.O$22];di2mutau;Vbi;0.001)" office:value-type="float" office:value="2.21861685348909" calcext:value-type="float">
            <text:p>2.22</text:p>
          </table:table-cell>
          <table:table-cell table:style-name="ce192" table:formula="of:=[.X37]+[.P$16]/50" office:value-type="float" office:value="34.3508758507767" calcext:value-type="float">
            <text:p>34.4</text:p>
          </table:table-cell>
          <table:table-cell table:style-name="ce194" table:formula="of:=ONEDIODEMODEL([.X38];[.P$23];[.P$24];[.P$26];Rs;[.P$22];di2mutau;Vbi;0.0001)" office:value-type="float" office:value="1.79259304204395" calcext:value-type="float">
            <text:p>1.79</text:p>
          </table:table-cell>
          <table:table-cell table:number-columns-repeated="39"/>
        </table:table-row>
        <table:table-row table:style-name="ro6">
          <table:table-cell table:style-name="ce3" table:formula="of:=IFERROR(MATCH([.B38];dbheaders;0);&quot;&quot;)">
            <text:p/>
          </table:table-cell>
          <table:table-cell table:style-name="ce7" office:value-type="string" calcext:value-type="string">
            <text:p>muPmp</text:p>
          </table:table-cell>
          <table:table-cell table:style-name="ce15" office:value-type="string" calcext:value-type="string">
            <text:p><text:span text:style-name="T7">μ</text:span><text:span text:style-name="T8">Pmp</text:span></text:p>
          </table:table-cell>
          <table:table-cell table:style-name="ce66">
            <office:annotation draw:style-name="gr10" draw:text-style-name="P8" svg:width="28.99mm" svg:height="31.53mm" svg:x="82.23mm" svg:y="230mm" draw:caption-point-x="-6.1mm" draw:caption-point-y="15.1mm">
              <dc:creator>MHA</dc:creator>
              <dc:date>2020-08-20T00:00:00</dc:date>
              <text:p text:style-name="P5"><text:span text:style-name="T2">Martin:</text:span></text:p>
              <text:p text:style-name="P5"><text:span text:style-name="T4">Analog to muVoc. PVsyst does use this value (if provided) when asked to force the model by means of muNdiode (muGamma)</text:span></text:p>
            </office:annotation>
          </table:table-cell>
          <table:table-cell table:style-name="ce56" office:value-type="percentage" office:value="-0.0029" calcext:value-type="percentage">
            <text:p>-0.290%</text:p>
          </table:table-cell>
          <table:table-cell table:style-name="ce241"/>
          <table:table-cell table:style-name="ce297" table:formula="of:=IF([.D39]&lt;&gt;&quot;&quot;;[.D39];IF(AND([.E39]&lt;&gt;&quot;&quot;;[.E39]&lt;&gt;&quot;NA&quot;);[.E39];[.F39]))" office:value-type="percentage" office:value="-0.0029" calcext:value-type="percentage">
            <text:p>-0.290%</text:p>
          </table:table-cell>
          <table:table-cell table:style-name="ce111" table:formula="of:=[.O31]" office:value-type="percentage" office:value="-0.00367283772020327" calcext:value-type="percentage">
            <text:p>-0.367%</text:p>
          </table:table-cell>
          <table:table-cell table:style-name="ce122" office:value-type="string" calcext:value-type="string">
            <text:p>1/K</text:p>
          </table:table-cell>
          <table:table-cell table:style-name="ce131" office:value-type="string" calcext:value-type="string">
            <text:p><text:span text:style-name="T25">P</text:span><text:span text:style-name="T26">mp</text:span><text:span text:style-name="T27"> dependence with temperature:</text:span><text:span text:style-name="T28"> d(P</text:span><text:span text:style-name="T29">mp</text:span><text:span text:style-name="T30">/P</text:span><text:span text:style-name="T29">mp,0</text:span><text:span text:style-name="T30">)/dT</text:span><text:span text:style-name="T29">c</text:span></text:p>
          </table:table-cell>
          <table:table-cell/>
          <table:table-cell table:style-name="ce343" office:value-type="string" calcext:value-type="string">
            <text:p>n</text:p>
          </table:table-cell>
          <table:table-cell table:style-name="ce349" office:value-type="string" calcext:value-type="string">
            <text:p>n</text:p>
          </table:table-cell>
          <table:table-cell table:style-name="ce380" table:formula="of:=nDiode*(1+muNdiode*([.N10]+[.$N$33]-Tc_ref))" office:value-type="float" office:value="1.487" calcext:value-type="float">
            <text:p>1.49</text:p>
          </table:table-cell>
          <table:table-cell table:style-name="ce380" table:formula="of:=nDiode*(1+muNdiode*([.O10]+[.$N$33]-Tc_ref))" office:value-type="float" office:value="1.487" calcext:value-type="float">
            <text:p>1.49</text:p>
          </table:table-cell>
          <table:table-cell table:style-name="ce380" table:formula="of:=nDiode*(1+muNdiode*([.G62]+[.$N$33]-Tc_ref))" office:value-type="float" office:value="1.487" calcext:value-type="float">
            <text:p>1.49</text:p>
          </table:table-cell>
          <table:table-cell table:style-name="ce181"/>
          <table:table-cell table:style-name="ce128"/>
          <table:table-cell/>
          <table:table-cell table:style-name="ce192" table:formula="of:=[.T38]+[.N$16]/50" office:value-type="float" office:value="35.3882437990701" calcext:value-type="float">
            <text:p>35.4</text:p>
          </table:table-cell>
          <table:table-cell table:style-name="ce194" table:formula="of:=ONEDIODEMODEL([.T39];[.N$23];[.N$24];[.N$26];Rs;[.N$22];di2mutau;Vbi;0.001)" office:value-type="float" office:value="0.443725048047861" calcext:value-type="float">
            <text:p>0.44</text:p>
          </table:table-cell>
          <table:table-cell table:style-name="ce192" table:formula="of:=[.V38]+[.O$16]/50" office:value-type="float" office:value="38.2800211885356" calcext:value-type="float">
            <text:p>38.3</text:p>
          </table:table-cell>
          <table:table-cell table:style-name="ce194" table:formula="of:=ONEDIODEMODEL([.V39];[.O$23];[.O$24];[.O$26];Rs;[.O$22];di2mutau;Vbi;0.001)" office:value-type="float" office:value="2.211382041074" calcext:value-type="float">
            <text:p>2.21</text:p>
          </table:table-cell>
          <table:table-cell table:style-name="ce192" table:formula="of:=[.X38]+[.P$16]/50" office:value-type="float" office:value="35.4243407211135" calcext:value-type="float">
            <text:p>35.4</text:p>
          </table:table-cell>
          <table:table-cell table:style-name="ce194" table:formula="of:=ONEDIODEMODEL([.X39];[.P$23];[.P$24];[.P$26];Rs;[.P$22];di2mutau;Vbi;0.0001)" office:value-type="float" office:value="1.78648644500822" calcext:value-type="float">
            <text:p>1.79</text:p>
          </table:table-cell>
          <table:table-cell table:number-columns-repeated="39"/>
        </table:table-row>
        <table:table-row table:style-name="ro6">
          <table:table-cell table:style-name="ce3" table:formula="of:=IFERROR(MATCH([.B39];dbheaders;0);&quot;&quot;)">
            <text:p/>
          </table:table-cell>
          <table:table-cell table:style-name="Default"/>
          <table:table-cell table:style-name="ce32"/>
          <table:table-cell table:style-name="Default" table:number-columns-repeated="7"/>
          <table:table-cell/>
          <table:table-cell table:style-name="ce343" office:value-type="string" calcext:value-type="string">
            <text:p>nVth</text:p>
          </table:table-cell>
          <table:table-cell table:style-name="ce349" office:value-type="string" calcext:value-type="string">
            <text:p><text:span text:style-name="T49">V</text:span><text:span text:style-name="T50">th</text:span></text:p>
          </table:table-cell>
          <table:table-cell table:style-name="ce356" table:formula="of:=[.N39]*nJunct*Ns*([.N10]+[.$N$33]+273.15)*k" office:value-type="float" office:value="2.80766327813123" calcext:value-type="float">
            <text:p>2.81</text:p>
          </table:table-cell>
          <table:table-cell table:style-name="ce356" table:formula="of:=[.O39]*nJunct*Ns*([.O10]+[.$N$33]+273.15)*k" office:value-type="float" office:value="2.80766327813123" calcext:value-type="float">
            <text:p>2.81</text:p>
          </table:table-cell>
          <table:table-cell table:style-name="ce356" table:formula="of:=[.P39]*nJunct*Ns*([.G62]+[.$N$33]+273.15)*k" office:value-type="float" office:value="2.98539308750818" calcext:value-type="float">
            <text:p>2.99</text:p>
          </table:table-cell>
          <table:table-cell table:style-name="ce176" office:value-type="string" calcext:value-type="string">
            <text:p>V</text:p>
          </table:table-cell>
          <table:table-cell table:style-name="ce132"/>
          <table:table-cell/>
          <table:table-cell table:style-name="ce192" table:formula="of:=[.T39]+[.N$16]/50" office:value-type="float" office:value="36.4606148232843" calcext:value-type="float">
            <text:p>36.5</text:p>
          </table:table-cell>
          <table:table-cell table:style-name="ce194" table:formula="of:=ONEDIODEMODEL([.T40];[.N$23];[.N$24];[.N$26];Rs;[.N$22];di2mutau;Vbi;0.001)" office:value-type="float" office:value="0.442621159589079" calcext:value-type="float">
            <text:p>0.44</text:p>
          </table:table-cell>
          <table:table-cell table:style-name="ce192" table:formula="of:=[.V39]+[.O$16]/50" office:value-type="float" office:value="39.4400218306124" calcext:value-type="float">
            <text:p>39.4</text:p>
          </table:table-cell>
          <table:table-cell table:style-name="ce194" table:formula="of:=ONEDIODEMODEL([.V40];[.O$23];[.O$24];[.O$26];Rs;[.O$22];di2mutau;Vbi;0.001)" office:value-type="float" office:value="2.20243965031432" calcext:value-type="float">
            <text:p>2.20</text:p>
          </table:table-cell>
          <table:table-cell table:style-name="ce192" table:formula="of:=[.X39]+[.P$16]/50" office:value-type="float" office:value="36.4978055914502" calcext:value-type="float">
            <text:p>36.5</text:p>
          </table:table-cell>
          <table:table-cell table:style-name="ce194" table:formula="of:=ONEDIODEMODEL([.X40];[.P$23];[.P$24];[.P$26];Rs;[.P$22];di2mutau;Vbi;0.0001)" office:value-type="float" office:value="1.77875977628195" calcext:value-type="float">
            <text:p>1.78</text:p>
          </table:table-cell>
          <table:table-cell table:number-columns-repeated="39"/>
        </table:table-row>
        <table:table-row table:style-name="ro6">
          <table:table-cell table:style-name="ce3" table:formula="of:=IFERROR(MATCH([.B41];dbheaders;0);&quot;&quot;)">
            <text:p/>
          </table:table-cell>
          <table:table-cell table:style-name="ce5" office:value-type="string" calcext:value-type="string">
            <text:p>muNdiode</text:p>
          </table:table-cell>
          <table:table-cell table:style-name="ce15" office:value-type="string" calcext:value-type="string">
            <text:p><text:span text:style-name="T5">μ</text:span><text:span text:style-name="T6">n</text:span></text:p>
          </table:table-cell>
          <table:table-cell table:style-name="ce68" office:value-type="percentage" office:value="0" calcext:value-type="percentage">
            <text:p>0.000%</text:p>
          </table:table-cell>
          <table:table-cell table:style-name="ce57"/>
          <table:table-cell table:style-name="ce72"/>
          <table:table-cell table:style-name="ce297" table:formula="of:=IF([.D41]&lt;&gt;&quot;&quot;;[.D41];IF(AND([.E41]&lt;&gt;&quot;&quot;;[.E41]&lt;&gt;&quot;NA&quot;);[.E41];[.F41]))" office:value-type="percentage" office:value="0" calcext:value-type="percentage">
            <text:p>0.000%</text:p>
          </table:table-cell>
          <table:table-cell table:style-name="ce114"/>
          <table:table-cell table:style-name="ce120" office:value-type="string" calcext:value-type="string">
            <text:p>1/K</text:p>
          </table:table-cell>
          <table:table-cell table:style-name="ce128" office:value-type="string" calcext:value-type="string">
            <text:p><text:span text:style-name="T31">Linear derate for </text:span><text:span text:style-name="T32">n</text:span><text:span text:style-name="T33">, in pvSyst '</text:span><text:span text:style-name="T32">muGamma'</text:span></text:p>
          </table:table-cell>
          <table:table-cell/>
          <table:table-cell table:style-name="ce343" office:value-type="string" calcext:value-type="string">
            <text:p>Eg</text:p>
          </table:table-cell>
          <table:table-cell table:style-name="ce349" office:value-type="string" calcext:value-type="string">
            <text:p><text:span text:style-name="T49">ε</text:span><text:span text:style-name="T50">g </text:span></text:p>
          </table:table-cell>
          <table:table-cell table:style-name="ce378" table:formula="of:=Eg_ref*(1+muEg*([.N10]+[.$N$33]-Tc_ref))" office:value-type="float" office:value="1.5" calcext:value-type="float">
            <text:p>1.500</text:p>
          </table:table-cell>
          <table:table-cell table:style-name="ce378" table:formula="of:=Eg_ref*(1+muEg*([.O10]+[.$N$33]-Tc_ref))" office:value-type="float" office:value="1.5" calcext:value-type="float">
            <text:p>1.500</text:p>
          </table:table-cell>
          <table:table-cell table:style-name="ce378" table:formula="of:=Eg_ref*(1+muEg*([.G62]+[.$N$33]-Tc_ref))" office:value-type="float" office:value="1.5" calcext:value-type="float">
            <text:p>1.500</text:p>
          </table:table-cell>
          <table:table-cell table:style-name="ce176" office:value-type="string" calcext:value-type="string">
            <text:p>eV</text:p>
          </table:table-cell>
          <table:table-cell table:number-columns-repeated="2"/>
          <table:table-cell table:style-name="ce192" table:formula="of:=[.T40]+[.N$16]/50" office:value-type="float" office:value="37.5329858474985" calcext:value-type="float">
            <text:p>37.5</text:p>
          </table:table-cell>
          <table:table-cell table:style-name="ce194" table:formula="of:=ONEDIODEMODEL([.T41];[.N$23];[.N$24];[.N$26];Rs;[.N$22];di2mutau;Vbi;0.001)" office:value-type="float" office:value="0.441294706935978" calcext:value-type="float">
            <text:p>0.44</text:p>
          </table:table-cell>
          <table:table-cell table:style-name="ce192" table:formula="of:=[.V40]+[.O$16]/50" office:value-type="float" office:value="40.6000224726892" calcext:value-type="float">
            <text:p>40.6</text:p>
          </table:table-cell>
          <table:table-cell table:style-name="ce194" table:formula="of:=ONEDIODEMODEL([.V41];[.O$23];[.O$24];[.O$26];Rs;[.O$22];di2mutau;Vbi;0.001)" office:value-type="float" office:value="2.19110377946022" calcext:value-type="float">
            <text:p>2.19</text:p>
          </table:table-cell>
          <table:table-cell table:style-name="ce192" table:formula="of:=[.X40]+[.P$16]/50" office:value-type="float" office:value="37.571270461787" calcext:value-type="float">
            <text:p>37.6</text:p>
          </table:table-cell>
          <table:table-cell table:style-name="ce194" table:formula="of:=ONEDIODEMODEL([.X41];[.P$23];[.P$24];[.P$26];Rs;[.P$22];di2mutau;Vbi;0.0001)" office:value-type="float" office:value="1.76880179886989" calcext:value-type="float">
            <text:p>1.77</text:p>
          </table:table-cell>
          <table:table-cell table:number-columns-repeated="39"/>
        </table:table-row>
        <table:table-row table:style-name="ro6">
          <table:table-cell table:style-name="ce3" table:formula="of:=IFERROR(MATCH([.B42];dbheaders;0);&quot;&quot;)">
            <text:p/>
          </table:table-cell>
          <table:table-cell table:style-name="ce5" office:value-type="string" calcext:value-type="string">
            <text:p>Eg_ref</text:p>
          </table:table-cell>
          <table:table-cell table:style-name="ce15" office:value-type="string" calcext:value-type="string">
            <text:p><text:span text:style-name="T5">ε</text:span><text:span text:style-name="T6">g,ref </text:span></text:p>
          </table:table-cell>
          <table:table-cell table:style-name="ce69"/>
          <table:table-cell table:style-name="ce53"/>
          <table:table-cell table:style-name="ce67" table:formula="of:=LOOKUP(material;list_materials;list_Eg)" office:value-type="float" office:value="1.5" calcext:value-type="float">
            <text:p>1.500</text:p>
          </table:table-cell>
          <table:table-cell table:style-name="ce289" table:formula="of:=IF([.D42]&lt;&gt;&quot;&quot;;[.D42];IF(AND([.E42]&lt;&gt;&quot;&quot;;[.E42]&lt;&gt;&quot;NA&quot;);[.E42];[.F42]))" office:value-type="float" office:value="1.5" calcext:value-type="float">
            <text:p>1.500</text:p>
          </table:table-cell>
          <table:table-cell table:style-name="ce100"/>
          <table:table-cell table:style-name="ce120" office:value-type="string" calcext:value-type="string">
            <text:p>eV</text:p>
          </table:table-cell>
          <table:table-cell table:style-name="ce128" office:value-type="string" calcext:value-type="string">
            <text:p>Bandgap energy at reference conditions</text:p>
          </table:table-cell>
          <table:table-cell/>
          <table:table-cell table:style-name="ce343" office:value-type="string" calcext:value-type="string">
            <text:p>UF</text:p>
          </table:table-cell>
          <table:table-cell table:style-name="ce349" office:value-type="string" calcext:value-type="string">
            <text:p>UF</text:p>
          </table:table-cell>
          <table:table-cell table:number-columns-repeated="3" table:style-name="ce361" office:value-type="float" office:value="1" calcext:value-type="float">
            <text:p>1.000</text:p>
          </table:table-cell>
          <table:table-cell/>
          <table:table-cell table:style-name="ce132"/>
          <table:table-cell/>
          <table:table-cell table:style-name="ce192" table:formula="of:=[.T41]+[.N$16]/50" office:value-type="float" office:value="38.6053568717128" calcext:value-type="float">
            <text:p>38.6</text:p>
          </table:table-cell>
          <table:table-cell table:style-name="ce194" table:formula="of:=ONEDIODEMODEL([.T42];[.N$23];[.N$24];[.N$26];Rs;[.N$22];di2mutau;Vbi;0.001)" office:value-type="float" office:value="0.439657268727666" calcext:value-type="float">
            <text:p>0.44</text:p>
          </table:table-cell>
          <table:table-cell table:style-name="ce192" table:formula="of:=[.V41]+[.O$16]/50" office:value-type="float" office:value="41.7600231147661" calcext:value-type="float">
            <text:p>41.8</text:p>
          </table:table-cell>
          <table:table-cell table:style-name="ce194" table:formula="of:=ONEDIODEMODEL([.V42];[.O$23];[.O$24];[.O$26];Rs;[.O$22];di2mutau;Vbi;0.001)" office:value-type="float" office:value="2.17637747161018" calcext:value-type="float">
            <text:p>2.18</text:p>
          </table:table-cell>
          <table:table-cell table:style-name="ce192" table:formula="of:=[.X41]+[.P$16]/50" office:value-type="float" office:value="38.6447353321238" calcext:value-type="float">
            <text:p>38.6</text:p>
          </table:table-cell>
          <table:table-cell table:style-name="ce194" table:formula="of:=ONEDIODEMODEL([.X42];[.P$23];[.P$24];[.P$26];Rs;[.P$22];di2mutau;Vbi;0.0001)" office:value-type="float" office:value="1.75576989860761" calcext:value-type="float">
            <text:p>1.76</text:p>
          </table:table-cell>
          <table:table-cell table:number-columns-repeated="39"/>
        </table:table-row>
        <table:table-row table:style-name="ro6">
          <table:table-cell table:style-name="ce3" table:formula="of:=IFERROR(MATCH([.B43];dbheaders;0);&quot;&quot;)">
            <text:p/>
          </table:table-cell>
          <table:table-cell table:style-name="ce5" office:value-type="string" calcext:value-type="string">
            <text:p>muEg</text:p>
          </table:table-cell>
          <table:table-cell table:style-name="ce15" office:value-type="string" calcext:value-type="string">
            <text:p><text:span text:style-name="T5">μ</text:span><text:span text:style-name="T6">εg </text:span></text:p>
          </table:table-cell>
          <table:table-cell table:style-name="ce66"/>
          <table:table-cell table:style-name="ce57"/>
          <table:table-cell table:style-name="ce71" table:formula="of:=LOOKUP(material;list_materials;list_muEg)" office:value-type="percentage" office:value="0" calcext:value-type="percentage">
            <text:p>0.00%</text:p>
          </table:table-cell>
          <table:table-cell table:style-name="ce298" table:formula="of:=IF([.D43]&lt;&gt;&quot;&quot;;[.D43];IF(AND([.E43]&lt;&gt;&quot;&quot;;[.E43]&lt;&gt;&quot;NA&quot;);[.E43];[.F43]))" office:value-type="percentage" office:value="0" calcext:value-type="percentage">
            <text:p>0.00%</text:p>
          </table:table-cell>
          <table:table-cell table:style-name="ce113"/>
          <table:table-cell table:style-name="ce120" office:value-type="string" calcext:value-type="string">
            <text:p>1/K</text:p>
          </table:table-cell>
          <table:table-cell table:style-name="ce128" office:value-type="string" calcext:value-type="string">
            <text:p><text:span text:style-name="T34">Bandgap dependence with temperature:  </text:span><text:span text:style-name="T35">d(ε</text:span><text:span text:style-name="T36">g</text:span><text:span text:style-name="T37">/ε</text:span><text:span text:style-name="T36">g,0</text:span><text:span text:style-name="T37">)/dT</text:span><text:span text:style-name="T36">c</text:span></text:p>
          </table:table-cell>
          <table:table-cell/>
          <table:table-cell table:style-name="ce341"/>
          <table:table-cell table:number-columns-repeated="5"/>
          <table:table-cell table:style-name="ce132"/>
          <table:table-cell/>
          <table:table-cell table:style-name="ce192" table:formula="of:=[.T42]+[.N$16]/50" office:value-type="float" office:value="39.677727895927" calcext:value-type="float">
            <text:p>39.7</text:p>
          </table:table-cell>
          <table:table-cell table:style-name="ce194" table:formula="of:=ONEDIODEMODEL([.T43];[.N$23];[.N$24];[.N$26];Rs;[.N$22];di2mutau;Vbi;0.001)" office:value-type="float" office:value="0.437581171762124" calcext:value-type="float">
            <text:p>0.44</text:p>
          </table:table-cell>
          <table:table-cell table:style-name="ce192" table:formula="of:=[.V42]+[.O$16]/50" office:value-type="float" office:value="42.9200237568429" calcext:value-type="float">
            <text:p>42.9</text:p>
          </table:table-cell>
          <table:table-cell table:style-name="ce194" table:formula="of:=ONEDIODEMODEL([.V43];[.O$23];[.O$24];[.O$26];Rs;[.O$22];di2mutau;Vbi;0.001)" office:value-type="float" office:value="2.1568777833999" calcext:value-type="float">
            <text:p>2.16</text:p>
          </table:table-cell>
          <table:table-cell table:style-name="ce192" table:formula="of:=[.X42]+[.P$16]/50" office:value-type="float" office:value="39.7182002024606" calcext:value-type="float">
            <text:p>39.7</text:p>
          </table:table-cell>
          <table:table-cell table:style-name="ce194" table:formula="of:=ONEDIODEMODEL([.X43];[.P$23];[.P$24];[.P$26];Rs;[.P$22];di2mutau;Vbi;0.0001)" office:value-type="float" office:value="1.7385155756342" calcext:value-type="float">
            <text:p>1.74</text:p>
          </table:table-cell>
          <table:table-cell table:number-columns-repeated="39"/>
        </table:table-row>
        <table:table-row table:style-name="ro6">
          <table:table-cell table:style-name="ce3" table:formula="of:=IFERROR(MATCH([.B41];dbheaders;0);&quot;&quot;)">
            <text:p/>
          </table:table-cell>
          <table:table-cell table:style-name="Default"/>
          <table:table-cell table:style-name="ce32"/>
          <table:table-cell table:style-name="Default" table:number-columns-repeated="7"/>
          <table:table-cell/>
          <table:table-cell table:style-name="ce343" office:value-type="string" calcext:value-type="string">
            <text:p>k</text:p>
          </table:table-cell>
          <table:table-cell table:style-name="ce349" office:value-type="string" calcext:value-type="string">
            <text:p>k</text:p>
          </table:table-cell>
          <table:table-cell table:style-name="ce384" office:value-type="float" office:value="0.000086173324" calcext:value-type="float">
            <text:p>8.62E-05</text:p>
          </table:table-cell>
          <table:table-cell table:number-columns-repeated="2"/>
          <table:table-cell table:style-name="ce176" office:value-type="string" calcext:value-type="string">
            <text:p>eV/K</text:p>
          </table:table-cell>
          <table:table-cell table:style-name="ce185" office:value-type="string" calcext:value-type="string">
            <text:p>Boltzmann Constant</text:p>
          </table:table-cell>
          <table:table-cell/>
          <table:table-cell table:style-name="ce192" table:formula="of:=[.T43]+[.N$16]/50" office:value-type="float" office:value="40.7500989201413" calcext:value-type="float">
            <text:p>40.8</text:p>
          </table:table-cell>
          <table:table-cell table:style-name="ce194" table:formula="of:=ONEDIODEMODEL([.T44];[.N$23];[.N$24];[.N$26];Rs;[.N$22];di2mutau;Vbi;0.001)" office:value-type="float" office:value="0.434881922229577" calcext:value-type="float">
            <text:p>0.43</text:p>
          </table:table-cell>
          <table:table-cell table:style-name="ce192" table:formula="of:=[.V43]+[.O$16]/50" office:value-type="float" office:value="44.0800243989198" calcext:value-type="float">
            <text:p>44.1</text:p>
          </table:table-cell>
          <table:table-cell table:style-name="ce194" table:formula="of:=ONEDIODEMODEL([.V44];[.O$23];[.O$24];[.O$26];Rs;[.O$22];di2mutau;Vbi;0.001)" office:value-type="float" office:value="2.13063410238497" calcext:value-type="float">
            <text:p>2.13</text:p>
          </table:table-cell>
          <table:table-cell table:style-name="ce192" table:formula="of:=[.X43]+[.P$16]/50" office:value-type="float" office:value="40.7916650727973" calcext:value-type="float">
            <text:p>40.8</text:p>
          </table:table-cell>
          <table:table-cell table:style-name="ce194" table:formula="of:=ONEDIODEMODEL([.X44];[.P$23];[.P$24];[.P$26];Rs;[.P$22];di2mutau;Vbi;0.0001)" office:value-type="float" office:value="1.7154990940884" calcext:value-type="float">
            <text:p>1.72</text:p>
          </table:table-cell>
          <table:table-cell table:number-columns-repeated="39"/>
        </table:table-row>
        <table:table-row table:style-name="ro6">
          <table:table-cell table:style-name="ce3"/>
          <table:table-cell table:style-name="ce5" office:value-type="string" calcext:value-type="string">
            <text:p>di2mutau</text:p>
          </table:table-cell>
          <table:table-cell table:style-name="ce15" office:value-type="string" calcext:value-type="string">
            <text:p><text:span text:style-name="T9">d</text:span><text:span text:style-name="T10">i</text:span><text:span text:style-name="T11">2</text:span><text:span text:style-name="T12">/(μ</text:span><text:span text:style-name="T13">τ)</text:span><text:span text:style-name="T14">eff</text:span></text:p>
          </table:table-cell>
          <table:table-cell table:style-name="ce133">
            <office:annotation draw:style-name="gr11" draw:text-style-name="P4" svg:width="41.28mm" svg:height="21.7mm" svg:x="92.37mm" svg:y="277.54mm" draw:caption-point-x="-16.24mm" draw:caption-point-y="5.66mm">
              <dc:creator>MHA</dc:creator>
              <dc:date>2020-08-20T00:00:00</dc:date>
              <text:p text:style-name="P3"><text:span text:style-name="T2">Martin:</text:span></text:p>
              <text:p text:style-name="P3"><text:span text:style-name="T4">No idea how defaults are calculated, or if they're being used. Check value for amorphous technologies</text:span></text:p>
            </office:annotation>
          </table:table-cell>
          <table:table-cell table:style-name="ce47" office:value-type="float" office:value="0.95" calcext:value-type="float">
            <text:p>0.95</text:p>
          </table:table-cell>
          <table:table-cell table:style-name="ce73" table:formula="of:=LOOKUP(material;list_materials;list_di2mutau)" office:value-type="float" office:value="0" calcext:value-type="float">
            <text:p>0.0</text:p>
          </table:table-cell>
          <table:table-cell table:style-name="ce291" table:formula="of:=IF([.D45]&lt;&gt;&quot;&quot;;[.D45];IF(AND([.E45]&lt;&gt;&quot;&quot;;[.E45]&lt;&gt;&quot;NA&quot;);[.E45];[.F45]))" office:value-type="float" office:value="0.95" calcext:value-type="float">
            <text:p>0.95</text:p>
          </table:table-cell>
          <table:table-cell table:style-name="ce115"/>
          <table:table-cell table:style-name="ce120" office:value-type="string" calcext:value-type="string">
            <text:p>V</text:p>
          </table:table-cell>
          <table:table-cell table:style-name="ce128" office:value-type="string" calcext:value-type="string">
            <text:p>Recombination current coefficient</text:p>
          </table:table-cell>
          <table:table-cell/>
          <table:table-cell table:style-name="ce344"/>
          <table:table-cell table:number-columns-repeated="7"/>
          <table:table-cell table:style-name="ce192" table:formula="of:=[.T44]+[.N$16]/50" office:value-type="float" office:value="41.8224699443555" calcext:value-type="float">
            <text:p>41.8</text:p>
          </table:table-cell>
          <table:table-cell table:style-name="ce194" table:formula="of:=ONEDIODEMODEL([.T45];[.N$23];[.N$24];[.N$26];Rs;[.N$22];di2mutau;Vbi;0.001)" office:value-type="float" office:value="0.431293085706013" calcext:value-type="float">
            <text:p>0.43</text:p>
          </table:table-cell>
          <table:table-cell table:style-name="ce192" table:formula="of:=[.V44]+[.O$16]/50" office:value-type="float" office:value="45.2400250409966" calcext:value-type="float">
            <text:p>45.2</text:p>
          </table:table-cell>
          <table:table-cell table:style-name="ce194" table:formula="of:=ONEDIODEMODEL([.V45];[.O$23];[.O$24];[.O$26];Rs;[.O$22];di2mutau;Vbi;0.001)" office:value-type="float" office:value="2.09497343977244" calcext:value-type="float">
            <text:p>2.09</text:p>
          </table:table-cell>
          <table:table-cell table:style-name="ce192" table:formula="of:=[.X44]+[.P$16]/50" office:value-type="float" office:value="41.8651299431341" calcext:value-type="float">
            <text:p>41.9</text:p>
          </table:table-cell>
          <table:table-cell table:style-name="ce194" table:formula="of:=ONEDIODEMODEL([.X45];[.P$23];[.P$24];[.P$26];Rs;[.P$22];di2mutau;Vbi;0.0001)" office:value-type="float" office:value="1.68470399978432" calcext:value-type="float">
            <text:p>1.68</text:p>
          </table:table-cell>
          <table:table-cell table:number-columns-repeated="39"/>
        </table:table-row>
        <table:table-row table:style-name="ro6">
          <table:table-cell table:style-name="ce3" table:formula="of:=IFERROR(MATCH([.B48];dbheaders;0);&quot;&quot;)">
            <text:p/>
          </table:table-cell>
          <table:table-cell table:style-name="Default"/>
          <table:table-cell table:style-name="ce32"/>
          <table:table-cell table:style-name="Default" table:number-columns-repeated="7"/>
          <table:table-cell/>
          <table:table-cell table:style-name="ce345" office:value-type="string" calcext:value-type="string">
            <text:p><text:span text:style-name="T44">Δμn</text:span></text:p>
          </table:table-cell>
          <table:table-cell table:style-name="ce355" office:value-type="percentage" office:value="0.0001" calcext:value-type="percentage">
            <text:p>0.010%</text:p>
          </table:table-cell>
          <table:table-cell/>
          <table:table-cell table:style-name="ce392" office:value-type="string" calcext:value-type="string">
            <text:p>ΔEg</text:p>
          </table:table-cell>
          <table:table-cell table:style-name="ce356" office:value-type="float" office:value="0.01" calcext:value-type="float">
            <text:p>0.01</text:p>
          </table:table-cell>
          <table:table-cell table:number-columns-repeated="3"/>
          <table:table-cell table:style-name="ce192" table:formula="of:=[.T45]+[.N$16]/50" office:value-type="float" office:value="42.8948409685698" calcext:value-type="float">
            <text:p>42.9</text:p>
          </table:table-cell>
          <table:table-cell table:style-name="ce194" table:formula="of:=ONEDIODEMODEL([.T46];[.N$23];[.N$24];[.N$26];Rs;[.N$22];di2mutau;Vbi;0.001)" office:value-type="float" office:value="0.426430775366297" calcext:value-type="float">
            <text:p>0.43</text:p>
          </table:table-cell>
          <table:table-cell table:style-name="ce192" table:formula="of:=[.V45]+[.O$16]/50" office:value-type="float" office:value="46.4000256830734" calcext:value-type="float">
            <text:p>46.4</text:p>
          </table:table-cell>
          <table:table-cell table:style-name="ce194" table:formula="of:=ONEDIODEMODEL([.V46];[.O$23];[.O$24];[.O$26];Rs;[.O$22];di2mutau;Vbi;0.001)" office:value-type="float" office:value="2.04639283069891" calcext:value-type="float">
            <text:p>2.05</text:p>
          </table:table-cell>
          <table:table-cell table:style-name="ce192" table:formula="of:=[.X45]+[.P$16]/50" office:value-type="float" office:value="42.9385948134709" calcext:value-type="float">
            <text:p>42.9</text:p>
          </table:table-cell>
          <table:table-cell table:style-name="ce194" table:formula="of:=ONEDIODEMODEL([.X46];[.P$23];[.P$24];[.P$26];Rs;[.P$22];di2mutau;Vbi;0.0001)" office:value-type="float" office:value="1.64357366575043" calcext:value-type="float">
            <text:p>1.64</text:p>
          </table:table-cell>
          <table:table-cell table:number-columns-repeated="39"/>
        </table:table-row>
        <table:table-row table:style-name="ro6">
          <table:table-cell table:style-name="ce3" table:formula="of:=IFERROR(MATCH([.B49];dbheaders;0);&quot;&quot;)">
            <text:p/>
          </table:table-cell>
          <table:table-cell table:style-name="ce8" office:value-type="string" calcext:value-type="string">
            <text:p>Rsh_model</text:p>
          </table:table-cell>
          <table:table-cell table:style-name="ce15"/>
          <table:table-cell table:style-name="ce153" table:content-validation-name="val3" office:value-type="string" calcext:value-type="string" table:number-columns-spanned="5" table:number-rows-spanned="1">
            <office:annotation draw:style-name="gr14" draw:text-style-name="P4" svg:width="46.66mm" svg:height="20.72mm" svg:x="0mm" svg:y="12.7mm" draw:caption-point-x="146.69mm" draw:caption-point-y="283.2mm">
              <dc:creator>MHA</dc:creator>
              <dc:date>2020-08-20T00:00:00</dc:date>
              <text:p text:style-name="P3"><text:span text:style-name="T2">Martin:</text:span></text:p>
              <text:p text:style-name="P3"><text:span text:style-name="T4">Choose between the linearized Heat Transfer Model used in PVsyst (Uval), or the Sandia Cell Temperature Model (SAPM)</text:span></text:p>
            </office:annotation>
            <text:p>PVsyst (exponential)</text:p>
          </table:table-cell>
          <table:covered-table-cell table:number-columns-repeated="4" table:style-name="Default"/>
          <table:table-cell table:style-name="Default" table:number-columns-repeated="2"/>
          <table:table-cell/>
          <table:table-cell table:style-name="ce345"/>
          <table:table-cell table:style-name="ce355"/>
          <table:table-cell/>
          <table:table-cell table:style-name="ce392"/>
          <table:table-cell table:style-name="ce355"/>
          <table:table-cell table:number-columns-repeated="3"/>
          <table:table-cell table:style-name="ce192" table:formula="of:=[.T46]+[.N$16]/50" office:value-type="float" office:value="43.967211992784" calcext:value-type="float">
            <text:p>44.0</text:p>
          </table:table-cell>
          <table:table-cell table:style-name="ce194" table:formula="of:=ONEDIODEMODEL([.T47];[.N$23];[.N$24];[.N$26];Rs;[.N$22];di2mutau;Vbi;0.001)" office:value-type="float" office:value="0.419744300696443" calcext:value-type="float">
            <text:p>0.42</text:p>
          </table:table-cell>
          <table:table-cell table:style-name="ce192" table:formula="of:=[.V46]+[.O$16]/50" office:value-type="float" office:value="47.5600263251503" calcext:value-type="float">
            <text:p>47.6</text:p>
          </table:table-cell>
          <table:table-cell table:style-name="ce194" table:formula="of:=ONEDIODEMODEL([.V47];[.O$23];[.O$24];[.O$26];Rs;[.O$22];di2mutau;Vbi;0.001)" office:value-type="float" office:value="1.98054899530429" calcext:value-type="float">
            <text:p>1.98</text:p>
          </table:table-cell>
          <table:table-cell table:style-name="ce192" table:formula="of:=[.X46]+[.P$16]/50" office:value-type="float" office:value="44.0120596838076" calcext:value-type="float">
            <text:p>44.0</text:p>
          </table:table-cell>
          <table:table-cell table:style-name="ce194" table:formula="of:=ONEDIODEMODEL([.X47];[.P$23];[.P$24];[.P$26];Rs;[.P$22];di2mutau;Vbi;0.0001)" office:value-type="float" office:value="1.5890056737178" calcext:value-type="float">
            <text:p>1.59</text:p>
          </table:table-cell>
          <table:table-cell table:number-columns-repeated="39"/>
        </table:table-row>
        <table:table-row table:style-name="ro6">
          <table:table-cell table:style-name="ce3" table:formula="of:=IFERROR(MATCH([.B50];dbheaders;0);&quot;&quot;)">
            <text:p/>
          </table:table-cell>
          <table:table-cell table:style-name="ce17" office:value-type="string" calcext:value-type="string">
            <text:p>Rsh_0</text:p>
          </table:table-cell>
          <table:table-cell table:style-name="ce33" office:value-type="string" calcext:value-type="string">
            <text:p><text:span text:style-name="T5">R</text:span><text:span text:style-name="T6">sh,0</text:span></text:p>
          </table:table-cell>
          <table:table-cell table:style-name="ce140"/>
          <table:table-cell table:style-name="ce107" office:value-type="float" office:value="11500" calcext:value-type="float">
            <text:p>11500</text:p>
          </table:table-cell>
          <table:table-cell table:style-name="ce145" table:formula="of:=LOOKUP(material;list_materials;list_Rshbase)*Rsh_ref" office:value-type="float" office:value="47400" calcext:value-type="float">
            <text:p>47400</text:p>
          </table:table-cell>
          <table:table-cell table:style-name="ce172" table:formula="of:=IF([.D48]&lt;&gt;&quot;&quot;;[.D48];IF(AND([.E48]&lt;&gt;&quot;&quot;;[.E48]&lt;&gt;&quot;NA&quot;);[.E48];[.F48]))" office:value-type="float" office:value="11500" calcext:value-type="float">
            <text:p>11500</text:p>
          </table:table-cell>
          <table:table-cell table:style-name="ce257"/>
          <table:table-cell table:style-name="ce273" office:value-type="string" calcext:value-type="string">
            <text:p>Ω</text:p>
          </table:table-cell>
          <table:table-cell table:style-name="ce307" office:value-type="string" calcext:value-type="string">
            <text:p><text:span text:style-name="T38">R</text:span><text:span text:style-name="T39">sh</text:span><text:span text:style-name="T40">(E=0), for exponential R</text:span><text:span text:style-name="T39">sh</text:span><text:span text:style-name="T40"> irradiance correction</text:span></text:p>
          </table:table-cell>
          <table:table-cell/>
          <table:table-cell table:style-name="ce345" office:value-type="string" calcext:value-type="string">
            <text:p>n</text:p>
          </table:table-cell>
          <table:table-cell table:style-name="ce356" table:formula="of:=nDiode*(1+(muNdiode+[.M46])*([.O10]+[.$N$33]-Tc_ref))" office:value-type="float" office:value="1.4872974" calcext:value-type="float">
            <text:p>1.49</text:p>
          </table:table-cell>
          <table:table-cell/>
          <table:table-cell table:style-name="ce392" office:value-type="string" calcext:value-type="string">
            <text:p>Eg</text:p>
          </table:table-cell>
          <table:table-cell table:style-name="ce356" table:formula="of:=Eg_ref+[.P46]" office:value-type="float" office:value="1.51" calcext:value-type="float">
            <text:p>1.51</text:p>
          </table:table-cell>
          <table:table-cell table:number-columns-repeated="3"/>
          <table:table-cell table:style-name="ce192" table:formula="of:=[.T47]+[.N$16]/50" office:value-type="float" office:value="45.0395830169982" calcext:value-type="float">
            <text:p>45.0</text:p>
          </table:table-cell>
          <table:table-cell table:style-name="ce194" table:formula="of:=ONEDIODEMODEL([.T48];[.N$23];[.N$24];[.N$26];Rs;[.N$22];di2mutau;Vbi;0.001)" office:value-type="float" office:value="0.410449342302354" calcext:value-type="float">
            <text:p>0.41</text:p>
          </table:table-cell>
          <table:table-cell table:style-name="ce192" table:formula="of:=[.V47]+[.O$16]/50" office:value-type="float" office:value="48.7200269672271" calcext:value-type="float">
            <text:p>48.7</text:p>
          </table:table-cell>
          <table:table-cell table:style-name="ce194" table:formula="of:=ONEDIODEMODEL([.V48];[.O$23];[.O$24];[.O$26];Rs;[.O$22];di2mutau;Vbi;0.001)" office:value-type="float" office:value="1.89245417772725" calcext:value-type="float">
            <text:p>1.89</text:p>
          </table:table-cell>
          <table:table-cell table:style-name="ce192" table:formula="of:=[.X47]+[.P$16]/50" office:value-type="float" office:value="45.0855245541444" calcext:value-type="float">
            <text:p>45.1</text:p>
          </table:table-cell>
          <table:table-cell table:style-name="ce194" table:formula="of:=ONEDIODEMODEL([.X48];[.P$23];[.P$24];[.P$26];Rs;[.P$22];di2mutau;Vbi;0.0001)" office:value-type="float" office:value="1.51744849888085" calcext:value-type="float">
            <text:p>1.52</text:p>
          </table:table-cell>
          <table:table-cell table:number-columns-repeated="39"/>
        </table:table-row>
        <table:table-row table:style-name="ro6">
          <table:table-cell table:style-name="ce3"/>
          <table:table-cell table:style-name="ce17" office:value-type="string" calcext:value-type="string">
            <text:p>Rsh_exp</text:p>
          </table:table-cell>
          <table:table-cell table:style-name="ce33" office:value-type="string" calcext:value-type="string">
            <text:p><text:span text:style-name="T5">b</text:span><text:span text:style-name="T6">Rsh</text:span></text:p>
          </table:table-cell>
          <table:table-cell table:style-name="ce140"/>
          <table:table-cell table:style-name="ce107" office:value-type="float" office:value="4.8" calcext:value-type="float">
            <text:p>4.8</text:p>
          </table:table-cell>
          <table:table-cell table:style-name="ce146" table:formula="of:=LOOKUP(material;list_materials;list_Rshexp)" office:value-type="float" office:value="5.5" calcext:value-type="float">
            <text:p>5.5</text:p>
          </table:table-cell>
          <table:table-cell table:style-name="ce172" table:formula="of:=IF([.D49]&lt;&gt;&quot;&quot;;[.D49];IF(AND([.E49]&lt;&gt;&quot;&quot;;[.E49]&lt;&gt;&quot;NA&quot;);[.E49];[.F49]))" office:value-type="float" office:value="4.8" calcext:value-type="float">
            <text:p>4.8</text:p>
          </table:table-cell>
          <table:table-cell table:style-name="ce258"/>
          <table:table-cell table:style-name="ce273"/>
          <table:table-cell table:style-name="ce307" office:value-type="string" calcext:value-type="string">
            <text:p><text:span text:style-name="T41">Exponent for R</text:span><text:span text:style-name="T42">sh</text:span><text:span text:style-name="T43"> irradiance correction</text:span></text:p>
          </table:table-cell>
          <table:table-cell/>
          <table:table-cell table:style-name="ce345" office:value-type="string" calcext:value-type="string">
            <text:p>nVth</text:p>
          </table:table-cell>
          <table:table-cell table:style-name="ce356" table:formula="of:=[.M48]*nJunct*Ns*([.O10]+[.$N$33]+273.15)*k" office:value-type="float" office:value="2.80822481078685" calcext:value-type="float">
            <text:p>2.81</text:p>
          </table:table-cell>
          <table:table-cell/>
          <table:table-cell table:style-name="ce392" office:value-type="string" calcext:value-type="string">
            <text:p>Io</text:p>
          </table:table-cell>
          <table:table-cell table:style-name="ce379" table:formula="of:=Io_ref*(([.O10]+[.$N$33]+273.15)/(Tc_ref+273.15))^3*EXP(1/(k*[.O39]*nJunct)*([.P48]/(Tc_ref+273.15)-[.P48]/([.O10]+[.$N$33]+273.15)))" office:value-type="float" office:value="0.00000000249634480691293" calcext:value-type="float">
            <text:p>2.50E-09</text:p>
          </table:table-cell>
          <table:table-cell table:number-columns-repeated="3"/>
          <table:table-cell table:style-name="ce192" table:formula="of:=[.T48]+[.N$16]/50" office:value-type="float" office:value="46.1119540412125" calcext:value-type="float">
            <text:p>46.1</text:p>
          </table:table-cell>
          <table:table-cell table:style-name="ce194" table:formula="of:=ONEDIODEMODEL([.T49];[.N$23];[.N$24];[.N$26];Rs;[.N$22];di2mutau;Vbi;0.001)" office:value-type="float" office:value="0.39744103031125" calcext:value-type="float">
            <text:p>0.40</text:p>
          </table:table-cell>
          <table:table-cell table:style-name="ce192" table:formula="of:=[.V48]+[.O$16]/50" office:value-type="float" office:value="49.8800276093039" calcext:value-type="float">
            <text:p>49.9</text:p>
          </table:table-cell>
          <table:table-cell table:style-name="ce194" table:formula="of:=ONEDIODEMODEL([.V49];[.O$23];[.O$24];[.O$26];Rs;[.O$22];di2mutau;Vbi;0.001)" office:value-type="float" office:value="1.77694703517012" calcext:value-type="float">
            <text:p>1.78</text:p>
          </table:table-cell>
          <table:table-cell table:style-name="ce192" table:formula="of:=[.X48]+[.P$16]/50" office:value-type="float" office:value="46.1589894244812" calcext:value-type="float">
            <text:p>46.2</text:p>
          </table:table-cell>
          <table:table-cell table:style-name="ce194" table:formula="of:=ONEDIODEMODEL([.X49];[.P$23];[.P$24];[.P$26];Rs;[.P$22];di2mutau;Vbi;0.0001)" office:value-type="float" office:value="1.42513554410288" calcext:value-type="float">
            <text:p>1.43</text:p>
          </table:table-cell>
          <table:table-cell table:number-columns-repeated="39"/>
        </table:table-row>
        <table:table-row table:style-name="ro6">
          <table:table-cell table:style-name="ce3"/>
          <table:table-cell table:style-name="ce17" office:value-type="string" calcext:value-type="string">
            <text:p>Rsh_base</text:p>
          </table:table-cell>
          <table:table-cell table:style-name="ce33" office:value-type="string" calcext:value-type="string">
            <text:p><text:span text:style-name="T15">R</text:span><text:span text:style-name="T16">sh,ref</text:span><text:span text:style-name="T17">*</text:span></text:p>
          </table:table-cell>
          <table:table-cell table:style-name="ce75"/>
          <table:table-cell table:style-name="ce108"/>
          <table:table-cell table:style-name="ce147"/>
          <table:table-cell table:style-name="ce173" table:formula="of:=(Rsh_ref-Rsh_0*EXP(-Rsh_exp))/(1-EXP(-Rsh_exp))" office:value-type="float" office:value="3887.34981460149" calcext:value-type="float">
            <text:p>3887.3</text:p>
          </table:table-cell>
          <table:table-cell table:style-name="ce259"/>
          <table:table-cell table:style-name="ce273" office:value-type="string" calcext:value-type="string">
            <text:p>Ω</text:p>
          </table:table-cell>
          <table:table-cell table:style-name="ce308"/>
          <table:table-cell/>
          <table:table-cell table:style-name="ce345" office:value-type="string" calcext:value-type="string">
            <text:p>μPmp </text:p>
          </table:table-cell>
          <table:table-cell table:style-name="ce355" table:formula="of:=(ONEDIODEMPP([.O37];[.O38];[.M49];Rs;[.O36];di2mutau;Vbi;0.000001)/[.O13]-1)/IF([.$N$33]=0;[.$N$34];[.$N$33])" office:value-type="percentage" office:value="-0.00358428282634016" calcext:value-type="percentage">
            <text:p>-0.358%</text:p>
          </table:table-cell>
          <table:table-cell/>
          <table:table-cell table:style-name="ce392" office:value-type="string" calcext:value-type="string">
            <text:p>μPmp</text:p>
          </table:table-cell>
          <table:table-cell table:style-name="ce355" table:formula="of:=(ONEDIODEMPP([.O37];[.P49];[.O40];Rs;[.O36];di2mutau;Vbi;0.000001)/[.O13]-1)/IF([.$N$33]=0;[.$N$34];[.$N$33])" office:value-type="percentage" office:value="-0.00371663200948863" calcext:value-type="percentage">
            <text:p>-0.372%</text:p>
          </table:table-cell>
          <table:table-cell table:number-columns-repeated="3"/>
          <table:table-cell table:style-name="ce192" table:formula="of:=[.T49]+[.N$16]/50" office:value-type="float" office:value="47.1843250654267" calcext:value-type="float">
            <text:p>47.2</text:p>
          </table:table-cell>
          <table:table-cell table:style-name="ce194" table:formula="of:=ONEDIODEMODEL([.T50];[.N$23];[.N$24];[.N$26];Rs;[.N$22];di2mutau;Vbi;0.001)" office:value-type="float" office:value="0.37918793208327" calcext:value-type="float">
            <text:p>0.38</text:p>
          </table:table-cell>
          <table:table-cell table:style-name="ce192" table:formula="of:=[.V49]+[.O$16]/50" office:value-type="float" office:value="51.0400282513808" calcext:value-type="float">
            <text:p>51.0</text:p>
          </table:table-cell>
          <table:table-cell table:style-name="ce194" table:formula="of:=ONEDIODEMODEL([.V50];[.O$23];[.O$24];[.O$26];Rs;[.O$22];di2mutau;Vbi;0.001)" office:value-type="float" office:value="1.62939569777131" calcext:value-type="float">
            <text:p>1.63</text:p>
          </table:table-cell>
          <table:table-cell table:style-name="ce192" table:formula="of:=[.X49]+[.P$16]/50" office:value-type="float" office:value="47.232454294818" calcext:value-type="float">
            <text:p>47.2</text:p>
          </table:table-cell>
          <table:table-cell table:style-name="ce194" table:formula="of:=ONEDIODEMODEL([.X50];[.P$23];[.P$24];[.P$26];Rs;[.P$22];di2mutau;Vbi;0.0001)" office:value-type="float" office:value="1.30845222532894" calcext:value-type="float">
            <text:p>1.31</text:p>
          </table:table-cell>
          <table:table-cell table:number-columns-repeated="39"/>
        </table:table-row>
        <table:table-row table:style-name="ro6">
          <table:table-cell table:style-name="ce3" table:formula="of:=IFERROR(MATCH([.B45];dbheaders;0);&quot;&quot;)">
            <text:p/>
          </table:table-cell>
          <table:table-cell table:style-name="ce5"/>
          <table:table-cell table:style-name="ce15"/>
          <table:table-cell table:style-name="ce25"/>
          <table:table-cell table:style-name="ce58"/>
          <table:table-cell table:style-name="ce241"/>
          <table:table-cell table:style-name="ce305"/>
          <table:table-cell table:style-name="ce351"/>
          <table:table-cell table:style-name="ce120"/>
          <table:table-cell/>
          <table:table-cell table:style-name="ce41"/>
          <table:table-cell table:style-name="ce345" office:value-type="string" calcext:value-type="string">
            <text:p>μVoc </text:p>
          </table:table-cell>
          <table:table-cell table:style-name="ce355" table:formula="of:=(ONEDIODEMODEL2(0;[.O37];[.O38];[.M49];Rs;[.O36];di2mutau;Vbi;0.000001)/[.O16]-1)/IF([.$N$33]=0;[.$N$34];[.$N$33])" office:value-type="percentage" office:value="-0.00318769959439108" calcext:value-type="percentage">
            <text:p>-0.319%</text:p>
          </table:table-cell>
          <table:table-cell/>
          <table:table-cell table:style-name="ce392" office:value-type="string" calcext:value-type="string">
            <text:p>μVoc </text:p>
          </table:table-cell>
          <table:table-cell table:style-name="ce355" table:formula="of:=(ONEDIODEMODEL2(0;[.O37];[.P49];[.O40];Rs;[.O36];di2mutau;Vbi;0.000001)/[.O16]-1)/IF([.$N$33]=0;[.$N$34];[.$N$33])" office:value-type="percentage" office:value="-0.00332290777930982" calcext:value-type="percentage">
            <text:p>-0.332%</text:p>
          </table:table-cell>
          <table:table-cell table:number-columns-repeated="3"/>
          <table:table-cell table:style-name="ce192" table:formula="of:=[.T50]+[.N$16]/50" office:value-type="float" office:value="48.256696089641" calcext:value-type="float">
            <text:p>48.3</text:p>
          </table:table-cell>
          <table:table-cell table:style-name="ce194" table:formula="of:=ONEDIODEMODEL([.T51];[.N$23];[.N$24];[.N$26];Rs;[.N$22];di2mutau;Vbi;0.001)" office:value-type="float" office:value="0.353616302647927" calcext:value-type="float">
            <text:p>0.35</text:p>
          </table:table-cell>
          <table:table-cell table:style-name="ce192" table:formula="of:=[.V50]+[.O$16]/50" office:value-type="float" office:value="52.2000288934576" calcext:value-type="float">
            <text:p>52.2</text:p>
          </table:table-cell>
          <table:table-cell table:style-name="ce194" table:formula="of:=ONEDIODEMODEL([.V51];[.O$23];[.O$24];[.O$26];Rs;[.O$22];di2mutau;Vbi;0.001)" office:value-type="float" office:value="1.4464329714691" calcext:value-type="float">
            <text:p>1.45</text:p>
          </table:table-cell>
          <table:table-cell table:style-name="ce192" table:formula="of:=[.X50]+[.P$16]/50" office:value-type="float" office:value="48.3059191651547" calcext:value-type="float">
            <text:p>48.3</text:p>
          </table:table-cell>
          <table:table-cell table:style-name="ce194" table:formula="of:=ONEDIODEMODEL([.X51];[.P$23];[.P$24];[.P$26];Rs;[.P$22];di2mutau;Vbi;0.0001)" office:value-type="float" office:value="1.16436853472741" calcext:value-type="float">
            <text:p>1.16</text:p>
          </table:table-cell>
          <table:table-cell table:number-columns-repeated="39"/>
        </table:table-row>
        <table:table-row table:style-name="ro6">
          <table:table-cell table:style-name="ce3" table:formula="of:=IFERROR(MATCH([.B53];dbheaders;0);&quot;&quot;)">
            <text:p/>
          </table:table-cell>
          <table:table-cell table:style-name="ce8" office:value-type="string" calcext:value-type="string">
            <text:p>Rev_model</text:p>
          </table:table-cell>
          <table:table-cell table:style-name="ce15"/>
          <table:table-cell table:style-name="ce153" table:content-validation-name="val4" office:value-type="string" calcext:value-type="string" table:number-columns-spanned="5" table:number-rows-spanned="1">
            <office:annotation draw:style-name="gr14" draw:text-style-name="P4" svg:width="46.66mm" svg:height="20.72mm" svg:x="0mm" svg:y="12.7mm" draw:caption-point-x="146.69mm" draw:caption-point-y="314.95mm">
              <dc:creator>MHA</dc:creator>
              <dc:date>2020-08-20T00:00:00</dc:date>
              <text:p text:style-name="P3"><text:span text:style-name="T2">Martin:</text:span></text:p>
              <text:p text:style-name="P3"><text:span text:style-name="T4">Choose between the linearized Heat Transfer Model used in PVsyst (Uval), or the Sandia Cell Temperature Model (SAPM)</text:span></text:p>
            </office:annotation>
            <text:p>PVsyst (quadratic)</text:p>
          </table:table-cell>
          <table:covered-table-cell table:style-name="Default"/>
          <table:covered-table-cell table:style-name="ce241"/>
          <table:covered-table-cell table:style-name="ce305"/>
          <table:covered-table-cell table:style-name="ce351"/>
          <table:table-cell table:style-name="ce120"/>
          <table:table-cell table:number-columns-repeated="10"/>
          <table:table-cell table:style-name="ce192" table:formula="of:=[.T51]+[.N$16]/50" office:value-type="float" office:value="49.3290671138552" calcext:value-type="float">
            <text:p>49.3</text:p>
          </table:table-cell>
          <table:table-cell table:style-name="ce194" table:formula="of:=ONEDIODEMODEL([.T52];[.N$23];[.N$24];[.N$26];Rs;[.N$22];di2mutau;Vbi;0.001)" office:value-type="float" office:value="0.318009048703064" calcext:value-type="float">
            <text:p>0.32</text:p>
          </table:table-cell>
          <table:table-cell table:style-name="ce192" table:formula="of:=[.V51]+[.O$16]/50" office:value-type="float" office:value="53.3600295355345" calcext:value-type="float">
            <text:p>53.4</text:p>
          </table:table-cell>
          <table:table-cell table:style-name="ce194" table:formula="of:=ONEDIODEMODEL([.V52];[.O$23];[.O$24];[.O$26];Rs;[.O$22];di2mutau;Vbi;0.001)" office:value-type="float" office:value="1.22644635552697" calcext:value-type="float">
            <text:p>1.23</text:p>
          </table:table-cell>
          <table:table-cell table:style-name="ce192" table:formula="of:=[.X51]+[.P$16]/50" office:value-type="float" office:value="49.3793840354915" calcext:value-type="float">
            <text:p>49.4</text:p>
          </table:table-cell>
          <table:table-cell table:style-name="ce194" table:formula="of:=ONEDIODEMODEL([.X52];[.P$23];[.P$24];[.P$26];Rs;[.P$22];di2mutau;Vbi;0.0001)" office:value-type="float" office:value="0.990817201252086" calcext:value-type="float">
            <text:p>0.99</text:p>
          </table:table-cell>
          <table:table-cell table:number-columns-repeated="39"/>
        </table:table-row>
        <table:table-row table:style-name="ro6">
          <table:table-cell table:style-name="ce3"/>
          <table:table-cell table:style-name="ce5" office:value-type="string" calcext:value-type="string">
            <text:p>Vbi</text:p>
          </table:table-cell>
          <table:table-cell table:style-name="ce15" office:value-type="string" calcext:value-type="string">
            <text:p><text:span text:style-name="T5">V</text:span><text:span text:style-name="T6">bi</text:span></text:p>
          </table:table-cell>
          <table:table-cell table:style-name="ce239"/>
          <table:table-cell table:style-name="ce49"/>
          <table:table-cell table:style-name="ce73" table:formula="of:=LOOKUP(material;list_materials;list_Vbi)*Ns" office:value-type="float" office:value="65.7" calcext:value-type="float">
            <text:p>65.7</text:p>
          </table:table-cell>
          <table:table-cell table:style-name="ce290" table:formula="of:=IF([.D53]&lt;&gt;&quot;&quot;;[.D53];IF(AND([.E53]&lt;&gt;&quot;&quot;;[.E53]&lt;&gt;&quot;NA&quot;);[.E53];[.F53]))" office:value-type="float" office:value="65.7" calcext:value-type="float">
            <text:p>65.7</text:p>
          </table:table-cell>
          <table:table-cell table:style-name="ce115"/>
          <table:table-cell table:style-name="ce120" office:value-type="string" calcext:value-type="string">
            <text:p>V</text:p>
          </table:table-cell>
          <table:table-cell table:style-name="ce128" office:value-type="string" calcext:value-type="string">
            <text:p>Built-in Voltage (all cells)</text:p>
          </table:table-cell>
          <table:table-cell/>
          <table:table-cell table:style-name="ce345" office:value-type="string" calcext:value-type="string">
            <text:p>ΔμPmp/Δμn</text:p>
          </table:table-cell>
          <table:table-cell table:style-name="ce378" table:formula="of:=([.M50]-[.O31])/[.M46]" office:value-type="float" office:value="0.885548938631131" calcext:value-type="float">
            <text:p>0.886</text:p>
          </table:table-cell>
          <table:table-cell/>
          <table:table-cell table:style-name="ce392" office:value-type="string" calcext:value-type="string">
            <text:p>ΔμPmp/ΔEg</text:p>
          </table:table-cell>
          <table:table-cell table:style-name="ce378" table:formula="of:=([.P50]-[.O31])/[.P46]" office:value-type="float" office:value="-0.00437942892853593" calcext:value-type="float">
            <text:p>-0.004</text:p>
          </table:table-cell>
          <table:table-cell table:number-columns-repeated="3"/>
          <table:table-cell table:style-name="ce192" table:formula="of:=[.T52]+[.N$16]/50" office:value-type="float" office:value="50.4014381380694" calcext:value-type="float">
            <text:p>50.4</text:p>
          </table:table-cell>
          <table:table-cell table:style-name="ce194" table:formula="of:=ONEDIODEMODEL([.T53];[.N$23];[.N$24];[.N$26];Rs;[.N$22];di2mutau;Vbi;0.001)" office:value-type="float" office:value="0.268964999684141" calcext:value-type="float">
            <text:p>0.27</text:p>
          </table:table-cell>
          <table:table-cell table:style-name="ce192" table:formula="of:=[.V52]+[.O$16]/50" office:value-type="float" office:value="54.5200301776113" calcext:value-type="float">
            <text:p>54.5</text:p>
          </table:table-cell>
          <table:table-cell table:style-name="ce194" table:formula="of:=ONEDIODEMODEL([.V53];[.O$23];[.O$24];[.O$26];Rs;[.O$22];di2mutau;Vbi;0.001)" office:value-type="float" office:value="0.969646340703579" calcext:value-type="float">
            <text:p>0.97</text:p>
          </table:table-cell>
          <table:table-cell table:style-name="ce192" table:formula="of:=[.X52]+[.P$16]/50" office:value-type="float" office:value="50.4528489058283" calcext:value-type="float">
            <text:p>50.5</text:p>
          </table:table-cell>
          <table:table-cell table:style-name="ce194" table:formula="of:=ONEDIODEMODEL([.X53];[.P$23];[.P$24];[.P$26];Rs;[.P$22];di2mutau;Vbi;0.0001)" office:value-type="float" office:value="0.786900406335008" calcext:value-type="float">
            <text:p>0.79</text:p>
          </table:table-cell>
          <table:table-cell table:number-columns-repeated="39"/>
        </table:table-row>
        <table:table-row table:style-name="ro6">
          <table:table-cell table:style-name="ce3"/>
          <table:table-cell table:style-name="ce18" office:value-type="string" calcext:value-type="string">
            <text:p>Brev</text:p>
          </table:table-cell>
          <table:table-cell table:style-name="ce34" office:value-type="string" calcext:value-type="string">
            <text:p><text:span text:style-name="T5">b</text:span><text:span text:style-name="T6">rev</text:span></text:p>
          </table:table-cell>
          <table:table-cell table:style-name="ce142"/>
          <table:table-cell table:style-name="ce242" office:value-type="float" office:value="0.00392" calcext:value-type="float">
            <text:p>3.9E-03</text:p>
          </table:table-cell>
          <table:table-cell table:style-name="ce242" table:formula="of:=0.0012*Isc_ref" office:value-type="float" office:value="0.002748" calcext:value-type="float">
            <text:p>2.7E-03</text:p>
          </table:table-cell>
          <table:table-cell table:style-name="ce242" table:formula="of:=IF([.D54]&lt;&gt;&quot;&quot;;[.D54];IF(AND([.E54]&lt;&gt;&quot;&quot;;[.E54]&lt;&gt;&quot;NA&quot;);[.E54];[.F54]))" office:value-type="float" office:value="0.00392" calcext:value-type="float">
            <text:p>3.9E-03</text:p>
          </table:table-cell>
          <table:table-cell table:style-name="ce263"/>
          <table:table-cell table:style-name="ce274" office:value-type="string" calcext:value-type="string">
            <text:p>A/V²</text:p>
          </table:table-cell>
          <table:table-cell table:style-name="ce309" office:value-type="string" calcext:value-type="string">
            <text:p>Reverse voltage characteristic factor (single cell)</text:p>
          </table:table-cell>
          <table:table-cell/>
          <table:table-cell table:style-name="ce345" office:value-type="string" calcext:value-type="string">
            <text:p>ΔμVoc/Δμn</text:p>
          </table:table-cell>
          <table:table-cell table:style-name="ce378" table:formula="of:=([.M51]-[.O29])/[.M46]" office:value-type="float" office:value="0.948878822094046" calcext:value-type="float">
            <text:p>0.949</text:p>
          </table:table-cell>
          <table:table-cell/>
          <table:table-cell table:style-name="ce392" office:value-type="string" calcext:value-type="string">
            <text:p>ΔμVoc/ΔEg</text:p>
          </table:table-cell>
          <table:table-cell table:style-name="ce378" table:formula="of:=([.P51]-[.O29])/[.P46]" office:value-type="float" office:value="-0.00403203027093402" calcext:value-type="float">
            <text:p>-0.004</text:p>
          </table:table-cell>
          <table:table-cell table:number-columns-repeated="3"/>
          <table:table-cell table:style-name="ce192" table:formula="of:=[.T53]+[.N$16]/50" office:value-type="float" office:value="51.4738091622837" calcext:value-type="float">
            <text:p>51.5</text:p>
          </table:table-cell>
          <table:table-cell table:style-name="ce194" table:formula="of:=ONEDIODEMODEL([.T54];[.N$23];[.N$24];[.N$26];Rs;[.N$22];di2mutau;Vbi;0.001)" office:value-type="float" office:value="0.20248273137651" calcext:value-type="float">
            <text:p>0.20</text:p>
          </table:table-cell>
          <table:table-cell table:style-name="ce192" table:formula="of:=[.V53]+[.O$16]/50" office:value-type="float" office:value="55.6800308196881" calcext:value-type="float">
            <text:p>55.7</text:p>
          </table:table-cell>
          <table:table-cell table:style-name="ce194" table:formula="of:=ONEDIODEMODEL([.V54];[.O$23];[.O$24];[.O$26];Rs;[.O$22];di2mutau;Vbi;0.001)" office:value-type="float" office:value="0.677749253618733" calcext:value-type="float">
            <text:p>0.68</text:p>
          </table:table-cell>
          <table:table-cell table:style-name="ce192" table:formula="of:=[.X53]+[.P$16]/50" office:value-type="float" office:value="51.526313776165" calcext:value-type="float">
            <text:p>51.5</text:p>
          </table:table-cell>
          <table:table-cell table:style-name="ce194" table:formula="of:=ONEDIODEMODEL([.X54];[.P$23];[.P$24];[.P$26];Rs;[.P$22];di2mutau;Vbi;0.0001)" office:value-type="float" office:value="0.552874939129545" calcext:value-type="float">
            <text:p>0.55</text:p>
          </table:table-cell>
          <table:table-cell table:number-columns-repeated="39"/>
        </table:table-row>
        <table:table-row table:style-name="ro6">
          <table:table-cell table:style-name="ce3"/>
          <table:table-cell table:style-name="ce5" office:value-type="string" calcext:value-type="string">
            <text:p>Vbr</text:p>
          </table:table-cell>
          <table:table-cell table:style-name="ce15" office:value-type="string" calcext:value-type="string">
            <text:p><text:span text:style-name="T5">V</text:span><text:span text:style-name="T6">br</text:span></text:p>
          </table:table-cell>
          <table:table-cell table:style-name="Optional_5f_input"/>
          <table:table-cell table:style-name="ce49"/>
          <table:table-cell table:style-name="ce73" table:formula="of:=LOOKUP(material;list_materials;list_Vbr)" office:value-type="float" office:value="0" calcext:value-type="float">
            <text:p/>
          </table:table-cell>
          <table:table-cell table:style-name="ce290" table:formula="of:=IF([.D55]&lt;&gt;&quot;&quot;;[.D55];IF(AND([.E55]&lt;&gt;&quot;&quot;;[.E55]&lt;&gt;&quot;NA&quot;);[.E55];[.F55]))" office:value-type="float" office:value="0" calcext:value-type="float">
            <text:p>0.0</text:p>
          </table:table-cell>
          <table:table-cell table:style-name="ce115"/>
          <table:table-cell table:style-name="ce120" office:value-type="string" calcext:value-type="string">
            <text:p>V</text:p>
          </table:table-cell>
          <table:table-cell table:style-name="ce128" office:value-type="string" calcext:value-type="string">
            <text:p>Reverse breakdown voltage (single cell)</text:p>
          </table:table-cell>
          <table:table-cell table:number-columns-repeated="9"/>
          <table:table-cell table:style-name="ce192" table:formula="of:=[.T54]+[.N$16]/50" office:value-type="float" office:value="52.5461801864979" calcext:value-type="float">
            <text:p>52.5</text:p>
          </table:table-cell>
          <table:table-cell table:style-name="ce194" table:formula="of:=ONEDIODEMODEL([.T55];[.N$23];[.N$24];[.N$26];Rs;[.N$22];di2mutau;Vbi;0.001)" office:value-type="float" office:value="0.1142289826249" calcext:value-type="float">
            <text:p>0.11</text:p>
          </table:table-cell>
          <table:table-cell table:style-name="ce192" table:formula="of:=[.V54]+[.O$16]/50" office:value-type="float" office:value="56.840031461765" calcext:value-type="float">
            <text:p>56.8</text:p>
          </table:table-cell>
          <table:table-cell table:style-name="ce194" table:formula="of:=ONEDIODEMODEL([.V55];[.O$23];[.O$24];[.O$26];Rs;[.O$22];di2mutau;Vbi;0.001)" office:value-type="float" office:value="0.353464759437937" calcext:value-type="float">
            <text:p>0.35</text:p>
          </table:table-cell>
          <table:table-cell table:style-name="ce192" table:formula="of:=[.X54]+[.P$16]/50" office:value-type="float" office:value="52.5997786465018" calcext:value-type="float">
            <text:p>52.6</text:p>
          </table:table-cell>
          <table:table-cell table:style-name="ce194" table:formula="of:=ONEDIODEMODEL([.X55];[.P$23];[.P$24];[.P$26];Rs;[.P$22];di2mutau;Vbi;0.0001)" office:value-type="float" office:value="0.289953481940838" calcext:value-type="float">
            <text:p>0.29</text:p>
          </table:table-cell>
          <table:table-cell table:number-columns-repeated="39"/>
        </table:table-row>
        <table:table-row table:style-name="ro6">
          <table:table-cell table:style-name="ce3"/>
          <table:table-cell table:style-name="ce19" office:value-type="string" calcext:value-type="string">
            <text:p>avalanche_a</text:p>
          </table:table-cell>
          <table:table-cell table:style-name="ce35" office:value-type="string" calcext:value-type="string">
            <text:p>a</text:p>
          </table:table-cell>
          <table:table-cell table:style-name="ce143"/>
          <table:table-cell table:style-name="ce118"/>
          <table:table-cell table:style-name="ce149" office:value-type="float" office:value="0.16" calcext:value-type="float">
            <text:p>0.16</text:p>
          </table:table-cell>
          <table:table-cell table:style-name="ce199" table:formula="of:=IF([.D56]&lt;&gt;&quot;&quot;;[.D56];IF(AND([.E56]&lt;&gt;&quot;&quot;;[.E56]&lt;&gt;&quot;NA&quot;);[.E56];[.F56]))" office:value-type="float" office:value="0.16" calcext:value-type="float">
            <text:p>0.16</text:p>
          </table:table-cell>
          <table:table-cell table:style-name="ce264"/>
          <table:table-cell table:style-name="ce276"/>
          <table:table-cell table:style-name="ce310" office:value-type="string" calcext:value-type="string">
            <text:p>Avalanche breakdown fraction</text:p>
          </table:table-cell>
          <table:table-cell table:number-columns-repeated="2"/>
          <table:table-cell table:style-name="ce439" office:value-type="string" calcext:value-type="string">
            <text:p>J</text:p>
          </table:table-cell>
          <table:table-cell table:style-name="ce475" office:value-type="string" calcext:value-type="string">
            <text:p>Δx</text:p>
          </table:table-cell>
          <table:table-cell table:style-name="ce475" office:value-type="string" calcext:value-type="string">
            <text:p><text:s/>= </text:p>
          </table:table-cell>
          <table:table-cell table:style-name="ce475" office:value-type="string" calcext:value-type="string">
            <text:p>ε</text:p>
          </table:table-cell>
          <table:table-cell table:number-columns-repeated="3"/>
          <table:table-cell table:style-name="ce192" table:formula="of:=[.T55]+[.N$16]/50" office:value-type="float" office:value="53.6185512107122" calcext:value-type="float">
            <text:p>53.6</text:p>
          </table:table-cell>
          <table:table-cell table:style-name="ce194" table:formula="of:=ONEDIODEMODEL([.T56];[.N$23];[.N$24];[.N$26];Rs;[.N$22];di2mutau;Vbi;0.001)" office:value-type="float" office:value="0.000000558825705265775" calcext:value-type="float">
            <text:p>0.00</text:p>
          </table:table-cell>
          <table:table-cell table:style-name="ce192" table:formula="of:=[.V55]+[.O$16]/50" office:value-type="float" office:value="58.0000321038418" calcext:value-type="float">
            <text:p>58.0</text:p>
          </table:table-cell>
          <table:table-cell table:style-name="ce194" table:formula="of:=ONEDIODEMODEL([.V56];[.O$23];[.O$24];[.O$26];Rs;[.O$22];di2mutau;Vbi;0.001)" office:value-type="float" office:value="-0.0000132903497078729" calcext:value-type="float">
            <text:p>0.00</text:p>
          </table:table-cell>
          <table:table-cell table:style-name="ce192" table:formula="of:=[.X55]+[.P$16]/50" office:value-type="float" office:value="53.6732435168386" calcext:value-type="float">
            <text:p>53.7</text:p>
          </table:table-cell>
          <table:table-cell table:style-name="ce194" table:formula="of:=ONEDIODEMODEL([.X56];[.P$23];[.P$24];[.P$26];Rs;[.P$22];di2mutau;Vbi;0.0001)" office:value-type="float" office:value="0.0000128261435368149" calcext:value-type="float">
            <text:p>0.00</text:p>
          </table:table-cell>
          <table:table-cell table:number-columns-repeated="39"/>
        </table:table-row>
        <table:table-row table:style-name="ro6">
          <table:table-cell table:style-name="ce3" table:formula="of:=IFERROR(MATCH([.B58];dbheaders;0);&quot;&quot;)">
            <text:p/>
          </table:table-cell>
          <table:table-cell table:style-name="ce19" office:value-type="string" calcext:value-type="string">
            <text:p>avalanche_m</text:p>
          </table:table-cell>
          <table:table-cell table:style-name="ce35" office:value-type="string" calcext:value-type="string">
            <text:p>m</text:p>
          </table:table-cell>
          <table:table-cell table:style-name="ce143"/>
          <table:table-cell table:style-name="ce118"/>
          <table:table-cell table:style-name="ce149" office:value-type="float" office:value="2.27" calcext:value-type="float">
            <text:p>2.27</text:p>
          </table:table-cell>
          <table:table-cell table:style-name="ce199" table:formula="of:=IF([.D57]&lt;&gt;&quot;&quot;;[.D57];IF(AND([.E57]&lt;&gt;&quot;&quot;;[.E57]&lt;&gt;&quot;NA&quot;);[.E57];[.F57]))" office:value-type="float" office:value="2.27" calcext:value-type="float">
            <text:p>2.27</text:p>
          </table:table-cell>
          <table:table-cell table:style-name="ce264"/>
          <table:table-cell table:style-name="ce276"/>
          <table:table-cell table:style-name="ce310" office:value-type="string" calcext:value-type="string">
            <text:p>Avalanche breakdown exponent</text:p>
          </table:table-cell>
          <table:table-cell/>
          <table:table-cell table:style-name="ce425" table:formula="of:=[.M53]" office:value-type="float" office:value="0.885548938631131" calcext:value-type="float">
            <text:p>0.886 </text:p>
          </table:table-cell>
          <table:table-cell table:style-name="ce437" table:formula="of:=[.P53]" office:value-type="float" office:value="-0.00437942892853593" calcext:value-type="float">
            <text:p>-0.004 </text:p>
          </table:table-cell>
          <table:table-cell table:style-name="ce356" office:value-type="string" calcext:value-type="string">
            <text:p><text:span text:style-name="T44">Δμn</text:span></text:p>
          </table:table-cell>
          <table:table-cell/>
          <table:table-cell table:style-name="ce393" table:formula="of:=muPmp-[.O31]" office:value-type="percentage" office:value="0.00077283772020327" calcext:value-type="percentage">
            <text:p>0.077%</text:p>
          </table:table-cell>
          <table:table-cell table:style-name="ce345" office:value-type="string" calcext:value-type="string">
            <text:p>(μPmp) </text:p>
          </table:table-cell>
          <table:table-cell table:number-columns-repeated="2"/>
          <table:table-cell table:style-name="Default" table:number-columns-repeated="6"/>
          <table:table-cell table:number-columns-repeated="39"/>
        </table:table-row>
        <table:table-row table:style-name="ro6">
          <table:table-cell table:style-name="ce3" table:formula="of:=IFERROR(MATCH([.B59];dbheaders;0);&quot;&quot;)">
            <text:p/>
          </table:table-cell>
          <table:table-cell/>
          <table:table-cell table:style-name="ce30"/>
          <table:table-cell table:style-name="ce25"/>
          <table:table-cell table:style-name="ce48"/>
          <table:table-cell table:style-name="ce241"/>
          <table:table-cell table:number-columns-repeated="3"/>
          <table:table-cell table:style-name="ce132"/>
          <table:table-cell/>
          <table:table-cell table:style-name="ce426" table:formula="of:=[.M54]" office:value-type="float" office:value="0.948878822094046" calcext:value-type="float">
            <text:p>0.949 </text:p>
          </table:table-cell>
          <table:table-cell table:style-name="ce438" table:formula="of:=[.P54]" office:value-type="float" office:value="-0.00403203027093402" calcext:value-type="float">
            <text:p>-0.004 </text:p>
          </table:table-cell>
          <table:table-cell table:style-name="ce356" office:value-type="string" calcext:value-type="string">
            <text:p>ΔEg</text:p>
          </table:table-cell>
          <table:table-cell/>
          <table:table-cell table:style-name="ce393" table:formula="of:=muVoc-[.O29]" office:value-type="percentage" office:value="-0.000147412523399516" calcext:value-type="percentage">
            <text:p>-0.015%</text:p>
          </table:table-cell>
          <table:table-cell table:style-name="ce345" office:value-type="string" calcext:value-type="string">
            <text:p>(μVoc )</text:p>
          </table:table-cell>
          <table:table-cell table:style-name="ce132"/>
          <table:table-cell/>
          <table:table-cell table:style-name="Default" table:number-columns-repeated="6"/>
          <table:table-cell table:number-columns-repeated="39"/>
        </table:table-row>
        <table:table-row table:style-name="ro6">
          <table:table-cell table:style-name="ce3" table:formula="of:=IFERROR(MATCH([.B60];dbheaders;0);&quot;&quot;)">
            <text:p/>
          </table:table-cell>
          <table:table-cell table:style-name="ce5" office:value-type="string" calcext:value-type="string">
            <text:p>TaNOC</text:p>
          </table:table-cell>
          <table:table-cell table:style-name="ce15" office:value-type="string" calcext:value-type="string">
            <text:p><text:span text:style-name="T5">T</text:span><text:span text:style-name="T6">a,noc</text:span></text:p>
          </table:table-cell>
          <table:table-cell table:style-name="ce239"/>
          <table:table-cell table:style-name="ce48"/>
          <table:table-cell table:style-name="ce63" office:value-type="float" office:value="20" calcext:value-type="float">
            <text:p>20</text:p>
          </table:table-cell>
          <table:table-cell table:style-name="ce288" table:formula="of:=IF([.D59]&lt;&gt;&quot;&quot;;[.D59];IF(AND([.E59]&lt;&gt;&quot;&quot;;[.E59]&lt;&gt;&quot;NA&quot;);[.E59];[.F59]))" office:value-type="float" office:value="20" calcext:value-type="float">
            <text:p>20</text:p>
          </table:table-cell>
          <table:table-cell/>
          <table:table-cell table:style-name="ce120" office:value-type="string" calcext:value-type="string">
            <text:p>W/m²</text:p>
          </table:table-cell>
          <table:table-cell table:number-columns-repeated="7"/>
          <table:table-cell table:style-name="Default"/>
          <table:table-cell table:style-name="ce189"/>
          <table:table-cell/>
          <table:table-cell table:style-name="Default" table:number-columns-repeated="6"/>
          <table:table-cell table:number-columns-repeated="39"/>
        </table:table-row>
        <table:table-row table:style-name="ro8">
          <table:table-cell table:style-name="ce3" table:formula="of:=IFERROR(MATCH([.B61];dbheaders;0);&quot;&quot;)">
            <text:p/>
          </table:table-cell>
          <table:table-cell table:style-name="ce5" office:value-type="string" calcext:value-type="string">
            <text:p>GNOC</text:p>
          </table:table-cell>
          <table:table-cell table:style-name="ce15" office:value-type="string" calcext:value-type="string">
            <text:p><text:span text:style-name="T5">G</text:span><text:span text:style-name="T6">noc</text:span></text:p>
          </table:table-cell>
          <table:table-cell table:style-name="ce239"/>
          <table:table-cell table:style-name="ce48"/>
          <table:table-cell table:style-name="ce63" office:value-type="float" office:value="800" calcext:value-type="float">
            <text:p>800</text:p>
          </table:table-cell>
          <table:table-cell table:style-name="ce290" table:formula="of:=IF([.D60]&lt;&gt;&quot;&quot;;[.D60];IF(AND([.E60]&lt;&gt;&quot;&quot;;[.E60]&lt;&gt;&quot;NA&quot;);[.E60];[.F60]))" office:value-type="float" office:value="800" calcext:value-type="float">
            <text:p>800.0</text:p>
          </table:table-cell>
          <table:table-cell/>
          <table:table-cell table:style-name="ce120" office:value-type="string" calcext:value-type="string">
            <text:p>°C</text:p>
          </table:table-cell>
          <table:table-cell table:number-columns-repeated="2"/>
          <table:table-cell table:style-name="ce328" office:value-type="string" calcext:value-type="string">
            <text:p>Suggested μn</text:p>
          </table:table-cell>
          <table:table-cell table:style-name="ce360" table:number-matrix-columns-spanned="1" table:number-matrix-rows-spanned="2" table:formula="of:=MMULT(MINVERSE([.L57:.M58]);[.P57:.P58])+[.G41:.G42]" office:value-type="percentage" office:value="-0.00643037577404565" calcext:value-type="percentage">
            <text:p>-0.64%</text:p>
          </table:table-cell>
          <table:table-cell table:style-name="ce418" table:formula="of:=[.P57]/[.M53]+[.D41]" office:value-type="percentage" office:value="0.000872721637945737" calcext:value-type="percentage">
            <text:p>0.087%</text:p>
          </table:table-cell>
          <table:table-cell table:number-columns-repeated="5"/>
          <table:table-cell table:style-name="Default" table:number-columns-repeated="6"/>
          <table:table-cell table:number-columns-repeated="39"/>
        </table:table-row>
        <table:table-row table:style-name="ro8">
          <table:table-cell table:style-name="ce3" table:formula="of:=IFERROR(MATCH([.B62];dbheaders;0);&quot;&quot;)">
            <text:p/>
          </table:table-cell>
          <table:table-cell table:style-name="ce5" office:value-type="string" calcext:value-type="string">
            <text:p>vwNOC</text:p>
          </table:table-cell>
          <table:table-cell table:style-name="ce15" office:value-type="string" calcext:value-type="string">
            <text:p><text:span text:style-name="T5">v</text:span><text:span text:style-name="T6">w,noc</text:span></text:p>
          </table:table-cell>
          <table:table-cell table:style-name="ce239"/>
          <table:table-cell table:style-name="ce48"/>
          <table:table-cell table:style-name="ce73" office:value-type="float" office:value="1" calcext:value-type="float">
            <text:p>1.0</text:p>
          </table:table-cell>
          <table:table-cell table:style-name="ce290" table:formula="of:=IF([.D61]&lt;&gt;&quot;&quot;;[.D61];IF(AND([.E61]&lt;&gt;&quot;&quot;;[.E61]&lt;&gt;&quot;NA&quot;);[.E61];[.F61]))" office:value-type="float" office:value="1" calcext:value-type="float">
            <text:p>1.0</text:p>
          </table:table-cell>
          <table:table-cell/>
          <table:table-cell table:style-name="ce120" office:value-type="string" calcext:value-type="string">
            <text:p>m/s</text:p>
          </table:table-cell>
          <table:table-cell table:number-columns-repeated="2"/>
          <table:table-cell table:style-name="ce328" office:value-type="string" calcext:value-type="string">
            <text:p>Suggested Eg</text:p>
          </table:table-cell>
          <table:table-cell table:style-name="ce370" office:value-type="float" office:value="0.0232663282263226" calcext:value-type="float">
            <text:p>0.023</text:p>
          </table:table-cell>
          <table:table-cell table:number-columns-repeated="4"/>
          <table:table-cell table:style-name="ce132"/>
          <table:table-cell/>
          <table:table-cell table:style-name="Default" table:number-columns-repeated="6"/>
          <table:table-cell table:number-columns-repeated="39"/>
        </table:table-row>
        <table:table-row table:style-name="ro8">
          <table:table-cell table:style-name="ce3" table:formula="of:=IFERROR(MATCH([.B63];dbheaders;0);&quot;&quot;)">
            <text:p/>
          </table:table-cell>
          <table:table-cell table:style-name="ce5" office:value-type="string" calcext:value-type="string">
            <text:p>NOCT</text:p>
          </table:table-cell>
          <table:table-cell table:style-name="ce15" office:value-type="string" calcext:value-type="string">
            <text:p><text:span text:style-name="T5">T</text:span><text:span text:style-name="T6">c,noc</text:span></text:p>
          </table:table-cell>
          <table:table-cell table:style-name="ce239"/>
          <table:table-cell table:style-name="ce49"/>
          <table:table-cell table:style-name="ce64" office:value-type="float" office:value="44" calcext:value-type="float">
            <text:p>44</text:p>
          </table:table-cell>
          <table:table-cell table:style-name="ce290" table:formula="of:=IF([.D62]&lt;&gt;&quot;&quot;;[.D62];IF(AND([.E62]&lt;&gt;&quot;&quot;;[.E62]&lt;&gt;&quot;NA&quot;);[.E62];[.F62]))" office:value-type="float" office:value="44" calcext:value-type="float">
            <text:p>44.0</text:p>
          </table:table-cell>
          <table:table-cell table:style-name="ce101" table:formula="of:=IF(TempModel=&quot;Uval&quot;;[.P6]+[.P5]*absort*(1-0)/(Uconst+[.P7]*Uwind);[.P5]*(EXP(a_wind+b_wind*[.P7]))+[.P6]+[.P5]/G_ref*delT)" office:value-type="float" office:value="45.8580032740008" calcext:value-type="float">
            <text:p>45.9</text:p>
          </table:table-cell>
          <table:table-cell table:style-name="ce120" office:value-type="string" calcext:value-type="string">
            <text:p>°C</text:p>
          </table:table-cell>
          <table:table-cell table:number-columns-repeated="7"/>
          <table:table-cell table:style-name="Default"/>
          <table:table-cell table:style-name="ce132"/>
          <table:table-cell/>
          <table:table-cell table:style-name="Default" table:number-columns-repeated="6"/>
          <table:table-cell table:number-columns-repeated="39"/>
        </table:table-row>
        <table:table-row table:style-name="ro5">
          <table:table-cell table:style-name="ce3" table:formula="of:=IFERROR(MATCH([.B64];dbheaders;0);&quot;&quot;)">
            <text:p/>
          </table:table-cell>
          <table:table-cell table:style-name="ce5"/>
          <table:table-cell table:style-name="ce15"/>
          <table:table-cell table:style-name="ce25"/>
          <table:table-cell table:style-name="ce49"/>
          <table:table-cell table:style-name="ce241"/>
          <table:table-cell table:style-name="ce290"/>
          <table:table-cell table:style-name="ce101"/>
          <table:table-cell table:style-name="ce120"/>
          <table:table-cell table:number-columns-repeated="7"/>
          <table:table-cell table:style-name="Default"/>
          <table:table-cell table:style-name="ce132"/>
          <table:table-cell/>
          <table:table-cell table:style-name="Default" table:number-columns-repeated="6"/>
          <table:table-cell table:number-columns-repeated="39"/>
        </table:table-row>
        <table:table-row table:style-name="ro5">
          <table:table-cell table:style-name="ce3" table:formula="of:=IFERROR(MATCH([.B65];dbheaders;0);&quot;&quot;)">
            <text:p/>
          </table:table-cell>
          <table:table-cell table:style-name="ce8" office:value-type="string" calcext:value-type="string">
            <text:p>Temp_model</text:p>
          </table:table-cell>
          <table:table-cell table:style-name="ce15"/>
          <table:table-cell table:style-name="ce51" table:content-validation-name="val5" office:value-type="string" calcext:value-type="string" table:number-columns-spanned="5" table:number-rows-spanned="1">
            <office:annotation draw:style-name="gr14" draw:text-style-name="P4" svg:width="46.66mm" svg:height="20.72mm" svg:x="0mm" svg:y="5.69mm" draw:caption-point-x="146.69mm" draw:caption-point-y="394.98mm">
              <dc:creator>MHA</dc:creator>
              <dc:date>2020-08-20T00:00:00</dc:date>
              <text:p text:style-name="P3"><text:span text:style-name="T2">Martin:</text:span></text:p>
              <text:p text:style-name="P3"><text:span text:style-name="T4">Choose between the linearized Heat Transfer Model used in PVsyst (Uval), or the Sandia Cell Temperature Model (SAPM)</text:span></text:p>
            </office:annotation>
            <text:p>SAPM</text:p>
          </table:table-cell>
          <table:covered-table-cell table:style-name="ce47"/>
          <table:covered-table-cell table:style-name="ce73"/>
          <table:covered-table-cell table:style-name="ce290"/>
          <table:covered-table-cell table:style-name="ce101"/>
          <table:table-cell table:style-name="ce120"/>
          <table:table-cell table:number-columns-repeated="7"/>
          <table:table-cell table:style-name="Default"/>
          <table:table-cell table:style-name="ce132"/>
          <table:table-cell table:number-columns-repeated="46"/>
        </table:table-row>
        <table:table-row table:style-name="ro5">
          <table:table-cell table:style-name="ce3" table:formula="of:=IFERROR(MATCH([.B66];dbheaders;0);&quot;&quot;)">
            <text:p/>
          </table:table-cell>
          <table:table-cell table:style-name="ce22" office:value-type="string" calcext:value-type="string">
            <text:p>absort</text:p>
          </table:table-cell>
          <table:table-cell table:style-name="ce36" office:value-type="string" calcext:value-type="string">
            <text:p>α</text:p>
          </table:table-cell>
          <table:table-cell table:style-name="ce79"/>
          <table:table-cell table:style-name="ce123"/>
          <table:table-cell table:style-name="ce151" office:value-type="float" office:value="0.9" calcext:value-type="float">
            <text:p>0.9</text:p>
          </table:table-cell>
          <table:table-cell table:style-name="ce200" table:formula="of:=IF([.D65]&lt;&gt;&quot;&quot;;[.D65];IF(AND([.E65]&lt;&gt;&quot;&quot;;[.E65]&lt;&gt;&quot;NA&quot;);[.E65];[.F65]))" office:value-type="float" office:value="0.9" calcext:value-type="float">
            <text:p>0.9</text:p>
          </table:table-cell>
          <table:table-cell table:style-name="ce265"/>
          <table:table-cell table:style-name="ce278"/>
          <table:table-cell table:style-name="ce312" office:value-type="string" calcext:value-type="string">
            <text:p>Optical absorptivity</text:p>
          </table:table-cell>
          <table:table-cell table:number-columns-repeated="6"/>
          <table:table-cell table:style-name="Default"/>
          <table:table-cell table:style-name="ce132"/>
          <table:table-cell table:number-columns-repeated="46"/>
        </table:table-row>
        <table:table-row table:style-name="ro8">
          <table:table-cell table:style-name="ce3" table:formula="of:=IFERROR(MATCH([.B67];dbheaders;0);&quot;&quot;)">
            <text:p/>
          </table:table-cell>
          <table:table-cell table:style-name="ce22" office:value-type="string" calcext:value-type="string">
            <text:p>Uconst</text:p>
          </table:table-cell>
          <table:table-cell table:style-name="ce36" office:value-type="string" calcext:value-type="string">
            <text:p><text:span text:style-name="T5">U</text:span><text:span text:style-name="T6">c</text:span></text:p>
          </table:table-cell>
          <table:table-cell table:style-name="ce80" office:value-type="float" office:value="28" calcext:value-type="float">
            <text:p>28</text:p>
          </table:table-cell>
          <table:table-cell table:style-name="ce123"/>
          <table:table-cell table:style-name="ce151" office:value-type="float" office:value="29" calcext:value-type="float">
            <text:p>29</text:p>
          </table:table-cell>
          <table:table-cell table:style-name="ce200" table:formula="of:=IF([.D66]&lt;&gt;&quot;&quot;;[.D66];IF(AND([.E66]&lt;&gt;&quot;&quot;;[.E66]&lt;&gt;&quot;NA&quot;);[.E66];[.F66]))" office:value-type="float" office:value="28" calcext:value-type="float">
            <text:p>28</text:p>
          </table:table-cell>
          <table:table-cell table:style-name="ce265"/>
          <table:table-cell table:style-name="ce278" office:value-type="string" calcext:value-type="string">
            <text:p><text:span text:style-name="T18">Wm</text:span><text:span text:style-name="T19">-2</text:span><text:span text:style-name="T20">K</text:span></text:p>
          </table:table-cell>
          <table:table-cell table:style-name="ce312" office:value-type="string" calcext:value-type="string">
            <text:p>Global heat transfer coefficient (wind independent)</text:p>
          </table:table-cell>
          <table:table-cell table:number-columns-repeated="54"/>
        </table:table-row>
        <table:table-row table:style-name="ro8">
          <table:table-cell/>
          <table:table-cell table:style-name="ce22" office:value-type="string" calcext:value-type="string">
            <text:p>Uwind</text:p>
          </table:table-cell>
          <table:table-cell table:style-name="ce36" office:value-type="string" calcext:value-type="string">
            <text:p><text:span text:style-name="T5">U</text:span><text:span text:style-name="T6">w</text:span></text:p>
          </table:table-cell>
          <table:table-cell table:style-name="ce80"/>
          <table:table-cell table:style-name="ce123"/>
          <table:table-cell table:style-name="ce151" office:value-type="float" office:value="0" calcext:value-type="float">
            <text:p>0</text:p>
          </table:table-cell>
          <table:table-cell table:style-name="ce200" table:formula="of:=IF([.D67]&lt;&gt;&quot;&quot;;[.D67];IF(AND([.E67]&lt;&gt;&quot;&quot;;[.E67]&lt;&gt;&quot;NA&quot;);[.E67];[.F67]))" office:value-type="float" office:value="0" calcext:value-type="float">
            <text:p>0</text:p>
          </table:table-cell>
          <table:table-cell table:style-name="ce265"/>
          <table:table-cell table:style-name="ce278" office:value-type="string" calcext:value-type="string">
            <text:p><text:span text:style-name="T18">Wsm</text:span><text:span text:style-name="T19">-3</text:span><text:span text:style-name="T20">K</text:span></text:p>
          </table:table-cell>
          <table:table-cell table:style-name="ce312" office:value-type="string" calcext:value-type="string">
            <text:p>Global Heat transfer coefficient (wind dependent)</text:p>
          </table:table-cell>
          <table:table-cell table:number-columns-repeated="54"/>
        </table:table-row>
        <table:table-row table:style-name="ro5">
          <table:table-cell table:number-columns-repeated="2"/>
          <table:table-cell table:style-name="ce30"/>
          <table:table-cell table:number-columns-repeated="7"/>
          <table:table-cell table:style-name="ce25"/>
          <table:table-cell table:number-columns-repeated="53"/>
        </table:table-row>
        <table:table-row table:style-name="ro9">
          <table:table-cell/>
          <table:table-cell table:style-name="ce23" office:value-type="string" calcext:value-type="string">
            <text:p>Mounting</text:p>
          </table:table-cell>
          <table:table-cell table:style-name="ce37" table:content-validation-name="val1" office:value-type="string" calcext:value-type="string" table:number-columns-spanned="6" table:number-rows-spanned="1">
            <text:p>Glass/cell/glass - Open rack</text:p>
          </table:table-cell>
          <table:covered-table-cell table:number-columns-repeated="3" table:style-name="ce81"/>
          <table:covered-table-cell table:style-name="ce201"/>
          <table:covered-table-cell table:style-name="ce81"/>
          <table:table-cell table:style-name="ce279"/>
          <table:table-cell table:style-name="ce313"/>
          <table:table-cell table:style-name="ce25"/>
          <table:table-cell/>
          <table:table-cell table:style-name="ce155"/>
          <table:table-cell table:number-columns-repeated="51"/>
        </table:table-row>
        <table:table-row table:style-name="ro9">
          <table:table-cell/>
          <table:table-cell table:style-name="ce24" office:value-type="string" calcext:value-type="string">
            <text:p>a_wind </text:p>
          </table:table-cell>
          <table:table-cell table:style-name="ce38" office:value-type="string" calcext:value-type="string">
            <text:p>a</text:p>
          </table:table-cell>
          <table:table-cell table:style-name="ce156"/>
          <table:table-cell table:style-name="ce124"/>
          <table:table-cell table:style-name="ce152" table:formula="of:=IF(mounting&lt;&gt;&quot;&quot;;LOOKUP(mounting;list_mounting;list_a_wind);&quot;&quot;)" office:value-type="float" office:value="-3.47" calcext:value-type="float">
            <text:p>-3.5</text:p>
          </table:table-cell>
          <table:table-cell table:style-name="ce202" table:formula="of:=IF([.D70]&lt;&gt;&quot;&quot;;[.D70];IF(AND([.E70]&lt;&gt;&quot;&quot;;[.E70]&lt;&gt;&quot;NA&quot;);[.E70];[.F70]))" office:value-type="float" office:value="-3.47" calcext:value-type="float">
            <text:p>-3.5</text:p>
          </table:table-cell>
          <table:table-cell table:style-name="ce268"/>
          <table:table-cell table:style-name="ce280"/>
          <table:table-cell table:style-name="ce314" office:value-type="string" calcext:value-type="string">
            <text:p>Sandia Cell Temp. model coefficient 'a'</text:p>
          </table:table-cell>
          <table:table-cell table:style-name="ce25"/>
          <table:table-cell table:number-columns-repeated="2"/>
          <table:table-cell table:style-name="ce350" table:number-columns-repeated="3"/>
          <table:table-cell table:number-columns-repeated="48"/>
        </table:table-row>
        <table:table-row table:style-name="ro9">
          <table:table-cell/>
          <table:table-cell table:style-name="ce24" office:value-type="string" calcext:value-type="string">
            <text:p>b_wind </text:p>
          </table:table-cell>
          <table:table-cell table:style-name="ce38" office:value-type="string" calcext:value-type="string">
            <text:p>b</text:p>
          </table:table-cell>
          <table:table-cell table:style-name="ce156"/>
          <table:table-cell table:style-name="ce124"/>
          <table:table-cell table:style-name="ce152" table:formula="of:=IF(mounting&lt;&gt;&quot;&quot;;LOOKUP(mounting;list_mounting;list_b_wind);&quot;&quot;)" office:value-type="float" office:value="-0.0594" calcext:value-type="float">
            <text:p>-0.1</text:p>
          </table:table-cell>
          <table:table-cell table:style-name="ce202" table:formula="of:=IF([.D71]&lt;&gt;&quot;&quot;;[.D71];IF(AND([.E71]&lt;&gt;&quot;&quot;;[.E71]&lt;&gt;&quot;NA&quot;);[.E71];[.F71]))" office:value-type="float" office:value="-0.0594" calcext:value-type="float">
            <text:p>-0.1</text:p>
          </table:table-cell>
          <table:table-cell table:style-name="ce268"/>
          <table:table-cell table:style-name="ce280"/>
          <table:table-cell table:style-name="ce314" office:value-type="string" calcext:value-type="string">
            <text:p>Sandia Cell Temp. model coefficient 'b'</text:p>
          </table:table-cell>
          <table:table-cell table:style-name="ce25"/>
          <table:table-cell table:style-name="ce349"/>
          <table:table-cell table:style-name="ce361" table:number-columns-repeated="4"/>
          <table:table-cell table:number-columns-repeated="48"/>
        </table:table-row>
        <table:table-row table:style-name="ro9">
          <table:table-cell/>
          <table:table-cell table:style-name="ce24" office:value-type="string" calcext:value-type="string">
            <text:p>delT </text:p>
          </table:table-cell>
          <table:table-cell table:style-name="ce38" office:value-type="string" calcext:value-type="string">
            <text:p>ΔT</text:p>
          </table:table-cell>
          <table:table-cell table:style-name="ce156"/>
          <table:table-cell table:style-name="ce124"/>
          <table:table-cell table:style-name="ce152" table:formula="of:=IF(mounting&lt;&gt;&quot;&quot;;LOOKUP(mounting;list_mounting;list_delT);&quot;&quot;)" office:value-type="float" office:value="3" calcext:value-type="float">
            <text:p>3.0</text:p>
          </table:table-cell>
          <table:table-cell table:style-name="ce202" table:formula="of:=IF([.D72]&lt;&gt;&quot;&quot;;[.D72];IF(AND([.E72]&lt;&gt;&quot;&quot;;[.E72]&lt;&gt;&quot;NA&quot;);[.E72];[.F72]))" office:value-type="float" office:value="3" calcext:value-type="float">
            <text:p>3.0</text:p>
          </table:table-cell>
          <table:table-cell table:style-name="ce268"/>
          <table:table-cell table:style-name="ce280" office:value-type="string" calcext:value-type="string">
            <text:p>K</text:p>
          </table:table-cell>
          <table:table-cell table:style-name="ce314" office:value-type="string" calcext:value-type="string">
            <text:p>Sandia Cell Temp. model coefficient ΔT</text:p>
          </table:table-cell>
          <table:table-cell/>
          <table:table-cell table:style-name="ce349"/>
          <table:table-cell table:style-name="ce361" table:number-columns-repeated="4"/>
          <table:table-cell table:number-columns-repeated="48"/>
        </table:table-row>
        <table:table-row table:style-name="ro5">
          <table:table-cell/>
          <table:table-cell table:style-name="Default" table:number-columns-repeated="9"/>
          <table:table-cell table:number-columns-repeated="54"/>
        </table:table-row>
        <table:table-row table:style-name="ro5">
          <table:table-cell table:number-columns-repeated="64"/>
        </table:table-row>
        <table:table-row table:style-name="ro5">
          <table:table-cell table:number-columns-repeated="4"/>
          <table:table-cell table:style-name="ce182"/>
          <table:table-cell table:number-columns-repeated="59"/>
        </table:table-row>
        <table:table-row table:style-name="ro5">
          <table:table-cell table:number-columns-repeated="64"/>
        </table:table-row>
        <table:table-row table:style-name="ro5" table:number-rows-repeated="20">
          <table:table-cell/>
          <table:table-cell table:style-name="Default" table:number-columns-repeated="5"/>
          <table:table-cell table:number-columns-repeated="58"/>
        </table:table-row>
        <table:table-row table:style-name="ro5">
          <table:table-cell/>
          <table:table-cell table:style-name="Default" table:number-columns-repeated="5"/>
          <table:table-cell table:number-columns-repeated="5"/>
          <table:table-cell table:style-name="ce350"/>
          <table:table-cell table:style-name="ce362"/>
          <table:table-cell table:style-name="ce350"/>
          <table:table-cell table:style-name="ce362"/>
          <table:table-cell table:style-name="ce394"/>
          <table:table-cell table:number-columns-repeated="48"/>
        </table:table-row>
        <table:table-row table:style-name="ro5" table:number-rows-repeated="4">
          <table:table-cell/>
          <table:table-cell table:style-name="Default" table:number-columns-repeated="5"/>
          <table:table-cell table:number-columns-repeated="58"/>
        </table:table-row>
        <table:table-row table:style-name="ro5" table:number-rows-repeated="1048474">
          <table:table-cell table:number-columns-repeated="64"/>
        </table:table-row>
        <table:table-row table:style-name="ro5">
          <table:table-cell table:number-columns-repeated="64"/>
        </table:table-row>
        <calcext:conditional-formats>
          <calcext:conditional-format calcext:target-range-address="Parameters.D5:Parameters.D10 Parameters.D12:Parameters.D16 Parameters.D18:Parameters.D18 Parameters.D20:Parameters.D23 Parameters.D27:Parameters.D31 Parameters.D45:Parameters.D45 Parameters.D53:Parameters.D53 Parameters.D59:Parameters.D62 Parameters.D39:Parameters.D39 Parameters.D41:Parameters.D43 Parameters.D37:Parameters.D37 Parameters.D35:Parameters.D35">
            <calcext:condition calcext:apply-style-name="Error" calcext:value="formula-is([.G5]=&quot;&quot;)" calcext:base-cell-address="Parameters.D5"/>
          </calcext:conditional-format>
          <calcext:conditional-format calcext:target-range-address="Parameters.D65:Parameters.D67">
            <calcext:condition calcext:apply-style-name="Critical_input" calcext:value="formula-is(TempModel=&quot;Uval&quot;)" calcext:base-cell-address="Parameters.D65"/>
          </calcext:conditional-format>
          <calcext:conditional-format calcext:target-range-address="Parameters.B69:Parameters.J72">
            <calcext:condition calcext:apply-style-name="Disabled" calcext:value="formula-is(TempModel&lt;&gt;&quot;SAPM&quot;)" calcext:base-cell-address="Parameters.B69"/>
          </calcext:conditional-format>
          <calcext:conditional-format calcext:target-range-address="Parameters.B65:Parameters.J67">
            <calcext:condition calcext:apply-style-name="Disabled" calcext:value="formula-is(TempModel&lt;&gt;&quot;Uval&quot;)" calcext:base-cell-address="Parameters.B65"/>
          </calcext:conditional-format>
          <calcext:conditional-format calcext:target-range-address="Parameters.B48:Parameters.J50">
            <calcext:condition calcext:apply-style-name="Disabled" calcext:value="formula-is(ISERROR(SEARCH(&quot;PVsyst&quot;;Rsh_model)))" calcext:base-cell-address="Parameters.B48"/>
          </calcext:conditional-format>
          <calcext:conditional-format calcext:target-range-address="Parameters.B56:Parameters.J57">
            <calcext:condition calcext:apply-style-name="Disabled" calcext:value="formula-is(ISERROR(SEARCH(&quot;Bishop&quot;;Rev_model)))" calcext:base-cell-address="Parameters.B56"/>
          </calcext:conditional-format>
          <calcext:conditional-format calcext:target-range-address="Parameters.B54:Parameters.J54">
            <calcext:condition calcext:apply-style-name="Disabled" calcext:value="formula-is(ISERROR(SEARCH(&quot;PVsyst&quot;;Rev_model)))" calcext:base-cell-address="Parameters.B54"/>
          </calcext:conditional-format>
          <calcext:conditional-format calcext:target-range-address="Parameters.M56:Parameters.M57">
            <calcext:condition calcext:apply-style-name="ConditionalStyle_11" calcext:value="formula-is(AND([.M53]=&quot;&quot;;[.P46]=&quot;&quot;;OR(#REF!=&quot;&quot;;#REF!=&quot;NA&quot;)))" calcext:base-cell-address="Parameters.M56"/>
          </calcext:conditional-format>
          <calcext:conditional-format calcext:target-range-address="Parameters.L57:Parameters.L57">
            <calcext:condition calcext:apply-style-name="ConditionalStyle_16" calcext:value="formula-is(AND([.L54]=&quot;&quot;;[.O47]=&quot;&quot;;OR(#REF!=&quot;&quot;;#REF!=&quot;NA&quot;)))" calcext:base-cell-address="Parameters.L57"/>
          </calcext:conditional-format>
          <calcext:conditional-format calcext:target-range-address="Parameters.L57:Parameters.L57">
            <calcext:condition calcext:apply-style-name="ConditionalStyle_14" calcext:value="formula-is(AND([.L53]=&quot;&quot;;[.O51]=&quot;&quot;;OR(#REF!=&quot;&quot;;#REF!=&quot;NA&quot;)))" calcext:base-cell-address="Parameters.L57"/>
          </calcext:conditional-format>
          <calcext:conditional-format calcext:target-range-address="Parameters.C69:Parameters.C69">
            <calcext:condition calcext:apply-style-name="Critical_input" calcext:value="formula-is(TempModel=&quot;SAPM&quot;)" calcext:base-cell-address="Parameters.C69"/>
          </calcext:conditional-format>
          <calcext:conditional-format calcext:target-range-address="Parameters.E27:Parameters.E28">
            <calcext:condition calcext:apply-style-name="Warning" calcext:value="formula-is(NOT(ISBLANK([.E27])))" calcext:base-cell-address="Parameters.E27"/>
          </calcext:conditional-format>
        </calcext:conditional-formats>
      </table:table>
      <table:table table:name="Mod_Curves" table:style-name="ta4">
        <office:forms form:automatic-focus="false" form:apply-design-mode="false"/>
        <table:table-column table:style-name="co18" table:number-columns-repeated="1024" table:default-cell-style-name="ce41"/>
        <table:table-row table:style-name="ro5">
          <table:table-cell>
            <draw:frame table:end-cell-address="Mod_Curves.M33" table:end-x="12.27mm" table:end-y="5.25mm" draw:z-index="0" draw:name="Chart 1" draw:style-name="gr15" draw:text-style-name="P9" svg:width="253.97mm" svg:height="160.63mm" svg:x="0.25mm" svg:y="0.02mm">
              <draw:object draw:notify-on-update-of-ranges="Parameters.V6:Parameters.V63 Parameters.V4:Parameters.V4 Parameters.W6:Parameters.W63 Parameters.X6:Parameters.X63 Parameters.X4:Parameters.X4 Parameters.Y6:Parameters.Y63 Parameters.T6:Parameters.T56 Parameters.T4:Parameters.T4 Parameters.U6:Parameters.U56 Parameters.O15:Parameters.O15 Parameters.O14:Parameters.O14 Parameters.P15:Parameters.P15 Parameters.P14:Parameters.P14"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5" table:number-rows-repeated="1048574">
          <table:table-cell table:number-columns-repeated="1024"/>
        </table:table-row>
        <table:table-row table:style-name="ro5">
          <table:table-cell table:number-columns-repeated="1024"/>
        </table:table-row>
      </table:table>
      <table:table table:name="DefaultTables" table:style-name="ta3">
        <table:table-column table:style-name="co13" table:default-cell-style-name="ce41"/>
        <table:table-column table:style-name="co14" table:default-cell-style-name="ce41"/>
        <table:table-column table:style-name="co15" table:number-columns-repeated="8" table:default-cell-style-name="ce41"/>
        <table:table-column table:style-name="co4" table:number-columns-repeated="54" table:default-cell-style-name="ce41"/>
        <table:table-row table:style-name="ro5">
          <table:table-cell table:number-columns-repeated="64"/>
        </table:table-row>
        <table:table-row table:style-name="ro7">
          <table:table-cell/>
          <table:table-cell table:style-name="ce503" office:value-type="string" calcext:value-type="string">
            <text:p>Material</text:p>
          </table:table-cell>
          <table:table-cell table:style-name="ce505" office:value-type="string" calcext:value-type="string">
            <text:p>Eg_ref</text:p>
          </table:table-cell>
          <table:table-cell table:style-name="ce505" office:value-type="string" calcext:value-type="string">
            <text:p>muEg</text:p>
          </table:table-cell>
          <table:table-cell table:style-name="ce505" office:value-type="string" calcext:value-type="string">
            <text:p>nJunct</text:p>
          </table:table-cell>
          <table:table-cell table:style-name="ce505" office:value-type="string" calcext:value-type="string">
            <text:p>Vbi· nJunct</text:p>
          </table:table-cell>
          <table:table-cell table:style-name="ce505" office:value-type="string" calcext:value-type="string">
            <text:p>Rshbase/Rsh0</text:p>
          </table:table-cell>
          <table:table-cell table:style-name="ce505" office:value-type="string" calcext:value-type="string">
            <text:p>Rshexp</text:p>
          </table:table-cell>
          <table:table-cell table:style-name="ce505" office:value-type="string" calcext:value-type="string">
            <text:p>nDiode ·nJunct</text:p>
          </table:table-cell>
          <table:table-cell table:style-name="ce505" office:value-type="string" calcext:value-type="string">
            <text:p>di2 mutau</text:p>
          </table:table-cell>
          <table:table-cell table:style-name="ce505" office:value-type="string" calcext:value-type="string">
            <text:p>Vbr</text:p>
          </table:table-cell>
          <table:table-cell table:style-name="ce505" office:value-type="string" calcext:value-type="string">
            <text:p>a</text:p>
          </table:table-cell>
          <table:table-cell table:style-name="ce505" office:value-type="string" calcext:value-type="string">
            <text:p>m</text:p>
          </table:table-cell>
          <table:table-cell table:number-columns-repeated="51"/>
        </table:table-row>
        <table:table-row table:style-name="ro5">
          <table:table-cell/>
          <table:table-cell table:style-name="Default" office:value-type="string" calcext:value-type="string">
            <text:p>a-Si:H amorphous</text:p>
          </table:table-cell>
          <table:table-cell table:style-name="ce475" office:value-type="float" office:value="1.7" calcext:value-type="float">
            <text:p>1.7</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4" calcext:value-type="float">
            <text:p>1.4</text:p>
          </table:table-cell>
          <table:table-cell table:style-name="ce475" office:value-type="float" office:value="1.4" calcext:value-type="float">
            <text:p>1.4</text:p>
          </table:table-cell>
          <table:table-cell table:style-name="ce475" table:number-columns-repeated="3"/>
          <table:table-cell table:number-columns-repeated="51"/>
        </table:table-row>
        <table:table-row table:style-name="ro5">
          <table:table-cell/>
          <table:table-cell table:style-name="Default" office:value-type="string" calcext:value-type="string">
            <text:p>a-Si:H single</text:p>
          </table:table-cell>
          <table:table-cell table:style-name="ce475" office:value-type="float" office:value="1.7" calcext:value-type="float">
            <text:p>1.7</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4" calcext:value-type="float">
            <text:p>1.4</text:p>
          </table:table-cell>
          <table:table-cell table:style-name="ce475" office:value-type="float" office:value="1.4" calcext:value-type="float">
            <text:p>1.4</text:p>
          </table:table-cell>
          <table:table-cell table:style-name="ce475" table:number-columns-repeated="3"/>
          <table:table-cell table:number-columns-repeated="51"/>
        </table:table-row>
        <table:table-row table:style-name="ro5">
          <table:table-cell/>
          <table:table-cell table:style-name="Default" office:value-type="string" calcext:value-type="string">
            <text:p>a-Si:H tandem</text:p>
          </table:table-cell>
          <table:table-cell table:style-name="ce475" office:value-type="float" office:value="1.7" calcext:value-type="float">
            <text:p>1.7</text:p>
          </table:table-cell>
          <table:table-cell table:style-name="ce475" office:value-type="float" office:value="0" calcext:value-type="float">
            <text:p>0</text:p>
          </table:table-cell>
          <table:table-cell table:style-name="ce477" office:value-type="float" office:value="2" calcext:value-type="float">
            <text:p>2</text:p>
          </table:table-cell>
          <table:table-cell table:style-name="ce475" office:value-type="float" office:value="1.8" calcext:value-type="float">
            <text:p>1.8</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2.8" calcext:value-type="float">
            <text:p>2.8</text:p>
          </table:table-cell>
          <table:table-cell table:style-name="ce475" office:value-type="float" office:value="1.4" calcext:value-type="float">
            <text:p>1.4</text:p>
          </table:table-cell>
          <table:table-cell table:style-name="ce475" table:number-columns-repeated="3"/>
          <table:table-cell table:number-columns-repeated="51"/>
        </table:table-row>
        <table:table-row table:style-name="ro5">
          <table:table-cell/>
          <table:table-cell table:style-name="Default" office:value-type="string" calcext:value-type="string">
            <text:p>a-Si:H tripple</text:p>
          </table:table-cell>
          <table:table-cell table:style-name="ce475" office:value-type="float" office:value="1.7" calcext:value-type="float">
            <text:p>1.7</text:p>
          </table:table-cell>
          <table:table-cell table:style-name="ce475" office:value-type="float" office:value="0" calcext:value-type="float">
            <text:p>0</text:p>
          </table:table-cell>
          <table:table-cell table:style-name="ce477" office:value-type="float" office:value="3" calcext:value-type="float">
            <text:p>3</text:p>
          </table:table-cell>
          <table:table-cell table:style-name="ce475" office:value-type="float" office:value="2.7" calcext:value-type="float">
            <text:p>2.7</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4.2" calcext:value-type="float">
            <text:p>4.2</text:p>
          </table:table-cell>
          <table:table-cell table:style-name="ce475" office:value-type="float" office:value="1.4" calcext:value-type="float">
            <text:p>1.4</text:p>
          </table:table-cell>
          <table:table-cell table:style-name="ce475" table:number-columns-repeated="3"/>
          <table:table-cell table:number-columns-repeated="51"/>
        </table:table-row>
        <table:table-row table:style-name="ro5">
          <table:table-cell/>
          <table:table-cell table:style-name="Default" office:value-type="string" calcext:value-type="string">
            <text:p>CdTe</text:p>
          </table:table-cell>
          <table:table-cell table:style-name="ce475" office:value-type="float" office:value="1.5" calcext:value-type="float">
            <text:p>1.5</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5" calcext:value-type="float">
            <text:p>1.5</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CIGS</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3" calcext:value-type="float">
            <text:p>1.3</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CIS</text:p>
          </table:table-cell>
          <table:table-cell table:style-name="ce475" office:value-type="float" office:value="1.03" calcext:value-type="float">
            <text:p>1.03</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5" calcext:value-type="float">
            <text:p>1.5</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CSG</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3" calcext:value-type="float">
            <text:p>1.3</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EFG</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4" calcext:value-type="float">
            <text:p>4</text:p>
          </table:table-cell>
          <table:table-cell table:style-name="ce475" office:value-type="float" office:value="5.5" calcext:value-type="float">
            <text:p>5.5</text:p>
          </table:table-cell>
          <table:table-cell table:style-name="ce461" office:value-type="float" office:value="1.35" calcext:value-type="float">
            <text:p>1.4</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AsGa</text:p>
          </table:table-cell>
          <table:table-cell table:style-name="ce475" office:value-type="float" office:value="1.35" calcext:value-type="float">
            <text:p>1.35</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2" calcext:value-type="float">
            <text:p>1.2</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GaInP2/GaAs/Ge</text:p>
          </table:table-cell>
          <table:table-cell table:style-name="ce475" office:value-type="float" office:value="1.35" calcext:value-type="float">
            <text:p>1.35</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2" calcext:value-type="float">
            <text:p>1.2</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HIT</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4" calcext:value-type="float">
            <text:p>4</text:p>
          </table:table-cell>
          <table:table-cell table:style-name="ce475" office:value-type="float" office:value="5.5" calcext:value-type="float">
            <text:p>5.5</text:p>
          </table:table-cell>
          <table:table-cell table:style-name="ce461" office:value-type="float" office:value="1.3" calcext:value-type="float">
            <text:p>1.3</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ribbon</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35" calcext:value-type="float">
            <text:p>1.4</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Si-mono</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4" calcext:value-type="float">
            <text:p>4</text:p>
          </table:table-cell>
          <table:table-cell table:style-name="ce475" office:value-type="float" office:value="5.5" calcext:value-type="float">
            <text:p>5.5</text:p>
          </table:table-cell>
          <table:table-cell table:style-name="ce461" office:value-type="float" office:value="1.3" calcext:value-type="float">
            <text:p>1.3</text:p>
          </table:table-cell>
          <table:table-cell table:style-name="ce475" office:value-type="float" office:value="0" calcext:value-type="float">
            <text:p>0</text:p>
          </table:table-cell>
          <table:table-cell table:style-name="ce475" office:value-type="float" office:value="-18" calcext:value-type="float">
            <office:annotation draw:style-name="gr12" draw:text-style-name="P7" svg:width="28.99mm" svg:height="13.65mm" svg:x="259.78mm" svg:y="63.74mm" draw:caption-point-x="-6.1mm" draw:caption-point-y="15.1mm">
              <dc:creator>MHA</dc:creator>
              <dc:date>2020-08-23T00:00:00</dc:date>
              <text:p text:style-name="P6"><text:span text:style-name="T3">Approx. Alonso-García &amp; Ruiz (2005)</text:span></text:p>
            </office:annotation>
            <text:p>-18</text:p>
          </table:table-cell>
          <table:table-cell table:style-name="ce475" office:value-type="float" office:value="0.16" calcext:value-type="float">
            <text:p>0.16</text:p>
          </table:table-cell>
          <table:table-cell table:style-name="ce475" office:value-type="float" office:value="2.27" calcext:value-type="float">
            <office:annotation draw:style-name="gr13" draw:text-style-name="P7" svg:width="28.99mm" svg:height="9.77mm" svg:x="295.06mm" svg:y="63.74mm" draw:caption-point-x="-6.1mm" draw:caption-point-y="15.1mm">
              <dc:creator>MHA</dc:creator>
              <dc:date>2020-08-23T00:00:00</dc:date>
              <text:p text:style-name="P6"><text:span text:style-name="T3">Kovach &amp; Schmidt (1996)</text:span></text:p>
            </office:annotation>
            <text:p>2.27</text:p>
          </table:table-cell>
          <table:table-cell table:number-columns-repeated="51"/>
        </table:table-row>
        <table:table-row table:style-name="ro5">
          <table:table-cell/>
          <table:table-cell table:style-name="Default" office:value-type="string" calcext:value-type="string">
            <text:p>Si-poly</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4" calcext:value-type="float">
            <text:p>4</text:p>
          </table:table-cell>
          <table:table-cell table:style-name="ce475" office:value-type="float" office:value="5.5" calcext:value-type="float">
            <text:p>5.5</text:p>
          </table:table-cell>
          <table:table-cell table:style-name="ce461" office:value-type="float" office:value="1.35" calcext:value-type="float">
            <text:p>1.4</text:p>
          </table:table-cell>
          <table:table-cell table:style-name="ce475" office:value-type="float" office:value="0" calcext:value-type="float">
            <text:p>0</text:p>
          </table:table-cell>
          <table:table-cell table:style-name="ce475" office:value-type="float" office:value="-18" calcext:value-type="float">
            <text:p>-18</text:p>
          </table:table-cell>
          <table:table-cell table:style-name="ce475" office:value-type="float" office:value="0.16" calcext:value-type="float">
            <text:p>0.16</text:p>
          </table:table-cell>
          <table:table-cell table:style-name="ce475" office:value-type="float" office:value="2.27" calcext:value-type="float">
            <text:p>2.27</text:p>
          </table:table-cell>
          <table:table-cell table:number-columns-repeated="51"/>
        </table:table-row>
        <table:table-row table:style-name="ro5">
          <table:table-cell/>
          <table:table-cell table:style-name="Default" office:value-type="string" calcext:value-type="string">
            <text:p>uCSi-aSi:H</text:p>
          </table:table-cell>
          <table:table-cell table:style-name="ce475" office:value-type="float" office:value="1.7" calcext:value-type="float">
            <text:p>1.7</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2.8" calcext:value-type="float">
            <text:p>2.8</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Default" office:value-type="string" calcext:value-type="string">
            <text:p>other</text:p>
          </table:table-cell>
          <table:table-cell table:style-name="ce475" office:value-type="float" office:value="1.12" calcext:value-type="float">
            <text:p>1.12</text:p>
          </table:table-cell>
          <table:table-cell table:style-name="ce475" office:value-type="float" office:value="0" calcext:value-type="float">
            <text:p>0</text:p>
          </table:table-cell>
          <table:table-cell table:style-name="ce477" office:value-type="float" office:value="1" calcext:value-type="float">
            <text:p>1</text:p>
          </table:table-cell>
          <table:table-cell table:style-name="ce475" office:value-type="float" office:value="0.9" calcext:value-type="float">
            <text:p>0.9</text:p>
          </table:table-cell>
          <table:table-cell table:style-name="ce475" office:value-type="float" office:value="12" calcext:value-type="float">
            <text:p>12</text:p>
          </table:table-cell>
          <table:table-cell table:style-name="ce475" office:value-type="float" office:value="5.5" calcext:value-type="float">
            <text:p>5.5</text:p>
          </table:table-cell>
          <table:table-cell table:style-name="ce461" office:value-type="float" office:value="1.2" calcext:value-type="float">
            <text:p>1.2</text:p>
          </table:table-cell>
          <table:table-cell table:style-name="ce475" office:value-type="float" office:value="0" calcext:value-type="float">
            <text:p>0</text:p>
          </table:table-cell>
          <table:table-cell table:style-name="ce475" table:number-columns-repeated="3"/>
          <table:table-cell table:number-columns-repeated="51"/>
        </table:table-row>
        <table:table-row table:style-name="ro5">
          <table:table-cell/>
          <table:table-cell table:style-name="ce504"/>
          <table:table-cell table:style-name="ce475" table:number-columns-repeated="8"/>
          <table:table-cell table:number-columns-repeated="54"/>
        </table:table-row>
        <table:table-row table:style-name="ro5">
          <table:table-cell table:number-columns-repeated="64"/>
        </table:table-row>
        <table:table-row table:style-name="ro7">
          <table:table-cell/>
          <table:table-cell table:style-name="ce503" office:value-type="string" calcext:value-type="string">
            <text:p>Mounting</text:p>
          </table:table-cell>
          <table:table-cell table:style-name="ce503" office:value-type="string" calcext:value-type="string">
            <text:p>a_wind</text:p>
          </table:table-cell>
          <table:table-cell table:style-name="ce503" office:value-type="string" calcext:value-type="string">
            <text:p>b_wind</text:p>
          </table:table-cell>
          <table:table-cell table:style-name="ce503" office:value-type="string" calcext:value-type="string">
            <text:p>delT</text:p>
          </table:table-cell>
          <table:table-cell table:number-columns-repeated="59"/>
        </table:table-row>
        <table:table-row table:style-name="ro5">
          <table:table-cell/>
          <table:table-cell table:style-name="Default" office:value-type="string" calcext:value-type="string">
            <text:p>22X Linear Concentrator - Tracker</text:p>
          </table:table-cell>
          <table:table-cell table:style-name="ce506" office:value-type="float" office:value="-3.23" calcext:value-type="float">
            <text:p>-3</text:p>
          </table:table-cell>
          <table:table-cell table:style-name="ce475" office:value-type="float" office:value="-0.13" calcext:value-type="float">
            <text:p>-0.13</text:p>
          </table:table-cell>
          <table:table-cell table:style-name="ce475" office:value-type="float" office:value="13" calcext:value-type="float">
            <text:p>13</text:p>
          </table:table-cell>
          <table:table-cell table:number-columns-repeated="59"/>
        </table:table-row>
        <table:table-row table:style-name="ro5">
          <table:table-cell/>
          <table:table-cell table:style-name="Default" office:value-type="string" calcext:value-type="string">
            <text:p>Glass/cell/glass - Close roof mount</text:p>
          </table:table-cell>
          <table:table-cell table:style-name="ce506" office:value-type="float" office:value="-2.98" calcext:value-type="float">
            <text:p>-3</text:p>
          </table:table-cell>
          <table:table-cell table:style-name="ce475" office:value-type="float" office:value="-0.0471" calcext:value-type="float">
            <text:p>-0.0471</text:p>
          </table:table-cell>
          <table:table-cell table:style-name="ce475" office:value-type="float" office:value="1" calcext:value-type="float">
            <text:p>1</text:p>
          </table:table-cell>
          <table:table-cell table:number-columns-repeated="59"/>
        </table:table-row>
        <table:table-row table:style-name="ro5">
          <table:table-cell/>
          <table:table-cell table:style-name="Default" office:value-type="string" calcext:value-type="string">
            <text:p>Glass/cell/glass - Open rack</text:p>
          </table:table-cell>
          <table:table-cell table:style-name="ce506" office:value-type="float" office:value="-3.47" calcext:value-type="float">
            <text:p>-3</text:p>
          </table:table-cell>
          <table:table-cell table:style-name="ce475" office:value-type="float" office:value="-0.0594" calcext:value-type="float">
            <text:p>-0.0594</text:p>
          </table:table-cell>
          <table:table-cell table:style-name="ce475" office:value-type="float" office:value="3" calcext:value-type="float">
            <text:p>3</text:p>
          </table:table-cell>
          <table:table-cell table:number-columns-repeated="59"/>
        </table:table-row>
        <table:table-row table:style-name="ro5">
          <table:table-cell/>
          <table:table-cell table:style-name="Default" office:value-type="string" calcext:value-type="string">
            <text:p>Glass/cell/polymer sheet - Insulated back</text:p>
          </table:table-cell>
          <table:table-cell table:style-name="ce506" office:value-type="float" office:value="-2.81" calcext:value-type="float">
            <text:p>-3</text:p>
          </table:table-cell>
          <table:table-cell table:style-name="ce475" office:value-type="float" office:value="-0.0455" calcext:value-type="float">
            <text:p>-0.0455</text:p>
          </table:table-cell>
          <table:table-cell table:style-name="ce475" office:value-type="float" office:value="0" calcext:value-type="float">
            <text:p>0</text:p>
          </table:table-cell>
          <table:table-cell table:number-columns-repeated="59"/>
        </table:table-row>
        <table:table-row table:style-name="ro5">
          <table:table-cell/>
          <table:table-cell table:style-name="Default" office:value-type="string" calcext:value-type="string">
            <text:p>Glass/cell/polymer sheet - Open rack</text:p>
          </table:table-cell>
          <table:table-cell table:style-name="ce506" office:value-type="float" office:value="-3.56" calcext:value-type="float">
            <text:p>-4</text:p>
          </table:table-cell>
          <table:table-cell table:style-name="ce475" office:value-type="float" office:value="-0.075" calcext:value-type="float">
            <text:p>-0.075</text:p>
          </table:table-cell>
          <table:table-cell table:style-name="ce475" office:value-type="float" office:value="3" calcext:value-type="float">
            <text:p>3</text:p>
          </table:table-cell>
          <table:table-cell table:number-columns-repeated="59"/>
        </table:table-row>
        <table:table-row table:style-name="ro5">
          <table:table-cell/>
          <table:table-cell table:style-name="Default" office:value-type="string" calcext:value-type="string">
            <text:p>Polymer/thin-film/steel - Open rack</text:p>
          </table:table-cell>
          <table:table-cell table:style-name="ce506" office:value-type="float" office:value="-3.58" calcext:value-type="float">
            <text:p>-4</text:p>
          </table:table-cell>
          <table:table-cell table:style-name="ce475" office:value-type="float" office:value="-0.113" calcext:value-type="float">
            <text:p>-0.113</text:p>
          </table:table-cell>
          <table:table-cell table:style-name="ce475" office:value-type="float" office:value="3" calcext:value-type="float">
            <text:p>3</text:p>
          </table:table-cell>
          <table:table-cell table:number-columns-repeated="59"/>
        </table:table-row>
        <table:table-row table:style-name="ro5" table:number-rows-repeated="1048547">
          <table:table-cell table:number-columns-repeated="64"/>
        </table:table-row>
        <table:table-row table:style-name="ro5">
          <table:table-cell table:number-columns-repeated="64"/>
        </table:table-row>
      </table:table>
      <table:table table:name="UF" table:style-name="ta5">
        <table:table-column table:style-name="co19" table:default-cell-style-name="ce41"/>
        <table:table-column table:style-name="co20" table:default-cell-style-name="ce41"/>
        <table:table-column table:style-name="co4" table:number-columns-repeated="62" table:default-cell-style-name="ce41"/>
        <table:table-row table:style-name="ro5" table:number-rows-repeated="2">
          <table:table-cell table:number-columns-repeated="64"/>
        </table:table-row>
        <table:table-row table:style-name="ro10">
          <table:table-cell/>
          <table:table-cell table:style-name="ce5" office:value-type="string" calcext:value-type="string">
            <text:p>UF_name</text:p>
          </table:table-cell>
          <table:table-cell table:style-name="ce507" office:value-type="string" calcext:value-type="string" table:number-columns-spanned="3" table:number-rows-spanned="1">
            <text:p>UF_SoitecCX500</text:p>
          </table:table-cell>
          <table:covered-table-cell table:number-columns-repeated="2" table:style-name="ce507"/>
          <table:table-cell table:style-name="ce132"/>
          <table:table-cell table:number-columns-repeated="4"/>
          <table:table-cell>
            <draw:frame table:end-cell-address="UF.P10" table:end-x="9.48mm" table:end-y="3.33mm" draw:z-index="2" draw:name="Chart 3" draw:style-name="gr15" draw:text-style-name="P9" svg:width="85.37mm" svg:height="46.01mm" svg:x="12.31mm" svg:y="0.13mm">
              <draw:object draw:notify-on-update-of-ranges="UF.Q4:UF.Q24 UF.R4:UF.R24" xlink:href="./Object 5" xlink:type="simple" xlink:show="embed" xlink:actuate="onLoad">
                <loext:p/>
              </draw:object>
              <draw:image xlink:href="./ObjectReplacements/Object 5" xlink:type="simple" xlink:show="embed" xlink:actuate="onLoad"/>
            </draw:frame>
          </table:table-cell>
          <table:table-cell table:number-columns-repeated="5"/>
          <table:table-cell table:style-name="ce150" office:value-type="string" calcext:value-type="string">
            <text:p>Tc</text:p>
          </table:table-cell>
          <table:table-cell table:style-name="ce150" office:value-type="string" calcext:value-type="string">
            <text:p><text:span text:style-name="T49">UF</text:span><text:span text:style-name="T50">T</text:span></text:p>
          </table:table-cell>
          <table:table-cell table:style-name="ce150" office:value-type="string" calcext:value-type="string">
            <text:p>AM</text:p>
          </table:table-cell>
          <table:table-cell table:style-name="ce150" office:value-type="string" calcext:value-type="string">
            <text:p><text:span text:style-name="T49">UF</text:span><text:span text:style-name="T50">AM</text:span></text:p>
          </table:table-cell>
          <table:table-cell table:style-name="ce150" office:value-type="string" calcext:value-type="string">
            <text:p>G</text:p>
          </table:table-cell>
          <table:table-cell table:style-name="ce150" office:value-type="string" calcext:value-type="string">
            <text:p><text:span text:style-name="T49">UF</text:span><text:span text:style-name="T50">E</text:span></text:p>
          </table:table-cell>
          <table:table-cell table:number-columns-repeated="42"/>
        </table:table-row>
        <table:table-row table:style-name="ro8">
          <table:table-cell/>
          <table:table-cell table:style-name="ce5" office:value-type="string" calcext:value-type="string">
            <text:p>UF_wAM</text:p>
          </table:table-cell>
          <table:table-cell table:style-name="ce419" office:value-type="string" calcext:value-type="string">
            <text:p><text:span text:style-name="T5">w</text:span><text:span text:style-name="T6">AM</text:span></text:p>
          </table:table-cell>
          <table:table-cell table:style-name="ce203" office:value-type="float" office:value="0.4" calcext:value-type="float">
            <text:p>0.4</text:p>
          </table:table-cell>
          <table:table-cell/>
          <table:table-cell table:style-name="ce132" office:value-type="string" calcext:value-type="string">
            <text:p>Utilization Factor Parameters</text:p>
          </table:table-cell>
          <table:table-cell table:number-columns-repeated="10"/>
          <table:table-cell table:style-name="ce350" office:value-type="float" office:value="0" calcext:value-type="float">
            <text:p>0</text:p>
          </table:table-cell>
          <table:table-cell table:style-name="ce362" table:formula="of:=UF_wT*(1+([.Q4]-UF_Tthld)*IF([.Q4]&lt;UF_Tthld;UF_sTlo;UF_sThi))" office:value-type="float" office:value="0.2625" calcext:value-type="float">
            <text:p>0.26</text:p>
          </table:table-cell>
          <table:table-cell table:style-name="ce350" office:value-type="float" office:value="0" calcext:value-type="float">
            <text:p>0</text:p>
          </table:table-cell>
          <table:table-cell table:style-name="ce362" table:formula="of:=UF_wAM*(1+([.S4]-UF_AMthld)*IF([.S4]&lt;UF_AMthld;UF_sAMlo;UF_sAMhi))" office:value-type="float" office:value="0.332" calcext:value-type="float">
            <text:p>0.33</text:p>
          </table:table-cell>
          <table:table-cell table:style-name="ce394" office:value-type="float" office:value="0" calcext:value-type="float">
            <text:p>0</text:p>
          </table:table-cell>
          <table:table-cell table:style-name="ce362" table:formula="of:=UF_wE*(1+([.U4]/1000-UF_Ethld)*IF([.U4]/1000&lt;UF_Ethld;UF_sElo;UF_sEhi))" office:value-type="float" office:value="0.144" calcext:value-type="float">
            <text:p>0.14</text:p>
          </table:table-cell>
          <table:table-cell table:number-columns-repeated="42"/>
        </table:table-row>
        <table:table-row table:style-name="ro8">
          <table:table-cell/>
          <table:table-cell table:style-name="ce5" office:value-type="string" calcext:value-type="string">
            <text:p>UF_AMthld</text:p>
          </table:table-cell>
          <table:table-cell table:style-name="ce419" office:value-type="string" calcext:value-type="string">
            <text:p><text:span text:style-name="T5">AM</text:span><text:span text:style-name="T6">thld</text:span></text:p>
          </table:table-cell>
          <table:table-cell table:style-name="ce203" office:value-type="float" office:value="1.7" calcext:value-type="float">
            <text:p>1.7</text:p>
          </table:table-cell>
          <table:table-cell/>
          <table:table-cell table:style-name="ce132" office:value-type="string" calcext:value-type="string">
            <text:p>Air-Mass Dependent</text:p>
          </table:table-cell>
          <table:table-cell table:number-columns-repeated="10"/>
          <table:table-cell table:style-name="ce350" office:value-type="float" office:value="5" calcext:value-type="float">
            <text:p>5</text:p>
          </table:table-cell>
          <table:table-cell table:style-name="ce362" table:formula="of:=UF_wT*(1+([.Q5]-UF_Tthld)*IF([.Q5]&lt;UF_Tthld;UF_sTlo;UF_sThi))" office:value-type="float" office:value="0.27" calcext:value-type="float">
            <text:p>0.27</text:p>
          </table:table-cell>
          <table:table-cell table:style-name="ce350" office:value-type="float" office:value="0.5" calcext:value-type="float">
            <text:p>0.5</text:p>
          </table:table-cell>
          <table:table-cell table:style-name="ce362" table:formula="of:=UF_wAM*(1+([.S5]-UF_AMthld)*IF([.S5]&lt;UF_AMthld;UF_sAMlo;UF_sAMhi))" office:value-type="float" office:value="0.352" calcext:value-type="float">
            <text:p>0.35</text:p>
          </table:table-cell>
          <table:table-cell table:style-name="ce394" office:value-type="float" office:value="50" calcext:value-type="float">
            <text:p>50</text:p>
          </table:table-cell>
          <table:table-cell table:style-name="ce362" table:formula="of:=UF_wE*(1+([.U5]/1000-UF_Ethld)*IF([.U5]/1000&lt;UF_Ethld;UF_sElo;UF_sEhi))" office:value-type="float" office:value="0.15375" calcext:value-type="float">
            <text:p>0.15</text:p>
          </table:table-cell>
          <table:table-cell table:number-columns-repeated="42"/>
        </table:table-row>
        <table:table-row table:style-name="ro8">
          <table:table-cell/>
          <table:table-cell table:style-name="ce5" office:value-type="string" calcext:value-type="string">
            <text:p>UF_sAMhi</text:p>
          </table:table-cell>
          <table:table-cell table:style-name="ce419" office:value-type="string" calcext:value-type="string">
            <text:p><text:span text:style-name="T5">S</text:span><text:span text:style-name="T6">AMhi</text:span></text:p>
          </table:table-cell>
          <table:table-cell table:style-name="ce203" office:value-type="float" office:value="-0.1" calcext:value-type="float">
            <text:p>-0.1</text:p>
          </table:table-cell>
          <table:table-cell/>
          <table:table-cell table:style-name="ce132"/>
          <table:table-cell table:number-columns-repeated="10"/>
          <table:table-cell table:style-name="ce350" office:value-type="float" office:value="10" calcext:value-type="float">
            <text:p>10</text:p>
          </table:table-cell>
          <table:table-cell table:style-name="ce362" table:formula="of:=UF_wT*(1+([.Q6]-UF_Tthld)*IF([.Q6]&lt;UF_Tthld;UF_sTlo;UF_sThi))" office:value-type="float" office:value="0.2775" calcext:value-type="float">
            <text:p>0.28</text:p>
          </table:table-cell>
          <table:table-cell table:style-name="ce350" office:value-type="float" office:value="1" calcext:value-type="float">
            <text:p>1</text:p>
          </table:table-cell>
          <table:table-cell table:style-name="ce362" table:formula="of:=UF_wAM*(1+([.S6]-UF_AMthld)*IF([.S6]&lt;UF_AMthld;UF_sAMlo;UF_sAMhi))" office:value-type="float" office:value="0.372" calcext:value-type="float">
            <text:p>0.37</text:p>
          </table:table-cell>
          <table:table-cell table:style-name="ce394" office:value-type="float" office:value="100" calcext:value-type="float">
            <text:p>100</text:p>
          </table:table-cell>
          <table:table-cell table:style-name="ce362" table:formula="of:=UF_wE*(1+([.U6]/1000-UF_Ethld)*IF([.U6]/1000&lt;UF_Ethld;UF_sElo;UF_sEhi))" office:value-type="float" office:value="0.1635" calcext:value-type="float">
            <text:p>0.16</text:p>
          </table:table-cell>
          <table:table-cell table:number-columns-repeated="42"/>
        </table:table-row>
        <table:table-row table:style-name="ro8">
          <table:table-cell/>
          <table:table-cell table:style-name="ce5" office:value-type="string" calcext:value-type="string">
            <text:p>UF_sAMlo</text:p>
          </table:table-cell>
          <table:table-cell table:style-name="ce419" office:value-type="string" calcext:value-type="string">
            <text:p><text:span text:style-name="T5">S</text:span><text:span text:style-name="T6">AMlo</text:span></text:p>
          </table:table-cell>
          <table:table-cell table:style-name="ce203" office:value-type="float" office:value="0.1" calcext:value-type="float">
            <text:p>0.1</text:p>
          </table:table-cell>
          <table:table-cell/>
          <table:table-cell table:style-name="ce132"/>
          <table:table-cell table:number-columns-repeated="10"/>
          <table:table-cell table:style-name="ce350" office:value-type="float" office:value="15" calcext:value-type="float">
            <text:p>15</text:p>
          </table:table-cell>
          <table:table-cell table:style-name="ce362" table:formula="of:=UF_wT*(1+([.Q7]-UF_Tthld)*IF([.Q7]&lt;UF_Tthld;UF_sTlo;UF_sThi))" office:value-type="float" office:value="0.285" calcext:value-type="float">
            <text:p>0.29</text:p>
          </table:table-cell>
          <table:table-cell table:style-name="ce350" office:value-type="float" office:value="1.5" calcext:value-type="float">
            <text:p>1.5</text:p>
          </table:table-cell>
          <table:table-cell table:style-name="ce362" table:formula="of:=UF_wAM*(1+([.S7]-UF_AMthld)*IF([.S7]&lt;UF_AMthld;UF_sAMlo;UF_sAMhi))" office:value-type="float" office:value="0.392" calcext:value-type="float">
            <text:p>0.39</text:p>
          </table:table-cell>
          <table:table-cell table:style-name="ce394" office:value-type="float" office:value="150" calcext:value-type="float">
            <text:p>150</text:p>
          </table:table-cell>
          <table:table-cell table:style-name="ce362" table:formula="of:=UF_wE*(1+([.U7]/1000-UF_Ethld)*IF([.U7]/1000&lt;UF_Ethld;UF_sElo;UF_sEhi))" office:value-type="float" office:value="0.17325" calcext:value-type="float">
            <text:p>0.17</text:p>
          </table:table-cell>
          <table:table-cell table:number-columns-repeated="42"/>
        </table:table-row>
        <table:table-row table:style-name="ro5">
          <table:table-cell table:number-columns-repeated="2"/>
          <table:table-cell table:style-name="ce420"/>
          <table:table-cell table:style-name="ce475"/>
          <table:table-cell/>
          <table:table-cell table:style-name="ce132"/>
          <table:table-cell table:number-columns-repeated="10"/>
          <table:table-cell table:style-name="ce350" office:value-type="float" office:value="20" calcext:value-type="float">
            <text:p>20</text:p>
          </table:table-cell>
          <table:table-cell table:style-name="ce362" table:formula="of:=UF_wT*(1+([.Q8]-UF_Tthld)*IF([.Q8]&lt;UF_Tthld;UF_sTlo;UF_sThi))" office:value-type="float" office:value="0.2925" calcext:value-type="float">
            <text:p>0.29</text:p>
          </table:table-cell>
          <table:table-cell table:style-name="ce350" office:value-type="float" office:value="2" calcext:value-type="float">
            <text:p>2</text:p>
          </table:table-cell>
          <table:table-cell table:style-name="ce362" table:formula="of:=UF_wAM*(1+([.S8]-UF_AMthld)*IF([.S8]&lt;UF_AMthld;UF_sAMlo;UF_sAMhi))" office:value-type="float" office:value="0.388" calcext:value-type="float">
            <text:p>0.39</text:p>
          </table:table-cell>
          <table:table-cell table:style-name="ce394" office:value-type="float" office:value="200" calcext:value-type="float">
            <text:p>200</text:p>
          </table:table-cell>
          <table:table-cell table:style-name="ce362" table:formula="of:=UF_wE*(1+([.U8]/1000-UF_Ethld)*IF([.U8]/1000&lt;UF_Ethld;UF_sElo;UF_sEhi))" office:value-type="float" office:value="0.183" calcext:value-type="float">
            <text:p>0.18</text:p>
          </table:table-cell>
          <table:table-cell table:number-columns-repeated="42"/>
        </table:table-row>
        <table:table-row table:style-name="ro8">
          <table:table-cell/>
          <table:table-cell table:style-name="ce5" office:value-type="string" calcext:value-type="string">
            <text:p>UF_wT</text:p>
          </table:table-cell>
          <table:table-cell table:style-name="ce419" office:value-type="string" calcext:value-type="string">
            <text:p><text:span text:style-name="T5">w</text:span><text:span text:style-name="T6">T</text:span></text:p>
          </table:table-cell>
          <table:table-cell table:style-name="ce203" office:value-type="float" office:value="0.3" calcext:value-type="float">
            <text:p>0.3</text:p>
          </table:table-cell>
          <table:table-cell/>
          <table:table-cell table:style-name="ce132" office:value-type="string" calcext:value-type="string">
            <text:p>Utilization Factor Parameters</text:p>
          </table:table-cell>
          <table:table-cell table:number-columns-repeated="10"/>
          <table:table-cell table:style-name="ce350" office:value-type="float" office:value="25" calcext:value-type="float">
            <text:p>25</text:p>
          </table:table-cell>
          <table:table-cell table:style-name="ce362" table:formula="of:=UF_wT*(1+([.Q9]-UF_Tthld)*IF([.Q9]&lt;UF_Tthld;UF_sTlo;UF_sThi))" office:value-type="float" office:value="0.3" calcext:value-type="float">
            <text:p>0.30</text:p>
          </table:table-cell>
          <table:table-cell table:style-name="ce350" office:value-type="float" office:value="2.5" calcext:value-type="float">
            <text:p>2.5</text:p>
          </table:table-cell>
          <table:table-cell table:style-name="ce362" table:formula="of:=UF_wAM*(1+([.S9]-UF_AMthld)*IF([.S9]&lt;UF_AMthld;UF_sAMlo;UF_sAMhi))" office:value-type="float" office:value="0.368" calcext:value-type="float">
            <text:p>0.37</text:p>
          </table:table-cell>
          <table:table-cell table:style-name="ce394" office:value-type="float" office:value="250" calcext:value-type="float">
            <text:p>250</text:p>
          </table:table-cell>
          <table:table-cell table:style-name="ce362" table:formula="of:=UF_wE*(1+([.U9]/1000-UF_Ethld)*IF([.U9]/1000&lt;UF_Ethld;UF_sElo;UF_sEhi))" office:value-type="float" office:value="0.19275" calcext:value-type="float">
            <text:p>0.19</text:p>
          </table:table-cell>
          <table:table-cell table:number-columns-repeated="42"/>
        </table:table-row>
        <table:table-row table:style-name="ro8">
          <table:table-cell/>
          <table:table-cell table:style-name="ce5" office:value-type="string" calcext:value-type="string">
            <text:p>UF_Tthld</text:p>
          </table:table-cell>
          <table:table-cell table:style-name="ce419" office:value-type="string" calcext:value-type="string">
            <text:p><text:span text:style-name="T5">T</text:span><text:span text:style-name="T6">thld</text:span></text:p>
          </table:table-cell>
          <table:table-cell table:style-name="ce203" office:value-type="float" office:value="25" calcext:value-type="float">
            <text:p>25</text:p>
          </table:table-cell>
          <table:table-cell table:style-name="ce120" office:value-type="string" calcext:value-type="string">
            <text:p>°C</text:p>
          </table:table-cell>
          <table:table-cell table:style-name="ce132" office:value-type="string" calcext:value-type="string">
            <text:p>Temperature Dependent</text:p>
          </table:table-cell>
          <table:table-cell table:number-columns-repeated="10"/>
          <table:table-cell table:style-name="ce350" office:value-type="float" office:value="30" calcext:value-type="float">
            <text:p>30</text:p>
          </table:table-cell>
          <table:table-cell table:style-name="ce362" table:formula="of:=UF_wT*(1+([.Q10]-UF_Tthld)*IF([.Q10]&lt;UF_Tthld;UF_sTlo;UF_sThi))" office:value-type="float" office:value="0.3" calcext:value-type="float">
            <text:p>0.30</text:p>
          </table:table-cell>
          <table:table-cell table:style-name="ce350" office:value-type="float" office:value="3" calcext:value-type="float">
            <text:p>3</text:p>
          </table:table-cell>
          <table:table-cell table:style-name="ce362" table:formula="of:=UF_wAM*(1+([.S10]-UF_AMthld)*IF([.S10]&lt;UF_AMthld;UF_sAMlo;UF_sAMhi))" office:value-type="float" office:value="0.348" calcext:value-type="float">
            <text:p>0.35</text:p>
          </table:table-cell>
          <table:table-cell table:style-name="ce394" office:value-type="float" office:value="300" calcext:value-type="float">
            <text:p>300</text:p>
          </table:table-cell>
          <table:table-cell table:style-name="ce362" table:formula="of:=UF_wE*(1+([.U10]/1000-UF_Ethld)*IF([.U10]/1000&lt;UF_Ethld;UF_sElo;UF_sEhi))" office:value-type="float" office:value="0.2025" calcext:value-type="float">
            <text:p>0.20</text:p>
          </table:table-cell>
          <table:table-cell table:number-columns-repeated="42"/>
        </table:table-row>
        <table:table-row table:style-name="ro8">
          <table:table-cell/>
          <table:table-cell table:style-name="ce5" office:value-type="string" calcext:value-type="string">
            <text:p>UF_sThi</text:p>
          </table:table-cell>
          <table:table-cell table:style-name="ce419" office:value-type="string" calcext:value-type="string">
            <text:p><text:span text:style-name="T5">S</text:span><text:span text:style-name="T6">Thi</text:span></text:p>
          </table:table-cell>
          <table:table-cell table:style-name="ce203" office:value-type="float" office:value="0" calcext:value-type="float">
            <text:p>0</text:p>
          </table:table-cell>
          <table:table-cell table:style-name="ce120" office:value-type="string" calcext:value-type="string">
            <text:p>1/°C</text:p>
          </table:table-cell>
          <table:table-cell table:style-name="ce132"/>
          <table:table-cell table:number-columns-repeated="4"/>
          <table:table-cell>
            <draw:frame table:end-cell-address="UF.P18" table:end-x="10.01mm" table:end-y="4.99mm" draw:z-index="0" draw:name="Chart 1" draw:style-name="gr15" draw:text-style-name="P9" svg:width="85.9mm" svg:height="44.42mm" svg:x="12.31mm" svg:y="0.03mm">
              <draw:object draw:notify-on-update-of-ranges="UF.S4:UF.S24 UF.T4:UF.T24" xlink:href="./Object 3" xlink:type="simple" xlink:show="embed" xlink:actuate="onLoad">
                <loext:p/>
              </draw:object>
              <draw:image xlink:href="./ObjectReplacements/Object 3" xlink:type="simple" xlink:show="embed" xlink:actuate="onLoad"/>
            </draw:frame>
          </table:table-cell>
          <table:table-cell table:number-columns-repeated="5"/>
          <table:table-cell table:style-name="ce350" office:value-type="float" office:value="35" calcext:value-type="float">
            <text:p>35</text:p>
          </table:table-cell>
          <table:table-cell table:style-name="ce362" table:formula="of:=UF_wT*(1+([.Q11]-UF_Tthld)*IF([.Q11]&lt;UF_Tthld;UF_sTlo;UF_sThi))" office:value-type="float" office:value="0.3" calcext:value-type="float">
            <text:p>0.30</text:p>
          </table:table-cell>
          <table:table-cell table:style-name="ce350" office:value-type="float" office:value="3.5" calcext:value-type="float">
            <text:p>3.5</text:p>
          </table:table-cell>
          <table:table-cell table:style-name="ce362" table:formula="of:=UF_wAM*(1+([.S11]-UF_AMthld)*IF([.S11]&lt;UF_AMthld;UF_sAMlo;UF_sAMhi))" office:value-type="float" office:value="0.328" calcext:value-type="float">
            <text:p>0.33</text:p>
          </table:table-cell>
          <table:table-cell table:style-name="ce394" office:value-type="float" office:value="350" calcext:value-type="float">
            <text:p>350</text:p>
          </table:table-cell>
          <table:table-cell table:style-name="ce362" table:formula="of:=UF_wE*(1+([.U11]/1000-UF_Ethld)*IF([.U11]/1000&lt;UF_Ethld;UF_sElo;UF_sEhi))" office:value-type="float" office:value="0.21225" calcext:value-type="float">
            <text:p>0.21</text:p>
          </table:table-cell>
          <table:table-cell table:number-columns-repeated="42"/>
        </table:table-row>
        <table:table-row table:style-name="ro8">
          <table:table-cell/>
          <table:table-cell table:style-name="ce5" office:value-type="string" calcext:value-type="string">
            <text:p>UF_sTlo</text:p>
          </table:table-cell>
          <table:table-cell table:style-name="ce419" office:value-type="string" calcext:value-type="string">
            <text:p><text:span text:style-name="T5">S</text:span><text:span text:style-name="T6">Tlo</text:span></text:p>
          </table:table-cell>
          <table:table-cell table:style-name="ce203" office:value-type="float" office:value="0.005" calcext:value-type="float">
            <text:p>0.005</text:p>
          </table:table-cell>
          <table:table-cell table:style-name="ce120" office:value-type="string" calcext:value-type="string">
            <text:p>1/°C</text:p>
          </table:table-cell>
          <table:table-cell table:style-name="ce132"/>
          <table:table-cell table:number-columns-repeated="10"/>
          <table:table-cell table:style-name="ce350" office:value-type="float" office:value="40" calcext:value-type="float">
            <text:p>40</text:p>
          </table:table-cell>
          <table:table-cell table:style-name="ce362" table:formula="of:=UF_wT*(1+([.Q12]-UF_Tthld)*IF([.Q12]&lt;UF_Tthld;UF_sTlo;UF_sThi))" office:value-type="float" office:value="0.3" calcext:value-type="float">
            <text:p>0.30</text:p>
          </table:table-cell>
          <table:table-cell table:style-name="ce350" office:value-type="float" office:value="4" calcext:value-type="float">
            <text:p>4</text:p>
          </table:table-cell>
          <table:table-cell table:style-name="ce362" table:formula="of:=UF_wAM*(1+([.S12]-UF_AMthld)*IF([.S12]&lt;UF_AMthld;UF_sAMlo;UF_sAMhi))" office:value-type="float" office:value="0.308" calcext:value-type="float">
            <text:p>0.31</text:p>
          </table:table-cell>
          <table:table-cell table:style-name="ce394" office:value-type="float" office:value="400" calcext:value-type="float">
            <text:p>400</text:p>
          </table:table-cell>
          <table:table-cell table:style-name="ce362" table:formula="of:=UF_wE*(1+([.U12]/1000-UF_Ethld)*IF([.U12]/1000&lt;UF_Ethld;UF_sElo;UF_sEhi))" office:value-type="float" office:value="0.222" calcext:value-type="float">
            <text:p>0.22</text:p>
          </table:table-cell>
          <table:table-cell table:number-columns-repeated="42"/>
        </table:table-row>
        <table:table-row table:style-name="ro5">
          <table:table-cell table:number-columns-repeated="2"/>
          <table:table-cell table:style-name="ce420"/>
          <table:table-cell table:style-name="ce475"/>
          <table:table-cell table:style-name="ce120"/>
          <table:table-cell table:style-name="ce132"/>
          <table:table-cell table:number-columns-repeated="10"/>
          <table:table-cell table:style-name="ce350" office:value-type="float" office:value="45" calcext:value-type="float">
            <text:p>45</text:p>
          </table:table-cell>
          <table:table-cell table:style-name="ce362" table:formula="of:=UF_wT*(1+([.Q13]-UF_Tthld)*IF([.Q13]&lt;UF_Tthld;UF_sTlo;UF_sThi))" office:value-type="float" office:value="0.3" calcext:value-type="float">
            <text:p>0.30</text:p>
          </table:table-cell>
          <table:table-cell table:style-name="ce350" office:value-type="float" office:value="4.5" calcext:value-type="float">
            <text:p>4.5</text:p>
          </table:table-cell>
          <table:table-cell table:style-name="ce362" table:formula="of:=UF_wAM*(1+([.S13]-UF_AMthld)*IF([.S13]&lt;UF_AMthld;UF_sAMlo;UF_sAMhi))" office:value-type="float" office:value="0.288" calcext:value-type="float">
            <text:p>0.29</text:p>
          </table:table-cell>
          <table:table-cell table:style-name="ce394" office:value-type="float" office:value="450" calcext:value-type="float">
            <text:p>450</text:p>
          </table:table-cell>
          <table:table-cell table:style-name="ce362" table:formula="of:=UF_wE*(1+([.U13]/1000-UF_Ethld)*IF([.U13]/1000&lt;UF_Ethld;UF_sElo;UF_sEhi))" office:value-type="float" office:value="0.23175" calcext:value-type="float">
            <text:p>0.23</text:p>
          </table:table-cell>
          <table:table-cell table:number-columns-repeated="42"/>
        </table:table-row>
        <table:table-row table:style-name="ro8">
          <table:table-cell/>
          <table:table-cell table:style-name="ce5" office:value-type="string" calcext:value-type="string">
            <text:p>UF_wE</text:p>
          </table:table-cell>
          <table:table-cell table:style-name="ce419" office:value-type="string" calcext:value-type="string">
            <text:p><text:span text:style-name="T5">w</text:span><text:span text:style-name="T6">E</text:span></text:p>
          </table:table-cell>
          <table:table-cell table:style-name="ce203" office:value-type="float" office:value="0.3" calcext:value-type="float">
            <text:p>0.3</text:p>
          </table:table-cell>
          <table:table-cell table:style-name="ce120"/>
          <table:table-cell table:style-name="ce132" office:value-type="string" calcext:value-type="string">
            <text:p>Utilization Factor Parameters</text:p>
          </table:table-cell>
          <table:table-cell table:number-columns-repeated="10"/>
          <table:table-cell table:style-name="ce350" office:value-type="float" office:value="50" calcext:value-type="float">
            <text:p>50</text:p>
          </table:table-cell>
          <table:table-cell table:style-name="ce362" table:formula="of:=UF_wT*(1+([.Q14]-UF_Tthld)*IF([.Q14]&lt;UF_Tthld;UF_sTlo;UF_sThi))" office:value-type="float" office:value="0.3" calcext:value-type="float">
            <text:p>0.30</text:p>
          </table:table-cell>
          <table:table-cell table:style-name="ce350" office:value-type="float" office:value="5" calcext:value-type="float">
            <text:p>5</text:p>
          </table:table-cell>
          <table:table-cell table:style-name="ce362" table:formula="of:=UF_wAM*(1+([.S14]-UF_AMthld)*IF([.S14]&lt;UF_AMthld;UF_sAMlo;UF_sAMhi))" office:value-type="float" office:value="0.268" calcext:value-type="float">
            <text:p>0.27</text:p>
          </table:table-cell>
          <table:table-cell table:style-name="ce394" office:value-type="float" office:value="500" calcext:value-type="float">
            <text:p>500</text:p>
          </table:table-cell>
          <table:table-cell table:style-name="ce362" table:formula="of:=UF_wE*(1+([.U14]/1000-UF_Ethld)*IF([.U14]/1000&lt;UF_Ethld;UF_sElo;UF_sEhi))" office:value-type="float" office:value="0.2415" calcext:value-type="float">
            <text:p>0.24</text:p>
          </table:table-cell>
          <table:table-cell table:number-columns-repeated="42"/>
        </table:table-row>
        <table:table-row table:style-name="ro8">
          <table:table-cell/>
          <table:table-cell table:style-name="ce5" office:value-type="string" calcext:value-type="string">
            <text:p>UF_Ethld</text:p>
          </table:table-cell>
          <table:table-cell table:style-name="ce419" office:value-type="string" calcext:value-type="string">
            <text:p><text:span text:style-name="T5">E</text:span><text:span text:style-name="T6">thld</text:span></text:p>
          </table:table-cell>
          <table:table-cell table:style-name="ce203" office:value-type="float" office:value="0.8" calcext:value-type="float">
            <text:p>0.8</text:p>
          </table:table-cell>
          <table:table-cell table:style-name="ce120" office:value-type="string" calcext:value-type="string">
            <text:p>kW/m²</text:p>
          </table:table-cell>
          <table:table-cell table:style-name="ce132" office:value-type="string" calcext:value-type="string">
            <text:p>Irradiance Dependent</text:p>
          </table:table-cell>
          <table:table-cell table:number-columns-repeated="10"/>
          <table:table-cell table:style-name="ce350" office:value-type="float" office:value="55" calcext:value-type="float">
            <text:p>55</text:p>
          </table:table-cell>
          <table:table-cell table:style-name="ce362" table:formula="of:=UF_wT*(1+([.Q15]-UF_Tthld)*IF([.Q15]&lt;UF_Tthld;UF_sTlo;UF_sThi))" office:value-type="float" office:value="0.3" calcext:value-type="float">
            <text:p>0.30</text:p>
          </table:table-cell>
          <table:table-cell table:style-name="ce350" office:value-type="float" office:value="5.5" calcext:value-type="float">
            <text:p>5.5</text:p>
          </table:table-cell>
          <table:table-cell table:style-name="ce362" table:formula="of:=UF_wAM*(1+([.S15]-UF_AMthld)*IF([.S15]&lt;UF_AMthld;UF_sAMlo;UF_sAMhi))" office:value-type="float" office:value="0.248" calcext:value-type="float">
            <text:p>0.25</text:p>
          </table:table-cell>
          <table:table-cell table:style-name="ce394" office:value-type="float" office:value="550" calcext:value-type="float">
            <text:p>550</text:p>
          </table:table-cell>
          <table:table-cell table:style-name="ce362" table:formula="of:=UF_wE*(1+([.U15]/1000-UF_Ethld)*IF([.U15]/1000&lt;UF_Ethld;UF_sElo;UF_sEhi))" office:value-type="float" office:value="0.25125" calcext:value-type="float">
            <text:p>0.25</text:p>
          </table:table-cell>
          <table:table-cell table:number-columns-repeated="42"/>
        </table:table-row>
        <table:table-row table:style-name="ro8">
          <table:table-cell/>
          <table:table-cell table:style-name="ce5" office:value-type="string" calcext:value-type="string">
            <text:p>UF_sEhi</text:p>
          </table:table-cell>
          <table:table-cell table:style-name="ce419" office:value-type="string" calcext:value-type="string">
            <text:p><text:span text:style-name="T5">S</text:span><text:span text:style-name="T6">Ehi</text:span></text:p>
          </table:table-cell>
          <table:table-cell table:style-name="ce203" office:value-type="float" office:value="0" calcext:value-type="float">
            <text:p>0</text:p>
          </table:table-cell>
          <table:table-cell table:style-name="ce120" office:value-type="string" calcext:value-type="string">
            <text:p>m²/kW</text:p>
          </table:table-cell>
          <table:table-cell table:style-name="ce132"/>
          <table:table-cell table:number-columns-repeated="10"/>
          <table:table-cell table:style-name="ce350" office:value-type="float" office:value="60" calcext:value-type="float">
            <text:p>60</text:p>
          </table:table-cell>
          <table:table-cell table:style-name="ce362" table:formula="of:=UF_wT*(1+([.Q16]-UF_Tthld)*IF([.Q16]&lt;UF_Tthld;UF_sTlo;UF_sThi))" office:value-type="float" office:value="0.3" calcext:value-type="float">
            <text:p>0.30</text:p>
          </table:table-cell>
          <table:table-cell table:style-name="ce350" office:value-type="float" office:value="6" calcext:value-type="float">
            <text:p>6</text:p>
          </table:table-cell>
          <table:table-cell table:style-name="ce362" table:formula="of:=UF_wAM*(1+([.S16]-UF_AMthld)*IF([.S16]&lt;UF_AMthld;UF_sAMlo;UF_sAMhi))" office:value-type="float" office:value="0.228" calcext:value-type="float">
            <text:p>0.23</text:p>
          </table:table-cell>
          <table:table-cell table:style-name="ce394" office:value-type="float" office:value="600" calcext:value-type="float">
            <text:p>600</text:p>
          </table:table-cell>
          <table:table-cell table:style-name="ce362" table:formula="of:=UF_wE*(1+([.U16]/1000-UF_Ethld)*IF([.U16]/1000&lt;UF_Ethld;UF_sElo;UF_sEhi))" office:value-type="float" office:value="0.261" calcext:value-type="float">
            <text:p>0.26</text:p>
          </table:table-cell>
          <table:table-cell table:number-columns-repeated="42"/>
        </table:table-row>
        <table:table-row table:style-name="ro8">
          <table:table-cell/>
          <table:table-cell table:style-name="ce5" office:value-type="string" calcext:value-type="string">
            <text:p>UF_sElo</text:p>
          </table:table-cell>
          <table:table-cell table:style-name="ce419" office:value-type="string" calcext:value-type="string">
            <text:p><text:span text:style-name="T5">S</text:span><text:span text:style-name="T6">Elo</text:span></text:p>
          </table:table-cell>
          <table:table-cell table:style-name="ce203" office:value-type="float" office:value="0.65" calcext:value-type="float">
            <text:p>0.65</text:p>
          </table:table-cell>
          <table:table-cell table:style-name="ce120" office:value-type="string" calcext:value-type="string">
            <text:p>m²/kW</text:p>
          </table:table-cell>
          <table:table-cell table:style-name="ce132"/>
          <table:table-cell table:number-columns-repeated="10"/>
          <table:table-cell table:style-name="ce350" office:value-type="float" office:value="65" calcext:value-type="float">
            <text:p>65</text:p>
          </table:table-cell>
          <table:table-cell table:style-name="ce362" table:formula="of:=UF_wT*(1+([.Q17]-UF_Tthld)*IF([.Q17]&lt;UF_Tthld;UF_sTlo;UF_sThi))" office:value-type="float" office:value="0.3" calcext:value-type="float">
            <text:p>0.30</text:p>
          </table:table-cell>
          <table:table-cell table:style-name="ce350" office:value-type="float" office:value="6.5" calcext:value-type="float">
            <text:p>6.5</text:p>
          </table:table-cell>
          <table:table-cell table:style-name="ce362" table:formula="of:=UF_wAM*(1+([.S17]-UF_AMthld)*IF([.S17]&lt;UF_AMthld;UF_sAMlo;UF_sAMhi))" office:value-type="float" office:value="0.208" calcext:value-type="float">
            <text:p>0.21</text:p>
          </table:table-cell>
          <table:table-cell table:style-name="ce394" office:value-type="float" office:value="650" calcext:value-type="float">
            <text:p>650</text:p>
          </table:table-cell>
          <table:table-cell table:style-name="ce362" table:formula="of:=UF_wE*(1+([.U17]/1000-UF_Ethld)*IF([.U17]/1000&lt;UF_Ethld;UF_sElo;UF_sEhi))" office:value-type="float" office:value="0.27075" calcext:value-type="float">
            <text:p>0.27</text:p>
          </table:table-cell>
          <table:table-cell table:number-columns-repeated="42"/>
        </table:table-row>
        <table:table-row table:style-name="ro5">
          <table:table-cell table:number-columns-repeated="2"/>
          <table:table-cell table:style-name="ce420"/>
          <table:table-cell table:number-columns-repeated="2"/>
          <table:table-cell table:style-name="ce132"/>
          <table:table-cell table:number-columns-repeated="10"/>
          <table:table-cell table:style-name="ce350" office:value-type="float" office:value="70" calcext:value-type="float">
            <text:p>70</text:p>
          </table:table-cell>
          <table:table-cell table:style-name="ce362" table:formula="of:=UF_wT*(1+([.Q18]-UF_Tthld)*IF([.Q18]&lt;UF_Tthld;UF_sTlo;UF_sThi))" office:value-type="float" office:value="0.3" calcext:value-type="float">
            <text:p>0.30</text:p>
          </table:table-cell>
          <table:table-cell table:style-name="ce350" office:value-type="float" office:value="7" calcext:value-type="float">
            <text:p>7</text:p>
          </table:table-cell>
          <table:table-cell table:style-name="ce362" table:formula="of:=UF_wAM*(1+([.S18]-UF_AMthld)*IF([.S18]&lt;UF_AMthld;UF_sAMlo;UF_sAMhi))" office:value-type="float" office:value="0.188" calcext:value-type="float">
            <text:p>0.19</text:p>
          </table:table-cell>
          <table:table-cell table:style-name="ce394" office:value-type="float" office:value="700" calcext:value-type="float">
            <text:p>700</text:p>
          </table:table-cell>
          <table:table-cell table:style-name="ce362" table:formula="of:=UF_wE*(1+([.U18]/1000-UF_Ethld)*IF([.U18]/1000&lt;UF_Ethld;UF_sElo;UF_sEhi))" office:value-type="float" office:value="0.2805" calcext:value-type="float">
            <text:p>0.28</text:p>
          </table:table-cell>
          <table:table-cell table:number-columns-repeated="42"/>
        </table:table-row>
        <table:table-row table:style-name="ro8">
          <table:table-cell/>
          <table:table-cell table:style-name="ce5" office:value-type="string" calcext:value-type="string">
            <text:p>UF_UF0</text:p>
          </table:table-cell>
          <table:table-cell table:style-name="ce419" office:value-type="string" calcext:value-type="string">
            <text:p><text:span text:style-name="T5">UF</text:span><text:span text:style-name="T6">0</text:span></text:p>
          </table:table-cell>
          <table:table-cell table:style-name="ce161" office:value-type="float" office:value="1" calcext:value-type="float">
            <text:p>1.000</text:p>
          </table:table-cell>
          <table:table-cell table:style-name="ce209" table:formula="of:=[.E32]" office:value-type="float" office:value="0.9545" calcext:value-type="float">
            <text:p>0.955</text:p>
          </table:table-cell>
          <table:table-cell table:style-name="ce132" office:value-type="string" calcext:value-type="string">
            <text:p>Utilization factor at reference conditions</text:p>
          </table:table-cell>
          <table:table-cell table:number-columns-repeated="10"/>
          <table:table-cell table:style-name="ce350" office:value-type="float" office:value="75" calcext:value-type="float">
            <text:p>75</text:p>
          </table:table-cell>
          <table:table-cell table:style-name="ce362" table:formula="of:=UF_wT*(1+([.Q19]-UF_Tthld)*IF([.Q19]&lt;UF_Tthld;UF_sTlo;UF_sThi))" office:value-type="float" office:value="0.3" calcext:value-type="float">
            <text:p>0.30</text:p>
          </table:table-cell>
          <table:table-cell table:style-name="ce350" office:value-type="float" office:value="7.5" calcext:value-type="float">
            <text:p>7.5</text:p>
          </table:table-cell>
          <table:table-cell table:style-name="ce362" table:formula="of:=UF_wAM*(1+([.S19]-UF_AMthld)*IF([.S19]&lt;UF_AMthld;UF_sAMlo;UF_sAMhi))" office:value-type="float" office:value="0.168" calcext:value-type="float">
            <text:p>0.17</text:p>
          </table:table-cell>
          <table:table-cell table:style-name="ce394" office:value-type="float" office:value="750" calcext:value-type="float">
            <text:p>750</text:p>
          </table:table-cell>
          <table:table-cell table:style-name="ce362" table:formula="of:=UF_wE*(1+([.U19]/1000-UF_Ethld)*IF([.U19]/1000&lt;UF_Ethld;UF_sElo;UF_sEhi))" office:value-type="float" office:value="0.29025" calcext:value-type="float">
            <text:p>0.29</text:p>
          </table:table-cell>
          <table:table-cell table:number-columns-repeated="42"/>
        </table:table-row>
        <table:table-row table:style-name="ro5">
          <table:table-cell table:number-columns-repeated="2"/>
          <table:table-cell table:style-name="ce420"/>
          <table:table-cell table:number-columns-repeated="7"/>
          <table:table-cell>
            <draw:frame table:end-cell-address="UF.P28" table:end-x="10.28mm" table:end-y="0.47mm" draw:z-index="1" draw:name="Chart 2" draw:style-name="gr15" draw:text-style-name="P9" svg:width="85.64mm" svg:height="41.13mm" svg:x="12.84mm" svg:y="0.13mm">
              <draw:object draw:notify-on-update-of-ranges="UF.U4:UF.U24 UF.V4:UF.V24" xlink:href="./Object 4" xlink:type="simple" xlink:show="embed" xlink:actuate="onLoad">
                <loext:p/>
              </draw:object>
              <draw:image xlink:href="./ObjectReplacements/Object 4" xlink:type="simple" xlink:show="embed" xlink:actuate="onLoad"/>
            </draw:frame>
          </table:table-cell>
          <table:table-cell table:number-columns-repeated="5"/>
          <table:table-cell table:style-name="ce350" office:value-type="float" office:value="80" calcext:value-type="float">
            <text:p>80</text:p>
          </table:table-cell>
          <table:table-cell table:style-name="ce362" table:formula="of:=UF_wT*(1+([.Q20]-UF_Tthld)*IF([.Q20]&lt;UF_Tthld;UF_sTlo;UF_sThi))" office:value-type="float" office:value="0.3" calcext:value-type="float">
            <text:p>0.30</text:p>
          </table:table-cell>
          <table:table-cell table:style-name="ce350" office:value-type="float" office:value="8" calcext:value-type="float">
            <text:p>8</text:p>
          </table:table-cell>
          <table:table-cell table:style-name="ce362" table:formula="of:=UF_wAM*(1+([.S20]-UF_AMthld)*IF([.S20]&lt;UF_AMthld;UF_sAMlo;UF_sAMhi))" office:value-type="float" office:value="0.148" calcext:value-type="float">
            <text:p>0.15</text:p>
          </table:table-cell>
          <table:table-cell table:style-name="ce394" office:value-type="float" office:value="800" calcext:value-type="float">
            <text:p>800</text:p>
          </table:table-cell>
          <table:table-cell table:style-name="ce362" table:formula="of:=UF_wE*(1+([.U20]/1000-UF_Ethld)*IF([.U20]/1000&lt;UF_Ethld;UF_sElo;UF_sEhi))" office:value-type="float" office:value="0.3" calcext:value-type="float">
            <text:p>0.30</text:p>
          </table:table-cell>
          <table:table-cell table:number-columns-repeated="42"/>
        </table:table-row>
        <table:table-row table:style-name="ro5">
          <table:table-cell table:number-columns-repeated="2"/>
          <table:table-cell table:style-name="ce420"/>
          <table:table-cell table:number-columns-repeated="13"/>
          <table:table-cell table:style-name="ce350" office:value-type="float" office:value="85" calcext:value-type="float">
            <text:p>85</text:p>
          </table:table-cell>
          <table:table-cell table:style-name="ce362" table:formula="of:=UF_wT*(1+([.Q21]-UF_Tthld)*IF([.Q21]&lt;UF_Tthld;UF_sTlo;UF_sThi))" office:value-type="float" office:value="0.3" calcext:value-type="float">
            <text:p>0.30</text:p>
          </table:table-cell>
          <table:table-cell table:style-name="ce350" office:value-type="float" office:value="8.5" calcext:value-type="float">
            <text:p>8.5</text:p>
          </table:table-cell>
          <table:table-cell table:style-name="ce362" table:formula="of:=UF_wAM*(1+([.S21]-UF_AMthld)*IF([.S21]&lt;UF_AMthld;UF_sAMlo;UF_sAMhi))" office:value-type="float" office:value="0.128" calcext:value-type="float">
            <text:p>0.13</text:p>
          </table:table-cell>
          <table:table-cell table:style-name="ce394" office:value-type="float" office:value="850" calcext:value-type="float">
            <text:p>850</text:p>
          </table:table-cell>
          <table:table-cell table:style-name="ce362" table:formula="of:=UF_wE*(1+([.U21]/1000-UF_Ethld)*IF([.U21]/1000&lt;UF_Ethld;UF_sElo;UF_sEhi))" office:value-type="float" office:value="0.3" calcext:value-type="float">
            <text:p>0.30</text:p>
          </table:table-cell>
          <table:table-cell table:number-columns-repeated="42"/>
        </table:table-row>
        <table:table-row table:style-name="ro5">
          <table:table-cell table:number-columns-repeated="2"/>
          <table:table-cell table:style-name="ce420"/>
          <table:table-cell table:number-columns-repeated="13"/>
          <table:table-cell table:style-name="ce350" office:value-type="float" office:value="90" calcext:value-type="float">
            <text:p>90</text:p>
          </table:table-cell>
          <table:table-cell table:style-name="ce362" table:formula="of:=UF_wT*(1+([.Q22]-UF_Tthld)*IF([.Q22]&lt;UF_Tthld;UF_sTlo;UF_sThi))" office:value-type="float" office:value="0.3" calcext:value-type="float">
            <text:p>0.30</text:p>
          </table:table-cell>
          <table:table-cell table:style-name="ce350" office:value-type="float" office:value="9" calcext:value-type="float">
            <text:p>9</text:p>
          </table:table-cell>
          <table:table-cell table:style-name="ce362" table:formula="of:=UF_wAM*(1+([.S22]-UF_AMthld)*IF([.S22]&lt;UF_AMthld;UF_sAMlo;UF_sAMhi))" office:value-type="float" office:value="0.108" calcext:value-type="float">
            <text:p>0.11</text:p>
          </table:table-cell>
          <table:table-cell table:style-name="ce394" office:value-type="float" office:value="900" calcext:value-type="float">
            <text:p>900</text:p>
          </table:table-cell>
          <table:table-cell table:style-name="ce362" table:formula="of:=UF_wE*(1+([.U22]/1000-UF_Ethld)*IF([.U22]/1000&lt;UF_Ethld;UF_sElo;UF_sEhi))" office:value-type="float" office:value="0.3" calcext:value-type="float">
            <text:p>0.30</text:p>
          </table:table-cell>
          <table:table-cell table:number-columns-repeated="42"/>
        </table:table-row>
        <table:table-row table:style-name="ro5">
          <table:table-cell/>
          <table:table-cell table:style-name="ce2"/>
          <table:table-cell table:style-name="ce421"/>
          <table:table-cell table:style-name="ce204" office:value-type="string" calcext:value-type="string">
            <text:p>OP</text:p>
          </table:table-cell>
          <table:table-cell table:style-name="ce204" office:value-type="string" calcext:value-type="string">
            <text:p>STC</text:p>
          </table:table-cell>
          <table:table-cell table:style-name="ce204" office:value-type="string" calcext:value-type="string">
            <text:p>NOC</text:p>
          </table:table-cell>
          <table:table-cell table:style-name="ce2"/>
          <table:table-cell table:style-name="ce212"/>
          <table:table-cell table:number-columns-repeated="8"/>
          <table:table-cell table:style-name="ce350" office:value-type="float" office:value="95" calcext:value-type="float">
            <text:p>95</text:p>
          </table:table-cell>
          <table:table-cell table:style-name="ce362" table:formula="of:=UF_wT*(1+([.Q23]-UF_Tthld)*IF([.Q23]&lt;UF_Tthld;UF_sTlo;UF_sThi))" office:value-type="float" office:value="0.3" calcext:value-type="float">
            <text:p>0.30</text:p>
          </table:table-cell>
          <table:table-cell table:style-name="ce350" office:value-type="float" office:value="9.5" calcext:value-type="float">
            <text:p>9.5</text:p>
          </table:table-cell>
          <table:table-cell table:style-name="ce362" table:formula="of:=UF_wAM*(1+([.S23]-UF_AMthld)*IF([.S23]&lt;UF_AMthld;UF_sAMlo;UF_sAMhi))" office:value-type="float" office:value="0.088" calcext:value-type="float">
            <text:p>0.09</text:p>
          </table:table-cell>
          <table:table-cell table:style-name="ce394" office:value-type="float" office:value="950" calcext:value-type="float">
            <text:p>950</text:p>
          </table:table-cell>
          <table:table-cell table:style-name="ce362" table:formula="of:=UF_wE*(1+([.U23]/1000-UF_Ethld)*IF([.U23]/1000&lt;UF_Ethld;UF_sElo;UF_sEhi))" office:value-type="float" office:value="0.3" calcext:value-type="float">
            <text:p>0.30</text:p>
          </table:table-cell>
          <table:table-cell table:number-columns-repeated="42"/>
        </table:table-row>
        <table:table-row table:style-name="ro5">
          <table:table-cell/>
          <table:table-cell table:style-name="ce3" office:value-type="string" calcext:value-type="string">
            <text:p>G</text:p>
          </table:table-cell>
          <table:table-cell table:style-name="ce422" office:value-type="string" calcext:value-type="string">
            <text:p>G</text:p>
          </table:table-cell>
          <table:table-cell table:style-name="ce205" table:formula="of:=[$Parameters.N5]" office:value-type="float" office:value="200" calcext:value-type="float">
            <text:p>200</text:p>
          </table:table-cell>
          <table:table-cell table:style-name="ce205" table:formula="of:=[$Parameters.O5]" office:value-type="float" office:value="1000" calcext:value-type="float">
            <text:p>1000</text:p>
          </table:table-cell>
          <table:table-cell table:style-name="ce205" table:formula="of:=[$Parameters.P5]" office:value-type="float" office:value="800" calcext:value-type="float">
            <text:p>800</text:p>
          </table:table-cell>
          <table:table-cell table:style-name="ce211" office:value-type="string" calcext:value-type="string">
            <text:p>W/m²</text:p>
          </table:table-cell>
          <table:table-cell table:style-name="ce213" office:value-type="string" calcext:value-type="string">
            <text:p>Reference Irradiance</text:p>
          </table:table-cell>
          <table:table-cell table:number-columns-repeated="8"/>
          <table:table-cell table:style-name="ce350" office:value-type="float" office:value="100" calcext:value-type="float">
            <text:p>100</text:p>
          </table:table-cell>
          <table:table-cell table:style-name="ce362" table:formula="of:=UF_wT*(1+([.Q24]-UF_Tthld)*IF([.Q24]&lt;UF_Tthld;UF_sTlo;UF_sThi))" office:value-type="float" office:value="0.3" calcext:value-type="float">
            <text:p>0.30</text:p>
          </table:table-cell>
          <table:table-cell table:style-name="ce350" office:value-type="float" office:value="10" calcext:value-type="float">
            <text:p>10</text:p>
          </table:table-cell>
          <table:table-cell table:style-name="ce362" table:formula="of:=UF_wAM*(1+([.S24]-UF_AMthld)*IF([.S24]&lt;UF_AMthld;UF_sAMlo;UF_sAMhi))" office:value-type="float" office:value="0.068" calcext:value-type="float">
            <text:p>0.07</text:p>
          </table:table-cell>
          <table:table-cell table:style-name="ce394" office:value-type="float" office:value="1000" calcext:value-type="float">
            <text:p>1000</text:p>
          </table:table-cell>
          <table:table-cell table:style-name="ce362" table:formula="of:=UF_wE*(1+([.U24]/1000-UF_Ethld)*IF([.U24]/1000&lt;UF_Ethld;UF_sElo;UF_sEhi))" office:value-type="float" office:value="0.3" calcext:value-type="float">
            <text:p>0.30</text:p>
          </table:table-cell>
          <table:table-cell table:number-columns-repeated="42"/>
        </table:table-row>
        <table:table-row table:style-name="ro8">
          <table:table-cell/>
          <table:table-cell table:style-name="ce3" office:value-type="string" calcext:value-type="string">
            <text:p>Ta0</text:p>
          </table:table-cell>
          <table:table-cell table:style-name="ce422" office:value-type="string" calcext:value-type="string">
            <text:p><text:span text:style-name="T51">T</text:span><text:span text:style-name="T52">a</text:span></text:p>
          </table:table-cell>
          <table:table-cell table:style-name="ce205" table:formula="of:=[$Parameters.N6]" office:value-type="float" office:value="20" calcext:value-type="float">
            <text:p>20</text:p>
          </table:table-cell>
          <table:table-cell table:style-name="ce210" table:formula="of:=[$Parameters.O6]" office:value-type="float" office:value="0" calcext:value-type="float">
            <text:p>0.0</text:p>
          </table:table-cell>
          <table:table-cell table:style-name="ce205" table:formula="of:=[$Parameters.P6]" office:value-type="float" office:value="20" calcext:value-type="float">
            <text:p>20</text:p>
          </table:table-cell>
          <table:table-cell table:style-name="ce211" office:value-type="string" calcext:value-type="string">
            <text:p>°C</text:p>
          </table:table-cell>
          <table:table-cell table:style-name="ce213" office:value-type="string" calcext:value-type="string">
            <text:p>Reference Ambient Temperature</text:p>
          </table:table-cell>
          <table:table-cell table:number-columns-repeated="56"/>
        </table:table-row>
        <table:table-row table:style-name="ro8">
          <table:table-cell/>
          <table:table-cell table:style-name="ce3" office:value-type="string" calcext:value-type="string">
            <text:p>vw0</text:p>
          </table:table-cell>
          <table:table-cell table:style-name="ce422" office:value-type="string" calcext:value-type="string">
            <text:p><text:span text:style-name="T51">v</text:span><text:span text:style-name="T52">w</text:span></text:p>
          </table:table-cell>
          <table:table-cell table:style-name="ce205" table:formula="of:=[$Parameters.N7]" office:value-type="float" office:value="1" calcext:value-type="float">
            <text:p>1</text:p>
          </table:table-cell>
          <table:table-cell table:style-name="ce205" table:formula="of:=[$Parameters.O7]" office:value-type="float" office:value="0" calcext:value-type="float">
            <text:p>0</text:p>
          </table:table-cell>
          <table:table-cell table:style-name="ce205" table:formula="of:=[$Parameters.P7]" office:value-type="float" office:value="1" calcext:value-type="float">
            <text:p>1</text:p>
          </table:table-cell>
          <table:table-cell table:style-name="ce211" office:value-type="string" calcext:value-type="string">
            <text:p>m/s</text:p>
          </table:table-cell>
          <table:table-cell table:style-name="ce213" office:value-type="string" calcext:value-type="string">
            <text:p>Reference wind speed</text:p>
          </table:table-cell>
          <table:table-cell table:number-columns-repeated="56"/>
        </table:table-row>
        <table:table-row table:style-name="ro5">
          <table:table-cell/>
          <table:table-cell table:style-name="ce3" office:value-type="string" calcext:value-type="string">
            <text:p>AM</text:p>
          </table:table-cell>
          <table:table-cell table:style-name="ce422" office:value-type="string" calcext:value-type="string">
            <text:p>AM</text:p>
          </table:table-cell>
          <table:table-cell table:style-name="ce205" table:formula="of:=[$Parameters.N8]" office:value-type="float" office:value="1.5" calcext:value-type="float">
            <text:p>1.5</text:p>
          </table:table-cell>
          <table:table-cell table:style-name="ce205" table:formula="of:=[$Parameters.O8]" office:value-type="float" office:value="1.5" calcext:value-type="float">
            <text:p>1.5</text:p>
          </table:table-cell>
          <table:table-cell table:style-name="ce205" table:formula="of:=[$Parameters.P8]" office:value-type="float" office:value="1.5" calcext:value-type="float">
            <text:p>1.5</text:p>
          </table:table-cell>
          <table:table-cell table:style-name="ce2"/>
          <table:table-cell table:style-name="ce213" office:value-type="string" calcext:value-type="string">
            <text:p>Air Mass at NOC</text:p>
          </table:table-cell>
          <table:table-cell table:number-columns-repeated="56"/>
        </table:table-row>
        <table:table-row table:style-name="ro5">
          <table:table-cell table:number-columns-repeated="64"/>
        </table:table-row>
        <table:table-row table:style-name="ro8">
          <table:table-cell table:style-name="Default"/>
          <table:table-cell/>
          <table:table-cell table:style-name="ce423" office:value-type="string" calcext:value-type="string">
            <text:p><text:span text:style-name="T7">UF</text:span><text:span text:style-name="T8">AM</text:span></text:p>
          </table:table-cell>
          <table:table-cell table:style-name="ce206" table:formula="of:=UF_wAM*(1+([.D27]-UF_AMthld)*IF([.D27]&lt;UF_AMthld;UF_sAMlo;UF_sAMhi))" office:value-type="float" office:value="0.392" calcext:value-type="float">
            <text:p>0.392</text:p>
          </table:table-cell>
          <table:table-cell table:style-name="ce206" table:formula="of:=UF_wAM*(1+([.E27]-UF_AMthld)*IF([.E27]&lt;UF_AMthld;UF_sAMlo;UF_sAMhi))" office:value-type="float" office:value="0.392" calcext:value-type="float">
            <text:p>0.392</text:p>
          </table:table-cell>
          <table:table-cell table:style-name="ce206" table:formula="of:=UF_wAM*(1+([.F27]-UF_AMthld)*IF([.F27]&lt;UF_AMthld;UF_sAMlo;UF_sAMhi))" office:value-type="float" office:value="0.392" calcext:value-type="float">
            <text:p>0.392</text:p>
          </table:table-cell>
          <table:table-cell table:style-name="ce206"/>
          <table:table-cell table:number-columns-repeated="57"/>
        </table:table-row>
        <table:table-row table:style-name="ro8">
          <table:table-cell table:style-name="Default"/>
          <table:table-cell/>
          <table:table-cell table:style-name="ce423" office:value-type="string" calcext:value-type="string">
            <text:p><text:span text:style-name="T7">UF</text:span><text:span text:style-name="T8">T</text:span></text:p>
          </table:table-cell>
          <table:table-cell table:style-name="ce207" table:formula="of:=UF_wT*(1+([.D25]-UF_Tthld)*IF([.D25]&lt;UF_Tthld;UF_sTlo;UF_sThi))" office:value-type="float" office:value="0.2925" calcext:value-type="float">
            <text:p>0.293</text:p>
          </table:table-cell>
          <table:table-cell table:style-name="ce207" table:formula="of:=UF_wT*(1+([.E25]-UF_Tthld)*IF([.E25]&lt;UF_Tthld;UF_sTlo;UF_sThi))" office:value-type="float" office:value="0.2625" calcext:value-type="float">
            <text:p>0.263</text:p>
          </table:table-cell>
          <table:table-cell table:style-name="ce207" table:formula="of:=UF_wT*(1+([.F25]-UF_Tthld)*IF([.F25]&lt;UF_Tthld;UF_sTlo;UF_sThi))" office:value-type="float" office:value="0.2925" calcext:value-type="float">
            <text:p>0.293</text:p>
          </table:table-cell>
          <table:table-cell table:style-name="ce207"/>
          <table:table-cell table:number-columns-repeated="57"/>
        </table:table-row>
        <table:table-row table:style-name="ro8">
          <table:table-cell table:style-name="Default"/>
          <table:table-cell/>
          <table:table-cell table:style-name="ce423" office:value-type="string" calcext:value-type="string">
            <text:p><text:span text:style-name="T7">UF</text:span><text:span text:style-name="T8">E</text:span></text:p>
          </table:table-cell>
          <table:table-cell table:style-name="ce207" table:formula="of:=UF_wE*(1+([.D24]/1000-UF_Ethld)*IF([.D24]/1000&lt;UF_Ethld;UF_sElo;UF_sEhi))" office:value-type="float" office:value="0.183" calcext:value-type="float">
            <text:p>0.183</text:p>
          </table:table-cell>
          <table:table-cell table:style-name="ce207" table:formula="of:=UF_wE*(1+([.E24]/1000-UF_Ethld)*IF([.E24]/1000&lt;UF_Ethld;UF_sElo;UF_sEhi))" office:value-type="float" office:value="0.3" calcext:value-type="float">
            <text:p>0.300</text:p>
          </table:table-cell>
          <table:table-cell table:style-name="ce207" table:formula="of:=UF_wE*(1+([.F24]/1000-UF_Ethld)*IF([.F24]/1000&lt;UF_Ethld;UF_sElo;UF_sEhi))" office:value-type="float" office:value="0.3" calcext:value-type="float">
            <text:p>0.300</text:p>
          </table:table-cell>
          <table:table-cell table:style-name="ce207"/>
          <table:table-cell table:number-columns-repeated="57"/>
        </table:table-row>
        <table:table-row table:style-name="ro5">
          <table:table-cell table:style-name="Default"/>
          <table:table-cell/>
          <table:table-cell table:style-name="ce423" office:value-type="string" calcext:value-type="string">
            <text:p>UF</text:p>
          </table:table-cell>
          <table:table-cell table:style-name="ce208" table:formula="of:=SUM([.D29:.D31])" office:value-type="float" office:value="0.8675" calcext:value-type="float">
            <text:p>0.8675</text:p>
          </table:table-cell>
          <table:table-cell table:style-name="ce208" table:formula="of:=SUM([.E29:.E31])" office:value-type="float" office:value="0.9545" calcext:value-type="float">
            <text:p>0.9545</text:p>
          </table:table-cell>
          <table:table-cell table:style-name="ce208" table:formula="of:=SUM([.F29:.F31])" office:value-type="float" office:value="0.9845" calcext:value-type="float">
            <text:p>0.9845</text:p>
          </table:table-cell>
          <table:table-cell table:number-columns-repeated="58"/>
        </table:table-row>
        <table:table-row table:style-name="ro5" table:number-rows-repeated="1048543">
          <table:table-cell table:number-columns-repeated="64"/>
        </table:table-row>
        <table:table-row table:style-name="ro5">
          <table:table-cell table:number-columns-repeated="64"/>
        </table:table-row>
      </table:table>
      <table:table table:name="Output" table:style-name="ta6">
        <office:forms form:automatic-focus="false" form:apply-design-mode="false"/>
        <table:table-column table:style-name="co21" table:default-cell-style-name="ce41"/>
        <table:table-column table:style-name="co22" table:default-cell-style-name="ce41"/>
        <table:table-column table:style-name="co23" table:number-columns-repeated="2" table:default-cell-style-name="ce41"/>
        <table:table-column table:style-name="co24" table:default-cell-style-name="ce41"/>
        <table:table-column table:style-name="co15" table:default-cell-style-name="ce41"/>
        <table:table-column table:style-name="co4" table:number-columns-repeated="2" table:default-cell-style-name="ce41"/>
        <table:table-column table:style-name="co25" table:default-cell-style-name="ce41"/>
        <table:table-column table:style-name="co4" table:number-columns-repeated="3" table:default-cell-style-name="ce41"/>
        <table:table-column table:style-name="co26" table:default-cell-style-name="ce41"/>
        <table:table-column table:style-name="co27" table:default-cell-style-name="ce41"/>
        <table:table-column table:style-name="co4" table:default-cell-style-name="ce41"/>
        <table:table-column table:style-name="co28" table:default-cell-style-name="ce41"/>
        <table:table-column table:style-name="co7" table:default-cell-style-name="ce41"/>
        <table:table-column table:style-name="co4" table:number-columns-repeated="47" table:default-cell-style-name="ce41"/>
        <table:table-row table:style-name="ro5">
          <table:table-cell table:number-columns-repeated="2"/>
          <table:table-cell table:style-name="ce181" table:number-columns-repeated="3"/>
          <table:table-cell table:number-columns-repeated="59"/>
        </table:table-row>
        <table:table-row table:style-name="ro5">
          <table:table-cell/>
          <table:table-cell table:style-name="ce132" office:value-type="string" calcext:value-type="string">
            <text:p>Copy-paste this tables into new files with .samlib extension</text:p>
          </table:table-cell>
          <table:table-cell table:style-name="ce181" table:number-columns-repeated="3"/>
          <table:table-cell table:number-columns-repeated="59"/>
        </table:table-row>
        <table:table-row table:style-name="ro5">
          <table:table-cell/>
          <table:table-cell table:style-name="ce132" office:value-type="string" calcext:value-type="string">
            <text:p>Skip the first three lines to add them as entries of an existing library</text:p>
          </table:table-cell>
          <table:table-cell table:style-name="ce181" table:number-columns-repeated="3"/>
          <table:table-cell table:number-columns-repeated="59"/>
        </table:table-row>
        <table:table-row table:style-name="ro5">
          <table:table-cell/>
          <table:table-cell table:style-name="ce132"/>
          <table:table-cell table:style-name="ce181" table:number-columns-repeated="3"/>
          <table:table-cell table:number-columns-repeated="59"/>
        </table:table-row>
        <table:table-row table:style-name="ro5">
          <table:table-cell/>
          <table:table-cell table:style-name="ce215" office:value-type="string" calcext:value-type="string">
            <text:p>library CustomODM</text:p>
          </table:table-cell>
          <table:table-cell table:style-name="ce217" office:value-type="string" calcext:value-type="string">
            <text:p>Variables</text:p>
          </table:table-cell>
          <table:table-cell table:style-name="ce217" office:value-type="string" calcext:value-type="string">
            <text:p>Format</text:p>
          </table:table-cell>
          <table:table-cell table:style-name="ce217" office:value-type="string" calcext:value-type="string">
            <text:p>Alias</text:p>
          </table:table-cell>
          <table:table-cell table:number-columns-repeated="59"/>
        </table:table-row>
        <table:table-row table:style-name="ro5">
          <table:table-cell/>
          <table:table-cell table:style-name="ce215" office:value-type="string" calcext:value-type="string">
            <text:p>type ODM</text:p>
          </table:table-cell>
          <table:table-cell table:style-name="ce181" table:number-columns-repeated="3"/>
          <table:table-cell table:number-columns-repeated="59"/>
        </table:table-row>
        <table:table-row table:style-name="ro5">
          <table:table-cell/>
          <table:table-cell table:style-name="ce215" office:value-type="string" calcext:value-type="string">
            <text:p>entries 1</text:p>
          </table:table-cell>
          <table:table-cell table:style-name="ce181" table:number-columns-repeated="3"/>
          <table:table-cell table:number-columns-repeated="59"/>
        </table:table-row>
        <table:table-row table:style-name="ro5">
          <table:table-cell/>
          <table:table-cell table:style-name="ce215" table:formula="of:=&quot;entry &quot;&amp;INDIRECT([.C8])" office:value-type="string" office:string-value="entry FirstSolar_FS395_plus" calcext:value-type="string">
            <text:p>entry FirstSolar_FS395_plus</text:p>
          </table:table-cell>
          <table:table-cell table:style-name="ce218" office:value-type="string" calcext:value-type="string">
            <text:p>name</text:p>
          </table:table-cell>
          <table:table-cell table:style-name="ce218"/>
          <table:table-cell table:style-name="ce218" office:value-type="string" calcext:value-type="string">
            <text:p>name</text:p>
          </table:table-cell>
          <table:table-cell table:style-name="ce5"/>
          <table:table-cell table:number-columns-repeated="58"/>
        </table:table-row>
        <table:table-row table:style-name="ro5">
          <table:table-cell/>
          <table:table-cell table:style-name="ce216" table:formula="of:=IFERROR(TEXT(ROW([.B9])-ROW([.B$8])-COUNTBLANK([.B$8:.B8]);&quot;00&quot;)&amp;&quot;:pv.mod.odm.&quot;&amp;[.C9]&amp;&quot;=&quot;&amp;IF(ISBLANK([.D9]);INDIRECT([.C9]);TEXT(INDIRECT([.C9]);[.D9]));&quot;&quot;)" office:value-type="string" office:string-value="01:pv.mod.odm.material=CdTe" calcext:value-type="string">
            <text:p>01:pv.mod.odm.material=CdTe</text:p>
          </table:table-cell>
          <table:table-cell table:style-name="ce218" office:value-type="string" calcext:value-type="string">
            <text:p>material</text:p>
          </table:table-cell>
          <table:table-cell table:style-name="ce218"/>
          <table:table-cell table:style-name="ce218" office:value-type="string" calcext:value-type="string">
            <text:p>source</text:p>
          </table:table-cell>
          <table:table-cell table:number-columns-repeated="59"/>
        </table:table-row>
        <table:table-row table:style-name="ro5">
          <table:table-cell/>
          <table:table-cell table:style-name="ce216" table:formula="of:=IFERROR(TEXT(ROW([.B10])-ROW([.B$8])-COUNTBLANK([.B$8:.B9]);&quot;00&quot;)&amp;&quot;:pv.mod.odm.&quot;&amp;[.C10]&amp;&quot;=&quot;&amp;IF(ISBLANK([.D10]);INDIRECT([.C10]);TEXT(INDIRECT([.C10]);[.D10]));&quot;&quot;)" office:value-type="string" office:string-value="02:pv.mod.odm.nJunct=1" calcext:value-type="string">
            <text:p>02:pv.mod.odm.nJunct=1</text:p>
          </table:table-cell>
          <table:table-cell table:style-name="ce218" office:value-type="string" calcext:value-type="string">
            <text:p>nJunct</text:p>
          </table:table-cell>
          <table:table-cell table:style-name="ce219" office:value-type="string" calcext:value-type="string">
            <text:p>0</text:p>
          </table:table-cell>
          <table:table-cell table:style-name="ce218"/>
          <table:table-cell table:style-name="ce182"/>
          <table:table-cell table:number-columns-repeated="58"/>
        </table:table-row>
        <table:table-row table:style-name="ro5">
          <table:table-cell/>
          <table:table-cell table:style-name="ce216" table:formula="of:=IFERROR(TEXT(ROW([.B11])-ROW([.B$8])-COUNTBLANK([.B$8:.B10]);&quot;00&quot;)&amp;&quot;:pv.mod.odm.&quot;&amp;[.C11]&amp;&quot;=&quot;&amp;IF(ISBLANK([.D11]);INDIRECT([.C11]);TEXT(INDIRECT([.C11]);[.D11]));&quot;&quot;)" office:value-type="string" office:string-value="03:pv.mod.odm.isCPV=0" calcext:value-type="string">
            <text:p>03:pv.mod.odm.isCPV=0</text:p>
          </table:table-cell>
          <table:table-cell table:style-name="ce218" office:value-type="string" calcext:value-type="string">
            <text:p>isCPV</text:p>
          </table:table-cell>
          <table:table-cell table:style-name="ce219" office:value-type="string" calcext:value-type="string">
            <text:p>0</text:p>
          </table:table-cell>
          <table:table-cell table:style-name="ce218"/>
          <table:table-cell table:number-columns-repeated="59"/>
        </table:table-row>
        <table:table-row table:style-name="ro5">
          <table:table-cell/>
          <table:table-cell table:style-name="ce216" table:formula="of:=IFERROR(TEXT(ROW([.B12])-ROW([.B$8])-COUNTBLANK([.B$8:.B11]);&quot;00&quot;)&amp;&quot;:pv.mod.odm.&quot;&amp;[.C12]&amp;&quot;=&quot;&amp;IF(ISBLANK([.D12]);INDIRECT([.C12]);TEXT(INDIRECT([.C12]);[.D12]));&quot;&quot;)" office:value-type="string" office:string-value="04:pv.mod.odm.Nbpd=4" calcext:value-type="string">
            <text:p>04:pv.mod.odm.Nbpd=4</text:p>
          </table:table-cell>
          <table:table-cell table:style-name="ce218" office:value-type="string" calcext:value-type="string">
            <text:p>Nbpd</text:p>
          </table:table-cell>
          <table:table-cell table:style-name="ce219" office:value-type="string" calcext:value-type="string">
            <text:p>0</text:p>
          </table:table-cell>
          <table:table-cell table:style-name="ce218"/>
          <table:table-cell table:number-columns-repeated="59"/>
        </table:table-row>
        <table:table-row table:style-name="ro5">
          <table:table-cell/>
          <table:table-cell table:style-name="ce216" table:formula="of:=IFERROR(TEXT(ROW([.B13])-ROW([.B$8])-COUNTBLANK([.B$8:.B12]);&quot;00&quot;)&amp;&quot;:pv.mod.odm.&quot;&amp;[.C13]&amp;&quot;=&quot;&amp;IF(ISBLANK([.D13]);INDIRECT([.C13]);TEXT(INDIRECT([.C13]);[.D13]));&quot;&quot;)" office:value-type="string" office:string-value="05:pv.mod.odm.area=0.72" calcext:value-type="string">
            <text:p>05:pv.mod.odm.area=0.72</text:p>
          </table:table-cell>
          <table:table-cell table:style-name="ce218" office:value-type="string" calcext:value-type="string">
            <text:p>area</text:p>
          </table:table-cell>
          <table:table-cell table:style-name="ce218" office:value-type="string" calcext:value-type="string">
            <text:p>0.0####</text:p>
          </table:table-cell>
          <table:table-cell table:style-name="ce218" office:value-type="string" calcext:value-type="string">
            <text:p>a_c</text:p>
          </table:table-cell>
          <table:table-cell table:number-columns-repeated="59"/>
        </table:table-row>
        <table:table-row table:style-name="ro5">
          <table:table-cell/>
          <table:table-cell table:style-name="ce216" table:formula="of:=IFERROR(TEXT(ROW([.B14])-ROW([.B$8])-COUNTBLANK([.B$8:.B13]);&quot;00&quot;)&amp;&quot;:pv.mod.odm.&quot;&amp;[.C14]&amp;&quot;=&quot;&amp;IF(ISBLANK([.D14]);INDIRECT([.C14]);TEXT(INDIRECT([.C14]);[.D14]));&quot;&quot;)" office:value-type="string" office:string-value="06:pv.mod.odm.width=600.0" calcext:value-type="string">
            <text:p>06:pv.mod.odm.width=600.0</text:p>
          </table:table-cell>
          <table:table-cell table:style-name="ce218" office:value-type="string" calcext:value-type="string">
            <text:p>width</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15])-ROW([.B$8])-COUNTBLANK([.B$8:.B14]);&quot;00&quot;)&amp;&quot;:pv.mod.odm.&quot;&amp;[.C15]&amp;&quot;=&quot;&amp;IF(ISBLANK([.D15]);INDIRECT([.C15]);TEXT(INDIRECT([.C15]);[.D15]));&quot;&quot;)" office:value-type="string" office:string-value="07:pv.mod.odm.length=1200.0" calcext:value-type="string">
            <text:p>07:pv.mod.odm.length=1200.0</text:p>
          </table:table-cell>
          <table:table-cell table:style-name="ce218" office:value-type="string" calcext:value-type="string">
            <text:p>length</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16])-ROW([.B$8])-COUNTBLANK([.B$8:.B15]);&quot;00&quot;)&amp;&quot;:pv.mod.odm.&quot;&amp;[.C16]&amp;&quot;=&quot;&amp;IF(ISBLANK([.D16]);INDIRECT([.C16]);TEXT(INDIRECT([.C16]);[.D16]));&quot;&quot;)" office:value-type="string" office:string-value="08:pv.mod.odm.Ns=73" calcext:value-type="string">
            <text:p>08:pv.mod.odm.Ns=73</text:p>
          </table:table-cell>
          <table:table-cell table:style-name="ce218" office:value-type="string" calcext:value-type="string">
            <text:p>Ns</text:p>
          </table:table-cell>
          <table:table-cell table:style-name="ce219" office:value-type="string" calcext:value-type="string">
            <text:p>0</text:p>
          </table:table-cell>
          <table:table-cell table:style-name="ce218" office:value-type="string" calcext:value-type="string">
            <text:p>Ns</text:p>
          </table:table-cell>
          <table:table-cell table:number-columns-repeated="59"/>
        </table:table-row>
        <table:table-row table:style-name="ro5">
          <table:table-cell/>
          <table:table-cell table:style-name="ce216" table:formula="of:=IFERROR(TEXT(ROW([.B17])-ROW([.B$8])-COUNTBLANK([.B$8:.B16]);&quot;00&quot;)&amp;&quot;:pv.mod.odm.&quot;&amp;[.C17]&amp;&quot;=&quot;&amp;IF(ISBLANK([.D17]);INDIRECT([.C17]);TEXT(INDIRECT([.C17]);[.D17]));&quot;&quot;)" office:value-type="string" office:string-value="09:pv.mod.odm.Np=2" calcext:value-type="string">
            <text:p>09:pv.mod.odm.Np=2</text:p>
          </table:table-cell>
          <table:table-cell table:style-name="ce218" office:value-type="string" calcext:value-type="string">
            <text:p>Np</text:p>
          </table:table-cell>
          <table:table-cell table:style-name="ce219" office:value-type="string" calcext:value-type="string">
            <text:p>0</text:p>
          </table:table-cell>
          <table:table-cell table:style-name="ce218"/>
          <table:table-cell table:style-name="ce5"/>
          <table:table-cell table:number-columns-repeated="58"/>
        </table:table-row>
        <table:table-row table:style-name="ro5">
          <table:table-cell/>
          <table:table-cell table:style-name="ce216" table:formula="of:=IFERROR(TEXT(ROW([.B18])-ROW([.B$8])-COUNTBLANK([.B$8:.B17]);&quot;00&quot;)&amp;&quot;:pv.mod.odm.&quot;&amp;[.C18]&amp;&quot;=&quot;&amp;IF(ISBLANK([.D18]);INDIRECT([.C18]);TEXT(INDIRECT([.C18]);[.D18]));&quot;&quot;)" office:value-type="string" office:string-value="10:pv.mod.odm.G_ref=1000.0" calcext:value-type="string">
            <text:p>10:pv.mod.odm.G_ref=1000.0</text:p>
          </table:table-cell>
          <table:table-cell table:style-name="ce218" office:value-type="string" calcext:value-type="string">
            <text:p>G_ref</text:p>
          </table:table-cell>
          <table:table-cell table:style-name="ce218" office:value-type="string" calcext:value-type="string">
            <text:p>0.0#</text:p>
          </table:table-cell>
          <table:table-cell table:style-name="ce218"/>
          <table:table-cell table:style-name="ce5"/>
          <table:table-cell table:number-columns-repeated="58"/>
        </table:table-row>
        <table:table-row table:style-name="ro5">
          <table:table-cell/>
          <table:table-cell table:style-name="ce216" table:formula="of:=IFERROR(TEXT(ROW([.B19])-ROW([.B$8])-COUNTBLANK([.B$8:.B18]);&quot;00&quot;)&amp;&quot;:pv.mod.odm.&quot;&amp;[.C19]&amp;&quot;=&quot;&amp;IF(ISBLANK([.D19]);INDIRECT([.C19]);TEXT(INDIRECT([.C19]);[.D19]));&quot;&quot;)" office:value-type="string" office:string-value="11:pv.mod.odm.Tc_ref=25.0" calcext:value-type="string">
            <text:p>11:pv.mod.odm.Tc_ref=25.0</text:p>
          </table:table-cell>
          <table:table-cell table:style-name="ce218" office:value-type="string" calcext:value-type="string">
            <text:p>Tc_ref</text:p>
          </table:table-cell>
          <table:table-cell table:style-name="ce218" office:value-type="string" calcext:value-type="string">
            <text:p>0.0#</text:p>
          </table:table-cell>
          <table:table-cell table:style-name="ce218"/>
          <table:table-cell table:style-name="ce5"/>
          <table:table-cell table:number-columns-repeated="58"/>
        </table:table-row>
        <table:table-row table:style-name="ro5">
          <table:table-cell/>
          <table:table-cell table:style-name="ce216" table:formula="of:=IFERROR(TEXT(ROW([.B20])-ROW([.B$8])-COUNTBLANK([.B$8:.B19]);&quot;00&quot;)&amp;&quot;:pv.mod.odm.&quot;&amp;[.C20]&amp;&quot;=&quot;&amp;IF(ISBLANK([.D20]);INDIRECT([.C20]);TEXT(INDIRECT([.C20]);[.D20]));&quot;&quot;)" office:value-type="string" office:string-value="12:pv.mod.odm.AM_ref=1.5" calcext:value-type="string">
            <text:p>12:pv.mod.odm.AM_ref=1.5</text:p>
          </table:table-cell>
          <table:table-cell table:style-name="ce218" office:value-type="string" calcext:value-type="string">
            <text:p>AM_ref</text:p>
          </table:table-cell>
          <table:table-cell table:style-name="ce218" office:value-type="string" calcext:value-type="string">
            <text:p>0.0#</text:p>
          </table:table-cell>
          <table:table-cell table:style-name="ce218"/>
          <table:table-cell table:style-name="ce5"/>
          <table:table-cell table:number-columns-repeated="58"/>
        </table:table-row>
        <table:table-row table:style-name="ro5">
          <table:table-cell/>
          <table:table-cell table:style-name="ce216" table:formula="of:=IFERROR(TEXT(ROW([.B21])-ROW([.B$8])-COUNTBLANK([.B$8:.B20]);&quot;00&quot;)&amp;&quot;:pv.mod.odm.&quot;&amp;[.C21]&amp;&quot;=&quot;&amp;IF(ISBLANK([.D21]);INDIRECT([.C21]);TEXT(INDIRECT([.C21]);[.D21]));&quot;&quot;)" office:value-type="string" office:string-value="13:pv.mod.odm.Isc_ref=2.29" calcext:value-type="string">
            <text:p>13:pv.mod.odm.Isc_ref=2.29</text:p>
          </table:table-cell>
          <table:table-cell table:style-name="ce218" office:value-type="string" calcext:value-type="string">
            <text:p>Isc_ref</text:p>
          </table:table-cell>
          <table:table-cell table:style-name="ce218" office:value-type="string" calcext:value-type="string">
            <text:p>0.0####</text:p>
          </table:table-cell>
          <table:table-cell table:style-name="ce218" office:value-type="string" calcext:value-type="string">
            <text:p>i_sc_ref</text:p>
          </table:table-cell>
          <table:table-cell table:style-name="ce5"/>
          <table:table-cell table:number-columns-repeated="58"/>
        </table:table-row>
        <table:table-row table:style-name="ro5">
          <table:table-cell/>
          <table:table-cell table:style-name="ce216" table:formula="of:=IFERROR(TEXT(ROW([.B22])-ROW([.B$8])-COUNTBLANK([.B$8:.B21]);&quot;00&quot;)&amp;&quot;:pv.mod.odm.&quot;&amp;[.C22]&amp;&quot;=&quot;&amp;IF(ISBLANK([.D22]);INDIRECT([.C22]);TEXT(INDIRECT([.C22]);[.D22]));&quot;&quot;)" office:value-type="string" office:string-value="14:pv.mod.odm.Voc_ref=58.0" calcext:value-type="string">
            <text:p>14:pv.mod.odm.Voc_ref=58.0</text:p>
          </table:table-cell>
          <table:table-cell table:style-name="ce218" office:value-type="string" calcext:value-type="string">
            <text:p>Voc_ref</text:p>
          </table:table-cell>
          <table:table-cell table:style-name="ce218" office:value-type="string" calcext:value-type="string">
            <text:p>0.0####</text:p>
          </table:table-cell>
          <table:table-cell table:style-name="ce218" office:value-type="string" calcext:value-type="string">
            <text:p>v_oc_ref</text:p>
          </table:table-cell>
          <table:table-cell table:number-columns-repeated="59"/>
        </table:table-row>
        <table:table-row table:style-name="ro5">
          <table:table-cell/>
          <table:table-cell table:style-name="ce216" table:formula="of:=IFERROR(TEXT(ROW([.B23])-ROW([.B$8])-COUNTBLANK([.B$8:.B22]);&quot;00&quot;)&amp;&quot;:pv.mod.odm.&quot;&amp;[.C23]&amp;&quot;=&quot;&amp;IF(ISBLANK([.D23]);INDIRECT([.C23]);TEXT(INDIRECT([.C23]);[.D23]));&quot;&quot;)" office:value-type="string" office:string-value="15:pv.mod.odm.Imp_ref=2.08" calcext:value-type="string">
            <text:p>15:pv.mod.odm.Imp_ref=2.08</text:p>
          </table:table-cell>
          <table:table-cell table:style-name="ce218" office:value-type="string" calcext:value-type="string">
            <text:p>Imp_ref</text:p>
          </table:table-cell>
          <table:table-cell table:style-name="ce218" office:value-type="string" calcext:value-type="string">
            <text:p>0.0####</text:p>
          </table:table-cell>
          <table:table-cell table:style-name="ce218" office:value-type="string" calcext:value-type="string">
            <text:p>i_mp_ref</text:p>
          </table:table-cell>
          <table:table-cell table:number-columns-repeated="59"/>
        </table:table-row>
        <table:table-row table:style-name="ro5">
          <table:table-cell/>
          <table:table-cell table:style-name="ce216" table:formula="of:=IFERROR(TEXT(ROW([.B24])-ROW([.B$8])-COUNTBLANK([.B$8:.B23]);&quot;00&quot;)&amp;&quot;:pv.mod.odm.&quot;&amp;[.C24]&amp;&quot;=&quot;&amp;IF(ISBLANK([.D24]);INDIRECT([.C24]);TEXT(INDIRECT([.C24]);[.D24]));&quot;&quot;)" office:value-type="string" office:string-value="16:pv.mod.odm.Vmp_ref=45.7" calcext:value-type="string">
            <text:p>16:pv.mod.odm.Vmp_ref=45.7</text:p>
          </table:table-cell>
          <table:table-cell table:style-name="ce218" office:value-type="string" calcext:value-type="string">
            <text:p>Vmp_ref</text:p>
          </table:table-cell>
          <table:table-cell table:style-name="ce218" office:value-type="string" calcext:value-type="string">
            <text:p>0.0####</text:p>
          </table:table-cell>
          <table:table-cell table:style-name="ce218" office:value-type="string" calcext:value-type="string">
            <text:p>v_mp_ref</text:p>
          </table:table-cell>
          <table:table-cell table:number-columns-repeated="59"/>
        </table:table-row>
        <table:table-row table:style-name="ro5">
          <table:table-cell/>
          <table:table-cell table:style-name="ce216" table:formula="of:=IFERROR(TEXT(ROW([.B25])-ROW([.B$8])-COUNTBLANK([.B$8:.B24]);&quot;00&quot;)&amp;&quot;:pv.mod.odm.&quot;&amp;[.C25]&amp;&quot;=&quot;&amp;IF(ISBLANK([.D25]);INDIRECT([.C25]);TEXT(INDIRECT([.C25]);[.D25]));&quot;&quot;)" office:value-type="string" office:string-value="17:pv.mod.odm.Pmp_ref=95.056" calcext:value-type="string">
            <text:p>17:pv.mod.odm.Pmp_ref=95.056</text:p>
          </table:table-cell>
          <table:table-cell table:style-name="ce218" office:value-type="string" calcext:value-type="string">
            <text:p>Pmp_ref</text:p>
          </table:table-cell>
          <table:table-cell table:style-name="ce218" office:value-type="string" calcext:value-type="string">
            <text:p>0.0####</text:p>
          </table:table-cell>
          <table:table-cell table:style-name="ce218" table:number-columns-repeated="2"/>
          <table:table-cell table:number-columns-repeated="58"/>
        </table:table-row>
        <table:table-row table:style-name="ro5">
          <table:table-cell/>
          <table:table-cell table:style-name="ce216" table:formula="of:=IFERROR(TEXT(ROW([.B26])-ROW([.B$8])-COUNTBLANK([.B$8:.B25]);&quot;00&quot;)&amp;&quot;:pv.mod.odm.&quot;&amp;[.C26]&amp;&quot;=&quot;&amp;IF(ISBLANK([.D26]);INDIRECT([.C26]);TEXT(INDIRECT([.C26]);[.D26]));&quot;&quot;)" office:value-type="string" office:string-value="18:pv.mod.odm.eta_ref=0.13202" calcext:value-type="string">
            <text:p>18:pv.mod.odm.eta_ref=0.13202</text:p>
          </table:table-cell>
          <table:table-cell table:style-name="ce218" office:value-type="string" calcext:value-type="string">
            <text:p>eta_ref</text:p>
          </table:table-cell>
          <table:table-cell table:style-name="ce218" office:value-type="string" calcext:value-type="string">
            <text:p>0.0####</text:p>
          </table:table-cell>
          <table:table-cell table:style-name="ce218" table:number-columns-repeated="2"/>
          <table:table-cell table:number-columns-repeated="58"/>
        </table:table-row>
        <table:table-row table:style-name="ro5">
          <table:table-cell/>
          <table:table-cell table:style-name="ce216" table:formula="of:=IFERROR(TEXT(ROW([.B27])-ROW([.B$8])-COUNTBLANK([.B$8:.B26]);&quot;00&quot;)&amp;&quot;:pv.mod.odm.&quot;&amp;[.C27]&amp;&quot;=&quot;&amp;IF(ISBLANK([.D27]);INDIRECT([.C27]);TEXT(INDIRECT([.C27]);[.D27]));&quot;&quot;)" office:value-type="string" office:string-value="19:pv.mod.odm.muIsc=3.9E-04" calcext:value-type="string">
            <text:p>19:pv.mod.odm.muIsc=3.9E-04</text:p>
          </table:table-cell>
          <table:table-cell table:style-name="ce218" office:value-type="string" calcext:value-type="string">
            <text:p>muIsc</text:p>
          </table:table-cell>
          <table:table-cell table:style-name="ce218" office:value-type="string" calcext:value-type="string">
            <text:p>0.0##E+##</text:p>
          </table:table-cell>
          <table:table-cell table:style-name="ce218" office:value-type="string" calcext:value-type="string">
            <text:p>alpha_sc</text:p>
          </table:table-cell>
          <table:table-cell table:style-name="ce218"/>
          <table:table-cell table:number-columns-repeated="58"/>
        </table:table-row>
        <table:table-row table:style-name="ro5">
          <table:table-cell/>
          <table:table-cell table:style-name="ce216" table:formula="of:=IFERROR(TEXT(ROW([.B28])-ROW([.B$8])-COUNTBLANK([.B$8:.B27]);&quot;00&quot;)&amp;&quot;:pv.mod.odm.&quot;&amp;[.C28]&amp;&quot;=&quot;&amp;IF(ISBLANK([.D28]);INDIRECT([.C28]);TEXT(INDIRECT([.C28]);[.D28]));&quot;&quot;)" office:value-type="string" office:string-value="20:pv.mod.odm.muVoc=-3.43E-03" calcext:value-type="string">
            <text:p>20:pv.mod.odm.muVoc=-3.43E-03</text:p>
          </table:table-cell>
          <table:table-cell table:style-name="ce218" office:value-type="string" calcext:value-type="string">
            <text:p>muVoc</text:p>
          </table:table-cell>
          <table:table-cell table:style-name="ce218" office:value-type="string" calcext:value-type="string">
            <text:p>0.0##E+##</text:p>
          </table:table-cell>
          <table:table-cell table:style-name="ce218" office:value-type="string" calcext:value-type="string">
            <text:p>beta_oc</text:p>
          </table:table-cell>
          <table:table-cell table:style-name="ce218"/>
          <table:table-cell table:number-columns-repeated="58"/>
        </table:table-row>
        <table:table-row table:style-name="ro5">
          <table:table-cell/>
          <table:table-cell table:style-name="ce216" table:formula="of:=IFERROR(TEXT(ROW([.B29])-ROW([.B$8])-COUNTBLANK([.B$8:.B28]);&quot;00&quot;)&amp;&quot;:pv.mod.odm.&quot;&amp;[.C29]&amp;&quot;=&quot;&amp;IF(ISBLANK([.D29]);INDIRECT([.C29]);TEXT(INDIRECT([.C29]);[.D29]));&quot;&quot;)" office:value-type="string" office:string-value="21:pv.mod.odm.muPmp=-2.9E-03" calcext:value-type="string">
            <text:p>21:pv.mod.odm.muPmp=-2.9E-03</text:p>
          </table:table-cell>
          <table:table-cell table:style-name="ce218" office:value-type="string" calcext:value-type="string">
            <text:p>muPmp</text:p>
          </table:table-cell>
          <table:table-cell table:style-name="ce218" office:value-type="string" calcext:value-type="string">
            <text:p>0.0##E+##</text:p>
          </table:table-cell>
          <table:table-cell table:style-name="ce218" office:value-type="string" calcext:value-type="string">
            <text:p>gamma_r</text:p>
          </table:table-cell>
          <table:table-cell table:style-name="ce218"/>
          <table:table-cell table:number-columns-repeated="58"/>
        </table:table-row>
        <table:table-row table:style-name="ro3">
          <table:table-cell/>
          <table:table-cell table:style-name="ce216" table:formula="of:=IFERROR(TEXT(ROW([.B30])-ROW([.B$8])-COUNTBLANK([.B$8:.B29]);&quot;00&quot;)&amp;&quot;:pv.mod.odm.&quot;&amp;[.C30]&amp;&quot;=&quot;&amp;IF(ISBLANK([.D30]);INDIRECT([.C30]);TEXT(INDIRECT([.C30]);[.D30]));&quot;&quot;)" office:value-type="string" office:string-value="22:pv.mod.odm.nDiode=1.487" calcext:value-type="string">
            <text:p>22:pv.mod.odm.nDiode=1.487</text:p>
          </table:table-cell>
          <table:table-cell table:style-name="ce218" office:value-type="string" calcext:value-type="string">
            <text:p>nDiode</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31])-ROW([.B$8])-COUNTBLANK([.B$8:.B30]);&quot;00&quot;)&amp;&quot;:pv.mod.odm.&quot;&amp;[.C31]&amp;&quot;=&quot;&amp;IF(ISBLANK([.D31]);INDIRECT([.C31]);TEXT(INDIRECT([.C31]);[.D31]));&quot;&quot;)" office:value-type="string" office:string-value="23:pv.mod.odm.Iph_ref=2.3242" calcext:value-type="string">
            <text:p>23:pv.mod.odm.Iph_ref=2.3242</text:p>
          </table:table-cell>
          <table:table-cell table:style-name="ce218" office:value-type="string" calcext:value-type="string">
            <text:p>Iph_ref</text:p>
          </table:table-cell>
          <table:table-cell table:style-name="ce218" office:value-type="string" calcext:value-type="string">
            <text:p>0.0####</text:p>
          </table:table-cell>
          <table:table-cell table:style-name="ce218" office:value-type="string" calcext:value-type="string">
            <text:p>IL_ref</text:p>
          </table:table-cell>
          <table:table-cell table:number-columns-repeated="59"/>
        </table:table-row>
        <table:table-row table:style-name="ro5">
          <table:table-cell/>
          <table:table-cell table:style-name="ce216" table:formula="of:=IFERROR(TEXT(ROW([.B32])-ROW([.B$8])-COUNTBLANK([.B$8:.B31]);&quot;00&quot;)&amp;&quot;:pv.mod.odm.&quot;&amp;[.C32]&amp;&quot;=&quot;&amp;IF(ISBLANK([.D32]);INDIRECT([.C32]);TEXT(INDIRECT([.C32]);[.D32]));&quot;&quot;)" office:value-type="string" office:string-value="24:pv.mod.odm.Io_ref=1.88E-09" calcext:value-type="string">
            <text:p>24:pv.mod.odm.Io_ref=1.88E-09</text:p>
          </table:table-cell>
          <table:table-cell table:style-name="ce218" office:value-type="string" calcext:value-type="string">
            <text:p>Io_ref</text:p>
          </table:table-cell>
          <table:table-cell table:style-name="ce218" office:value-type="string" calcext:value-type="string">
            <text:p>0.0##E+##</text:p>
          </table:table-cell>
          <table:table-cell table:style-name="ce218" office:value-type="string" calcext:value-type="string">
            <text:p>I0_ref</text:p>
          </table:table-cell>
          <table:table-cell/>
          <table:table-cell table:style-name="ce220"/>
          <table:table-cell table:number-columns-repeated="57"/>
        </table:table-row>
        <table:table-row table:style-name="ro5">
          <table:table-cell/>
          <table:table-cell table:style-name="ce216" table:formula="of:=IFERROR(TEXT(ROW([.B33])-ROW([.B$8])-COUNTBLANK([.B$8:.B32]);&quot;00&quot;)&amp;&quot;:pv.mod.odm.&quot;&amp;[.C33]&amp;&quot;=&quot;&amp;IF(ISBLANK([.D33]);INDIRECT([.C33]);TEXT(INDIRECT([.C33]);[.D33]));&quot;&quot;)" office:value-type="string" office:string-value="25:pv.mod.odm.Rs=1.85" calcext:value-type="string">
            <text:p>25:pv.mod.odm.Rs=1.85</text:p>
          </table:table-cell>
          <table:table-cell table:style-name="ce218" office:value-type="string" calcext:value-type="string">
            <text:p>Rs</text:p>
          </table:table-cell>
          <table:table-cell table:style-name="ce218" office:value-type="string" calcext:value-type="string">
            <text:p>0.0####</text:p>
          </table:table-cell>
          <table:table-cell table:style-name="ce218" office:value-type="string" calcext:value-type="string">
            <text:p>Rs_ref</text:p>
          </table:table-cell>
          <table:table-cell table:number-columns-repeated="59"/>
        </table:table-row>
        <table:table-row table:style-name="ro5">
          <table:table-cell/>
          <table:table-cell table:style-name="ce216" table:formula="of:=IFERROR(TEXT(ROW([.B34])-ROW([.B$8])-COUNTBLANK([.B$8:.B33]);&quot;00&quot;)&amp;&quot;:pv.mod.odm.&quot;&amp;[.C34]&amp;&quot;=&quot;&amp;IF(ISBLANK([.D34]);INDIRECT([.C34]);TEXT(INDIRECT([.C34]);[.D34]));&quot;&quot;)" office:value-type="string" office:string-value="26:pv.mod.odm.Rsh_ref=3950.0" calcext:value-type="string">
            <text:p>26:pv.mod.odm.Rsh_ref=3950.0</text:p>
          </table:table-cell>
          <table:table-cell table:style-name="ce218" office:value-type="string" calcext:value-type="string">
            <text:p>Rsh_ref</text:p>
          </table:table-cell>
          <table:table-cell table:style-name="ce218" office:value-type="string" calcext:value-type="string">
            <text:p>0.0####</text:p>
          </table:table-cell>
          <table:table-cell table:style-name="ce218" office:value-type="string" calcext:value-type="string">
            <text:p>Rsh_ref</text:p>
          </table:table-cell>
          <table:table-cell table:number-columns-repeated="59"/>
        </table:table-row>
        <table:table-row table:style-name="ro5">
          <table:table-cell/>
          <table:table-cell table:style-name="ce216" table:formula="of:=IFERROR(TEXT(ROW([.B35])-ROW([.B$8])-COUNTBLANK([.B$8:.B34]);&quot;00&quot;)&amp;&quot;:pv.mod.odm.&quot;&amp;[.C35]&amp;&quot;=&quot;&amp;IF(ISBLANK([.D35]);INDIRECT([.C35]);TEXT(INDIRECT([.C35]);[.D35]));&quot;&quot;)" office:value-type="string" office:string-value="27:pv.mod.odm.Eg_ref=1.5" calcext:value-type="string">
            <text:p>27:pv.mod.odm.Eg_ref=1.5</text:p>
          </table:table-cell>
          <table:table-cell table:style-name="ce218" office:value-type="string" calcext:value-type="string">
            <text:p>Eg_ref</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36])-ROW([.B$8])-COUNTBLANK([.B$8:.B35]);&quot;00&quot;)&amp;&quot;:pv.mod.odm.&quot;&amp;[.C36]&amp;&quot;=&quot;&amp;IF(ISBLANK([.D36]);INDIRECT([.C36]);TEXT(INDIRECT([.C36]);[.D36]));&quot;&quot;)" office:value-type="string" office:string-value="28:pv.mod.odm.muEg=0.0E+00" calcext:value-type="string">
            <text:p>28:pv.mod.odm.muEg=0.0E+00</text:p>
          </table:table-cell>
          <table:table-cell table:style-name="ce218" office:value-type="string" calcext:value-type="string">
            <text:p>muEg</text:p>
          </table:table-cell>
          <table:table-cell table:style-name="ce218" office:value-type="string" calcext:value-type="string">
            <text:p>0.0##E+##</text:p>
          </table:table-cell>
          <table:table-cell table:style-name="ce218"/>
          <table:table-cell table:number-columns-repeated="59"/>
        </table:table-row>
        <table:table-row table:style-name="ro5">
          <table:table-cell/>
          <table:table-cell table:style-name="ce216" table:formula="of:=IFERROR(TEXT(ROW([.B37])-ROW([.B$8])-COUNTBLANK([.B$8:.B36]);&quot;00&quot;)&amp;&quot;:pv.mod.odm.&quot;&amp;[.C37]&amp;&quot;=&quot;&amp;IF(ISBLANK([.D37]);INDIRECT([.C37]);TEXT(INDIRECT([.C37]);[.D37]));&quot;&quot;)" office:value-type="string" office:string-value="29:pv.mod.odm.muNdiode=0.0E+00" calcext:value-type="string">
            <text:p>29:pv.mod.odm.muNdiode=0.0E+00</text:p>
          </table:table-cell>
          <table:table-cell table:style-name="ce218" office:value-type="string" calcext:value-type="string">
            <text:p>muNdiode</text:p>
          </table:table-cell>
          <table:table-cell table:style-name="ce218" office:value-type="string" calcext:value-type="string">
            <text:p>0.0##E+##</text:p>
          </table:table-cell>
          <table:table-cell table:style-name="ce218" office:value-type="string" calcext:value-type="string">
            <text:p>adjust</text:p>
          </table:table-cell>
          <table:table-cell table:number-columns-repeated="59"/>
        </table:table-row>
        <table:table-row table:style-name="ro5">
          <table:table-cell/>
          <table:table-cell table:style-name="ce216" table:formula="of:=IFERROR(TEXT(ROW([.B38])-ROW([.B$8])-COUNTBLANK([.B$8:.B37]);&quot;00&quot;)&amp;&quot;:pv.mod.odm.&quot;&amp;[.C38]&amp;&quot;=&quot;&amp;IF(ISBLANK([.D38]);INDIRECT([.C38]);TEXT(INDIRECT([.C38]);[.D38]));&quot;&quot;)" office:value-type="string" office:string-value="30:pv.mod.odm.di2mutau=0.95" calcext:value-type="string">
            <text:p>30:pv.mod.odm.di2mutau=0.95</text:p>
          </table:table-cell>
          <table:table-cell table:style-name="ce218" office:value-type="string" calcext:value-type="string">
            <text:p>di2mutau</text:p>
          </table:table-cell>
          <table:table-cell table:style-name="ce218" office:value-type="string" calcext:value-type="string">
            <text:p>0.0##</text:p>
          </table:table-cell>
          <table:table-cell table:style-name="ce218"/>
          <table:table-cell/>
          <table:table-cell office:value-type="string" calcext:value-type="string">
            <text:p>di2mutau</text:p>
          </table:table-cell>
          <table:table-cell table:number-columns-repeated="57"/>
        </table:table-row>
        <table:table-row table:style-name="ro5">
          <table:table-cell/>
          <table:table-cell table:style-name="ce216" table:formula="of:=IFERROR(TEXT(ROW([.B39])-ROW([.B$8])-COUNTBLANK([.B$8:.B38]);&quot;00&quot;)&amp;&quot;:pv.mod.odm.&quot;&amp;[.C39]&amp;&quot;=&quot;&amp;IF(ISBLANK([.D39]);INDIRECT([.C39]);TEXT(INDIRECT([.C39]);[.D39]));&quot;&quot;)" office:value-type="string" office:string-value="31:pv.mod.odm.Vbi=65.7" calcext:value-type="string">
            <text:p>31:pv.mod.odm.Vbi=65.7</text:p>
          </table:table-cell>
          <table:table-cell table:style-name="ce218" office:value-type="string" calcext:value-type="string">
            <text:p>Vbi</text:p>
          </table:table-cell>
          <table:table-cell table:style-name="ce218" office:value-type="string" calcext:value-type="string">
            <text:p>0.0#</text:p>
          </table:table-cell>
          <table:table-cell table:style-name="ce218"/>
          <table:table-cell/>
          <table:table-cell office:value-type="string" calcext:value-type="string">
            <text:p>Vbi</text:p>
          </table:table-cell>
          <table:table-cell table:number-columns-repeated="57"/>
        </table:table-row>
        <table:table-row table:style-name="ro5">
          <table:table-cell/>
          <table:table-cell table:style-name="ce216" table:formula="of:=IFERROR(TEXT(ROW([.B40])-ROW([.B$8])-COUNTBLANK([.B$8:.B39]);&quot;00&quot;)&amp;&quot;:pv.mod.odm.&quot;&amp;[.C40]&amp;&quot;=&quot;&amp;IF(ISBLANK([.D40]);INDIRECT([.C40]);TEXT(INDIRECT([.C40]);[.D40]));&quot;&quot;)" office:value-type="string" office:string-value="32:pv.mod.odm.Brev=3.92E-03" calcext:value-type="string">
            <text:p>32:pv.mod.odm.Brev=3.92E-03</text:p>
          </table:table-cell>
          <table:table-cell table:style-name="ce218" table:formula="of:=IF(NOT(ISERROR(SEARCH(&quot;PVsyst&quot;;Rev_model)));&quot;Brev&quot;;&quot;Vbr&quot;)" office:value-type="string" office:string-value="Brev" calcext:value-type="string">
            <text:p>Brev</text:p>
          </table:table-cell>
          <table:table-cell table:style-name="ce218" office:value-type="string" calcext:value-type="string">
            <text:p>0.0##E+##</text:p>
          </table:table-cell>
          <table:table-cell table:style-name="ce218"/>
          <table:table-cell/>
          <table:table-cell office:value-type="string" calcext:value-type="string">
            <text:p>Vbr</text:p>
          </table:table-cell>
          <table:table-cell table:number-columns-repeated="57"/>
        </table:table-row>
        <table:table-row table:style-name="ro5">
          <table:table-cell/>
          <table:table-cell table:style-name="ce216" table:formula="of:=IFERROR(TEXT(ROW([.B41])-ROW([.B$8])-COUNTBLANK([.B$8:.B40]);&quot;00&quot;)&amp;&quot;:pv.mod.odm.&quot;&amp;[.C41]&amp;&quot;=&quot;&amp;IF(ISBLANK([.D41]);INDIRECT([.C41]);TEXT(INDIRECT([.C41]);[.D41]));&quot;&quot;)" office:value-type="string" office:string-value="33:pv.mod.odm.Rsh_0=11500.0" calcext:value-type="string">
            <text:p>33:pv.mod.odm.Rsh_0=11500.0</text:p>
          </table:table-cell>
          <table:table-cell table:style-name="ce218" table:formula="of:=IF(NOT(ISERROR(SEARCH(&quot;PVsyst&quot;;Rsh_model)));&quot;Rsh_0&quot;;&quot;&quot;)" office:value-type="string" office:string-value="Rsh_0" calcext:value-type="string">
            <text:p>Rsh_0</text:p>
          </table:table-cell>
          <table:table-cell table:style-name="ce218" office:value-type="string" calcext:value-type="string">
            <text:p>0.0#</text:p>
          </table:table-cell>
          <table:table-cell table:style-name="ce218"/>
          <table:table-cell/>
          <table:table-cell office:value-type="string" calcext:value-type="string">
            <text:p>Rsh_0</text:p>
          </table:table-cell>
          <table:table-cell table:number-columns-repeated="57"/>
        </table:table-row>
        <table:table-row table:style-name="ro5">
          <table:table-cell/>
          <table:table-cell table:style-name="ce216" table:formula="of:=IFERROR(TEXT(ROW([.B42])-ROW([.B$8])-COUNTBLANK([.B$8:.B41]);&quot;00&quot;)&amp;&quot;:pv.mod.odm.&quot;&amp;[.C42]&amp;&quot;=&quot;&amp;IF(ISBLANK([.D42]);INDIRECT([.C42]);TEXT(INDIRECT([.C42]);[.D42]));&quot;&quot;)" office:value-type="string" office:string-value="34:pv.mod.odm.Rsh_exp=4.8" calcext:value-type="string">
            <text:p>34:pv.mod.odm.Rsh_exp=4.8</text:p>
          </table:table-cell>
          <table:table-cell table:style-name="ce218" table:formula="of:=IF(NOT(ISERROR(SEARCH(&quot;PVsyst&quot;;Rsh_model)));&quot;Rsh_exp&quot;;&quot;&quot;)" office:value-type="string" office:string-value="Rsh_exp" calcext:value-type="string">
            <text:p>Rsh_exp</text:p>
          </table:table-cell>
          <table:table-cell table:style-name="ce218" office:value-type="string" calcext:value-type="string">
            <text:p>0.0#</text:p>
          </table:table-cell>
          <table:table-cell table:style-name="ce218"/>
          <table:table-cell/>
          <table:table-cell office:value-type="string" calcext:value-type="string">
            <text:p>Rsh_exp</text:p>
          </table:table-cell>
          <table:table-cell table:number-columns-repeated="57"/>
        </table:table-row>
        <table:table-row table:style-name="ro5">
          <table:table-cell/>
          <table:table-cell table:style-name="ce216" table:formula="of:=IFERROR(TEXT(ROW([.B43])-ROW([.B$8])-COUNTBLANK([.B$8:.B42]);&quot;00&quot;)&amp;&quot;:pv.mod.odm.&quot;&amp;[.C43]&amp;&quot;=&quot;&amp;IF(ISBLANK([.D43]);INDIRECT([.C43]);TEXT(INDIRECT([.C43]);[.D43]));&quot;&quot;)">
            <text:p/>
          </table:table-cell>
          <table:table-cell table:style-name="ce218" table:formula="of:=IF(NOT(ISERROR(SEARCH(&quot;Bishop&quot;;Rev_model)));&quot;avalanche_a&quot;;&quot;&quot;)">
            <text:p/>
          </table:table-cell>
          <table:table-cell table:style-name="ce218" office:value-type="string" calcext:value-type="string">
            <text:p>0.0#</text:p>
          </table:table-cell>
          <table:table-cell table:style-name="ce218"/>
          <table:table-cell/>
          <table:table-cell office:value-type="string" calcext:value-type="string">
            <text:p>avalanche_a</text:p>
          </table:table-cell>
          <table:table-cell table:number-columns-repeated="57"/>
        </table:table-row>
        <table:table-row table:style-name="ro5">
          <table:table-cell/>
          <table:table-cell table:style-name="ce216" table:formula="of:=IFERROR(TEXT(ROW([.B44])-ROW([.B$8])-COUNTBLANK([.B$8:.B43]);&quot;00&quot;)&amp;&quot;:pv.mod.odm.&quot;&amp;[.C44]&amp;&quot;=&quot;&amp;IF(ISBLANK([.D44]);INDIRECT([.C44]);TEXT(INDIRECT([.C44]);[.D44]));&quot;&quot;)">
            <text:p/>
          </table:table-cell>
          <table:table-cell table:style-name="ce218" table:formula="of:=IF(NOT(ISERROR(SEARCH(&quot;Bishop&quot;;Rev_model)));&quot;avalanche_m&quot;;&quot;&quot;)">
            <text:p/>
          </table:table-cell>
          <table:table-cell table:style-name="ce218" office:value-type="string" calcext:value-type="string">
            <text:p>0.0#</text:p>
          </table:table-cell>
          <table:table-cell table:style-name="ce218"/>
          <table:table-cell/>
          <table:table-cell office:value-type="string" calcext:value-type="string">
            <text:p>avalanche_m</text:p>
          </table:table-cell>
          <table:table-cell table:number-columns-repeated="57"/>
        </table:table-row>
        <table:table-row table:style-name="ro5">
          <table:table-cell/>
          <table:table-cell table:style-name="ce216" table:formula="of:=IFERROR(TEXT(ROW([.B45])-ROW([.B$8])-COUNTBLANK([.B$8:.B44]);&quot;00&quot;)&amp;&quot;:pv.mod.odm.&quot;&amp;[.C45]&amp;&quot;=&quot;&amp;IF(ISBLANK([.D45]);INDIRECT([.C45]);TEXT(INDIRECT([.C45]);[.D45]));&quot;&quot;)" office:value-type="string" office:string-value="35:pv.mod.odm.NOCT=44.0" calcext:value-type="string">
            <text:p>35:pv.mod.odm.NOCT=44.0</text:p>
          </table:table-cell>
          <table:table-cell table:style-name="ce218" office:value-type="string" calcext:value-type="string">
            <text:p>NOCT</text:p>
          </table:table-cell>
          <table:table-cell table:style-name="ce218" office:value-type="string" calcext:value-type="string">
            <text:p>0.0#</text:p>
          </table:table-cell>
          <table:table-cell table:style-name="ce218" office:value-type="string" calcext:value-type="string">
            <text:p>t_noct</text:p>
          </table:table-cell>
          <table:table-cell table:number-columns-repeated="59"/>
        </table:table-row>
        <table:table-row table:style-name="ro5">
          <table:table-cell/>
          <table:table-cell table:style-name="ce216" table:formula="of:=IFERROR(TEXT(ROW([.B46])-ROW([.B$8])-COUNTBLANK([.B$8:.B45]);&quot;00&quot;)&amp;&quot;:pv.mod.odm.&quot;&amp;[.C46]&amp;&quot;=&quot;&amp;IF(ISBLANK([.D46]);INDIRECT([.C46]);TEXT(INDIRECT([.C46]);[.D46]));&quot;&quot;)" office:value-type="string" office:string-value="36:pv.mod.odm.TempModel=SAPM" calcext:value-type="string">
            <text:p>36:pv.mod.odm.TempModel=SAPM</text:p>
          </table:table-cell>
          <table:table-cell table:style-name="ce218" office:value-type="string" calcext:value-type="string">
            <text:p>TempModel</text:p>
          </table:table-cell>
          <table:table-cell table:style-name="ce218" table:number-columns-repeated="2"/>
          <table:table-cell table:number-columns-repeated="59"/>
        </table:table-row>
        <table:table-row table:style-name="ro5">
          <table:table-cell/>
          <table:table-cell table:style-name="ce216" table:formula="of:=IFERROR(TEXT(ROW([.B47])-ROW([.B$8])-COUNTBLANK([.B$8:.B46]);&quot;00&quot;)&amp;&quot;:pv.mod.odm.&quot;&amp;[.C47]&amp;&quot;=&quot;&amp;IF(ISBLANK([.D47]);INDIRECT([.C47]);TEXT(INDIRECT([.C47]);[.D47]));&quot;&quot;)" office:value-type="string" office:string-value="37:pv.mod.odm.a_wind=-3.47" calcext:value-type="string">
            <text:p>37:pv.mod.odm.a_wind=-3.47</text:p>
          </table:table-cell>
          <table:table-cell table:style-name="ce218" table:formula="of:=IF(TempModel=&quot;Uval&quot;;&quot;Uconst&quot;;&quot;a_wind&quot;)" office:value-type="string" office:string-value="a_wind" calcext:value-type="string">
            <text:p>a_wind</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48])-ROW([.B$8])-COUNTBLANK([.B$8:.B47]);&quot;00&quot;)&amp;&quot;:pv.mod.odm.&quot;&amp;[.C48]&amp;&quot;=&quot;&amp;IF(ISBLANK([.D48]);INDIRECT([.C48]);TEXT(INDIRECT([.C48]);[.D48]));&quot;&quot;)" office:value-type="string" office:string-value="38:pv.mod.odm.b_wind=-0.06" calcext:value-type="string">
            <text:p>38:pv.mod.odm.b_wind=-0.06</text:p>
          </table:table-cell>
          <table:table-cell table:style-name="ce218" table:formula="of:=IF(TempModel=&quot;Uval&quot;;&quot;Uwind&quot;;&quot;b_wind&quot;)" office:value-type="string" office:string-value="b_wind" calcext:value-type="string">
            <text:p>b_wind</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6" table:formula="of:=IFERROR(TEXT(ROW([.B49])-ROW([.B$8])-COUNTBLANK([.B$8:.B48]);&quot;00&quot;)&amp;&quot;:pv.mod.odm.&quot;&amp;[.C49]&amp;&quot;=&quot;&amp;IF(ISBLANK([.D49]);INDIRECT([.C49]);TEXT(INDIRECT([.C49]);[.D49]));&quot;&quot;)" office:value-type="string" office:string-value="39:pv.mod.odm.delT=3.0" calcext:value-type="string">
            <text:p>39:pv.mod.odm.delT=3.0</text:p>
          </table:table-cell>
          <table:table-cell table:style-name="ce218" table:formula="of:=IF(TempModel=&quot;Uval&quot;;&quot;absort&quot;;&quot;delT&quot;)" office:value-type="string" office:string-value="delT" calcext:value-type="string">
            <text:p>delT</text:p>
          </table:table-cell>
          <table:table-cell table:style-name="ce218" office:value-type="string" calcext:value-type="string">
            <text:p>0.0#</text:p>
          </table:table-cell>
          <table:table-cell table:style-name="ce218"/>
          <table:table-cell table:number-columns-repeated="59"/>
        </table:table-row>
        <table:table-row table:style-name="ro5">
          <table:table-cell/>
          <table:table-cell table:style-name="ce215" office:value-type="string" calcext:value-type="string">
            <text:p>!</text:p>
          </table:table-cell>
          <table:table-cell table:style-name="ce181"/>
          <table:table-cell table:style-name="ce218" table:number-columns-repeated="2"/>
          <table:table-cell table:number-columns-repeated="59"/>
        </table:table-row>
        <table:table-row table:style-name="ro5">
          <table:table-cell/>
          <table:table-cell table:style-name="ce283"/>
          <table:table-cell table:style-name="ce181"/>
          <table:table-cell table:style-name="ce218" table:number-columns-repeated="2"/>
          <table:table-cell table:style-name="ce5"/>
          <table:table-cell table:number-columns-repeated="58"/>
        </table:table-row>
        <table:table-row table:style-name="ro5">
          <table:table-cell/>
          <table:table-cell table:style-name="ce215" office:value-type="string" calcext:value-type="string">
            <text:p>library CustomUF</text:p>
          </table:table-cell>
          <table:table-cell table:style-name="ce181" table:number-columns-repeated="3"/>
          <table:table-cell table:number-columns-repeated="59"/>
        </table:table-row>
        <table:table-row table:style-name="ro5">
          <table:table-cell/>
          <table:table-cell table:style-name="ce215" office:value-type="string" calcext:value-type="string">
            <text:p>type UF</text:p>
          </table:table-cell>
          <table:table-cell table:style-name="ce181" table:number-columns-repeated="3"/>
          <table:table-cell table:number-columns-repeated="59"/>
        </table:table-row>
        <table:table-row table:style-name="ro5">
          <table:table-cell/>
          <table:table-cell table:style-name="ce215" office:value-type="string" calcext:value-type="string">
            <text:p>entries 1</text:p>
          </table:table-cell>
          <table:table-cell table:style-name="ce181" table:number-columns-repeated="3"/>
          <table:table-cell table:number-columns-repeated="59"/>
        </table:table-row>
        <table:table-row table:style-name="ro5">
          <table:table-cell/>
          <table:table-cell table:style-name="ce215" table:formula="of:=&quot;entry &quot;&amp;INDIRECT([.C55])" office:value-type="string" office:string-value="entry UF_SoitecCX500" calcext:value-type="string">
            <text:p>entry UF_SoitecCX500</text:p>
          </table:table-cell>
          <table:table-cell table:style-name="ce218" office:value-type="string" calcext:value-type="string">
            <text:p>UF_name</text:p>
          </table:table-cell>
          <table:table-cell table:style-name="ce218"/>
          <table:table-cell table:style-name="ce181"/>
          <table:table-cell table:number-columns-repeated="59"/>
        </table:table-row>
        <table:table-row table:style-name="ro5">
          <table:table-cell/>
          <table:table-cell table:style-name="ce216" table:formula="of:=TEXT(ROW([.B56])-ROW([.B$55]);&quot;00&quot;)&amp;&quot;:pv.mod.UF.&quot;&amp;RIGHT([.C56];LEN([.C56])-3)&amp;&quot;=&quot;&amp;TEXT(INDIRECT([.C56]);[.D56])" office:value-type="string" office:string-value="01:pv.mod.UF.wAM=0.4" calcext:value-type="string">
            <text:p>01:pv.mod.UF.wAM=0.4</text:p>
          </table:table-cell>
          <table:table-cell table:style-name="ce218" office:value-type="string" calcext:value-type="string">
            <text:p>UF_wAM</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57])-ROW([.B$55]);&quot;00&quot;)&amp;&quot;:pv.mod.UF.&quot;&amp;RIGHT([.C57];LEN([.C57])-3)&amp;&quot;=&quot;&amp;TEXT(INDIRECT([.C57]);[.D57])" office:value-type="string" office:string-value="02:pv.mod.UF.AMthld=1.7" calcext:value-type="string">
            <text:p>02:pv.mod.UF.AMthld=1.7</text:p>
          </table:table-cell>
          <table:table-cell table:style-name="ce218" office:value-type="string" calcext:value-type="string">
            <text:p>UF_AMthld</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58])-ROW([.B$55]);&quot;00&quot;)&amp;&quot;:pv.mod.UF.&quot;&amp;RIGHT([.C58];LEN([.C58])-3)&amp;&quot;=&quot;&amp;TEXT(INDIRECT([.C58]);[.D58])" office:value-type="string" office:string-value="03:pv.mod.UF.sAMhi=-0.1" calcext:value-type="string">
            <text:p>03:pv.mod.UF.sAMhi=-0.1</text:p>
          </table:table-cell>
          <table:table-cell table:style-name="ce218" office:value-type="string" calcext:value-type="string">
            <text:p>UF_sAMhi</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59])-ROW([.B$55]);&quot;00&quot;)&amp;&quot;:pv.mod.UF.&quot;&amp;RIGHT([.C59];LEN([.C59])-3)&amp;&quot;=&quot;&amp;TEXT(INDIRECT([.C59]);[.D59])" office:value-type="string" office:string-value="04:pv.mod.UF.sAMlo=0.1" calcext:value-type="string">
            <text:p>04:pv.mod.UF.sAMlo=0.1</text:p>
          </table:table-cell>
          <table:table-cell table:style-name="ce218" office:value-type="string" calcext:value-type="string">
            <text:p>UF_sAMlo</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0])-ROW([.B$55]);&quot;00&quot;)&amp;&quot;:pv.mod.UF.&quot;&amp;RIGHT([.C60];LEN([.C60])-3)&amp;&quot;=&quot;&amp;TEXT(INDIRECT([.C60]);[.D60])" office:value-type="string" office:string-value="05:pv.mod.UF.wT=0.3" calcext:value-type="string">
            <text:p>05:pv.mod.UF.wT=0.3</text:p>
          </table:table-cell>
          <table:table-cell table:style-name="ce218" office:value-type="string" calcext:value-type="string">
            <text:p>UF_wT</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1])-ROW([.B$55]);&quot;00&quot;)&amp;&quot;:pv.mod.UF.&quot;&amp;RIGHT([.C61];LEN([.C61])-3)&amp;&quot;=&quot;&amp;TEXT(INDIRECT([.C61]);[.D61])" office:value-type="string" office:string-value="06:pv.mod.UF.Tthld=25.0" calcext:value-type="string">
            <text:p>06:pv.mod.UF.Tthld=25.0</text:p>
          </table:table-cell>
          <table:table-cell table:style-name="ce218" office:value-type="string" calcext:value-type="string">
            <text:p>UF_Tthld</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2])-ROW([.B$55]);&quot;00&quot;)&amp;&quot;:pv.mod.UF.&quot;&amp;RIGHT([.C62];LEN([.C62])-3)&amp;&quot;=&quot;&amp;TEXT(INDIRECT([.C62]);[.D62])" office:value-type="string" office:string-value="07:pv.mod.UF.sThi=0.0" calcext:value-type="string">
            <text:p>07:pv.mod.UF.sThi=0.0</text:p>
          </table:table-cell>
          <table:table-cell table:style-name="ce218" office:value-type="string" calcext:value-type="string">
            <text:p>UF_sThi</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3])-ROW([.B$55]);&quot;00&quot;)&amp;&quot;:pv.mod.UF.&quot;&amp;RIGHT([.C63];LEN([.C63])-3)&amp;&quot;=&quot;&amp;TEXT(INDIRECT([.C63]);[.D63])" office:value-type="string" office:string-value="08:pv.mod.UF.sTlo=0.01" calcext:value-type="string">
            <text:p>08:pv.mod.UF.sTlo=0.01</text:p>
          </table:table-cell>
          <table:table-cell table:style-name="ce218" office:value-type="string" calcext:value-type="string">
            <text:p>UF_sTlo</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4])-ROW([.B$55]);&quot;00&quot;)&amp;&quot;:pv.mod.UF.&quot;&amp;RIGHT([.C64];LEN([.C64])-3)&amp;&quot;=&quot;&amp;TEXT(INDIRECT([.C64]);[.D64])" office:value-type="string" office:string-value="09:pv.mod.UF.wE=0.3" calcext:value-type="string">
            <text:p>09:pv.mod.UF.wE=0.3</text:p>
          </table:table-cell>
          <table:table-cell table:style-name="ce218" office:value-type="string" calcext:value-type="string">
            <text:p>UF_wE</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5])-ROW([.B$55]);&quot;00&quot;)&amp;&quot;:pv.mod.UF.&quot;&amp;RIGHT([.C65];LEN([.C65])-3)&amp;&quot;=&quot;&amp;TEXT(INDIRECT([.C65]);[.D65])" office:value-type="string" office:string-value="10:pv.mod.UF.Ethld=0.8" calcext:value-type="string">
            <text:p>10:pv.mod.UF.Ethld=0.8</text:p>
          </table:table-cell>
          <table:table-cell table:style-name="ce218" office:value-type="string" calcext:value-type="string">
            <text:p>UF_Ethld</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6])-ROW([.B$55]);&quot;00&quot;)&amp;&quot;:pv.mod.UF.&quot;&amp;RIGHT([.C66];LEN([.C66])-3)&amp;&quot;=&quot;&amp;TEXT(INDIRECT([.C66]);[.D66])" office:value-type="string" office:string-value="11:pv.mod.UF.sEhi=0.0" calcext:value-type="string">
            <text:p>11:pv.mod.UF.sEhi=0.0</text:p>
          </table:table-cell>
          <table:table-cell table:style-name="ce218" office:value-type="string" calcext:value-type="string">
            <text:p>UF_sEhi</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6" table:formula="of:=TEXT(ROW([.B67])-ROW([.B$55]);&quot;00&quot;)&amp;&quot;:pv.mod.UF.&quot;&amp;RIGHT([.C67];LEN([.C67])-3)&amp;&quot;=&quot;&amp;TEXT(INDIRECT([.C67]);[.D67])" office:value-type="string" office:string-value="12:pv.mod.UF.sElo=0.65" calcext:value-type="string">
            <text:p>12:pv.mod.UF.sElo=0.65</text:p>
          </table:table-cell>
          <table:table-cell table:style-name="ce218" office:value-type="string" calcext:value-type="string">
            <text:p>UF_sElo</text:p>
          </table:table-cell>
          <table:table-cell table:style-name="ce218" office:value-type="string" calcext:value-type="string">
            <text:p>0.0#</text:p>
          </table:table-cell>
          <table:table-cell table:style-name="ce181"/>
          <table:table-cell table:number-columns-repeated="59"/>
        </table:table-row>
        <table:table-row table:style-name="ro5">
          <table:table-cell/>
          <table:table-cell table:style-name="ce215" office:value-type="string" calcext:value-type="string">
            <text:p>!</text:p>
          </table:table-cell>
          <table:table-cell table:number-columns-repeated="62"/>
        </table:table-row>
        <table:table-row table:style-name="ro5" table:number-rows-repeated="1048507">
          <table:table-cell table:number-columns-repeated="64"/>
        </table:table-row>
        <table:table-row table:style-name="ro5">
          <table:table-cell table:number-columns-repeated="64"/>
        </table:table-row>
      </table:table>
      <table:named-expressions>
        <table:named-range table:name="absort" table:base-cell-address="$Parameters.$G$57" table:cell-range-address="$Parameters.$G$65"/>
        <table:named-range table:name="AM_ref" table:base-cell-address="$Parameters.$G$16" table:cell-range-address="$Parameters.$G$16"/>
        <table:named-range table:name="area" table:base-cell-address="$Parameters.$A$1" table:cell-range-address="$Parameters.$G$11"/>
        <table:named-range table:name="avalanche_a" table:base-cell-address="$Parameters.$G$56" table:cell-range-address="$Parameters.$G$56"/>
        <table:named-range table:name="avalanche_m" table:base-cell-address="$Parameters.$G$57" table:cell-range-address="$Parameters.$G$57"/>
        <table:named-range table:name="a_wind" table:base-cell-address="$UF.$D$5" table:cell-range-address="$Parameters.$G$70"/>
        <table:named-range table:name="Brev" table:base-cell-address="$Parameters.$G$27" table:cell-range-address="$Parameters.$G$54"/>
        <table:named-range table:name="b_wind" table:base-cell-address="$Parameters.$P$21" table:cell-range-address="$Parameters.$G$71"/>
        <table:named-range table:name="Cell_Temp_Model" table:base-cell-address="$Parameters.$P$21" table:cell-range-address="$Parameters.$G$64"/>
        <table:named-range table:name="delT" table:base-cell-address="$Parameters.$H$16" table:cell-range-address="$Parameters.$G$72"/>
        <table:named-range table:name="di2mutau" table:base-cell-address="$Parameters.$G$48" table:cell-range-address="$Parameters.$G$45"/>
        <table:named-range table:name="Eg_ref" table:base-cell-address="$Parameters.$G$42" table:cell-range-address="$Parameters.$G$42"/>
        <table:named-range table:name="eta_ref" table:base-cell-address="$Parameters.$G$24" table:cell-range-address="$Parameters.$G$24"/>
        <table:named-range table:name="G" table:base-cell-address="$Parameters.$A$1" table:cell-range-address="$Parameters.$N$5"/>
        <table:named-range table:name="Gamma" table:base-cell-address="$Parameters.$G$33" table:cell-range-address="$Parameters.$G$32"/>
        <table:named-range table:name="GNOC" table:base-cell-address="$Parameters.$G$52" table:cell-range-address="$Parameters.$G$60"/>
        <table:named-range table:name="G_ref" table:base-cell-address="$Parameters.$G$14" table:cell-range-address="$Parameters.$G$14"/>
        <table:named-range table:name="Imp_ref" table:base-cell-address="$Parameters.$G$20" table:cell-range-address="$Parameters.$G$20"/>
        <table:named-range table:name="Io_ref" table:base-cell-address="$Parameters.$G$30" table:cell-range-address="$Parameters.$G$28"/>
        <table:named-range table:name="Iph_ref" table:base-cell-address="$Parameters.$G$29" table:cell-range-address="$Parameters.$G$27"/>
        <table:named-range table:name="isCPV" table:base-cell-address="$Parameters.$G$6" table:cell-range-address="$Parameters.$G$6"/>
        <table:named-range table:name="Isc_ref" table:base-cell-address="$Parameters.$G$23" table:cell-range-address="$Parameters.$G$23"/>
        <table:named-range table:name="k" table:base-cell-address="$Parameters.$N$42" table:cell-range-address="$Parameters.$N$44"/>
        <table:named-range table:name="length" table:base-cell-address="$Parameters.$G$9" table:cell-range-address="$Parameters.$G$9"/>
        <table:named-range table:name="list_avalanche_a" table:base-cell-address="$DefaultTables.$O$19" table:cell-range-address="$DefaultTables.$L$3:.$L$19"/>
        <table:named-range table:name="list_avalanche_m" table:base-cell-address="$DefaultTables.$O$19" table:cell-range-address="$DefaultTables.$M$3:.$M$19"/>
        <table:named-range table:name="list_a_wind" table:base-cell-address="$Parameters.$A$1" table:cell-range-address="$DefaultTables.$C$23:.$C$28"/>
        <table:named-range table:name="list_b_wind" table:base-cell-address="$Parameters.$A$1" table:cell-range-address="$DefaultTables.$D$23:.$D$28"/>
        <table:named-range table:name="list_delT" table:base-cell-address="$Parameters.$A$1" table:cell-range-address="$DefaultTables.$E$23:.$E$28"/>
        <table:named-range table:name="list_di2mutau" table:base-cell-address="$Parameters.$A$1" table:cell-range-address="$DefaultTables.$J$3:.$J$19"/>
        <table:named-range table:name="list_Eg" table:base-cell-address="$Mod_Curves.$G$19" table:cell-range-address="$DefaultTables.$C$3:.$C$19"/>
        <table:named-range table:name="list_materials" table:base-cell-address="$Parameters.$A$1" table:cell-range-address="$DefaultTables.$B$3:.$B$19"/>
        <table:named-range table:name="list_mounting" table:base-cell-address="$Parameters.$A$1" table:cell-range-address="$DefaultTables.$B$23:.$B$28"/>
        <table:named-range table:name="list_muEg" table:base-cell-address="$Parameters.$A$1" table:cell-range-address="$DefaultTables.$D$3:.$D$19"/>
        <table:named-range table:name="list_nDiode" table:base-cell-address="$Parameters.$A$1" table:cell-range-address="$DefaultTables.$I$3:.$I$19"/>
        <table:named-range table:name="list_nJunct" table:base-cell-address="$Parameters.$A$1" table:cell-range-address="$DefaultTables.$E$3:.$E$19"/>
        <table:named-range table:name="list_Rshbase" table:base-cell-address="$DefaultTables.$G$3" table:cell-range-address="$DefaultTables.$G$3:.$G$19"/>
        <table:named-range table:name="list_Rshexp" table:base-cell-address="$DefaultTables.$H$3" table:cell-range-address="$DefaultTables.$H$3:.$H$19"/>
        <table:named-range table:name="list_Vbi" table:base-cell-address="$Parameters.$A$1" table:cell-range-address="$DefaultTables.$F$3:.$F$19"/>
        <table:named-range table:name="list_Vbr" table:base-cell-address="$DefaultTables.$O$19" table:cell-range-address="$DefaultTables.$K$3:.$K$19"/>
        <table:named-range table:name="material" table:base-cell-address="$Parameters.$G$5" table:cell-range-address="$Parameters.$G$5"/>
        <table:named-range table:name="mounting" table:base-cell-address="$Parameters.$F$68" table:cell-range-address="$Parameters.$C$69"/>
        <table:named-range table:name="muEg" table:base-cell-address="$Parameters.$G$43" table:cell-range-address="$Parameters.$G$43"/>
        <table:named-range table:name="muIsc" table:base-cell-address="$Parameters.$A$1" table:cell-range-address="$Parameters.$G$37"/>
        <table:named-range table:name="muNdiode" table:base-cell-address="$Parameters.$G$44" table:cell-range-address="$Parameters.$G$41"/>
        <table:named-range table:name="muPmp" table:base-cell-address="$Parameters.$G$40" table:cell-range-address="$Parameters.$G$39"/>
        <table:named-range table:name="muVoc" table:base-cell-address="$Parameters.$A$1" table:cell-range-address="$Parameters.$G$35"/>
        <table:named-range table:name="name" table:base-cell-address="$Parameters.$C$2" table:cell-range-address="$Parameters.$C$2"/>
        <table:named-range table:name="Nbpd" table:base-cell-address="$Parameters.$G$7" table:cell-range-address="$Parameters.$G$7"/>
        <table:named-range table:name="nDiode" table:base-cell-address="$Parameters.$A$1" table:cell-range-address="$Parameters.$G$31"/>
        <table:named-range table:name="nJunct" table:base-cell-address="$Parameters.$A$1" table:cell-range-address="$Parameters.$G$8"/>
        <table:named-range table:name="NOCT" table:base-cell-address="$Parameters.$G$54" table:cell-range-address="$Parameters.$G$62"/>
        <table:named-range table:name="Np" table:base-cell-address="$Parameters.$G$13" table:cell-range-address="$Parameters.$G$13"/>
        <table:named-range table:name="Ns" table:base-cell-address="$Parameters.$A$1" table:cell-range-address="$Parameters.$G$12"/>
        <table:named-range table:name="nVth_ref" table:base-cell-address="$Parameters.$G$34" table:cell-range-address="$Parameters.$G$33"/>
        <table:named-range table:name="Pmp_ref" table:base-cell-address="$Parameters.$G$19" table:cell-range-address="$Parameters.$G$19"/>
        <table:named-range table:name="Pnom" table:base-cell-address="$Parameters.$G$18" table:cell-range-address="$Parameters.$G$18"/>
        <table:named-range table:name="Rev_model" table:base-cell-address="$Parameters.$D$50" table:cell-range-address="$Parameters.$D$52"/>
        <table:named-range table:name="Rs" table:base-cell-address="$Parameters.$G$32" table:cell-range-address="$Parameters.$G$29"/>
        <table:named-range table:name="Rsh_0" table:base-cell-address="$Parameters.$G$45" table:cell-range-address="$Parameters.$G$48"/>
        <table:named-range table:name="Rsh_base" table:base-cell-address="$Parameters.$G$47" table:cell-range-address="$Parameters.$G$50"/>
        <table:named-range table:name="Rsh_exp" table:base-cell-address="$Parameters.$G$46" table:cell-range-address="$Parameters.$G$49"/>
        <table:named-range table:name="Rsh_model" table:base-cell-address="$Parameters.$D$45" table:cell-range-address="$Parameters.$D$47"/>
        <table:named-range table:name="Rsh_ref" table:base-cell-address="$Parameters.$G$28" table:cell-range-address="$Parameters.$G$30"/>
        <table:named-range table:name="TaNOC" table:base-cell-address="$Parameters.$G$51" table:cell-range-address="$Parameters.$G$59"/>
        <table:named-range table:name="Tc" table:base-cell-address="$Parameters.$A$1" table:cell-range-address="$Parameters.$N$10"/>
        <table:named-range table:name="Tc_ref" table:base-cell-address="$Parameters.$G$15" table:cell-range-address="$Parameters.$G$15"/>
        <table:named-range table:name="TempModel" table:base-cell-address="$Parameters.$P$21" table:cell-range-address="$Parameters.$D$64"/>
        <table:named-range table:name="Uconst" table:base-cell-address="$Parameters.$G$58" table:cell-range-address="$Parameters.$G$66"/>
        <table:named-range table:name="UF" table:base-cell-address="$Parameters.$A$1" table:cell-range-address="$Parameters.$N$11"/>
        <table:named-range table:name="UF_AMthld" table:base-cell-address="$UF.$D$5" table:cell-range-address="$UF.$D$5"/>
        <table:named-range table:name="UF_Ethld" table:base-cell-address="$UF.$D$15" table:cell-range-address="$UF.$D$15"/>
        <table:named-range table:name="UF_name" table:base-cell-address="$UF.$C$3" table:cell-range-address="$UF.$C$3"/>
        <table:named-range table:name="UF_sAMhi" table:base-cell-address="$UF.$D$6" table:cell-range-address="$UF.$D$6"/>
        <table:named-range table:name="UF_sAMlo" table:base-cell-address="$UF.$D$7" table:cell-range-address="$UF.$D$7"/>
        <table:named-range table:name="UF_sEhi" table:base-cell-address="$UF.$D$16" table:cell-range-address="$UF.$D$16"/>
        <table:named-range table:name="UF_sElo" table:base-cell-address="$UF.$D$17" table:cell-range-address="$UF.$D$17"/>
        <table:named-range table:name="UF_sThi" table:base-cell-address="$UF.$D$11" table:cell-range-address="$UF.$D$11"/>
        <table:named-range table:name="UF_sTlo" table:base-cell-address="$UF.$D$12" table:cell-range-address="$UF.$D$12"/>
        <table:named-range table:name="UF_Tthld" table:base-cell-address="$UF.$D$10" table:cell-range-address="$UF.$D$10"/>
        <table:named-range table:name="UF_UF0" table:base-cell-address="$Parameters.$P$21" table:cell-range-address="$UF.$D$19"/>
        <table:named-range table:name="UF_wAM" table:base-cell-address="$UF.$D$4" table:cell-range-address="$UF.$D$4"/>
        <table:named-range table:name="UF_wE" table:base-cell-address="$UF.$D$14" table:cell-range-address="$UF.$D$14"/>
        <table:named-range table:name="UF_wT" table:base-cell-address="$UF.$D$9" table:cell-range-address="$UF.$D$9"/>
        <table:named-range table:name="Uwind" table:base-cell-address="$Parameters.$G$59" table:cell-range-address="$Parameters.$G$67"/>
        <table:named-range table:name="Vbi" table:base-cell-address="$Parameters.$G$49" table:cell-range-address="$Parameters.$G$53"/>
        <table:named-range table:name="Vbr" table:base-cell-address="$Parameters.$G$55" table:cell-range-address="$Parameters.$G$55"/>
        <table:named-range table:name="Vmp_ref" table:base-cell-address="$Parameters.$G$21" table:cell-range-address="$Parameters.$G$21"/>
        <table:named-range table:name="Voc_ref" table:base-cell-address="$Parameters.$G$22" table:cell-range-address="$Parameters.$G$22"/>
        <table:named-range table:name="vwNOC" table:base-cell-address="$Parameters.$G$53" table:cell-range-address="$Parameters.$G$61"/>
        <table:named-range table:name="width" table:base-cell-address="$Parameters.$G$10" table:cell-range-address="$Parameters.$G$10"/>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Courier New" svg:font-family="'Courier New'"/>
    <style:font-face style:name="Times New Roman" svg:font-family="'Times New Roman'"/>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1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number-style style:name="N126">
      <number:number number:decimal-places="3" loext:min-decimal-places="3" number:min-integer-digits="1"/>
    </number:number-style>
    <number:number-style style:name="N127">
      <number:number number:decimal-places="1" loext:min-decimal-places="1" number:min-integer-digits="1"/>
    </number:number-style>
    <number:number-style style:name="N128">
      <number:number number:decimal-places="2" loext:min-decimal-places="2" number:min-integer-digits="1"/>
      <number:text> </number:text>
    </number:number-style>
    <number:number-style style:name="N129">
      <number:number number:decimal-places="1" loext:min-decimal-places="1" number:min-integer-digits="1"/>
      <number:text> </number:text>
    </number:number-style>
    <number:percentage-style style:name="N130">
      <number:number number:decimal-places="1" loext:min-decimal-places="1" number:min-integer-digits="1"/>
      <number:text>%</number:text>
    </number:percentage-style>
    <number:percentage-style style:name="N131">
      <number:number number:decimal-places="3" loext:min-decimal-places="3" number:min-integer-digits="1"/>
      <number:text>%</number:text>
    </number:percentage-style>
    <number:percentage-style style:name="N132">
      <number:number number:decimal-places="4" loext:min-decimal-places="4" number:min-integer-digits="1"/>
      <number:text>%</number:text>
    </number:percentage-style>
    <number:number-style style:name="N133">
      <number:number number:decimal-places="3" loext:min-decimal-places="3" number:min-integer-digits="1"/>
      <number:text> </number:text>
    </number:number-style>
    <number:number-style style:name="N134">
      <number:scientific-number number:decimal-places="1" loext:min-decimal-places="1" number:min-integer-digits="1" number:min-exponent-digits="2" loext:exponent-interval="1" loext:forced-exponent-sign="true"/>
    </number:number-style>
    <number:number-style style:name="N135">
      <number:scientific-number number:decimal-places="3" loext:min-decimal-places="3" number:min-integer-digits="1" number:min-exponent-digits="2" loext:exponent-interval="1" loext:forced-exponent-sign="true"/>
    </number:number-style>
    <number:number-style style:name="N136">
      <number:number number:decimal-places="4" loext:min-decimal-places="4" number:min-integer-digits="1"/>
    </number:number-style>
    <number:number-style style:name="N137">
      <number:number number:decimal-places="13" loext:min-decimal-places="13" number:min-integer-digits="1"/>
    </number:number-style>
    <number:number-style style:name="N138">
      <number:number number:decimal-places="12" loext:min-decimal-places="12" number:min-integer-digits="1"/>
    </number:number-style>
    <number:number-style style:name="N139">
      <number:number number:decimal-places="11" loext:min-decimal-places="11" number:min-integer-digits="1"/>
    </number:number-style>
    <number:number-style style:name="N140">
      <number:number number:decimal-places="10" loext:min-decimal-places="10" number:min-integer-digits="1"/>
    </number:number-style>
    <number:number-style style:name="N141">
      <number:number number:decimal-places="9" loext:min-decimal-places="9" number:min-integer-digits="1"/>
    </number:number-style>
    <number:number-style style:name="N142">
      <number:number number:decimal-places="8" loext:min-decimal-places="8" number:min-integer-digits="1"/>
    </number:number-style>
    <number:number-style style:name="N143">
      <number:number number:decimal-places="7" loext:min-decimal-places="7" number:min-integer-digits="1"/>
    </number:number-style>
    <number:number-style style:name="N144">
      <number:number number:decimal-places="6" loext:min-decimal-places="6" number:min-integer-digits="1"/>
    </number:number-style>
    <number:number-style style:name="N145">
      <number:number number:decimal-places="5" loext:min-decimal-places="5"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AR PL SungtiL GB" style:font-family-asian="'AR PL SungtiL GB'"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able-cell-properties fo:background-color="#faa61a"/>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isabled" style:family="table-cell" style:parent-style-name="Status">
      <style:table-cell-properties fo:background-color="transparent"/>
      <style:text-properties fo:color="#a6a6a6" style:font-name="Calibri" fo:font-family="Calibri"/>
    </style:style>
    <style:style style:name="Input" style:family="table-cell" style:parent-style-name="Default">
      <style:table-cell-properties fo:background-color="#fdeada"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c00000" style:text-outline="false" style:text-line-through-style="none" style:text-line-through-type="none" style:font-name="Calibri" fo:font-family="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Manual_5f_input" style:display-name="Manual_input" style:family="table-cell" style:parent-style-name="Input">
      <style:table-cell-properties fo:background-color="#fcc79b"/>
    </style:style>
    <style:style style:name="Optional_5f_input" style:display-name="Optional_input" style:family="table-cell" style:parent-style-name="Input"/>
    <style:style style:name="Critical_5f_input" style:display-name="Critical_input" style:family="table-cell" style:parent-style-name="Input">
      <style:table-cell-properties fo:background-color="#fdb94d"/>
    </style:style>
    <draw:marker draw:name="Arrowheads_20_1" draw:display-name="Arrowheads 1" svg:viewBox="0 0 20 30" svg:d="M10 0l-10 30h2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6">00/00/0000</text:date>, <text:time style:data-style-name="N2" text:time-value="21:46:24.773781015">00:00:00</text:time></text:p>
        </style:region-right>
      </style:header>
      <style:header-left style:display="false"/>
      <style:footer>
        <text:p>Page <text:page-number>1</text:page-number><text:s/>/ <text:page-count>99</text:page-count></text:p>
      </style:footer>
      <style:footer-left style:display="false"/>
    </style:master-page>
    <style:master-page style:name="PageStyle_5f_Mod_5f_Curves" style:display-name="PageStyle_Mod_Curves" style:page-layout-name="Mpm3">
      <style:header style:display="false"/>
      <style:header-left style:display="false"/>
      <style:footer style:display="false"/>
      <style:footer-left style:display="false"/>
    </style:master-page>
    <style:master-page style:name="PageStyle_5f_PVsystIV" style:display-name="PageStyle_PVsystIV" style:page-layout-name="Mpm3">
      <style:header style:display="false"/>
      <style:header-left style:display="false"/>
      <style:footer style:display="false"/>
      <style:footer-left style:display="false"/>
    </style:master-page>
    <style:master-page style:name="PageStyle_5f_DefaultTables" style:display-name="PageStyle_DefaultTables" style:page-layout-name="Mpm3">
      <style:header style:display="false"/>
      <style:header-left style:display="false"/>
      <style:footer style:display="false"/>
      <style:footer-left style:display="false"/>
    </style:master-page>
    <style:master-page style:name="PageStyle_5f_BypassDiode" style:display-name="PageStyle_BypassDiode" style:page-layout-name="Mpm3">
      <style:header style:display="false"/>
      <style:header-left style:display="false"/>
      <style:footer style:display="false"/>
      <style:footer-left style:display="false"/>
    </style:master-page>
    <style:master-page style:name="PageStyle_5f_Output" style:display-name="PageStyle_Output" style:page-layout-name="Mpm3">
      <style:header style:display="false"/>
      <style:header-left style:display="false"/>
      <style:footer style:display="false"/>
      <style:footer-left style:display="false"/>
    </style:master-page>
    <style:master-page style:name="PageStyle_5f_UF" style:display-name="PageStyle_UF" style:page-layout-name="Mpm3">
      <style:header style:display="false"/>
      <style:header-left style:display="false"/>
      <style:footer style:display="false"/>
      <style:footer-left style:display="false"/>
    </style:master-page>
    <style:master-page style:name="PageStyle_5f_Parameters" style:display-name="PageStyle_Parameters" style:page-layout-name="Mpm3">
      <style:header style:display="false"/>
      <style:header-left style:display="false"/>
      <style:footer style:display="false"/>
      <style:footer-left style:display="false"/>
    </style:master-page>
    <style:master-page style:name="PageStyle_5f_DB6" style:display-name="PageStyle_DB6"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3-04-09T08:45:00</meta:creation-date>
    <meta:initial-creator>Martin</meta:initial-creator>
    <dc:language>en-US</dc:language>
    <dc:creator>Martin Herrerias</dc:creator>
    <dc:date>2020-09-06T21:47:02.975606661</dc:date>
    <meta:editing-cycles>129</meta:editing-cycles>
    <meta:editing-duration>P5DT2H44M25S</meta:editing-duration>
    <meta:generator>LibreOffice/6.4.6.2$Linux_X86_64 LibreOffice_project/40$Build-2</meta:generator>
    <meta:document-statistic meta:table-count="5" meta:cell-count="1577" meta:object-count="4"/>
    <meta:user-defined meta:name="KSOProductBuildVer">1033-10.2.0.5996</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ODM.xml><?xml version="1.0" encoding="utf-8"?>
<!DOCTYPE module  PUBLIC '-//OpenOffice.org//DTD OfficeDocument 1.0//EN'  'module.dtd'>
<script:module xmlns:script="http://openoffice.org/2000/script" script:name="ODM" script:language="StarBasic">Rem Attribute VBA_ModuleType=VBAModule
Option VBASupport 1
Option Explicit
Option Base 0

Public Function OneDiodeModel(v As Double, Iph As Double, Io As Double, Vth As Double, Rs As Double, Rsh As Double, _
                              Optional di2mutau As Double = 0, Optional Vbi As Double = 0.9, _
                              Optional Tol As Double = 0.001, Optional MaxIter As Integer = 10000) As Double

'Solves the implicit ODM equation for a photovoltaic cell at voltage V:
' I = Iph - Io·(exp((V+Rs·I)/Vth)-1)-(V+Rs·I)/Rsh - Iph·di2mutau/(Vbi-(V+Rs·I))
'The last term for recombination current in amorphous cells is optional.
'NOTE: This is a fast and dirty solution, a more efficient one would use the Lambert-W function

Dim i As Double, lasti As Double, nexti As Double
Dim kR As Double, ki As Double, th As Double, w As Double
Dim Wc As String
Dim iter As Integer
'Dim maxstepsize As Double, ebar As Double
'Dim dedi As Double
'Dim d2i As Double

	If not(Vth &gt; 0 and Rsh &gt; 0 and Io &gt; 0) Then
		OneDiodeModel = CVErr(xlErrNA)
		exit function
	End If
    'maxstepsize = Iph / 2
    
    If Rs = 0 Then 'Reduces to 4-parameters, explicit solution
       i = Iph - Io * (Exp(v / Vth) - 1) - v / Rsh
       'di = -Io / nVth * Exp(v / Vth) - 1 / Rsh
    Else
        kR = Rsh / (Rs + Rsh)
        ki = Rs / Vth
        th = kR * ki * Io * Exp(ki * kR * (Iph + Io + v / Rs))
        Wc = LambertW(th)
        w = WorksheetFunction.ImReal(LambertW(th))
    End If
    'ke = Rsh / nVth * (Iph + Io - Ix / kR - Vx / Rsh)
    'di = -(ke + 1) / (Rsh + Rs * (ke + 1))
    'd2i = -ke / (nVth * Rsh) * (1 + Rs * dIx) ^ 3

    If th &gt; -Exp(-1) Then
        i = kR * (Iph + Io - v / Rsh) - w / ki
    Else
        i = CVErr(xlErrNA)
    End If
    
    If di2mutau &gt; 0 Then
        iter = 0
        Do
            lasti = i
            'lasti = nexti
            'i = nexti
            'Irec = Iph * di2mutau / (Vbi - v - i * Rs))
            i = OneDiodeModel(v, Iph * (1 - di2mutau / (Vbi - v - i * Rs)), Io, Vth, Rs, Rsh, 0, Vbi, Tol, MaxIter)
            'dedi = 1 + Rs / Rsh + (Iph * Rs * di2mutau) / (v - Vbi + i * Rs) ^ 2 + (Io * Rs * Exp((v + i * Rs) / Vth)) / Vth
            'nexti = lasti + (i - lasti) / dedi
            'nexti = lasti + WorksheetFunction.Min(maxstepsize, Abs(nexti - lasti)) * Sgn(nexti - lasti)
            iter = iter + 1
        Loop While Abs(i - lasti) &gt; Tol And iter &lt; MaxIter
    End If
        
    If iter = MaxIter Then
        OneDiodeModel = CVErr(xlErrNA)
    Else
        OneDiodeModel = i
    End If

End Function

Public Function LambertW(x As Double, Optional branch As Integer = 1)
' Translated from Matlab's LambertW function (for real roots)
'     Lambert_W  Functional inverse of x = w*exp(w).
'     w = Lambert_W(x), same as Lambert_W(x,0)
'     w = Lambert_W(x,0)  Primary or upper branch, W_0(x)
'     w = Lambert_W(x,-1)  Lower branch, W_{-1}(x)
'
'     See: http://blogs.mathworks.com/cleve/2013/09/02/the-lambert-w-function/
'     Copyright 2013 The MathWorks, Inc.

    Dim w As Double, v As Double, e As Double, f As Double

    ' Effective starting guess
    If branch = 1 Then
       w = 1    'Start above -1
       If x = 0 Then
            LambertW = 0
            Exit Function
        End If
    Else
       w = -2   'Start below -1
       If x = 0 Then
            LambertW = CVErr(xlErrNA)
            Exit Function
       End If
    End If
    v = 1.79769313486231E+308 'largest double
    
    'Haley's method
    Do While (Abs(w - v) / Abs(w) &gt; 0.00000001)
       v = w
       e = Exp(w)
       f = w * e - x 'Iterate to make this quantity zero
       w = w - f / ((e * (w + 1) - (w + 2) * f / (2 * w + 2)))
    Loop
    LambertW = w

  'LambertW = LambertWc(x, 0)
End Function

Public Function OneDiodeModelSlope(v As Double, i As Double, Iph As Double, Io As Double, Vth As Double, Rs As Double, Rsh As Double, _
                              Optional di2mutau As Double = 0, Optional Vbi As Double = 0.9) As Double

'Finds the slope di/dv of the implicit ODM equation for a photovoltaic cell at voltage V

	Dim ke As Double
	
	If not(Vth &gt; 0 and Rsh &gt; 0 and Io &gt; 0) Then
		OneDiodeModelSlope = CVErr(xlErrNA)
		exit function
	End If

    ke = (Io / Vth * Exp((v + Rs * i) / Vth) + Iph * di2mutau / (Vbi - (v + Rs * i)) ^ 2) * Rsh
    OneDiodeModelSlope = -(ke + 1) / (Rsh + Rs * (ke + 1))
    
End Function

Public Function OneDiodeModel2(i As Double, Iph As Double, Io As Double, Vth As Double, Rs As Double, Rsh As Double, _
                              Optional di2mutau As Double = 0, Optional Vbi As Double = 0.9, _
                              Optional Tol As Double = 0.001, Optional MaxIter As Integer = 10000) As Double

'Solves the implicit ODM equation for a photovoltaic cell at current i,
' I = Iph - Io·(exp((V+Rs·I)/Vth)-1)-(V+Rs·I)/Rsh - Iph·di2mutau/(Vbi-(V+Rs·I))
'The last term for recombination current in amorphous cells is optional.
'NOTE: This is a fast and dirty solution, a more efficient one would use the Lambert-W function
	
	Dim v As Double
	Dim va As Double, vb As Double, vc As Double
	Dim ia As Double, ib As Double, ic As Double
	
	Dim last As Double
	Dim iter As Integer
	
	Dim Isc As Double

	If not(Vth &gt; 0 and Rsh &gt; 0 and Io &gt; 0) Then
		OneDiodeModel2 = CVErr(xlErrNA)
		exit function
	End If

    'check whether i is larger than Isc (2nd quadrant) or smaller (1st or 3rd quadrant)
    v = 0
    Isc = OneDiodeModel(0, Iph, Io, Vth, Rs, Rsh, di2mutau, Vbi, Tol, MaxIter)
    If i &gt; Isc Then
        ' set right bound at 0 and find va such that i(va) &gt; i
        vb = 0
        ib = Isc
        va = (i - Isc) / Rs
        Do
            ia = OneDiodeModel(va, Iph, Io, Vth, Rs, Rsh, di2mutau, Vbi, Tol, MaxIter)
            va = 2 * va
        Loop While i &gt; ia
        va = 0.5 * va
    Else
        ' set left bound at 0 and find vb such that i(vb) &lt; i
        va = 0
        ia = Isc
        vb = Log((Iph - i) / Io) * Vth
        Do
            ib = OneDiodeModel(vb, Iph, Io, Vth, Rs, Rsh, di2mutau, Vbi, Tol, MaxIter)
            vb = 2 * vb
        Loop While i &lt; ib
        vb = 0.5 * vb
    End If
        
    ' use bisection to find the solution within the interval
    
    iter = 0
    Do While iter &lt; MaxIter
        vc = (va + vb) / 2
        ic = OneDiodeModel(vc, Iph, Io, Vth, Rs, Rsh, di2mutau, Vbi, Tol, MaxIter)
        If i &lt; ic Then
            ia = ic
            va = vc
        Else
            ib = ic
            vb = vc
        End If
        If vb - va &lt; Tol Then Exit Do
        iter = iter + 1
    Loop
    
    If iter = MaxIter Then
        OneDiodeModel2 = CVErr(xlErrNA)
    Else
        OneDiodeModel2 = vc
    End If
    
End Function

Public Function OneDiodeVMP(Iph As Double, Io As Double, Vth As Double, Rs As Double, Rsh As Double, _
                            Optional di2mutau As Double = 0, Optional Vbi As Double = 0.9, _
                            Optional Tol As Double = 0.001, Optional MaxIter As Integer = 1000) As Double

'Finds the MPP voltage of a ODM represented by equation:
' I = Iph - Io·(exp((V+Rs·I)/Vth)-1)-(V+Rs·I)/Rsh - Iph·di2mutau/(Vbi-(V+Rs·I))
'The last term for recombination current in amorphous cells is optional.

	If not(Vth &gt; 0 and Rsh &gt; 0 and Io &gt; 0) Then
		OneDiodeVMP = CVErr(xlErrNA)
		exit function
	End If

	
	Dim i As Double
	Dim v As Double, va As Double, vb As Double
	Dim e As Double, ea As Double, eb As Double
	Dim iter As Integer

    ' set bounds at 60% and 100% Voc
    vb = OneDiodeModel2(0, Iph, Io, Vth, Rs, Rsh, di2mutau, Vbi, Tol, MaxIter)
    va = 0.2 * vb
    
    ' at MPP, d(iv)/dv = 0 -&gt; di/dv + i/v = 0
    i = OneDiodeModel(va, Iph, Io, Vth, Rs, Rsh, di2mutau, Vbi, Tol, MaxIter)
    ' the error at va should be positive
    ea = OneDiodeModelSlope(v, i, Iph, Io, Vth, Rs, Rsh, di2mutau, Vbi) + i / va
    ' the error at vb is negative and equal to the slope at Voc
    eb = OneDiodeModelSlope(v, 0, Iph, Io, Vth, Rs, Rsh, di2mutau, Vbi)
    
    ' use bisection method to find the solution
    iter = 0
    v = 0
    Do While iter &lt; MaxIter
        v = 0.5 * (vb + va)
        i = OneDiodeModel(v, Iph, Io, Vth, Rs, Rsh, di2mutau, Vbi, Tol, MaxIter)
        e = OneDiodeModelSlope(v, i, Iph, Io, Vth, Rs, Rsh, di2mutau, Vbi) + i / v
        
        If e &lt; 0 Then ' we're on the right side of MPP
            vb = v
        Else
            va = v
        End If
        If vb - va &lt; Tol Then Exit Do
        iter = iter + 1
    Loop
    
    If iter = MaxIter Then
        OneDiodeVMP = CVErr(xlErrNA)
    Else
        OneDiodeVMP = v
    End If

End Function

Public Function OneDiodeMPP(Iph As Double, Io As Double, Vth As Double, Rs As Double, Rsh As Double, _
                            Optional di2mutau As Double = 0, Optional Vbi As Double = 0.9, _
                            Optional Tol As Double = 0.001, Optional MaxIter As Integer = 1000) As Double

'Finds the MPP power of a ODM represented by equation:
' I = Iph - Io·(exp((V+Rs·I)/Vth)-1)-(V+Rs·I)/Rsh - Iph·di2mutau/(Vbi-(V+Rs·I))
'The last term for recombination current in amorphous cells is optional.

	If not(Vth &gt; 0 and Rsh &gt; 0 and Io &gt; 0) Then
		OneDiodeMPP = CVErr(xlErrNA)
		exit function
	End If

	Dim vmp As Double
	Dim i As Double

    vmp = OneDiodeVMP(Iph, Io, Vth, Rs, Rsh, di2mutau, Vbi, Tol, MaxIter)
    i = OneDiodeModel(vmp, Iph, Io, Vth, Rs, Rsh, di2mutau, Vbi, Tol, MaxIter)
    OneDiodeMPP = vmp * i

End Function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OD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style:rotation-angle="0"/>
      <style:text-properties fo:color="#000000" style:text-position="0% 100%" fo:font-family="'Times New Roman'" fo:font-size="19.2000007629395pt" style:font-size-asian="19.2000007629395pt" style:font-size-complex="19.2000007629395pt"/>
    </style:style>
    <style:style style:name="ch3" style:family="chart">
      <style:graphic-properties draw:stroke="none" draw:fill="none" draw:fill-color="#d9d9d9"/>
      <style:text-properties fo:color="#000000" style:text-position="0% 100%" fo:font-family="'Times New Roman'" fo:font-size="16pt" style:font-size-asian="16pt" style:font-size-complex="16pt"/>
    </style:style>
    <style:style style:name="ch4" style:family="chart">
      <style:chart-properties chart:interpolation="cubic-spline" chart:symbol-type="automatic" chart:include-hidden-cells="false" chart:treat-empty-cells="leave-gap"/>
    </style:style>
    <style:style style:name="ch5" style:family="chart" style:data-style-name="N1">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Times New Roman'" fo:font-size="16pt" style:font-size-asian="16pt" style:font-size-complex="16pt"/>
    </style:style>
    <style:style style:name="ch6" style:family="chart">
      <style:chart-properties style:rotation-angle="0"/>
      <style:text-properties fo:color="#000000" style:text-position="0% 100%" fo:font-family="'Times New Roman'" fo:font-size="16pt" style:font-size-asian="16pt" style:font-size-complex="16pt"/>
    </style:style>
    <style:style style:name="ch7" style:family="chart">
      <style:graphic-properties svg:stroke-width="0.026cm" svg:stroke-color="#b8b8b8"/>
    </style:style>
    <style:style style:name="ch8" style:family="chart" style:data-style-name="N127">
      <style:chart-properties chart:display-label="true" chart:logarithmic="false" chart:minimum="0" chart:interval-minor-divisor="5" chart:reverse-direction="false" text:line-break="false" loext:try-staggering-first="false" chart:link-data-style-to-source="false" chart:axis-position="0" chart:axis-label-position="outside-start" chart:tick-mark-position="at-axis"/>
      <style:graphic-properties svg:stroke-width="0.026cm" svg:stroke-color="#878787"/>
      <style:text-properties fo:color="#000000" style:text-position="0% 100%" fo:font-family="'Times New Roman'" fo:font-size="16pt" style:font-size-asian="16pt" style:font-size-complex="16pt"/>
    </style:style>
    <style:style style:name="ch9" style:family="chart">
      <style:chart-properties style:rotation-angle="90"/>
      <style:text-properties fo:color="#000000" style:text-position="0% 100%" fo:font-family="'Times New Roman'" fo:font-size="16pt" style:font-size-asian="16pt" style:font-size-complex="16pt"/>
    </style:style>
    <style:style style:name="ch10" style:family="chart" style:data-style-name="N2">
      <style:chart-properties chart:symbol-type="none" chart:link-data-style-to-source="true" chart:label-position="right">
        <chart:label-separator>
          <text:p>; </text:p>
        </chart:label-separator>
      </style:chart-properties>
      <style:graphic-properties svg:stroke-width="0.053cm" svg:stroke-color="#2a6099" draw:fill-color="#2a6099"/>
      <style:text-properties style:text-position="0% 100%" fo:font-size="10pt" style:font-size-asian="10pt" style:font-size-complex="10pt"/>
    </style:style>
    <style:style style:name="ch11" style:family="chart" style:data-style-name="N2">
      <style:chart-properties chart:symbol-type="none" chart:link-data-style-to-source="true" chart:label-position="right">
        <chart:label-separator>
          <text:p>; </text:p>
        </chart:label-separator>
      </style:chart-properties>
      <style:graphic-properties svg:stroke-width="0.053cm" svg:stroke-color="#ff0000" draw:fill-color="#ff0000"/>
      <style:text-properties style:text-position="0% 100%" fo:font-size="10pt" style:font-size-asian="10pt" style:font-size-complex="10pt"/>
    </style:style>
    <style:style style:name="ch12" style:family="chart" style:data-style-name="N2">
      <style:chart-properties chart:symbol-type="none" chart:link-data-style-to-source="true" chart:label-position="right">
        <chart:label-separator>
          <text:p>; </text:p>
        </chart:label-separator>
      </style:chart-properties>
      <style:graphic-properties svg:stroke-width="0.053cm" svg:stroke-color="#ffbf00" draw:fill-color="#ffbf00"/>
      <style:text-properties style:text-position="0% 100%" fo:font-size="10pt" style:font-size-asian="10pt" style:font-size-complex="10pt"/>
    </style:style>
    <style:style style:name="ch13" style:family="chart" style:data-style-name="N127">
      <style:chart-properties chart:symbol-type="named-symbol" chart:symbol-name="plus" chart:symbol-width="0.529cm" chart:symbol-height="0.529cm" chart:link-data-style-to-source="true" chart:label-position="right">
        <chart:label-separator>
          <text:p>; </text:p>
        </chart:label-separator>
      </style:chart-properties>
      <style:graphic-properties draw:stroke="none" svg:stroke-width="0.079cm" svg:stroke-color="#21409a" draw:fill-color="#21409a"/>
      <style:text-properties style:text-position="0% 100%" fo:font-size="10pt" style:font-size-asian="10pt" style:font-size-complex="10pt"/>
    </style:style>
    <style:style style:name="ch14" style:family="chart" style:data-style-name="N127">
      <style:chart-properties chart:symbol-type="named-symbol" chart:symbol-name="plus" chart:symbol-width="0.529cm" chart:symbol-height="0.529cm" chart:link-data-style-to-source="true" chart:label-position="right">
        <chart:label-separator>
          <text:p>; </text:p>
        </chart:label-separator>
      </style:chart-properties>
      <style:graphic-properties draw:stroke="none" svg:stroke-width="0.079cm" svg:stroke-color="#ef413d" draw:fill-color="#ef413d"/>
      <style:text-properties style:text-position="0% 100%" fo:font-size="10pt" style:font-size-asian="10pt" style:font-size-complex="10pt"/>
    </style:style>
    <style:style style:name="ch15" style:family="chart" style:data-style-name="N127">
      <style:chart-properties chart:symbol-type="named-symbol" chart:symbol-name="x" chart:symbol-width="0.353cm" chart:symbol-height="0.353cm" chart:link-data-style-to-source="true" chart:label-position="right">
        <chart:label-separator>
          <text:p>; </text:p>
        </chart:label-separator>
      </style:chart-properties>
      <style:graphic-properties draw:stroke="none" svg:stroke-width="0.079cm" svg:stroke-color="#00a65d" draw:fill-color="#00a65d"/>
      <style:text-properties style:text-position="0% 100%"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25.398cm" svg:height="17.457cm" xlink:href=".." xlink:type="simple" chart:class="chart:scatter" chart:style-name="ch1">
        <chart:title svg:x="2.573cm" svg:y="0.364cm" chart:style-name="ch2">
          <text:p>Module Curves</text:p>
        </chart:title>
        <chart:legend chart:legend-position="end" svg:x="3.68cm" svg:y="8.904cm" style:legend-expansion="custom" chartooo:width="7.935cm" chartooo:height="5.812cm" style:legend-expansion-aspect-ratio="1.36527873365451" chart:style-name="ch3"/>
        <chart:plot-area chart:style-name="ch4" table:cell-range-address="Parameters.V6:Parameters.W63 Parameters.V4:Parameters.V4 Parameters.X4:Parameters.X4 Parameters.Y6:Parameters.Y63 Parameters.T4:Parameters.T4 Parameters.U6:Parameters.U56 Parameters.O14:Parameters.P14 Parameters.G23:Parameters.G23 Parameters.G20:Parameters.G20 Parameters.T6:Parameters.T6" chart:data-source-has-labels="row" svg:x="1.851cm" svg:y="1.462cm" svg:width="23.077cm" svg:height="14.53cm">
          <chartooo:coordinate-region svg:x="2.816cm" svg:y="1.78cm" svg:width="21.819cm" svg:height="13.327cm"/>
          <chart:axis chart:dimension="x" chart:name="primary-x" chart:style-name="ch5">
            <chart:title svg:x="8.979cm" svg:y="16.586cm" chart:style-name="ch6">
              <text:p>Module Voltage [V]</text:p>
            </chart:title>
            <chart:grid chart:style-name="ch7" chart:class="minor"/>
          </chart:axis>
          <chart:axis chart:dimension="y" chart:name="primary-y" chart:style-name="ch8">
            <chart:title svg:x="0.03cm" svg:y="5.571cm" chart:style-name="ch9">
              <text:p>Mdule Current [A]</text:p>
            </chart:title>
            <chart:grid chart:style-name="ch7" chart:class="minor"/>
          </chart:axis>
          <chart:series chart:style-name="ch10" chart:values-cell-range-address="Parameters.W6:Parameters.W63" chart:label-cell-address="Parameters.V4:Parameters.V4" chart:class="chart:scatter">
            <chart:domain table:cell-range-address="Parameters.V6:Parameters.V63"/>
            <chart:data-point chart:repeated="58"/>
          </chart:series>
          <chart:series chart:style-name="ch11" chart:values-cell-range-address="Parameters.Y6:Parameters.Y63" chart:label-cell-address="Parameters.X4:Parameters.X4" chart:class="chart:scatter">
            <chart:domain table:cell-range-address="Parameters.X6:Parameters.X63"/>
            <chart:data-point chart:repeated="58"/>
          </chart:series>
          <chart:series chart:style-name="ch12" chart:values-cell-range-address="Parameters.U6:Parameters.U56" chart:label-cell-address="Parameters.T4:Parameters.T4" chart:class="chart:scatter">
            <chart:domain table:cell-range-address="Parameters.T6:Parameters.T56"/>
            <chart:data-point chart:repeated="51"/>
          </chart:series>
          <chart:series chart:style-name="ch13" chart:values-cell-range-address="Parameters.O14:Parameters.O14" loext:label-string="&quot;MPP @ STC&quot;" chart:class="chart:scatter">
            <chart:domain table:cell-range-address="Parameters.O15:Parameters.O15"/>
            <chart:data-point/>
          </chart:series>
          <chart:series chart:style-name="ch14" chart:values-cell-range-address="Parameters.P14:Parameters.P14" loext:label-string="&quot;MPP @ NOC&quot;" chart:class="chart:scatter">
            <chart:domain table:cell-range-address="Parameters.P15:Parameters.P15"/>
            <chart:data-point/>
          </chart:series>
          <chart:series chart:style-name="ch15" chart:values-cell-range-address="Parameters.G23:Parameters.G23 Parameters.G20:Parameters.G20 Parameters.T6:Parameters.T6" loext:label-string="&quot;Nominal&quot;" chart:class="chart:scatter">
            <chart:domain table:cell-range-address="Parameters.T6:Parameters.T6 Parameters.G21:Parameters.G22 Parameters.H22:Parameters.H22"/>
            <chart:data-point chart:repeated="4"/>
          </chart:series>
          <chart:wall chart:style-name="ch16"/>
          <chart:floor chart:style-name="ch17"/>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Column V</text:p>
              </table:table-cell>
              <table:table-cell office:value-type="string">
                <text:p>STC: 1000W/m², 25.0°C</text:p>
                <draw:g>
                  <svg:desc>Parameters.V4:Parameters.V4</svg:desc>
                </draw:g>
              </table:table-cell>
              <table:table-cell office:value-type="string">
                <text:p>Column X</text:p>
              </table:table-cell>
              <table:table-cell office:value-type="string">
                <text:p>NOC: 800W/m², 44.0°C</text:p>
                <draw:g>
                  <svg:desc>Parameters.X4:Parameters.X4</svg:desc>
                </draw:g>
              </table:table-cell>
              <table:table-cell office:value-type="string">
                <text:p>Column T</text:p>
              </table:table-cell>
              <table:table-cell office:value-type="string">
                <text:p>OP: 200W/m², 25.0°C</text:p>
                <draw:g>
                  <svg:desc>Parameters.T4:Parameters.T4</svg:desc>
                </draw:g>
              </table:table-cell>
              <table:table-cell office:value-type="string">
                <text:p/>
              </table:table-cell>
              <table:table-cell office:value-type="string">
                <text:p>MPP @ STC</text:p>
              </table:table-cell>
              <table:table-cell office:value-type="string">
                <text:p/>
              </table:table-cell>
              <table:table-cell office:value-type="string">
                <text:p>MPP @ NOC</text:p>
              </table:table-cell>
              <table:table-cell office:value-type="string">
                <text:p>Column T Column G Column H</text:p>
              </table:table-cell>
              <table:table-cell office:value-type="string">
                <text:p>Nominal</text:p>
              </table:table-cell>
            </table:table-row>
          </table:table-header-rows>
          <table:table-rows>
            <table:table-row>
              <table:table-cell office:value-type="string">
                <text:p>1</text:p>
              </table:table-cell>
              <table:table-cell office:value-type="float" office:value="0">
                <text:p>0</text:p>
                <draw:g>
                  <svg:desc>Parameters.V6:Parameters.V63</svg:desc>
                </draw:g>
              </table:table-cell>
              <table:table-cell office:value-type="float" office:value="2.2872088945462">
                <text:p>2.2872088945462</text:p>
                <draw:g>
                  <svg:desc>Parameters.W6:Parameters.W63</svg:desc>
                </draw:g>
              </table:table-cell>
              <table:table-cell office:value-type="float" office:value="0">
                <text:p>0</text:p>
                <draw:g>
                  <svg:desc>Parameters.X6:Parameters.X63</svg:desc>
                </draw:g>
              </table:table-cell>
              <table:table-cell office:value-type="float" office:value="1.84372827227295">
                <text:p>1.84372827227295</text:p>
                <draw:g>
                  <svg:desc>Parameters.Y6:Parameters.Y63</svg:desc>
                </draw:g>
              </table:table-cell>
              <table:table-cell office:value-type="float" office:value="0">
                <text:p>0</text:p>
                <draw:g>
                  <svg:desc>Parameters.T6:Parameters.T56</svg:desc>
                </draw:g>
              </table:table-cell>
              <table:table-cell office:value-type="float" office:value="0.457906366722583">
                <text:p>0.457906366722583</text:p>
                <draw:g>
                  <svg:desc>Parameters.U6:Parameters.U56</svg:desc>
                </draw:g>
              </table:table-cell>
              <table:table-cell office:value-type="float" office:value="46.0822185003267">
                <text:p>46.0822185003267</text:p>
                <draw:g>
                  <svg:desc>Parameters.O15:Parameters.O15</svg:desc>
                </draw:g>
              </table:table-cell>
              <table:table-cell office:value-type="float" office:value="2.0612216834149">
                <text:p>2.0612216834149</text:p>
                <draw:g>
                  <svg:desc>Parameters.O14:Parameters.O14</svg:desc>
                </draw:g>
              </table:table-cell>
              <table:table-cell office:value-type="float" office:value="42.4911812860471">
                <text:p>42.4911812860471</text:p>
                <draw:g>
                  <svg:desc>Parameters.P15:Parameters.P15</svg:desc>
                </draw:g>
              </table:table-cell>
              <table:table-cell office:value-type="float" office:value="1.66215979557315">
                <text:p>1.66215979557315</text:p>
                <draw:g>
                  <svg:desc>Parameters.P14:Parameters.P14</svg:desc>
                </draw:g>
              </table:table-cell>
              <table:table-cell office:value-type="float" office:value="0">
                <text:p>0</text:p>
                <draw:g>
                  <svg:desc>Parameters.T6:Parameters.T6 Parameters.G21:Parameters.G22 Parameters.H22:Parameters.H22</svg:desc>
                </draw:g>
              </table:table-cell>
              <table:table-cell office:value-type="float" office:value="2.29">
                <text:p>2.29</text:p>
                <draw:g>
                  <svg:desc>Parameters.G23:Parameters.G23 Parameters.G20:Parameters.G20 Parameters.T6:Parameters.T6</svg:desc>
                </draw:g>
              </table:table-cell>
            </table:table-row>
            <table:table-row>
              <table:table-cell office:value-type="string">
                <text:p>2</text:p>
              </table:table-cell>
              <table:table-cell office:value-type="float" office:value="1.16000064207683">
                <text:p>1.16000064207683</text:p>
              </table:table-cell>
              <table:table-cell office:value-type="float" office:value="2.28622587684565">
                <text:p>2.28622587684565</text:p>
              </table:table-cell>
              <table:table-cell office:value-type="float" office:value="1.07346487033677">
                <text:p>1.07346487033677</text:p>
              </table:table-cell>
              <table:table-cell office:value-type="float" office:value="1.84296330902886">
                <text:p>1.84296330902886</text:p>
              </table:table-cell>
              <table:table-cell office:value-type="float" office:value="1.07237102421424">
                <text:p>1.07237102421424</text:p>
              </table:table-cell>
              <table:table-cell office:value-type="float" office:value="0.45763435633659">
                <text:p>0.45763435633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7">
                <text:p>45.7</text:p>
              </table:table-cell>
              <table:table-cell office:value-type="float" office:value="2.08">
                <text:p>2.08</text:p>
              </table:table-cell>
            </table:table-row>
            <table:table-row>
              <table:table-cell office:value-type="string">
                <text:p>3</text:p>
              </table:table-cell>
              <table:table-cell office:value-type="float" office:value="2.32000128415367">
                <text:p>2.32000128415367</text:p>
              </table:table-cell>
              <table:table-cell office:value-type="float" office:value="2.28521588913336">
                <text:p>2.28521588913336</text:p>
              </table:table-cell>
              <table:table-cell office:value-type="float" office:value="2.14692974067354">
                <text:p>2.14692974067354</text:p>
              </table:table-cell>
              <table:table-cell office:value-type="float" office:value="1.84218052128715">
                <text:p>1.84218052128715</text:p>
              </table:table-cell>
              <table:table-cell office:value-type="float" office:value="2.14474204842849">
                <text:p>2.14474204842849</text:p>
              </table:table-cell>
              <table:table-cell office:value-type="float" office:value="0.457358435364835">
                <text:p>0.457358435364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0">
                <text:p>0</text:p>
              </table:table-cell>
            </table:table-row>
            <table:table-row>
              <table:table-cell office:value-type="string">
                <text:p>4</text:p>
              </table:table-cell>
              <table:table-cell office:value-type="float" office:value="3.4800019262305">
                <text:p>3.4800019262305</text:p>
              </table:table-cell>
              <table:table-cell office:value-type="float" office:value="2.28417731847326">
                <text:p>2.28417731847326</text:p>
              </table:table-cell>
              <table:table-cell office:value-type="float" office:value="3.22039461101032">
                <text:p>3.22039461101032</text:p>
              </table:table-cell>
              <table:table-cell office:value-type="float" office:value="1.84137893503645">
                <text:p>1.84137893503645</text:p>
              </table:table-cell>
              <table:table-cell office:value-type="float" office:value="3.21711307264273">
                <text:p>3.21711307264273</text:p>
              </table:table-cell>
              <table:table-cell office:value-type="float" office:value="0.457078399647141">
                <text:p>0.457078399647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0000321038417">
                <text:p>58.0000321038417</text:p>
              </table:table-cell>
              <table:table-cell office:value-type="float" office:value="NaN">
                <text:p>NaN</text:p>
              </table:table-cell>
            </table:table-row>
            <table:table-row>
              <table:table-cell office:value-type="string">
                <text:p>5</text:p>
              </table:table-cell>
              <table:table-cell office:value-type="float" office:value="4.64000256830734">
                <text:p>4.64000256830734</text:p>
              </table:table-cell>
              <table:table-cell office:value-type="float" office:value="2.28310842044739">
                <text:p>2.28310842044739</text:p>
              </table:table-cell>
              <table:table-cell office:value-type="float" office:value="4.29385948134709">
                <text:p>4.29385948134709</text:p>
              </table:table-cell>
              <table:table-cell office:value-type="float" office:value="1.84055750223027">
                <text:p>1.84055750223027</text:p>
              </table:table-cell>
              <table:table-cell office:value-type="float" office:value="4.28948409685698">
                <text:p>4.28948409685698</text:p>
              </table:table-cell>
              <table:table-cell office:value-type="float" office:value="0.456794030475945">
                <text:p>0.4567940304759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80000321038417">
                <text:p>5.80000321038417</text:p>
              </table:table-cell>
              <table:table-cell office:value-type="float" office:value="2.28200730530532">
                <text:p>2.28200730530532</text:p>
              </table:table-cell>
              <table:table-cell office:value-type="float" office:value="5.36732435168386">
                <text:p>5.36732435168386</text:p>
              </table:table-cell>
              <table:table-cell office:value-type="float" office:value="1.83971509292677">
                <text:p>1.83971509292677</text:p>
              </table:table-cell>
              <table:table-cell office:value-type="float" office:value="5.36185512107122">
                <text:p>5.36185512107122</text:p>
              </table:table-cell>
              <table:table-cell office:value-type="float" office:value="0.456505093240541">
                <text:p>0.4565050932405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96000385246101">
                <text:p>6.96000385246101</text:p>
              </table:table-cell>
              <table:table-cell office:value-type="float" office:value="2.28087192224047">
                <text:p>2.28087192224047</text:p>
              </table:table-cell>
              <table:table-cell office:value-type="float" office:value="6.44078922202064">
                <text:p>6.44078922202064</text:p>
              </table:table-cell>
              <table:table-cell office:value-type="float" office:value="1.83885048615375">
                <text:p>1.83885048615375</text:p>
              </table:table-cell>
              <table:table-cell office:value-type="float" office:value="6.43422614528546">
                <text:p>6.43422614528546</text:p>
              </table:table-cell>
              <table:table-cell office:value-type="float" office:value="0.456211335901614">
                <text:p>0.4562113359016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12000449453784">
                <text:p>8.12000449453784</text:p>
              </table:table-cell>
              <table:table-cell office:value-type="float" office:value="2.27970004145354">
                <text:p>2.27970004145354</text:p>
              </table:table-cell>
              <table:table-cell office:value-type="float" office:value="7.51425409235741">
                <text:p>7.51425409235741</text:p>
              </table:table-cell>
              <table:table-cell office:value-type="float" office:value="1.83796235917341">
                <text:p>1.83796235917341</text:p>
              </table:table-cell>
              <table:table-cell office:value-type="float" office:value="7.50659716949971">
                <text:p>7.50659716949971</text:p>
              </table:table-cell>
              <table:table-cell office:value-type="float" office:value="0.455912487264805">
                <text:p>0.455912487264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28000513661468">
                <text:p>9.28000513661468</text:p>
              </table:table-cell>
              <table:table-cell office:value-type="float" office:value="2.27848923357603">
                <text:p>2.27848923357603</text:p>
              </table:table-cell>
              <table:table-cell office:value-type="float" office:value="8.58771896269418">
                <text:p>8.58771896269418</text:p>
              </table:table-cell>
              <table:table-cell office:value-type="float" office:value="1.83704927470913">
                <text:p>1.83704927470913</text:p>
              </table:table-cell>
              <table:table-cell office:value-type="float" office:value="8.57896819371395">
                <text:p>8.57896819371395</text:p>
              </table:table-cell>
              <table:table-cell office:value-type="float" office:value="0.455608255013279">
                <text:p>0.455608255013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4400057786915">
                <text:p>10.4400057786915</text:p>
              </table:table-cell>
              <table:table-cell office:value-type="float" office:value="2.27723684590894">
                <text:p>2.27723684590894</text:p>
              </table:table-cell>
              <table:table-cell office:value-type="float" office:value="9.66118383303095">
                <text:p>9.66118383303095</text:p>
              </table:table-cell>
              <table:table-cell office:value-type="float" office:value="1.83610966553932">
                <text:p>1.83610966553932</text:p>
              </table:table-cell>
              <table:table-cell office:value-type="float" office:value="9.65133921792819">
                <text:p>9.65133921792819</text:p>
              </table:table-cell>
              <table:table-cell office:value-type="float" office:value="0.455298323447236">
                <text:p>0.4552983234472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6000064207683">
                <text:p>11.6000064207683</text:p>
              </table:table-cell>
              <table:table-cell office:value-type="float" office:value="2.27593997477014">
                <text:p>2.27593997477014</text:p>
              </table:table-cell>
              <table:table-cell office:value-type="float" office:value="10.7346487033677">
                <text:p>10.7346487033677</text:p>
              </table:table-cell>
              <table:table-cell office:value-type="float" office:value="1.83514181564273">
                <text:p>1.83514181564273</text:p>
              </table:table-cell>
              <table:table-cell office:value-type="float" office:value="10.7237102421424">
                <text:p>10.7237102421424</text:p>
              </table:table-cell>
              <table:table-cell office:value-type="float" office:value="0.454982350861672">
                <text:p>0.454982350861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7600070628452">
                <text:p>12.7600070628452</text:p>
              </table:table-cell>
              <table:table-cell office:value-type="float" office:value="2.27459543301916">
                <text:p>2.27459543301916</text:p>
              </table:table-cell>
              <table:table-cell office:value-type="float" office:value="11.8081135737045">
                <text:p>11.8081135737045</text:p>
              </table:table-cell>
              <table:table-cell office:value-type="float" office:value="1.83414383676901">
                <text:p>1.83414383676901</text:p>
              </table:table-cell>
              <table:table-cell office:value-type="float" office:value="11.7960812663567">
                <text:p>11.7960812663567</text:p>
              </table:table-cell>
              <table:table-cell office:value-type="float" office:value="0.454659966470279">
                <text:p>0.454659966470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920007704922">
                <text:p>13.920007704922</text:p>
              </table:table-cell>
              <table:table-cell office:value-type="float" office:value="2.27319971151235">
                <text:p>2.27319971151235</text:p>
              </table:table-cell>
              <table:table-cell office:value-type="float" office:value="12.8815784440413">
                <text:p>12.8815784440413</text:p>
              </table:table-cell>
              <table:table-cell office:value-type="float" office:value="1.83311363886989">
                <text:p>1.83311363886989</text:p>
              </table:table-cell>
              <table:table-cell office:value-type="float" office:value="12.8684522905709">
                <text:p>12.8684522905709</text:p>
              </table:table-cell>
              <table:table-cell office:value-type="float" office:value="0.454330766750439">
                <text:p>0.4543307667504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5.0800083469988">
                <text:p>15.0800083469988</text:p>
              </table:table-cell>
              <table:table-cell office:value-type="float" office:value="2.27174893279083">
                <text:p>2.27174893279083</text:p>
              </table:table-cell>
              <table:table-cell office:value-type="float" office:value="13.955043314378">
                <text:p>13.955043314378</text:p>
              </table:table-cell>
              <table:table-cell office:value-type="float" office:value="1.83204889220459">
                <text:p>1.83204889220459</text:p>
              </table:table-cell>
              <table:table-cell office:value-type="float" office:value="13.9408233147852">
                <text:p>13.9408233147852</text:p>
              </table:table-cell>
              <table:table-cell office:value-type="float" office:value="0.453994311037312">
                <text:p>0.453994311037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6.2400089890757">
                <text:p>16.2400089890757</text:p>
              </table:table-cell>
              <table:table-cell office:value-type="float" office:value="2.27023879465764">
                <text:p>2.27023879465764</text:p>
              </table:table-cell>
              <table:table-cell office:value-type="float" office:value="15.0285081847148">
                <text:p>15.0285081847148</text:p>
              </table:table-cell>
              <table:table-cell office:value-type="float" office:value="1.83094697805245">
                <text:p>1.83094697805245</text:p>
              </table:table-cell>
              <table:table-cell office:value-type="float" office:value="15.0131943389994">
                <text:p>15.0131943389994</text:p>
              </table:table-cell>
              <table:table-cell office:value-type="float" office:value="0.453650116127985">
                <text:p>0.453650116127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7.4000096311525">
                <text:p>17.4000096311525</text:p>
              </table:table-cell>
              <table:table-cell office:value-type="float" office:value="2.26866450036307">
                <text:p>2.26866450036307</text:p>
              </table:table-cell>
              <table:table-cell office:value-type="float" office:value="16.1019730550516">
                <text:p>16.1019730550516</text:p>
              </table:table-cell>
              <table:table-cell office:value-type="float" office:value="1.82980492371313">
                <text:p>1.82980492371313</text:p>
              </table:table-cell>
              <table:table-cell office:value-type="float" office:value="16.0855653632137">
                <text:p>16.0855653632137</text:p>
              </table:table-cell>
              <table:table-cell office:value-type="float" office:value="0.453297649560271">
                <text:p>0.453297649560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8.5600102732294">
                <text:p>18.5600102732294</text:p>
              </table:table-cell>
              <table:table-cell office:value-type="float" office:value="2.26702067074982">
                <text:p>2.26702067074982</text:p>
              </table:table-cell>
              <table:table-cell office:value-type="float" office:value="17.1754379253884">
                <text:p>17.1754379253884</text:p>
              </table:table-cell>
              <table:table-cell office:value-type="float" office:value="1.82861931569324">
                <text:p>1.82861931569324</text:p>
              </table:table-cell>
              <table:table-cell office:value-type="float" office:value="17.1579363874279">
                <text:p>17.1579363874279</text:p>
              </table:table-cell>
              <table:table-cell office:value-type="float" office:value="0.452936321091732">
                <text:p>0.4529363210917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9.7200109153062">
                <text:p>19.7200109153062</text:p>
              </table:table-cell>
              <table:table-cell office:value-type="float" office:value="2.26530123170234">
                <text:p>2.26530123170234</text:p>
              </table:table-cell>
              <table:table-cell office:value-type="float" office:value="18.2489027957251">
                <text:p>18.2489027957251</text:p>
              </table:table-cell>
              <table:table-cell office:value-type="float" office:value="1.82738618244121">
                <text:p>1.82738618244121</text:p>
              </table:table-cell>
              <table:table-cell office:value-type="float" office:value="18.2303074116421">
                <text:p>18.2303074116421</text:p>
              </table:table-cell>
              <table:table-cell office:value-type="float" office:value="0.452565471703415">
                <text:p>0.4525654717034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20.880011557383">
                <text:p>20.880011557383</text:p>
              </table:table-cell>
              <table:table-cell office:value-type="float" office:value="2.26349926728364">
                <text:p>2.26349926728364</text:p>
              </table:table-cell>
              <table:table-cell office:value-type="float" office:value="19.3223676660619">
                <text:p>19.3223676660619</text:p>
              </table:table-cell>
              <table:table-cell office:value-type="float" office:value="1.82610083437717">
                <text:p>1.82610083437717</text:p>
              </table:table-cell>
              <table:table-cell office:value-type="float" office:value="19.3026784358564">
                <text:p>19.3026784358564</text:p>
              </table:table-cell>
              <table:table-cell office:value-type="float" office:value="0.452184359160942">
                <text:p>0.4521843591609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2.0400121994599">
                <text:p>22.0400121994599</text:p>
              </table:table-cell>
              <table:table-cell office:value-type="float" office:value="2.2616068245589">
                <text:p>2.2616068245589</text:p>
              </table:table-cell>
              <table:table-cell office:value-type="float" office:value="20.3958325363987">
                <text:p>20.3958325363987</text:p>
              </table:table-cell>
              <table:table-cell office:value-type="float" office:value="1.82475764381097">
                <text:p>1.82475764381097</text:p>
              </table:table-cell>
              <table:table-cell office:value-type="float" office:value="20.3750494600706">
                <text:p>20.3750494600706</text:p>
              </table:table-cell>
              <table:table-cell office:value-type="float" office:value="0.451792138741379">
                <text:p>0.4517921387413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3.2000128415367">
                <text:p>23.2000128415367</text:p>
              </table:table-cell>
              <table:table-cell office:value-type="float" office:value="2.25961464959379">
                <text:p>2.25961464959379</text:p>
              </table:table-cell>
              <table:table-cell office:value-type="float" office:value="21.4692974067354">
                <text:p>21.4692974067354</text:p>
              </table:table-cell>
              <table:table-cell office:value-type="float" office:value="1.82334973999531">
                <text:p>1.82334973999531</text:p>
              </table:table-cell>
              <table:table-cell office:value-type="float" office:value="21.4474204842849">
                <text:p>21.4474204842849</text:p>
              </table:table-cell>
              <table:table-cell office:value-type="float" office:value="0.451387837116446">
                <text:p>0.451387837116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4.3600134836135">
                <text:p>24.3600134836135</text:p>
              </table:table-cell>
              <table:table-cell office:value-type="float" office:value="2.25751182442318">
                <text:p>2.25751182442318</text:p>
              </table:table-cell>
              <table:table-cell office:value-type="float" office:value="22.5427622770722">
                <text:p>22.5427622770722</text:p>
              </table:table-cell>
              <table:table-cell office:value-type="float" office:value="1.82186858409012">
                <text:p>1.82186858409012</text:p>
              </table:table-cell>
              <table:table-cell office:value-type="float" office:value="22.5197915084991">
                <text:p>22.5197915084991</text:p>
              </table:table-cell>
              <table:table-cell office:value-type="float" office:value="0.450970316481588">
                <text:p>0.4509703164815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5.5200141256904">
                <text:p>25.5200141256904</text:p>
              </table:table-cell>
              <table:table-cell office:value-type="float" office:value="2.25528526033574">
                <text:p>2.25528526033574</text:p>
              </table:table-cell>
              <table:table-cell office:value-type="float" office:value="23.616227147409">
                <text:p>23.616227147409</text:p>
              </table:table-cell>
              <table:table-cell office:value-type="float" office:value="1.82030315162306">
                <text:p>1.82030315162306</text:p>
              </table:table-cell>
              <table:table-cell office:value-type="float" office:value="23.5921625327134">
                <text:p>23.5921625327134</text:p>
              </table:table-cell>
              <table:table-cell office:value-type="float" office:value="0.450538224704964">
                <text:p>0.4505382247049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6.6800147677672">
                <text:p>26.6800147677672</text:p>
              </table:table-cell>
              <table:table-cell office:value-type="float" office:value="2.25291898125653">
                <text:p>2.25291898125653</text:p>
              </table:table-cell>
              <table:table-cell office:value-type="float" office:value="24.6896920177458">
                <text:p>24.6896920177458</text:p>
              </table:table-cell>
              <table:table-cell office:value-type="float" office:value="1.81863995128772">
                <text:p>1.81863995128772</text:p>
              </table:table-cell>
              <table:table-cell office:value-type="float" office:value="24.6645335569276">
                <text:p>24.6645335569276</text:p>
              </table:table-cell>
              <table:table-cell office:value-type="float" office:value="0.450089925348398">
                <text:p>0.450089925348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7.840015409844">
                <text:p>27.840015409844</text:p>
              </table:table-cell>
              <table:table-cell office:value-type="float" office:value="2.25039309882591">
                <text:p>2.25039309882591</text:p>
              </table:table-cell>
              <table:table-cell office:value-type="float" office:value="25.7631568880825">
                <text:p>25.7631568880825</text:p>
              </table:table-cell>
              <table:table-cell office:value-type="float" office:value="1.81686060555914">
                <text:p>1.81686060555914</text:p>
              </table:table-cell>
              <table:table-cell office:value-type="float" office:value="25.7369045811419">
                <text:p>25.7369045811419</text:p>
              </table:table-cell>
              <table:table-cell office:value-type="float" office:value="0.449623398602324">
                <text:p>0.4496233986023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9.0000160519209">
                <text:p>29.0000160519209</text:p>
              </table:table-cell>
              <table:table-cell office:value-type="float" office:value="2.2476823327671">
                <text:p>2.2476823327671</text:p>
              </table:table-cell>
              <table:table-cell office:value-type="float" office:value="26.8366217584193">
                <text:p>26.8366217584193</text:p>
              </table:table-cell>
              <table:table-cell office:value-type="float" office:value="1.81494098326918">
                <text:p>1.81494098326918</text:p>
              </table:table-cell>
              <table:table-cell office:value-type="float" office:value="26.8092756053561">
                <text:p>26.8092756053561</text:p>
              </table:table-cell>
              <table:table-cell office:value-type="float" office:value="0.449136100066796">
                <text:p>0.4491361000667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30.1600166939977">
                <text:p>30.1600166939977</text:p>
              </table:table-cell>
              <table:table-cell office:value-type="float" office:value="2.24475385864335">
                <text:p>2.24475385864335</text:p>
              </table:table-cell>
              <table:table-cell office:value-type="float" office:value="27.9100866287561">
                <text:p>27.9100866287561</text:p>
              </table:table-cell>
              <table:table-cell office:value-type="float" office:value="1.81284864677604">
                <text:p>1.81284864677604</text:p>
              </table:table-cell>
              <table:table-cell office:value-type="float" office:value="27.8816466295704">
                <text:p>27.8816466295704</text:p>
              </table:table-cell>
              <table:table-cell office:value-type="float" office:value="0.448624758298215">
                <text:p>0.448624758298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31.3200173360745">
                <text:p>31.3200173360745</text:p>
              </table:table-cell>
              <table:table-cell office:value-type="float" office:value="2.24156415895551">
                <text:p>2.24156415895551</text:p>
              </table:table-cell>
              <table:table-cell office:value-type="float" office:value="28.9835514990928">
                <text:p>28.9835514990928</text:p>
              </table:table-cell>
              <table:table-cell office:value-type="float" office:value="1.81053951245561">
                <text:p>1.81053951245561</text:p>
              </table:table-cell>
              <table:table-cell office:value-type="float" office:value="28.9540176537846">
                <text:p>28.9540176537846</text:p>
              </table:table-cell>
              <table:table-cell office:value-type="float" office:value="0.448085083245853">
                <text:p>0.4480850832458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32.4800179781514">
                <text:p>32.4800179781514</text:p>
              </table:table-cell>
              <table:table-cell office:value-type="float" office:value="2.23805439667989">
                <text:p>2.23805439667989</text:p>
              </table:table-cell>
              <table:table-cell office:value-type="float" office:value="30.0570163694296">
                <text:p>30.0570163694296</text:p>
              </table:table-cell>
              <table:table-cell office:value-type="float" office:value="1.80795312413503">
                <text:p>1.80795312413503</text:p>
              </table:table-cell>
              <table:table-cell office:value-type="float" office:value="30.0263886779988">
                <text:p>30.0263886779988</text:p>
              </table:table-cell>
              <table:table-cell office:value-type="float" office:value="0.447511344838723">
                <text:p>0.4475113448387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3.6400186202282">
                <text:p>33.6400186202282</text:p>
              </table:table-cell>
              <table:table-cell office:value-type="float" office:value="2.23414360035059">
                <text:p>2.23414360035059</text:p>
              </table:table-cell>
              <table:table-cell office:value-type="float" office:value="31.1304812397664">
                <text:p>31.1304812397664</text:p>
              </table:table-cell>
              <table:table-cell office:value-type="float" office:value="1.80500597152008">
                <text:p>1.80500597152008</text:p>
              </table:table-cell>
              <table:table-cell office:value-type="float" office:value="31.0987597022131">
                <text:p>31.0987597022131</text:p>
              </table:table-cell>
              <table:table-cell office:value-type="float" office:value="0.446895762181258">
                <text:p>0.4468957621812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4.800019262305">
                <text:p>34.800019262305</text:p>
              </table:table-cell>
              <table:table-cell office:value-type="float" office:value="2.22971861655384">
                <text:p>2.22971861655384</text:p>
              </table:table-cell>
              <table:table-cell office:value-type="float" office:value="32.2039461101032">
                <text:p>32.2039461101032</text:p>
              </table:table-cell>
              <table:table-cell office:value-type="float" office:value="1.80158206797711">
                <text:p>1.80158206797711</text:p>
              </table:table-cell>
              <table:table-cell office:value-type="float" office:value="32.1711307264273">
                <text:p>32.1711307264273</text:p>
              </table:table-cell>
              <table:table-cell office:value-type="float" office:value="0.446227616361923">
                <text:p>0.4462276163619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5.9600199043819">
                <text:p>35.9600199043819</text:p>
              </table:table-cell>
              <table:table-cell office:value-type="float" office:value="2.22461931192754">
                <text:p>2.22461931192754</text:p>
              </table:table-cell>
              <table:table-cell office:value-type="float" office:value="33.2774109804399">
                <text:p>33.2774109804399</text:p>
              </table:table-cell>
              <table:table-cell office:value-type="float" office:value="1.79751971709424">
                <text:p>1.79751971709424</text:p>
              </table:table-cell>
              <table:table-cell office:value-type="float" office:value="33.2435017506416">
                <text:p>33.2435017506416</text:p>
              </table:table-cell>
              <table:table-cell office:value-type="float" office:value="0.445491959855083">
                <text:p>0.445491959855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7.1200205464587">
                <text:p>37.1200205464587</text:p>
              </table:table-cell>
              <table:table-cell office:value-type="float" office:value="2.21861685348909">
                <text:p>2.21861685348909</text:p>
              </table:table-cell>
              <table:table-cell office:value-type="float" office:value="34.3508758507767">
                <text:p>34.3508758507767</text:p>
              </table:table-cell>
              <table:table-cell office:value-type="float" office:value="1.79259304204395">
                <text:p>1.79259304204395</text:p>
              </table:table-cell>
              <table:table-cell office:value-type="float" office:value="34.3158727748558">
                <text:p>34.3158727748558</text:p>
              </table:table-cell>
              <table:table-cell office:value-type="float" office:value="0.444667737292057">
                <text:p>0.4446677372920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8.2800211885356">
                <text:p>38.2800211885356</text:p>
              </table:table-cell>
              <table:table-cell office:value-type="float" office:value="2.211382041074">
                <text:p>2.211382041074</text:p>
              </table:table-cell>
              <table:table-cell office:value-type="float" office:value="35.4243407211135">
                <text:p>35.4243407211135</text:p>
              </table:table-cell>
              <table:table-cell office:value-type="float" office:value="1.78648644500822">
                <text:p>1.78648644500822</text:p>
              </table:table-cell>
              <table:table-cell office:value-type="float" office:value="35.3882437990701">
                <text:p>35.3882437990701</text:p>
              </table:table-cell>
              <table:table-cell office:value-type="float" office:value="0.443725048047861">
                <text:p>0.443725048047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9.4400218306124">
                <text:p>39.4400218306124</text:p>
              </table:table-cell>
              <table:table-cell office:value-type="float" office:value="2.20243965031432">
                <text:p>2.20243965031432</text:p>
              </table:table-cell>
              <table:table-cell office:value-type="float" office:value="36.4978055914502">
                <text:p>36.4978055914502</text:p>
              </table:table-cell>
              <table:table-cell office:value-type="float" office:value="1.77875977628195">
                <text:p>1.77875977628195</text:p>
              </table:table-cell>
              <table:table-cell office:value-type="float" office:value="36.4606148232843">
                <text:p>36.4606148232843</text:p>
              </table:table-cell>
              <table:table-cell office:value-type="float" office:value="0.442621159589079">
                <text:p>0.4426211595890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40.6000224726892">
                <text:p>40.6000224726892</text:p>
              </table:table-cell>
              <table:table-cell office:value-type="float" office:value="2.19110377946022">
                <text:p>2.19110377946022</text:p>
              </table:table-cell>
              <table:table-cell office:value-type="float" office:value="37.571270461787">
                <text:p>37.571270461787</text:p>
              </table:table-cell>
              <table:table-cell office:value-type="float" office:value="1.76880179886989">
                <text:p>1.76880179886989</text:p>
              </table:table-cell>
              <table:table-cell office:value-type="float" office:value="37.5329858474985">
                <text:p>37.5329858474985</text:p>
              </table:table-cell>
              <table:table-cell office:value-type="float" office:value="0.441294706935978">
                <text:p>0.4412947069359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41.7600231147661">
                <text:p>41.7600231147661</text:p>
              </table:table-cell>
              <table:table-cell office:value-type="float" office:value="2.17637747161018">
                <text:p>2.17637747161018</text:p>
              </table:table-cell>
              <table:table-cell office:value-type="float" office:value="38.6447353321238">
                <text:p>38.6447353321238</text:p>
              </table:table-cell>
              <table:table-cell office:value-type="float" office:value="1.75576989860761">
                <text:p>1.75576989860761</text:p>
              </table:table-cell>
              <table:table-cell office:value-type="float" office:value="38.6053568717128">
                <text:p>38.6053568717128</text:p>
              </table:table-cell>
              <table:table-cell office:value-type="float" office:value="0.439657268727666">
                <text:p>0.439657268727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42.9200237568429">
                <text:p>42.9200237568429</text:p>
              </table:table-cell>
              <table:table-cell office:value-type="float" office:value="2.1568777833999">
                <text:p>2.1568777833999</text:p>
              </table:table-cell>
              <table:table-cell office:value-type="float" office:value="39.7182002024606">
                <text:p>39.7182002024606</text:p>
              </table:table-cell>
              <table:table-cell office:value-type="float" office:value="1.7385155756342">
                <text:p>1.7385155756342</text:p>
              </table:table-cell>
              <table:table-cell office:value-type="float" office:value="39.677727895927">
                <text:p>39.677727895927</text:p>
              </table:table-cell>
              <table:table-cell office:value-type="float" office:value="0.437581171762124">
                <text:p>0.437581171762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44.0800243989198">
                <text:p>44.0800243989198</text:p>
              </table:table-cell>
              <table:table-cell office:value-type="float" office:value="2.13063410238497">
                <text:p>2.13063410238497</text:p>
              </table:table-cell>
              <table:table-cell office:value-type="float" office:value="40.7916650727973">
                <text:p>40.7916650727973</text:p>
              </table:table-cell>
              <table:table-cell office:value-type="float" office:value="1.7154990940884">
                <text:p>1.7154990940884</text:p>
              </table:table-cell>
              <table:table-cell office:value-type="float" office:value="40.7500989201413">
                <text:p>40.7500989201413</text:p>
              </table:table-cell>
              <table:table-cell office:value-type="float" office:value="0.434881922229577">
                <text:p>0.4348819222295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5.2400250409966">
                <text:p>45.2400250409966</text:p>
              </table:table-cell>
              <table:table-cell office:value-type="float" office:value="2.09497343977244">
                <text:p>2.09497343977244</text:p>
              </table:table-cell>
              <table:table-cell office:value-type="float" office:value="41.8651299431341">
                <text:p>41.8651299431341</text:p>
              </table:table-cell>
              <table:table-cell office:value-type="float" office:value="1.68470399978432">
                <text:p>1.68470399978432</text:p>
              </table:table-cell>
              <table:table-cell office:value-type="float" office:value="41.8224699443555">
                <text:p>41.8224699443555</text:p>
              </table:table-cell>
              <table:table-cell office:value-type="float" office:value="0.431293085706013">
                <text:p>0.4312930857060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6.4000256830734">
                <text:p>46.4000256830734</text:p>
              </table:table-cell>
              <table:table-cell office:value-type="float" office:value="2.04639283069891">
                <text:p>2.04639283069891</text:p>
              </table:table-cell>
              <table:table-cell office:value-type="float" office:value="42.9385948134709">
                <text:p>42.9385948134709</text:p>
              </table:table-cell>
              <table:table-cell office:value-type="float" office:value="1.64357366575043">
                <text:p>1.64357366575043</text:p>
              </table:table-cell>
              <table:table-cell office:value-type="float" office:value="42.8948409685698">
                <text:p>42.8948409685698</text:p>
              </table:table-cell>
              <table:table-cell office:value-type="float" office:value="0.426430775366297">
                <text:p>0.4264307753662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7.5600263251503">
                <text:p>47.5600263251503</text:p>
              </table:table-cell>
              <table:table-cell office:value-type="float" office:value="1.98054899530429">
                <text:p>1.98054899530429</text:p>
              </table:table-cell>
              <table:table-cell office:value-type="float" office:value="44.0120596838076">
                <text:p>44.0120596838076</text:p>
              </table:table-cell>
              <table:table-cell office:value-type="float" office:value="1.5890056737178">
                <text:p>1.5890056737178</text:p>
              </table:table-cell>
              <table:table-cell office:value-type="float" office:value="43.967211992784">
                <text:p>43.967211992784</text:p>
              </table:table-cell>
              <table:table-cell office:value-type="float" office:value="0.419744300696443">
                <text:p>0.4197443006964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8.7200269672271">
                <text:p>48.7200269672271</text:p>
              </table:table-cell>
              <table:table-cell office:value-type="float" office:value="1.89245417772725">
                <text:p>1.89245417772725</text:p>
              </table:table-cell>
              <table:table-cell office:value-type="float" office:value="45.0855245541444">
                <text:p>45.0855245541444</text:p>
              </table:table-cell>
              <table:table-cell office:value-type="float" office:value="1.51744849888085">
                <text:p>1.51744849888085</text:p>
              </table:table-cell>
              <table:table-cell office:value-type="float" office:value="45.0395830169982">
                <text:p>45.0395830169982</text:p>
              </table:table-cell>
              <table:table-cell office:value-type="float" office:value="0.410449342302354">
                <text:p>0.4104493423023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9.8800276093039">
                <text:p>49.8800276093039</text:p>
              </table:table-cell>
              <table:table-cell office:value-type="float" office:value="1.77694703517012">
                <text:p>1.77694703517012</text:p>
              </table:table-cell>
              <table:table-cell office:value-type="float" office:value="46.1589894244812">
                <text:p>46.1589894244812</text:p>
              </table:table-cell>
              <table:table-cell office:value-type="float" office:value="1.42513554410288">
                <text:p>1.42513554410288</text:p>
              </table:table-cell>
              <table:table-cell office:value-type="float" office:value="46.1119540412125">
                <text:p>46.1119540412125</text:p>
              </table:table-cell>
              <table:table-cell office:value-type="float" office:value="0.39744103031125">
                <text:p>0.39744103031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51.0400282513808">
                <text:p>51.0400282513808</text:p>
              </table:table-cell>
              <table:table-cell office:value-type="float" office:value="1.62939569777131">
                <text:p>1.62939569777131</text:p>
              </table:table-cell>
              <table:table-cell office:value-type="float" office:value="47.232454294818">
                <text:p>47.232454294818</text:p>
              </table:table-cell>
              <table:table-cell office:value-type="float" office:value="1.30845222532894">
                <text:p>1.30845222532894</text:p>
              </table:table-cell>
              <table:table-cell office:value-type="float" office:value="47.1843250654267">
                <text:p>47.1843250654267</text:p>
              </table:table-cell>
              <table:table-cell office:value-type="float" office:value="0.37918793208327">
                <text:p>0.379187932083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52.2000288934576">
                <text:p>52.2000288934576</text:p>
              </table:table-cell>
              <table:table-cell office:value-type="float" office:value="1.4464329714691">
                <text:p>1.4464329714691</text:p>
              </table:table-cell>
              <table:table-cell office:value-type="float" office:value="48.3059191651547">
                <text:p>48.3059191651547</text:p>
              </table:table-cell>
              <table:table-cell office:value-type="float" office:value="1.16436853472741">
                <text:p>1.16436853472741</text:p>
              </table:table-cell>
              <table:table-cell office:value-type="float" office:value="48.256696089641">
                <text:p>48.256696089641</text:p>
              </table:table-cell>
              <table:table-cell office:value-type="float" office:value="0.353616302647927">
                <text:p>0.3536163026479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53.3600295355345">
                <text:p>53.3600295355345</text:p>
              </table:table-cell>
              <table:table-cell office:value-type="float" office:value="1.22644635552697">
                <text:p>1.22644635552697</text:p>
              </table:table-cell>
              <table:table-cell office:value-type="float" office:value="49.3793840354915">
                <text:p>49.3793840354915</text:p>
              </table:table-cell>
              <table:table-cell office:value-type="float" office:value="0.990817201252086">
                <text:p>0.990817201252086</text:p>
              </table:table-cell>
              <table:table-cell office:value-type="float" office:value="49.3290671138552">
                <text:p>49.3290671138552</text:p>
              </table:table-cell>
              <table:table-cell office:value-type="float" office:value="0.318009048703064">
                <text:p>0.318009048703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54.5200301776113">
                <text:p>54.5200301776113</text:p>
              </table:table-cell>
              <table:table-cell office:value-type="float" office:value="0.969646340703579">
                <text:p>0.969646340703579</text:p>
              </table:table-cell>
              <table:table-cell office:value-type="float" office:value="50.4528489058283">
                <text:p>50.4528489058283</text:p>
              </table:table-cell>
              <table:table-cell office:value-type="float" office:value="0.786900406335008">
                <text:p>0.786900406335008</text:p>
              </table:table-cell>
              <table:table-cell office:value-type="float" office:value="50.4014381380694">
                <text:p>50.4014381380694</text:p>
              </table:table-cell>
              <table:table-cell office:value-type="float" office:value="0.268964999684141">
                <text:p>0.268964999684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55.6800308196881">
                <text:p>55.6800308196881</text:p>
              </table:table-cell>
              <table:table-cell office:value-type="float" office:value="0.677749253618733">
                <text:p>0.677749253618733</text:p>
              </table:table-cell>
              <table:table-cell office:value-type="float" office:value="51.526313776165">
                <text:p>51.526313776165</text:p>
              </table:table-cell>
              <table:table-cell office:value-type="float" office:value="0.552874939129545">
                <text:p>0.552874939129545</text:p>
              </table:table-cell>
              <table:table-cell office:value-type="float" office:value="51.4738091622837">
                <text:p>51.4738091622837</text:p>
              </table:table-cell>
              <table:table-cell office:value-type="float" office:value="0.20248273137651">
                <text:p>0.202482731376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6.840031461765">
                <text:p>56.840031461765</text:p>
              </table:table-cell>
              <table:table-cell office:value-type="float" office:value="0.353464759437937">
                <text:p>0.353464759437937</text:p>
              </table:table-cell>
              <table:table-cell office:value-type="float" office:value="52.5997786465018">
                <text:p>52.5997786465018</text:p>
              </table:table-cell>
              <table:table-cell office:value-type="float" office:value="0.289953481940838">
                <text:p>0.289953481940838</text:p>
              </table:table-cell>
              <table:table-cell office:value-type="float" office:value="52.5461801864979">
                <text:p>52.5461801864979</text:p>
              </table:table-cell>
              <table:table-cell office:value-type="float" office:value="0.1142289826249">
                <text:p>0.11422898262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8.0000321038418">
                <text:p>58.0000321038418</text:p>
              </table:table-cell>
              <table:table-cell office:value-type="float" office:value="-0.0000132903497078729">
                <text:p>-0.0000132903497078729</text:p>
              </table:table-cell>
              <table:table-cell office:value-type="float" office:value="53.6732435168386">
                <text:p>53.6732435168386</text:p>
              </table:table-cell>
              <table:table-cell office:value-type="float" office:value="0.0000128261435368149">
                <text:p>0.0000128261435368149</text:p>
              </table:table-cell>
              <table:table-cell office:value-type="float" office:value="53.6185512107122">
                <text:p>53.6185512107122</text:p>
              </table:table-cell>
              <table:table-cell office:value-type="float" office:value="0.000000558825705265775">
                <text:p>0.000000558825705265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include-hidden-cells="false" chart:treat-empty-cells="leave-gap"/>
    </style:style>
    <style:style style:name="ch3" style:family="chart" style:data-style-name="N0">
      <style:chart-properties chart:display-label="true" chart:logarithmic="false" chart:maximum="10" chart:interval-major="2"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graphic-properties svg:stroke-width="0.026cm" svg:stroke-color="#878787"/>
    </style:style>
    <style:style style:name="ch6"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2">
      <style:chart-properties chart:symbol-type="none"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8.603cm" svg:height="4.443cm" xlink:href=".." xlink:type="simple" chart:class="chart:scatter" chart:style-name="ch1">
        <chart:plot-area chart:style-name="ch2" table:cell-range-address="UF.S4:UF.T24" svg:x="1.124cm" svg:y="0.21cm" svg:width="7.07cm" svg:height="3.568cm">
          <chartooo:coordinate-region svg:x="2.01cm" svg:y="0.384cm" svg:width="5.997cm" svg:height="2.8cm"/>
          <chart:axis chart:dimension="x" chart:name="primary-x" chart:style-name="ch3">
            <chart:title svg:x="3.986cm" svg:y="3.866cm" chart:style-name="ch4">
              <text:p>Air Mass</text:p>
            </chart:title>
            <chart:grid chart:style-name="ch5" chart:class="major"/>
          </chart:axis>
          <chart:axis chart:dimension="y" chart:name="primary-y" chart:style-name="ch6">
            <chart:title svg:x="0.222cm" svg:y="1.727cm" chart:style-name="ch7">
              <text:p>UFAM</text:p>
            </chart:title>
            <chart:grid chart:style-name="ch5" chart:class="major"/>
          </chart:axis>
          <chart:series chart:style-name="ch8" chart:values-cell-range-address="UF.T4:UF.T24" chart:class="chart:scatter">
            <chart:domain table:cell-range-address="UF.S4:UF.S24"/>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S</text:p>
              </table:table-cell>
              <table:table-cell office:value-type="string">
                <text:p>Column T</text:p>
              </table:table-cell>
            </table:table-row>
          </table:table-header-rows>
          <table:table-rows>
            <table:table-row>
              <table:table-cell office:value-type="string">
                <text:p>1</text:p>
              </table:table-cell>
              <table:table-cell office:value-type="float" office:value="0">
                <text:p>0</text:p>
                <draw:g>
                  <svg:desc>UF.S4:UF.S24</svg:desc>
                </draw:g>
              </table:table-cell>
              <table:table-cell office:value-type="float" office:value="0.332">
                <text:p>0.332</text:p>
                <draw:g>
                  <svg:desc>UF.T4:UF.T24</svg:desc>
                </draw:g>
              </table:table-cell>
            </table:table-row>
            <table:table-row>
              <table:table-cell office:value-type="string">
                <text:p>2</text:p>
              </table:table-cell>
              <table:table-cell office:value-type="float" office:value="0.5">
                <text:p>0.5</text:p>
              </table:table-cell>
              <table:table-cell office:value-type="float" office:value="0.352">
                <text:p>0.352</text:p>
              </table:table-cell>
            </table:table-row>
            <table:table-row>
              <table:table-cell office:value-type="string">
                <text:p>3</text:p>
              </table:table-cell>
              <table:table-cell office:value-type="float" office:value="1">
                <text:p>1</text:p>
              </table:table-cell>
              <table:table-cell office:value-type="float" office:value="0.372">
                <text:p>0.372</text:p>
              </table:table-cell>
            </table:table-row>
            <table:table-row>
              <table:table-cell office:value-type="string">
                <text:p>4</text:p>
              </table:table-cell>
              <table:table-cell office:value-type="float" office:value="1.5">
                <text:p>1.5</text:p>
              </table:table-cell>
              <table:table-cell office:value-type="float" office:value="0.392">
                <text:p>0.392</text:p>
              </table:table-cell>
            </table:table-row>
            <table:table-row>
              <table:table-cell office:value-type="string">
                <text:p>5</text:p>
              </table:table-cell>
              <table:table-cell office:value-type="float" office:value="2">
                <text:p>2</text:p>
              </table:table-cell>
              <table:table-cell office:value-type="float" office:value="0.388">
                <text:p>0.388</text:p>
              </table:table-cell>
            </table:table-row>
            <table:table-row>
              <table:table-cell office:value-type="string">
                <text:p>6</text:p>
              </table:table-cell>
              <table:table-cell office:value-type="float" office:value="2.5">
                <text:p>2.5</text:p>
              </table:table-cell>
              <table:table-cell office:value-type="float" office:value="0.368">
                <text:p>0.368</text:p>
              </table:table-cell>
            </table:table-row>
            <table:table-row>
              <table:table-cell office:value-type="string">
                <text:p>7</text:p>
              </table:table-cell>
              <table:table-cell office:value-type="float" office:value="3">
                <text:p>3</text:p>
              </table:table-cell>
              <table:table-cell office:value-type="float" office:value="0.348">
                <text:p>0.348</text:p>
              </table:table-cell>
            </table:table-row>
            <table:table-row>
              <table:table-cell office:value-type="string">
                <text:p>8</text:p>
              </table:table-cell>
              <table:table-cell office:value-type="float" office:value="3.5">
                <text:p>3.5</text:p>
              </table:table-cell>
              <table:table-cell office:value-type="float" office:value="0.328">
                <text:p>0.328</text:p>
              </table:table-cell>
            </table:table-row>
            <table:table-row>
              <table:table-cell office:value-type="string">
                <text:p>9</text:p>
              </table:table-cell>
              <table:table-cell office:value-type="float" office:value="4">
                <text:p>4</text:p>
              </table:table-cell>
              <table:table-cell office:value-type="float" office:value="0.308">
                <text:p>0.308</text:p>
              </table:table-cell>
            </table:table-row>
            <table:table-row>
              <table:table-cell office:value-type="string">
                <text:p>10</text:p>
              </table:table-cell>
              <table:table-cell office:value-type="float" office:value="4.5">
                <text:p>4.5</text:p>
              </table:table-cell>
              <table:table-cell office:value-type="float" office:value="0.288">
                <text:p>0.288</text:p>
              </table:table-cell>
            </table:table-row>
            <table:table-row>
              <table:table-cell office:value-type="string">
                <text:p>11</text:p>
              </table:table-cell>
              <table:table-cell office:value-type="float" office:value="5">
                <text:p>5</text:p>
              </table:table-cell>
              <table:table-cell office:value-type="float" office:value="0.268">
                <text:p>0.268</text:p>
              </table:table-cell>
            </table:table-row>
            <table:table-row>
              <table:table-cell office:value-type="string">
                <text:p>12</text:p>
              </table:table-cell>
              <table:table-cell office:value-type="float" office:value="5.5">
                <text:p>5.5</text:p>
              </table:table-cell>
              <table:table-cell office:value-type="float" office:value="0.248">
                <text:p>0.248</text:p>
              </table:table-cell>
            </table:table-row>
            <table:table-row>
              <table:table-cell office:value-type="string">
                <text:p>13</text:p>
              </table:table-cell>
              <table:table-cell office:value-type="float" office:value="6">
                <text:p>6</text:p>
              </table:table-cell>
              <table:table-cell office:value-type="float" office:value="0.228">
                <text:p>0.228</text:p>
              </table:table-cell>
            </table:table-row>
            <table:table-row>
              <table:table-cell office:value-type="string">
                <text:p>14</text:p>
              </table:table-cell>
              <table:table-cell office:value-type="float" office:value="6.5">
                <text:p>6.5</text:p>
              </table:table-cell>
              <table:table-cell office:value-type="float" office:value="0.208">
                <text:p>0.208</text:p>
              </table:table-cell>
            </table:table-row>
            <table:table-row>
              <table:table-cell office:value-type="string">
                <text:p>15</text:p>
              </table:table-cell>
              <table:table-cell office:value-type="float" office:value="7">
                <text:p>7</text:p>
              </table:table-cell>
              <table:table-cell office:value-type="float" office:value="0.188">
                <text:p>0.188</text:p>
              </table:table-cell>
            </table:table-row>
            <table:table-row>
              <table:table-cell office:value-type="string">
                <text:p>16</text:p>
              </table:table-cell>
              <table:table-cell office:value-type="float" office:value="7.5">
                <text:p>7.5</text:p>
              </table:table-cell>
              <table:table-cell office:value-type="float" office:value="0.168">
                <text:p>0.168</text:p>
              </table:table-cell>
            </table:table-row>
            <table:table-row>
              <table:table-cell office:value-type="string">
                <text:p>17</text:p>
              </table:table-cell>
              <table:table-cell office:value-type="float" office:value="8">
                <text:p>8</text:p>
              </table:table-cell>
              <table:table-cell office:value-type="float" office:value="0.148">
                <text:p>0.148</text:p>
              </table:table-cell>
            </table:table-row>
            <table:table-row>
              <table:table-cell office:value-type="string">
                <text:p>18</text:p>
              </table:table-cell>
              <table:table-cell office:value-type="float" office:value="8.5">
                <text:p>8.5</text:p>
              </table:table-cell>
              <table:table-cell office:value-type="float" office:value="0.128">
                <text:p>0.128</text:p>
              </table:table-cell>
            </table:table-row>
            <table:table-row>
              <table:table-cell office:value-type="string">
                <text:p>19</text:p>
              </table:table-cell>
              <table:table-cell office:value-type="float" office:value="9">
                <text:p>9</text:p>
              </table:table-cell>
              <table:table-cell office:value-type="float" office:value="0.108">
                <text:p>0.108</text:p>
              </table:table-cell>
            </table:table-row>
            <table:table-row>
              <table:table-cell office:value-type="string">
                <text:p>20</text:p>
              </table:table-cell>
              <table:table-cell office:value-type="float" office:value="9.5">
                <text:p>9.5</text:p>
              </table:table-cell>
              <table:table-cell office:value-type="float" office:value="0.088">
                <text:p>0.088</text:p>
              </table:table-cell>
            </table:table-row>
            <table:table-row>
              <table:table-cell office:value-type="string">
                <text:p>21</text:p>
              </table:table-cell>
              <table:table-cell office:value-type="float" office:value="10">
                <text:p>10</text:p>
              </table:table-cell>
              <table:table-cell office:value-type="float" office:value="0.068">
                <text:p>0.068</text:p>
              </table:table-cell>
            </table:table-row>
          </table:table-rows>
        </table:table>
      </chart:chart>
    </office:chart>
  </office:body>
</office:document-content>
</file>

<file path=Object 3/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include-hidden-cells="false" chart:treat-empty-cells="leave-gap"/>
    </style:style>
    <style:style style:name="ch3" style:family="chart" style:data-style-name="N1">
      <style:chart-properties chart:display-label="true" chart:logarithmic="false" chart:maximum="1000" chart:interval-major="200"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graphic-properties svg:stroke-width="0.026cm" svg:stroke-color="#878787"/>
    </style:style>
    <style:style style:name="ch6"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2">
      <style:chart-properties chart:symbol-type="none"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8.577cm" svg:height="4.126cm" xlink:href=".." xlink:type="simple" chart:class="chart:scatter" chart:style-name="ch1">
        <chart:plot-area chart:style-name="ch2" table:cell-range-address="UF.U4:UF.V24" svg:x="1.125cm" svg:y="0.195cm" svg:width="7.188cm" svg:height="3.222cm">
          <chartooo:coordinate-region svg:x="2.011cm" svg:y="0.368cm" svg:width="5.931cm" svg:height="2.455cm"/>
          <chart:axis chart:dimension="x" chart:name="primary-x" chart:style-name="ch3">
            <chart:title svg:x="3.358cm" svg:y="3.499cm" chart:style-name="ch4">
              <text:p>Irradiance [W/m²]</text:p>
            </chart:title>
            <chart:grid chart:style-name="ch5" chart:class="major"/>
          </chart:axis>
          <chart:axis chart:dimension="y" chart:name="primary-y" chart:style-name="ch6">
            <chart:title svg:x="0.185cm" svg:y="1.793cm" chart:style-name="ch7">
              <text:p>UFG</text:p>
            </chart:title>
            <chart:grid chart:style-name="ch5" chart:class="major"/>
          </chart:axis>
          <chart:series chart:style-name="ch8" chart:values-cell-range-address="UF.V4:UF.V24" chart:class="chart:scatter">
            <chart:domain table:cell-range-address="UF.U4:UF.U24"/>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U</text:p>
              </table:table-cell>
              <table:table-cell office:value-type="string">
                <text:p>Column V</text:p>
              </table:table-cell>
            </table:table-row>
          </table:table-header-rows>
          <table:table-rows>
            <table:table-row>
              <table:table-cell office:value-type="string">
                <text:p>1</text:p>
              </table:table-cell>
              <table:table-cell office:value-type="float" office:value="0">
                <text:p>0</text:p>
                <draw:g>
                  <svg:desc>UF.U4:UF.U24</svg:desc>
                </draw:g>
              </table:table-cell>
              <table:table-cell office:value-type="float" office:value="0.144">
                <text:p>0.144</text:p>
                <draw:g>
                  <svg:desc>UF.V4:UF.V24</svg:desc>
                </draw:g>
              </table:table-cell>
            </table:table-row>
            <table:table-row>
              <table:table-cell office:value-type="string">
                <text:p>2</text:p>
              </table:table-cell>
              <table:table-cell office:value-type="float" office:value="50">
                <text:p>50</text:p>
              </table:table-cell>
              <table:table-cell office:value-type="float" office:value="0.15375">
                <text:p>0.15375</text:p>
              </table:table-cell>
            </table:table-row>
            <table:table-row>
              <table:table-cell office:value-type="string">
                <text:p>3</text:p>
              </table:table-cell>
              <table:table-cell office:value-type="float" office:value="100">
                <text:p>100</text:p>
              </table:table-cell>
              <table:table-cell office:value-type="float" office:value="0.1635">
                <text:p>0.1635</text:p>
              </table:table-cell>
            </table:table-row>
            <table:table-row>
              <table:table-cell office:value-type="string">
                <text:p>4</text:p>
              </table:table-cell>
              <table:table-cell office:value-type="float" office:value="150">
                <text:p>150</text:p>
              </table:table-cell>
              <table:table-cell office:value-type="float" office:value="0.17325">
                <text:p>0.17325</text:p>
              </table:table-cell>
            </table:table-row>
            <table:table-row>
              <table:table-cell office:value-type="string">
                <text:p>5</text:p>
              </table:table-cell>
              <table:table-cell office:value-type="float" office:value="200">
                <text:p>200</text:p>
              </table:table-cell>
              <table:table-cell office:value-type="float" office:value="0.183">
                <text:p>0.183</text:p>
              </table:table-cell>
            </table:table-row>
            <table:table-row>
              <table:table-cell office:value-type="string">
                <text:p>6</text:p>
              </table:table-cell>
              <table:table-cell office:value-type="float" office:value="250">
                <text:p>250</text:p>
              </table:table-cell>
              <table:table-cell office:value-type="float" office:value="0.19275">
                <text:p>0.19275</text:p>
              </table:table-cell>
            </table:table-row>
            <table:table-row>
              <table:table-cell office:value-type="string">
                <text:p>7</text:p>
              </table:table-cell>
              <table:table-cell office:value-type="float" office:value="300">
                <text:p>300</text:p>
              </table:table-cell>
              <table:table-cell office:value-type="float" office:value="0.2025">
                <text:p>0.2025</text:p>
              </table:table-cell>
            </table:table-row>
            <table:table-row>
              <table:table-cell office:value-type="string">
                <text:p>8</text:p>
              </table:table-cell>
              <table:table-cell office:value-type="float" office:value="350">
                <text:p>350</text:p>
              </table:table-cell>
              <table:table-cell office:value-type="float" office:value="0.21225">
                <text:p>0.21225</text:p>
              </table:table-cell>
            </table:table-row>
            <table:table-row>
              <table:table-cell office:value-type="string">
                <text:p>9</text:p>
              </table:table-cell>
              <table:table-cell office:value-type="float" office:value="400">
                <text:p>400</text:p>
              </table:table-cell>
              <table:table-cell office:value-type="float" office:value="0.222">
                <text:p>0.222</text:p>
              </table:table-cell>
            </table:table-row>
            <table:table-row>
              <table:table-cell office:value-type="string">
                <text:p>10</text:p>
              </table:table-cell>
              <table:table-cell office:value-type="float" office:value="450">
                <text:p>450</text:p>
              </table:table-cell>
              <table:table-cell office:value-type="float" office:value="0.23175">
                <text:p>0.23175</text:p>
              </table:table-cell>
            </table:table-row>
            <table:table-row>
              <table:table-cell office:value-type="string">
                <text:p>11</text:p>
              </table:table-cell>
              <table:table-cell office:value-type="float" office:value="500">
                <text:p>500</text:p>
              </table:table-cell>
              <table:table-cell office:value-type="float" office:value="0.2415">
                <text:p>0.2415</text:p>
              </table:table-cell>
            </table:table-row>
            <table:table-row>
              <table:table-cell office:value-type="string">
                <text:p>12</text:p>
              </table:table-cell>
              <table:table-cell office:value-type="float" office:value="550">
                <text:p>550</text:p>
              </table:table-cell>
              <table:table-cell office:value-type="float" office:value="0.25125">
                <text:p>0.25125</text:p>
              </table:table-cell>
            </table:table-row>
            <table:table-row>
              <table:table-cell office:value-type="string">
                <text:p>13</text:p>
              </table:table-cell>
              <table:table-cell office:value-type="float" office:value="600">
                <text:p>600</text:p>
              </table:table-cell>
              <table:table-cell office:value-type="float" office:value="0.261">
                <text:p>0.261</text:p>
              </table:table-cell>
            </table:table-row>
            <table:table-row>
              <table:table-cell office:value-type="string">
                <text:p>14</text:p>
              </table:table-cell>
              <table:table-cell office:value-type="float" office:value="650">
                <text:p>650</text:p>
              </table:table-cell>
              <table:table-cell office:value-type="float" office:value="0.27075">
                <text:p>0.27075</text:p>
              </table:table-cell>
            </table:table-row>
            <table:table-row>
              <table:table-cell office:value-type="string">
                <text:p>15</text:p>
              </table:table-cell>
              <table:table-cell office:value-type="float" office:value="700">
                <text:p>700</text:p>
              </table:table-cell>
              <table:table-cell office:value-type="float" office:value="0.2805">
                <text:p>0.2805</text:p>
              </table:table-cell>
            </table:table-row>
            <table:table-row>
              <table:table-cell office:value-type="string">
                <text:p>16</text:p>
              </table:table-cell>
              <table:table-cell office:value-type="float" office:value="750">
                <text:p>750</text:p>
              </table:table-cell>
              <table:table-cell office:value-type="float" office:value="0.29025">
                <text:p>0.29025</text:p>
              </table:table-cell>
            </table:table-row>
            <table:table-row>
              <table:table-cell office:value-type="string">
                <text:p>17</text:p>
              </table:table-cell>
              <table:table-cell office:value-type="float" office:value="800">
                <text:p>800</text:p>
              </table:table-cell>
              <table:table-cell office:value-type="float" office:value="0.3">
                <text:p>0.3</text:p>
              </table:table-cell>
            </table:table-row>
            <table:table-row>
              <table:table-cell office:value-type="string">
                <text:p>18</text:p>
              </table:table-cell>
              <table:table-cell office:value-type="float" office:value="850">
                <text:p>850</text:p>
              </table:table-cell>
              <table:table-cell office:value-type="float" office:value="0.3">
                <text:p>0.3</text:p>
              </table:table-cell>
            </table:table-row>
            <table:table-row>
              <table:table-cell office:value-type="string">
                <text:p>19</text:p>
              </table:table-cell>
              <table:table-cell office:value-type="float" office:value="900">
                <text:p>900</text:p>
              </table:table-cell>
              <table:table-cell office:value-type="float" office:value="0.3">
                <text:p>0.3</text:p>
              </table:table-cell>
            </table:table-row>
            <table:table-row>
              <table:table-cell office:value-type="string">
                <text:p>20</text:p>
              </table:table-cell>
              <table:table-cell office:value-type="float" office:value="950">
                <text:p>950</text:p>
              </table:table-cell>
              <table:table-cell office:value-type="float" office:value="0.3">
                <text:p>0.3</text:p>
              </table:table-cell>
            </table:table-row>
            <table:table-row>
              <table:table-cell office:value-type="string">
                <text:p>21</text:p>
              </table:table-cell>
              <table:table-cell office:value-type="float" office:value="1000">
                <text:p>1000</text:p>
              </table:table-cell>
              <table:table-cell office:value-type="float" office:value="0.3">
                <text:p>0.3</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5/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maximum="100"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5" style:family="chart">
      <style:graphic-properties svg:stroke-width="0.026cm" svg:stroke-color="#878787"/>
    </style:style>
    <style:style style:name="ch6"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data-style-name="N2">
      <style:chart-properties chart:symbol-type="none"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8.55cm" svg:height="4.613cm" xlink:href=".." xlink:type="simple" chart:class="chart:scatter" chart:style-name="ch1">
        <chart:plot-area chart:style-name="ch2" table:cell-range-address="UF.Q4:UF.R24" svg:x="1.178cm" svg:y="0.092cm" svg:width="7.201cm" svg:height="3.452cm">
          <chartooo:coordinate-region svg:x="2.064cm" svg:y="0.265cm" svg:width="6.035cm" svg:height="2.685cm"/>
          <chart:axis chart:dimension="x" chart:name="primary-x" chart:style-name="ch3">
            <chart:title svg:x="2.782cm" svg:y="3.636cm" chart:style-name="ch4">
              <text:p>Ambient Temperature [°C]</text:p>
            </chart:title>
            <chart:grid chart:style-name="ch5" chart:class="major"/>
          </chart:axis>
          <chart:axis chart:dimension="y" chart:name="primary-y" chart:style-name="ch6">
            <chart:title svg:x="0.186cm" svg:y="1.682cm" chart:style-name="ch7">
              <text:p>UFT</text:p>
            </chart:title>
            <chart:grid chart:style-name="ch5" chart:class="major"/>
          </chart:axis>
          <chart:series chart:style-name="ch8" chart:values-cell-range-address="UF.R4:UF.R24" chart:class="chart:scatter">
            <chart:domain table:cell-range-address="UF.Q4:UF.Q24"/>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Column R</text:p>
              </table:table-cell>
            </table:table-row>
          </table:table-header-rows>
          <table:table-rows>
            <table:table-row>
              <table:table-cell office:value-type="string">
                <text:p>1</text:p>
              </table:table-cell>
              <table:table-cell office:value-type="float" office:value="0">
                <text:p>0</text:p>
                <draw:g>
                  <svg:desc>UF.Q4:UF.Q24</svg:desc>
                </draw:g>
              </table:table-cell>
              <table:table-cell office:value-type="float" office:value="0.2625">
                <text:p>0.2625</text:p>
                <draw:g>
                  <svg:desc>UF.R4:UF.R24</svg:desc>
                </draw:g>
              </table:table-cell>
            </table:table-row>
            <table:table-row>
              <table:table-cell office:value-type="string">
                <text:p>2</text:p>
              </table:table-cell>
              <table:table-cell office:value-type="float" office:value="5">
                <text:p>5</text:p>
              </table:table-cell>
              <table:table-cell office:value-type="float" office:value="0.27">
                <text:p>0.27</text:p>
              </table:table-cell>
            </table:table-row>
            <table:table-row>
              <table:table-cell office:value-type="string">
                <text:p>3</text:p>
              </table:table-cell>
              <table:table-cell office:value-type="float" office:value="10">
                <text:p>10</text:p>
              </table:table-cell>
              <table:table-cell office:value-type="float" office:value="0.2775">
                <text:p>0.2775</text:p>
              </table:table-cell>
            </table:table-row>
            <table:table-row>
              <table:table-cell office:value-type="string">
                <text:p>4</text:p>
              </table:table-cell>
              <table:table-cell office:value-type="float" office:value="15">
                <text:p>15</text:p>
              </table:table-cell>
              <table:table-cell office:value-type="float" office:value="0.285">
                <text:p>0.285</text:p>
              </table:table-cell>
            </table:table-row>
            <table:table-row>
              <table:table-cell office:value-type="string">
                <text:p>5</text:p>
              </table:table-cell>
              <table:table-cell office:value-type="float" office:value="20">
                <text:p>20</text:p>
              </table:table-cell>
              <table:table-cell office:value-type="float" office:value="0.2925">
                <text:p>0.2925</text:p>
              </table:table-cell>
            </table:table-row>
            <table:table-row>
              <table:table-cell office:value-type="string">
                <text:p>6</text:p>
              </table:table-cell>
              <table:table-cell office:value-type="float" office:value="25">
                <text:p>25</text:p>
              </table:table-cell>
              <table:table-cell office:value-type="float" office:value="0.3">
                <text:p>0.3</text:p>
              </table:table-cell>
            </table:table-row>
            <table:table-row>
              <table:table-cell office:value-type="string">
                <text:p>7</text:p>
              </table:table-cell>
              <table:table-cell office:value-type="float" office:value="30">
                <text:p>30</text:p>
              </table:table-cell>
              <table:table-cell office:value-type="float" office:value="0.3">
                <text:p>0.3</text:p>
              </table:table-cell>
            </table:table-row>
            <table:table-row>
              <table:table-cell office:value-type="string">
                <text:p>8</text:p>
              </table:table-cell>
              <table:table-cell office:value-type="float" office:value="35">
                <text:p>35</text:p>
              </table:table-cell>
              <table:table-cell office:value-type="float" office:value="0.3">
                <text:p>0.3</text:p>
              </table:table-cell>
            </table:table-row>
            <table:table-row>
              <table:table-cell office:value-type="string">
                <text:p>9</text:p>
              </table:table-cell>
              <table:table-cell office:value-type="float" office:value="40">
                <text:p>40</text:p>
              </table:table-cell>
              <table:table-cell office:value-type="float" office:value="0.3">
                <text:p>0.3</text:p>
              </table:table-cell>
            </table:table-row>
            <table:table-row>
              <table:table-cell office:value-type="string">
                <text:p>10</text:p>
              </table:table-cell>
              <table:table-cell office:value-type="float" office:value="45">
                <text:p>45</text:p>
              </table:table-cell>
              <table:table-cell office:value-type="float" office:value="0.3">
                <text:p>0.3</text:p>
              </table:table-cell>
            </table:table-row>
            <table:table-row>
              <table:table-cell office:value-type="string">
                <text:p>11</text:p>
              </table:table-cell>
              <table:table-cell office:value-type="float" office:value="50">
                <text:p>50</text:p>
              </table:table-cell>
              <table:table-cell office:value-type="float" office:value="0.3">
                <text:p>0.3</text:p>
              </table:table-cell>
            </table:table-row>
            <table:table-row>
              <table:table-cell office:value-type="string">
                <text:p>12</text:p>
              </table:table-cell>
              <table:table-cell office:value-type="float" office:value="55">
                <text:p>55</text:p>
              </table:table-cell>
              <table:table-cell office:value-type="float" office:value="0.3">
                <text:p>0.3</text:p>
              </table:table-cell>
            </table:table-row>
            <table:table-row>
              <table:table-cell office:value-type="string">
                <text:p>13</text:p>
              </table:table-cell>
              <table:table-cell office:value-type="float" office:value="60">
                <text:p>60</text:p>
              </table:table-cell>
              <table:table-cell office:value-type="float" office:value="0.3">
                <text:p>0.3</text:p>
              </table:table-cell>
            </table:table-row>
            <table:table-row>
              <table:table-cell office:value-type="string">
                <text:p>14</text:p>
              </table:table-cell>
              <table:table-cell office:value-type="float" office:value="65">
                <text:p>65</text:p>
              </table:table-cell>
              <table:table-cell office:value-type="float" office:value="0.3">
                <text:p>0.3</text:p>
              </table:table-cell>
            </table:table-row>
            <table:table-row>
              <table:table-cell office:value-type="string">
                <text:p>15</text:p>
              </table:table-cell>
              <table:table-cell office:value-type="float" office:value="70">
                <text:p>70</text:p>
              </table:table-cell>
              <table:table-cell office:value-type="float" office:value="0.3">
                <text:p>0.3</text:p>
              </table:table-cell>
            </table:table-row>
            <table:table-row>
              <table:table-cell office:value-type="string">
                <text:p>16</text:p>
              </table:table-cell>
              <table:table-cell office:value-type="float" office:value="75">
                <text:p>75</text:p>
              </table:table-cell>
              <table:table-cell office:value-type="float" office:value="0.3">
                <text:p>0.3</text:p>
              </table:table-cell>
            </table:table-row>
            <table:table-row>
              <table:table-cell office:value-type="string">
                <text:p>17</text:p>
              </table:table-cell>
              <table:table-cell office:value-type="float" office:value="80">
                <text:p>80</text:p>
              </table:table-cell>
              <table:table-cell office:value-type="float" office:value="0.3">
                <text:p>0.3</text:p>
              </table:table-cell>
            </table:table-row>
            <table:table-row>
              <table:table-cell office:value-type="string">
                <text:p>18</text:p>
              </table:table-cell>
              <table:table-cell office:value-type="float" office:value="85">
                <text:p>85</text:p>
              </table:table-cell>
              <table:table-cell office:value-type="float" office:value="0.3">
                <text:p>0.3</text:p>
              </table:table-cell>
            </table:table-row>
            <table:table-row>
              <table:table-cell office:value-type="string">
                <text:p>19</text:p>
              </table:table-cell>
              <table:table-cell office:value-type="float" office:value="90">
                <text:p>90</text:p>
              </table:table-cell>
              <table:table-cell office:value-type="float" office:value="0.3">
                <text:p>0.3</text:p>
              </table:table-cell>
            </table:table-row>
            <table:table-row>
              <table:table-cell office:value-type="string">
                <text:p>20</text:p>
              </table:table-cell>
              <table:table-cell office:value-type="float" office:value="95">
                <text:p>95</text:p>
              </table:table-cell>
              <table:table-cell office:value-type="float" office:value="0.3">
                <text:p>0.3</text:p>
              </table:table-cell>
            </table:table-row>
            <table:table-row>
              <table:table-cell office:value-type="string">
                <text:p>21</text:p>
              </table:table-cell>
              <table:table-cell office:value-type="float" office:value="100">
                <text:p>100</text:p>
              </table:table-cell>
              <table:table-cell office:value-type="float" office:value="0.3">
                <text:p>0.3</text:p>
              </table:table-cell>
            </table:table-row>
          </table:table-rows>
        </table:table>
      </chart:chart>
    </office:chart>
  </office:body>
</office:document-content>
</file>

<file path=Object 5/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